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218.55pt"/>
    </style:style>
    <style:style style:name="co6" style:family="table-column">
      <style:table-column-properties fo:break-before="auto" style:column-width="273.8pt"/>
    </style:style>
    <style:style style:name="co7" style:family="table-column">
      <style:table-column-properties fo:break-before="auto" style:column-width="166.56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29.99pt"/>
    </style:style>
    <style:style style:name="co10" style:family="table-column">
      <style:table-column-properties fo:break-before="auto" style:column-width="79.99pt"/>
    </style:style>
    <style:style style:name="co11" style:family="table-column">
      <style:table-column-properties fo:break-before="auto" style:column-width="287.29pt"/>
    </style:style>
    <style:style style:name="co12" style:family="table-column">
      <style:table-column-properties fo:break-before="auto" style:column-width="24.94pt"/>
    </style:style>
    <style:style style:name="co13" style:family="table-column">
      <style:table-column-properties fo:break-before="auto" style:column-width="132.94pt"/>
    </style:style>
    <style:style style:name="co14" style:family="table-column">
      <style:table-column-properties fo:break-before="auto" style:column-width="29.2pt"/>
    </style:style>
    <style:style style:name="co15" style:family="table-column">
      <style:table-column-properties fo:break-before="auto" style:column-width="208.01pt"/>
    </style:style>
    <style:style style:name="co16" style:family="table-column">
      <style:table-column-properties fo:break-before="auto" style:column-width="401.75pt"/>
    </style:style>
    <style:style style:name="co17" style:family="table-column">
      <style:table-column-properties fo:break-before="auto" style:column-width="97.91pt"/>
    </style:style>
    <style:style style:name="co18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SimSun" style:font-name-complex="Lucida Sans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99"/>
    <style:style style:name="ce7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map style:condition="cell-content()=#N/A" style:apply-style-name="Default" style:base-cell-address="'Pokemon Skill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ce2"/>
        <table:table-column table:style-name="co8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H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G2]&lt;&gt;&quot;&quot;;CONCATENATE(&quot;, damagetype: '&quot;;[.G2];&quot;'&quot;);&quot;&quot;)" office:value-type="string" office:string-value=", damagetype: 'STAT'" calcext:value-type="string">
            <text:p>, damagetype: 'STAT'</text:p>
          </table:table-cell>
          <table:table-cell table:formula="of:=IF([.I2]&lt;&gt;&quot;&quot;;CONCATENATE(&quot;, range: &quot;;[.I2];&quot;&quot;);&quot;&quot;)">
            <text:p/>
          </table:table-cell>
          <table:table-cell table:formula="of:=IF([.J2]&lt;&gt;&quot;&quot;;CONCATENATE(&quot;, params: &quot;;[.J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2:.P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H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G3]&lt;&gt;&quot;&quot;;CONCATENATE(&quot;, damagetype: '&quot;;[.G3];&quot;'&quot;);&quot;&quot;)" office:value-type="string" office:string-value=", damagetype: 'STAT'" calcext:value-type="string">
            <text:p>, damagetype: 'STAT'</text:p>
          </table:table-cell>
          <table:table-cell table:formula="of:=IF([.I3]&lt;&gt;&quot;&quot;;CONCATENATE(&quot;, range: &quot;;[.I3];&quot;&quot;);&quot;&quot;)">
            <text:p/>
          </table:table-cell>
          <table:table-cell table:formula="of:=IF([.J3]&lt;&gt;&quot;&quot;;CONCATENATE(&quot;, params: &quot;;[.J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3:.P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H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G4]&lt;&gt;&quot;&quot;;CONCATENATE(&quot;, damagetype: '&quot;;[.G4];&quot;'&quot;);&quot;&quot;)" office:value-type="string" office:string-value=", damagetype: 'STAT'" calcext:value-type="string">
            <text:p>, damagetype: 'STAT'</text:p>
          </table:table-cell>
          <table:table-cell table:formula="of:=IF([.I4]&lt;&gt;&quot;&quot;;CONCATENATE(&quot;, range: &quot;;[.I4];&quot;&quot;);&quot;&quot;)">
            <text:p/>
          </table:table-cell>
          <table:table-cell table:formula="of:=IF([.J4]&lt;&gt;&quot;&quot;;CONCATENATE(&quot;, params: &quot;;[.J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4:.P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H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G5]&lt;&gt;&quot;&quot;;CONCATENATE(&quot;, damagetype: '&quot;;[.G5];&quot;'&quot;);&quot;&quot;)" office:value-type="string" office:string-value=", damagetype: 'STAT'" calcext:value-type="string">
            <text:p>, damagetype: 'STAT'</text:p>
          </table:table-cell>
          <table:table-cell table:formula="of:=IF([.I5]&lt;&gt;&quot;&quot;;CONCATENATE(&quot;, range: &quot;;[.I5];&quot;&quot;);&quot;&quot;)">
            <text:p/>
          </table:table-cell>
          <table:table-cell table:formula="of:=IF([.J5]&lt;&gt;&quot;&quot;;CONCATENATE(&quot;, params: &quot;;[.J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5:.P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H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G6]&lt;&gt;&quot;&quot;;CONCATENATE(&quot;, damagetype: '&quot;;[.G6];&quot;'&quot;);&quot;&quot;)" office:value-type="string" office:string-value=", damagetype: 'PHYS'" calcext:value-type="string">
            <text:p>, damagetype: 'PHYS'</text:p>
          </table:table-cell>
          <table:table-cell table:formula="of:=IF([.I6]&lt;&gt;&quot;&quot;;CONCATENATE(&quot;, range: &quot;;[.I6];&quot;&quot;);&quot;&quot;)">
            <text:p/>
          </table:table-cell>
          <table:table-cell table:formula="of:=IF([.J6]&lt;&gt;&quot;&quot;;CONCATENATE(&quot;, params: &quot;;[.J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6:.P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H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G7]&lt;&gt;&quot;&quot;;CONCATENATE(&quot;, damagetype: '&quot;;[.G7];&quot;'&quot;);&quot;&quot;)" office:value-type="string" office:string-value=", damagetype: 'PHYS'" calcext:value-type="string">
            <text:p>, damagetype: 'PHYS'</text:p>
          </table:table-cell>
          <table:table-cell table:formula="of:=IF([.I7]&lt;&gt;&quot;&quot;;CONCATENATE(&quot;, range: &quot;;[.I7];&quot;&quot;);&quot;&quot;)">
            <text:p/>
          </table:table-cell>
          <table:table-cell table:formula="of:=IF([.J7]&lt;&gt;&quot;&quot;;CONCATENATE(&quot;, params: &quot;;[.J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7:.P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H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G8]&lt;&gt;&quot;&quot;;CONCATENATE(&quot;, damagetype: '&quot;;[.G8];&quot;'&quot;);&quot;&quot;)" office:value-type="string" office:string-value=", damagetype: 'PHYS'" calcext:value-type="string">
            <text:p>, damagetype: 'PHYS'</text:p>
          </table:table-cell>
          <table:table-cell table:formula="of:=IF([.I8]&lt;&gt;&quot;&quot;;CONCATENATE(&quot;, range: &quot;;[.I8];&quot;&quot;);&quot;&quot;)">
            <text:p/>
          </table:table-cell>
          <table:table-cell table:formula="of:=IF([.J8]&lt;&gt;&quot;&quot;;CONCATENATE(&quot;, params: &quot;;[.J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formula="of:=COM.MICROSOFT.CONCAT([.L8:.P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H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G9]&lt;&gt;&quot;&quot;;CONCATENATE(&quot;, damagetype: '&quot;;[.G9];&quot;'&quot;);&quot;&quot;)" office:value-type="string" office:string-value=", damagetype: 'PHYS'" calcext:value-type="string">
            <text:p>, damagetype: 'PHYS'</text:p>
          </table:table-cell>
          <table:table-cell table:formula="of:=IF([.I9]&lt;&gt;&quot;&quot;;CONCATENATE(&quot;, range: &quot;;[.I9];&quot;&quot;);&quot;&quot;)" office:value-type="string" office:string-value=", range: 2" calcext:value-type="string">
            <text:p>, range: 2</text:p>
          </table:table-cell>
          <table:table-cell table:formula="of:=IF([.J9]&lt;&gt;&quot;&quot;;CONCATENATE(&quot;, params: &quot;;[.J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formula="of:=COM.MICROSOFT.CONCAT([.L9:.P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H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G10]&lt;&gt;&quot;&quot;;CONCATENATE(&quot;, damagetype: '&quot;;[.G10];&quot;'&quot;);&quot;&quot;)" office:value-type="string" office:string-value=", damagetype: 'PHYS'" calcext:value-type="string">
            <text:p>, damagetype: 'PHYS'</text:p>
          </table:table-cell>
          <table:table-cell table:formula="of:=IF([.I10]&lt;&gt;&quot;&quot;;CONCATENATE(&quot;, range: &quot;;[.I10];&quot;&quot;);&quot;&quot;)">
            <text:p/>
          </table:table-cell>
          <table:table-cell table:formula="of:=IF([.J10]&lt;&gt;&quot;&quot;;CONCATENATE(&quot;, params: &quot;;[.J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formula="of:=COM.MICROSOFT.CONCAT([.L10:.P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H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G11]&lt;&gt;&quot;&quot;;CONCATENATE(&quot;, damagetype: '&quot;;[.G11];&quot;'&quot;);&quot;&quot;)" office:value-type="string" office:string-value=", damagetype: 'PHYS'" calcext:value-type="string">
            <text:p>, damagetype: 'PHYS'</text:p>
          </table:table-cell>
          <table:table-cell table:formula="of:=IF([.I11]&lt;&gt;&quot;&quot;;CONCATENATE(&quot;, range: &quot;;[.I11];&quot;&quot;);&quot;&quot;)" office:value-type="string" office:string-value=", range: 3" calcext:value-type="string">
            <text:p>, range: 3</text:p>
          </table:table-cell>
          <table:table-cell table:formula="of:=IF([.J11]&lt;&gt;&quot;&quot;;CONCATENATE(&quot;, params: &quot;;[.J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formula="of:=COM.MICROSOFT.CONCAT([.L11:.P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H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G12]&lt;&gt;&quot;&quot;;CONCATENATE(&quot;, damagetype: '&quot;;[.G12];&quot;'&quot;);&quot;&quot;)" office:value-type="string" office:string-value=", damagetype: 'PHYS'" calcext:value-type="string">
            <text:p>, damagetype: 'PHYS'</text:p>
          </table:table-cell>
          <table:table-cell table:formula="of:=IF([.I12]&lt;&gt;&quot;&quot;;CONCATENATE(&quot;, range: &quot;;[.I12];&quot;&quot;);&quot;&quot;)">
            <text:p/>
          </table:table-cell>
          <table:table-cell table:formula="of:=IF([.J12]&lt;&gt;&quot;&quot;;CONCATENATE(&quot;, params: &quot;;[.J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12:.P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H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G13]&lt;&gt;&quot;&quot;;CONCATENATE(&quot;, damagetype: '&quot;;[.G13];&quot;'&quot;);&quot;&quot;)" office:value-type="string" office:string-value=", damagetype: 'PHYS'" calcext:value-type="string">
            <text:p>, damagetype: 'PHYS'</text:p>
          </table:table-cell>
          <table:table-cell table:formula="of:=IF([.I13]&lt;&gt;&quot;&quot;;CONCATENATE(&quot;, range: &quot;;[.I13];&quot;&quot;);&quot;&quot;)">
            <text:p/>
          </table:table-cell>
          <table:table-cell table:formula="of:=IF([.J13]&lt;&gt;&quot;&quot;;CONCATENATE(&quot;, params: &quot;;[.J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13:.P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H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G14]&lt;&gt;&quot;&quot;;CONCATENATE(&quot;, damagetype: '&quot;;[.G14];&quot;'&quot;);&quot;&quot;)" office:value-type="string" office:string-value=", damagetype: 'PHYS'" calcext:value-type="string">
            <text:p>, damagetype: 'PHYS'</text:p>
          </table:table-cell>
          <table:table-cell table:formula="of:=IF([.I14]&lt;&gt;&quot;&quot;;CONCATENATE(&quot;, range: &quot;;[.I14];&quot;&quot;);&quot;&quot;)">
            <text:p/>
          </table:table-cell>
          <table:table-cell table:formula="of:=IF([.J14]&lt;&gt;&quot;&quot;;CONCATENATE(&quot;, params: &quot;;[.J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formula="of:=COM.MICROSOFT.CONCAT([.L14:.P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H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G15]&lt;&gt;&quot;&quot;;CONCATENATE(&quot;, damagetype: '&quot;;[.G15];&quot;'&quot;);&quot;&quot;)" office:value-type="string" office:string-value=", damagetype: 'PHYS'" calcext:value-type="string">
            <text:p>, damagetype: 'PHYS'</text:p>
          </table:table-cell>
          <table:table-cell table:formula="of:=IF([.I15]&lt;&gt;&quot;&quot;;CONCATENATE(&quot;, range: &quot;;[.I15];&quot;&quot;);&quot;&quot;)">
            <text:p/>
          </table:table-cell>
          <table:table-cell table:formula="of:=IF([.J15]&lt;&gt;&quot;&quot;;CONCATENATE(&quot;, params: &quot;;[.J15];&quot;&quot;);&quot;, params: {}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formula="of:=COM.MICROSOFT.CONCAT([.L15:.P15])" office:value-type="string" office:string-value="CRABHAMMER: {name: 'Crabhammer', type: Types.WATER, power: 100, accuracy: 90, effect: Effects.DAMAGE, pp: 10, damagetype: 'PHYS', params: {critBoost: 20}}," calcext:value-type="string">
            <text:p>CRABHAMMER: {name: 'Crabhammer', type: Types.WATER, power: 100, accuracy: 90, effect: Effects.DAMAGE, pp: 10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H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G16]&lt;&gt;&quot;&quot;;CONCATENATE(&quot;, damagetype: '&quot;;[.G16];&quot;'&quot;);&quot;&quot;)" office:value-type="string" office:string-value=", damagetype: 'PHYS'" calcext:value-type="string">
            <text:p>, damagetype: 'PHYS'</text:p>
          </table:table-cell>
          <table:table-cell table:formula="of:=IF([.I16]&lt;&gt;&quot;&quot;;CONCATENATE(&quot;, range: &quot;;[.I16];&quot;&quot;);&quot;&quot;)">
            <text:p/>
          </table:table-cell>
          <table:table-cell table:formula="of:=IF([.J16]&lt;&gt;&quot;&quot;;CONCATENATE(&quot;, params: &quot;;[.J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6:.P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H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G17]&lt;&gt;&quot;&quot;;CONCATENATE(&quot;, damagetype: '&quot;;[.G17];&quot;'&quot;);&quot;&quot;)" office:value-type="string" office:string-value=", damagetype: 'PHYS'" calcext:value-type="string">
            <text:p>, damagetype: 'PHYS'</text:p>
          </table:table-cell>
          <table:table-cell table:formula="of:=IF([.I17]&lt;&gt;&quot;&quot;;CONCATENATE(&quot;, range: &quot;;[.I17];&quot;&quot;);&quot;&quot;)">
            <text:p/>
          </table:table-cell>
          <table:table-cell table:formula="of:=IF([.J17]&lt;&gt;&quot;&quot;;CONCATENATE(&quot;, params: &quot;;[.J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7:.P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H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G18]&lt;&gt;&quot;&quot;;CONCATENATE(&quot;, damagetype: '&quot;;[.G18];&quot;'&quot;);&quot;&quot;)" office:value-type="string" office:string-value=", damagetype: 'PHYS'" calcext:value-type="string">
            <text:p>, damagetype: 'PHYS'</text:p>
          </table:table-cell>
          <table:table-cell table:formula="of:=IF([.I18]&lt;&gt;&quot;&quot;;CONCATENATE(&quot;, range: &quot;;[.I18];&quot;&quot;);&quot;&quot;)">
            <text:p/>
          </table:table-cell>
          <table:table-cell table:formula="of:=IF([.J18]&lt;&gt;&quot;&quot;;CONCATENATE(&quot;, params: &quot;;[.J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formula="of:=COM.MICROSOFT.CONCAT([.L18:.P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H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G19]&lt;&gt;&quot;&quot;;CONCATENATE(&quot;, damagetype: '&quot;;[.G19];&quot;'&quot;);&quot;&quot;)" office:value-type="string" office:string-value=", damagetype: 'PHYS'" calcext:value-type="string">
            <text:p>, damagetype: 'PHYS'</text:p>
          </table:table-cell>
          <table:table-cell table:formula="of:=IF([.I19]&lt;&gt;&quot;&quot;;CONCATENATE(&quot;, range: &quot;;[.I19];&quot;&quot;);&quot;&quot;)">
            <text:p/>
          </table:table-cell>
          <table:table-cell table:formula="of:=IF([.J19]&lt;&gt;&quot;&quot;;CONCATENATE(&quot;, params: &quot;;[.J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19:.P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H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G20]&lt;&gt;&quot;&quot;;CONCATENATE(&quot;, damagetype: '&quot;;[.G20];&quot;'&quot;);&quot;&quot;)" office:value-type="string" office:string-value=", damagetype: 'PHYS'" calcext:value-type="string">
            <text:p>, damagetype: 'PHYS'</text:p>
          </table:table-cell>
          <table:table-cell table:formula="of:=IF([.I20]&lt;&gt;&quot;&quot;;CONCATENATE(&quot;, range: &quot;;[.I20];&quot;&quot;);&quot;&quot;)">
            <text:p/>
          </table:table-cell>
          <table:table-cell table:formula="of:=IF([.J20]&lt;&gt;&quot;&quot;;CONCATENATE(&quot;, params: &quot;;[.J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formula="of:=COM.MICROSOFT.CONCAT([.L20:.P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H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G21]&lt;&gt;&quot;&quot;;CONCATENATE(&quot;, damagetype: '&quot;;[.G21];&quot;'&quot;);&quot;&quot;)" office:value-type="string" office:string-value=", damagetype: 'PHYS'" calcext:value-type="string">
            <text:p>, damagetype: 'PHYS'</text:p>
          </table:table-cell>
          <table:table-cell table:formula="of:=IF([.I21]&lt;&gt;&quot;&quot;;CONCATENATE(&quot;, range: &quot;;[.I21];&quot;&quot;);&quot;&quot;)">
            <text:p/>
          </table:table-cell>
          <table:table-cell table:formula="of:=IF([.J21]&lt;&gt;&quot;&quot;;CONCATENATE(&quot;, params: &quot;;[.J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21:.P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H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G22]&lt;&gt;&quot;&quot;;CONCATENATE(&quot;, damagetype: '&quot;;[.G22];&quot;'&quot;);&quot;&quot;)" office:value-type="string" office:string-value=", damagetype: 'PHYS'" calcext:value-type="string">
            <text:p>, damagetype: 'PHYS'</text:p>
          </table:table-cell>
          <table:table-cell table:formula="of:=IF([.I22]&lt;&gt;&quot;&quot;;CONCATENATE(&quot;, range: &quot;;[.I22];&quot;&quot;);&quot;&quot;)" office:value-type="string" office:string-value=", range: 5" calcext:value-type="string">
            <text:p>, range: 5</text:p>
          </table:table-cell>
          <table:table-cell table:formula="of:=IF([.J22]&lt;&gt;&quot;&quot;;CONCATENATE(&quot;, params: &quot;;[.J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formula="of:=COM.MICROSOFT.CONCAT([.L22:.P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H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G23]&lt;&gt;&quot;&quot;;CONCATENATE(&quot;, damagetype: '&quot;;[.G23];&quot;'&quot;);&quot;&quot;)" office:value-type="string" office:string-value=", damagetype: 'PHYS'" calcext:value-type="string">
            <text:p>, damagetype: 'PHYS'</text:p>
          </table:table-cell>
          <table:table-cell table:formula="of:=IF([.I23]&lt;&gt;&quot;&quot;;CONCATENATE(&quot;, range: &quot;;[.I23];&quot;&quot;);&quot;&quot;)" office:value-type="string" office:string-value=", range: 3" calcext:value-type="string">
            <text:p>, range: 3</text:p>
          </table:table-cell>
          <table:table-cell table:formula="of:=IF([.J23]&lt;&gt;&quot;&quot;;CONCATENATE(&quot;, params: &quot;;[.J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23:.P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H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G24]&lt;&gt;&quot;&quot;;CONCATENATE(&quot;, damagetype: '&quot;;[.G24];&quot;'&quot;);&quot;&quot;)" office:value-type="string" office:string-value=", damagetype: 'PHYS'" calcext:value-type="string">
            <text:p>, damagetype: 'PHYS'</text:p>
          </table:table-cell>
          <table:table-cell table:formula="of:=IF([.I24]&lt;&gt;&quot;&quot;;CONCATENATE(&quot;, range: &quot;;[.I24];&quot;&quot;);&quot;&quot;)">
            <text:p/>
          </table:table-cell>
          <table:table-cell table:formula="of:=IF([.J24]&lt;&gt;&quot;&quot;;CONCATENATE(&quot;, params: &quot;;[.J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formula="of:=COM.MICROSOFT.CONCAT([.L24:.P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H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G25]&lt;&gt;&quot;&quot;;CONCATENATE(&quot;, damagetype: '&quot;;[.G25];&quot;'&quot;);&quot;&quot;)" office:value-type="string" office:string-value=", damagetype: 'PHYS'" calcext:value-type="string">
            <text:p>, damagetype: 'PHYS'</text:p>
          </table:table-cell>
          <table:table-cell table:formula="of:=IF([.I25]&lt;&gt;&quot;&quot;;CONCATENATE(&quot;, range: &quot;;[.I25];&quot;&quot;);&quot;&quot;)">
            <text:p/>
          </table:table-cell>
          <table:table-cell table:formula="of:=IF([.J25]&lt;&gt;&quot;&quot;;CONCATENATE(&quot;, params: &quot;;[.J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formula="of:=COM.MICROSOFT.CONCAT([.L25:.P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H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G26]&lt;&gt;&quot;&quot;;CONCATENATE(&quot;, damagetype: '&quot;;[.G26];&quot;'&quot;);&quot;&quot;)" office:value-type="string" office:string-value=", damagetype: 'PHYS'" calcext:value-type="string">
            <text:p>, damagetype: 'PHYS'</text:p>
          </table:table-cell>
          <table:table-cell table:formula="of:=IF([.I26]&lt;&gt;&quot;&quot;;CONCATENATE(&quot;, range: &quot;;[.I26];&quot;&quot;);&quot;&quot;)">
            <text:p/>
          </table:table-cell>
          <table:table-cell table:formula="of:=IF([.J26]&lt;&gt;&quot;&quot;;CONCATENATE(&quot;, params: &quot;;[.J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26:.P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H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G27]&lt;&gt;&quot;&quot;;CONCATENATE(&quot;, damagetype: '&quot;;[.G27];&quot;'&quot;);&quot;&quot;)" office:value-type="string" office:string-value=", damagetype: 'PHYS'" calcext:value-type="string">
            <text:p>, damagetype: 'PHYS'</text:p>
          </table:table-cell>
          <table:table-cell table:formula="of:=IF([.I27]&lt;&gt;&quot;&quot;;CONCATENATE(&quot;, range: &quot;;[.I27];&quot;&quot;);&quot;&quot;)">
            <text:p/>
          </table:table-cell>
          <table:table-cell table:formula="of:=IF([.J27]&lt;&gt;&quot;&quot;;CONCATENATE(&quot;, params: &quot;;[.J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27:.P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H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G28]&lt;&gt;&quot;&quot;;CONCATENATE(&quot;, damagetype: '&quot;;[.G28];&quot;'&quot;);&quot;&quot;)" office:value-type="string" office:string-value=", damagetype: 'PHYS'" calcext:value-type="string">
            <text:p>, damagetype: 'PHYS'</text:p>
          </table:table-cell>
          <table:table-cell table:formula="of:=IF([.I28]&lt;&gt;&quot;&quot;;CONCATENATE(&quot;, range: &quot;;[.I28];&quot;&quot;);&quot;&quot;)">
            <text:p/>
          </table:table-cell>
          <table:table-cell table:formula="of:=IF([.J28]&lt;&gt;&quot;&quot;;CONCATENATE(&quot;, params: &quot;;[.J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28:.P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H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G29]&lt;&gt;&quot;&quot;;CONCATENATE(&quot;, damagetype: '&quot;;[.G29];&quot;'&quot;);&quot;&quot;)" office:value-type="string" office:string-value=", damagetype: 'PHYS'" calcext:value-type="string">
            <text:p>, damagetype: 'PHYS'</text:p>
          </table:table-cell>
          <table:table-cell table:formula="of:=IF([.I29]&lt;&gt;&quot;&quot;;CONCATENATE(&quot;, range: &quot;;[.I29];&quot;&quot;);&quot;&quot;)" office:value-type="string" office:string-value=", range: 2" calcext:value-type="string">
            <text:p>, range: 2</text:p>
          </table:table-cell>
          <table:table-cell table:formula="of:=IF([.J29]&lt;&gt;&quot;&quot;;CONCATENATE(&quot;, params: &quot;;[.J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formula="of:=COM.MICROSOFT.CONCAT([.L29:.P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H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G30]&lt;&gt;&quot;&quot;;CONCATENATE(&quot;, damagetype: '&quot;;[.G30];&quot;'&quot;);&quot;&quot;)" office:value-type="string" office:string-value=", damagetype: 'PHYS'" calcext:value-type="string">
            <text:p>, damagetype: 'PHYS'</text:p>
          </table:table-cell>
          <table:table-cell table:formula="of:=IF([.I30]&lt;&gt;&quot;&quot;;CONCATENATE(&quot;, range: &quot;;[.I30];&quot;&quot;);&quot;&quot;)">
            <text:p/>
          </table:table-cell>
          <table:table-cell table:formula="of:=IF([.J30]&lt;&gt;&quot;&quot;;CONCATENATE(&quot;, params: &quot;;[.J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30:.P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H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G31]&lt;&gt;&quot;&quot;;CONCATENATE(&quot;, damagetype: '&quot;;[.G31];&quot;'&quot;);&quot;&quot;)" office:value-type="string" office:string-value=", damagetype: 'PHYS'" calcext:value-type="string">
            <text:p>, damagetype: 'PHYS'</text:p>
          </table:table-cell>
          <table:table-cell table:formula="of:=IF([.I31]&lt;&gt;&quot;&quot;;CONCATENATE(&quot;, range: &quot;;[.I31];&quot;&quot;);&quot;&quot;)">
            <text:p/>
          </table:table-cell>
          <table:table-cell table:formula="of:=IF([.J31]&lt;&gt;&quot;&quot;;CONCATENATE(&quot;, params: &quot;;[.J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formula="of:=COM.MICROSOFT.CONCAT([.L31:.P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H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G32]&lt;&gt;&quot;&quot;;CONCATENATE(&quot;, damagetype: '&quot;;[.G32];&quot;'&quot;);&quot;&quot;)" office:value-type="string" office:string-value=", damagetype: 'PHYS'" calcext:value-type="string">
            <text:p>, damagetype: 'PHYS'</text:p>
          </table:table-cell>
          <table:table-cell table:formula="of:=IF([.I32]&lt;&gt;&quot;&quot;;CONCATENATE(&quot;, range: &quot;;[.I32];&quot;&quot;);&quot;&quot;)">
            <text:p/>
          </table:table-cell>
          <table:table-cell table:formula="of:=IF([.J32]&lt;&gt;&quot;&quot;;CONCATENATE(&quot;, params: &quot;;[.J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formula="of:=COM.MICROSOFT.CONCAT([.L32:.P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H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G33]&lt;&gt;&quot;&quot;;CONCATENATE(&quot;, damagetype: '&quot;;[.G33];&quot;'&quot;);&quot;&quot;)" office:value-type="string" office:string-value=", damagetype: 'PHYS'" calcext:value-type="string">
            <text:p>, damagetype: 'PHYS'</text:p>
          </table:table-cell>
          <table:table-cell table:formula="of:=IF([.I33]&lt;&gt;&quot;&quot;;CONCATENATE(&quot;, range: &quot;;[.I33];&quot;&quot;);&quot;&quot;)" office:value-type="string" office:string-value=", range: 2" calcext:value-type="string">
            <text:p>, range: 2</text:p>
          </table:table-cell>
          <table:table-cell table:formula="of:=IF([.J33]&lt;&gt;&quot;&quot;;CONCATENATE(&quot;, params: &quot;;[.J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formula="of:=COM.MICROSOFT.CONCAT([.L33:.P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H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G34]&lt;&gt;&quot;&quot;;CONCATENATE(&quot;, damagetype: '&quot;;[.G34];&quot;'&quot;);&quot;&quot;)" office:value-type="string" office:string-value=", damagetype: 'PHYS'" calcext:value-type="string">
            <text:p>, damagetype: 'PHYS'</text:p>
          </table:table-cell>
          <table:table-cell table:formula="of:=IF([.I34]&lt;&gt;&quot;&quot;;CONCATENATE(&quot;, range: &quot;;[.I34];&quot;&quot;);&quot;&quot;)">
            <text:p/>
          </table:table-cell>
          <table:table-cell table:formula="of:=IF([.J34]&lt;&gt;&quot;&quot;;CONCATENATE(&quot;, params: &quot;;[.J34];&quot;&quot;);&quot;, params: {}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formula="of:=COM.MICROSOFT.CONCAT([.L34:.P34])" office:value-type="string" office:string-value="KARATE_CHOP: {name: 'Karate Chop', type: Types.FIGHTING, power: 50, accuracy: 100, effect: Effects.DAMAGE, pp: 25, damagetype: 'PHYS', params: {critBoost: 20}}," calcext:value-type="string">
            <text:p>KARATE_CHOP: {name: 'Karate Chop', type: Types.FIGHTING, power: 50, accuracy: 100, effect: Effects.DAMAGE, pp: 25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H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G35]&lt;&gt;&quot;&quot;;CONCATENATE(&quot;, damagetype: '&quot;;[.G35];&quot;'&quot;);&quot;&quot;)" office:value-type="string" office:string-value=", damagetype: 'PHYS'" calcext:value-type="string">
            <text:p>, damagetype: 'PHYS'</text:p>
          </table:table-cell>
          <table:table-cell table:formula="of:=IF([.I35]&lt;&gt;&quot;&quot;;CONCATENATE(&quot;, range: &quot;;[.I35];&quot;&quot;);&quot;&quot;)">
            <text:p/>
          </table:table-cell>
          <table:table-cell table:formula="of:=IF([.J35]&lt;&gt;&quot;&quot;;CONCATENATE(&quot;, params: &quot;;[.J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35:.P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H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G36]&lt;&gt;&quot;&quot;;CONCATENATE(&quot;, damagetype: '&quot;;[.G36];&quot;'&quot;);&quot;&quot;)" office:value-type="string" office:string-value=", damagetype: 'PHYS'" calcext:value-type="string">
            <text:p>, damagetype: 'PHYS'</text:p>
          </table:table-cell>
          <table:table-cell table:formula="of:=IF([.I36]&lt;&gt;&quot;&quot;;CONCATENATE(&quot;, range: &quot;;[.I36];&quot;&quot;);&quot;&quot;)">
            <text:p/>
          </table:table-cell>
          <table:table-cell table:formula="of:=IF([.J36]&lt;&gt;&quot;&quot;;CONCATENATE(&quot;, params: &quot;;[.J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formula="of:=COM.MICROSOFT.CONCAT([.L36:.P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H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G37]&lt;&gt;&quot;&quot;;CONCATENATE(&quot;, damagetype: '&quot;;[.G37];&quot;'&quot;);&quot;&quot;)" office:value-type="string" office:string-value=", damagetype: 'PHYS'" calcext:value-type="string">
            <text:p>, damagetype: 'PHYS'</text:p>
          </table:table-cell>
          <table:table-cell table:formula="of:=IF([.I37]&lt;&gt;&quot;&quot;;CONCATENATE(&quot;, range: &quot;;[.I37];&quot;&quot;);&quot;&quot;)">
            <text:p/>
          </table:table-cell>
          <table:table-cell table:formula="of:=IF([.J37]&lt;&gt;&quot;&quot;;CONCATENATE(&quot;, params: &quot;;[.J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37:.P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H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G38]&lt;&gt;&quot;&quot;;CONCATENATE(&quot;, damagetype: '&quot;;[.G38];&quot;'&quot;);&quot;&quot;)" office:value-type="string" office:string-value=", damagetype: 'PHYS'" calcext:value-type="string">
            <text:p>, damagetype: 'PHYS'</text:p>
          </table:table-cell>
          <table:table-cell table:formula="of:=IF([.I38]&lt;&gt;&quot;&quot;;CONCATENATE(&quot;, range: &quot;;[.I38];&quot;&quot;);&quot;&quot;)">
            <text:p/>
          </table:table-cell>
          <table:table-cell table:formula="of:=IF([.J38]&lt;&gt;&quot;&quot;;CONCATENATE(&quot;, params: &quot;;[.J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38:.P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H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G39]&lt;&gt;&quot;&quot;;CONCATENATE(&quot;, damagetype: '&quot;;[.G39];&quot;'&quot;);&quot;&quot;)" office:value-type="string" office:string-value=", damagetype: 'PHYS'" calcext:value-type="string">
            <text:p>, damagetype: 'PHYS'</text:p>
          </table:table-cell>
          <table:table-cell table:formula="of:=IF([.I39]&lt;&gt;&quot;&quot;;CONCATENATE(&quot;, range: &quot;;[.I39];&quot;&quot;);&quot;&quot;)">
            <text:p/>
          </table:table-cell>
          <table:table-cell table:formula="of:=IF([.J39]&lt;&gt;&quot;&quot;;CONCATENATE(&quot;, params: &quot;;[.J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39:.P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H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G40]&lt;&gt;&quot;&quot;;CONCATENATE(&quot;, damagetype: '&quot;;[.G40];&quot;'&quot;);&quot;&quot;)" office:value-type="string" office:string-value=", damagetype: 'PHYS'" calcext:value-type="string">
            <text:p>, damagetype: 'PHYS'</text:p>
          </table:table-cell>
          <table:table-cell table:formula="of:=IF([.I40]&lt;&gt;&quot;&quot;;CONCATENATE(&quot;, range: &quot;;[.I40];&quot;&quot;);&quot;&quot;)">
            <text:p/>
          </table:table-cell>
          <table:table-cell table:formula="of:=IF([.J40]&lt;&gt;&quot;&quot;;CONCATENATE(&quot;, params: &quot;;[.J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formula="of:=COM.MICROSOFT.CONCAT([.L40:.P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H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G41]&lt;&gt;&quot;&quot;;CONCATENATE(&quot;, damagetype: '&quot;;[.G41];&quot;'&quot;);&quot;&quot;)" office:value-type="string" office:string-value=", damagetype: 'PHYS'" calcext:value-type="string">
            <text:p>, damagetype: 'PHYS'</text:p>
          </table:table-cell>
          <table:table-cell table:formula="of:=IF([.I41]&lt;&gt;&quot;&quot;;CONCATENATE(&quot;, range: &quot;;[.I41];&quot;&quot;);&quot;&quot;)">
            <text:p/>
          </table:table-cell>
          <table:table-cell table:formula="of:=IF([.J41]&lt;&gt;&quot;&quot;;CONCATENATE(&quot;, params: &quot;;[.J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41:.P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H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G42]&lt;&gt;&quot;&quot;;CONCATENATE(&quot;, damagetype: '&quot;;[.G42];&quot;'&quot;);&quot;&quot;)" office:value-type="string" office:string-value=", damagetype: 'PHYS'" calcext:value-type="string">
            <text:p>, damagetype: 'PHYS'</text:p>
          </table:table-cell>
          <table:table-cell table:formula="of:=IF([.I42]&lt;&gt;&quot;&quot;;CONCATENATE(&quot;, range: &quot;;[.I42];&quot;&quot;);&quot;&quot;)" office:value-type="string" office:string-value=", range: 3" calcext:value-type="string">
            <text:p>, range: 3</text:p>
          </table:table-cell>
          <table:table-cell table:formula="of:=IF([.J42]&lt;&gt;&quot;&quot;;CONCATENATE(&quot;, params: &quot;;[.J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42:.P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H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G43]&lt;&gt;&quot;&quot;;CONCATENATE(&quot;, damagetype: '&quot;;[.G43];&quot;'&quot;);&quot;&quot;)" office:value-type="string" office:string-value=", damagetype: 'PHYS'" calcext:value-type="string">
            <text:p>, damagetype: 'PHYS'</text:p>
          </table:table-cell>
          <table:table-cell table:formula="of:=IF([.I43]&lt;&gt;&quot;&quot;;CONCATENATE(&quot;, range: &quot;;[.I43];&quot;&quot;);&quot;&quot;)" office:value-type="string" office:string-value=", range: 2" calcext:value-type="string">
            <text:p>, range: 2</text:p>
          </table:table-cell>
          <table:table-cell table:formula="of:=IF([.J43]&lt;&gt;&quot;&quot;;CONCATENATE(&quot;, params: &quot;;[.J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formula="of:=COM.MICROSOFT.CONCAT([.L43:.P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H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G44]&lt;&gt;&quot;&quot;;CONCATENATE(&quot;, damagetype: '&quot;;[.G44];&quot;'&quot;);&quot;&quot;)" office:value-type="string" office:string-value=", damagetype: 'PHYS'" calcext:value-type="string">
            <text:p>, damagetype: 'PHYS'</text:p>
          </table:table-cell>
          <table:table-cell table:formula="of:=IF([.I44]&lt;&gt;&quot;&quot;;CONCATENATE(&quot;, range: &quot;;[.I44];&quot;&quot;);&quot;&quot;)">
            <text:p/>
          </table:table-cell>
          <table:table-cell table:formula="of:=IF([.J44]&lt;&gt;&quot;&quot;;CONCATENATE(&quot;, params: &quot;;[.J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44:.P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H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G45]&lt;&gt;&quot;&quot;;CONCATENATE(&quot;, damagetype: '&quot;;[.G45];&quot;'&quot;);&quot;&quot;)" office:value-type="string" office:string-value=", damagetype: 'PHYS'" calcext:value-type="string">
            <text:p>, damagetype: 'PHYS'</text:p>
          </table:table-cell>
          <table:table-cell table:formula="of:=IF([.I45]&lt;&gt;&quot;&quot;;CONCATENATE(&quot;, range: &quot;;[.I45];&quot;&quot;);&quot;&quot;)" office:value-type="string" office:string-value=", range: 2" calcext:value-type="string">
            <text:p>, range: 2</text:p>
          </table:table-cell>
          <table:table-cell table:formula="of:=IF([.J45]&lt;&gt;&quot;&quot;;CONCATENATE(&quot;, params: &quot;;[.J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formula="of:=COM.MICROSOFT.CONCAT([.L45:.P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H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G46]&lt;&gt;&quot;&quot;;CONCATENATE(&quot;, damagetype: '&quot;;[.G46];&quot;'&quot;);&quot;&quot;)" office:value-type="string" office:string-value=", damagetype: 'PHYS'" calcext:value-type="string">
            <text:p>, damagetype: 'PHYS'</text:p>
          </table:table-cell>
          <table:table-cell table:formula="of:=IF([.I46]&lt;&gt;&quot;&quot;;CONCATENATE(&quot;, range: &quot;;[.I46];&quot;&quot;);&quot;&quot;)">
            <text:p/>
          </table:table-cell>
          <table:table-cell table:formula="of:=IF([.J46]&lt;&gt;&quot;&quot;;CONCATENATE(&quot;, params: &quot;;[.J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formula="of:=COM.MICROSOFT.CONCAT([.L46:.P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20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H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G47]&lt;&gt;&quot;&quot;;CONCATENATE(&quot;, damagetype: '&quot;;[.G47];&quot;'&quot;);&quot;&quot;)" office:value-type="string" office:string-value=", damagetype: 'PHYS'" calcext:value-type="string">
            <text:p>, damagetype: 'PHYS'</text:p>
          </table:table-cell>
          <table:table-cell table:formula="of:=IF([.I47]&lt;&gt;&quot;&quot;;CONCATENATE(&quot;, range: &quot;;[.I47];&quot;&quot;);&quot;&quot;)" office:value-type="string" office:string-value=", range: 3" calcext:value-type="string">
            <text:p>, range: 3</text:p>
          </table:table-cell>
          <table:table-cell table:formula="of:=IF([.J47]&lt;&gt;&quot;&quot;;CONCATENATE(&quot;, params: &quot;;[.J47];&quot;&quot;);&quot;, params: {}&quot;)" office:value-type="string" office:string-value=", params: {critBoost: 20, splashRange: 2}" calcext:value-type="string">
            <text:p>, params: {critBoost: 20, splashRange: 2}</text:p>
          </table:table-cell>
          <table:table-cell office:value-type="string" calcext:value-type="string">
            <text:p>},</text:p>
          </table:table-cell>
          <table:table-cell table:formula="of:=COM.MICROSOFT.CONCAT([.L47:.P47])" office:value-type="string" office:string-value="RAZOR_LEAF: {name: 'Razor Leaf', type: Types.GRASS, power: 55, accuracy: 95, effect: Effects.DAMAGE, pp: 25, damagetype: 'PHYS', range: 3, params: {critBoost: 20, splashRange: 2}}," calcext:value-type="string">
            <text:p>RAZOR_LEAF: {name: 'Razor Leaf', type: Types.GRASS, power: 55, accuracy: 95, effect: Effects.DAMAGE, pp: 25, damagetype: 'PHYS', range: 3, params: {critBoost: 20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H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G48]&lt;&gt;&quot;&quot;;CONCATENATE(&quot;, damagetype: '&quot;;[.G48];&quot;'&quot;);&quot;&quot;)" office:value-type="string" office:string-value=", damagetype: 'PHYS'" calcext:value-type="string">
            <text:p>, damagetype: 'PHYS'</text:p>
          </table:table-cell>
          <table:table-cell table:formula="of:=IF([.I48]&lt;&gt;&quot;&quot;;CONCATENATE(&quot;, range: &quot;;[.I48];&quot;&quot;);&quot;&quot;)" office:value-type="string" office:string-value=", range: 2" calcext:value-type="string">
            <text:p>, range: 2</text:p>
          </table:table-cell>
          <table:table-cell table:formula="of:=IF([.J48]&lt;&gt;&quot;&quot;;CONCATENATE(&quot;, params: &quot;;[.J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48:.P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H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G49]&lt;&gt;&quot;&quot;;CONCATENATE(&quot;, damagetype: '&quot;;[.G49];&quot;'&quot;);&quot;&quot;)" office:value-type="string" office:string-value=", damagetype: 'PHYS'" calcext:value-type="string">
            <text:p>, damagetype: 'PHYS'</text:p>
          </table:table-cell>
          <table:table-cell table:formula="of:=IF([.I49]&lt;&gt;&quot;&quot;;CONCATENATE(&quot;, range: &quot;;[.I49];&quot;&quot;);&quot;&quot;)" office:value-type="string" office:string-value=", range: 3" calcext:value-type="string">
            <text:p>, range: 3</text:p>
          </table:table-cell>
          <table:table-cell table:formula="of:=IF([.J49]&lt;&gt;&quot;&quot;;CONCATENATE(&quot;, params: &quot;;[.J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49:.P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H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G50]&lt;&gt;&quot;&quot;;CONCATENATE(&quot;, damagetype: '&quot;;[.G50];&quot;'&quot;);&quot;&quot;)" office:value-type="string" office:string-value=", damagetype: 'PHYS'" calcext:value-type="string">
            <text:p>, damagetype: 'PHYS'</text:p>
          </table:table-cell>
          <table:table-cell table:formula="of:=IF([.I50]&lt;&gt;&quot;&quot;;CONCATENATE(&quot;, range: &quot;;[.I50];&quot;&quot;);&quot;&quot;)" office:value-type="string" office:string-value=", range: 2" calcext:value-type="string">
            <text:p>, range: 2</text:p>
          </table:table-cell>
          <table:table-cell table:formula="of:=IF([.J50]&lt;&gt;&quot;&quot;;CONCATENATE(&quot;, params: &quot;;[.J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50:.P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H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G51]&lt;&gt;&quot;&quot;;CONCATENATE(&quot;, damagetype: '&quot;;[.G51];&quot;'&quot;);&quot;&quot;)" office:value-type="string" office:string-value=", damagetype: 'PHYS'" calcext:value-type="string">
            <text:p>, damagetype: 'PHYS'</text:p>
          </table:table-cell>
          <table:table-cell table:formula="of:=IF([.I51]&lt;&gt;&quot;&quot;;CONCATENATE(&quot;, range: &quot;;[.I51];&quot;&quot;);&quot;&quot;)">
            <text:p/>
          </table:table-cell>
          <table:table-cell table:formula="of:=IF([.J51]&lt;&gt;&quot;&quot;;CONCATENATE(&quot;, params: &quot;;[.J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51:.P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H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G52]&lt;&gt;&quot;&quot;;CONCATENATE(&quot;, damagetype: '&quot;;[.G52];&quot;'&quot;);&quot;&quot;)" office:value-type="string" office:string-value=", damagetype: 'PHYS'" calcext:value-type="string">
            <text:p>, damagetype: 'PHYS'</text:p>
          </table:table-cell>
          <table:table-cell table:formula="of:=IF([.I52]&lt;&gt;&quot;&quot;;CONCATENATE(&quot;, range: &quot;;[.I52];&quot;&quot;);&quot;&quot;)">
            <text:p/>
          </table:table-cell>
          <table:table-cell table:formula="of:=IF([.J52]&lt;&gt;&quot;&quot;;CONCATENATE(&quot;, params: &quot;;[.J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formula="of:=COM.MICROSOFT.CONCAT([.L52:.P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H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G53]&lt;&gt;&quot;&quot;;CONCATENATE(&quot;, damagetype: '&quot;;[.G53];&quot;'&quot;);&quot;&quot;)" office:value-type="string" office:string-value=", damagetype: 'PHYS'" calcext:value-type="string">
            <text:p>, damagetype: 'PHYS'</text:p>
          </table:table-cell>
          <table:table-cell table:formula="of:=IF([.I53]&lt;&gt;&quot;&quot;;CONCATENATE(&quot;, range: &quot;;[.I53];&quot;&quot;);&quot;&quot;)">
            <text:p/>
          </table:table-cell>
          <table:table-cell table:formula="of:=IF([.J53]&lt;&gt;&quot;&quot;;CONCATENATE(&quot;, params: &quot;;[.J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formula="of:=COM.MICROSOFT.CONCAT([.L53:.P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H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G54]&lt;&gt;&quot;&quot;;CONCATENATE(&quot;, damagetype: '&quot;;[.G54];&quot;'&quot;);&quot;&quot;)" office:value-type="string" office:string-value=", damagetype: 'PHYS'" calcext:value-type="string">
            <text:p>, damagetype: 'PHYS'</text:p>
          </table:table-cell>
          <table:table-cell table:formula="of:=IF([.I54]&lt;&gt;&quot;&quot;;CONCATENATE(&quot;, range: &quot;;[.I54];&quot;&quot;);&quot;&quot;)">
            <text:p/>
          </table:table-cell>
          <table:table-cell table:formula="of:=IF([.J54]&lt;&gt;&quot;&quot;;CONCATENATE(&quot;, params: &quot;;[.J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formula="of:=COM.MICROSOFT.CONCAT([.L54:.P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H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G55]&lt;&gt;&quot;&quot;;CONCATENATE(&quot;, damagetype: '&quot;;[.G55];&quot;'&quot;);&quot;&quot;)" office:value-type="string" office:string-value=", damagetype: 'PHYS'" calcext:value-type="string">
            <text:p>, damagetype: 'PHYS'</text:p>
          </table:table-cell>
          <table:table-cell table:formula="of:=IF([.I55]&lt;&gt;&quot;&quot;;CONCATENATE(&quot;, range: &quot;;[.I55];&quot;&quot;);&quot;&quot;)" office:value-type="string" office:string-value=", range: 3" calcext:value-type="string">
            <text:p>, range: 3</text:p>
          </table:table-cell>
          <table:table-cell table:formula="of:=IF([.J55]&lt;&gt;&quot;&quot;;CONCATENATE(&quot;, params: &quot;;[.J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formula="of:=COM.MICROSOFT.CONCAT([.L55:.P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H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G56]&lt;&gt;&quot;&quot;;CONCATENATE(&quot;, damagetype: '&quot;;[.G56];&quot;'&quot;);&quot;&quot;)" office:value-type="string" office:string-value=", damagetype: 'PHYS'" calcext:value-type="string">
            <text:p>, damagetype: 'PHYS'</text:p>
          </table:table-cell>
          <table:table-cell table:formula="of:=IF([.I56]&lt;&gt;&quot;&quot;;CONCATENATE(&quot;, range: &quot;;[.I56];&quot;&quot;);&quot;&quot;)">
            <text:p/>
          </table:table-cell>
          <table:table-cell table:formula="of:=IF([.J56]&lt;&gt;&quot;&quot;;CONCATENATE(&quot;, params: &quot;;[.J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56:.P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H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G57]&lt;&gt;&quot;&quot;;CONCATENATE(&quot;, damagetype: '&quot;;[.G57];&quot;'&quot;);&quot;&quot;)" office:value-type="string" office:string-value=", damagetype: 'PHYS'" calcext:value-type="string">
            <text:p>, damagetype: 'PHYS'</text:p>
          </table:table-cell>
          <table:table-cell table:formula="of:=IF([.I57]&lt;&gt;&quot;&quot;;CONCATENATE(&quot;, range: &quot;;[.I57];&quot;&quot;);&quot;&quot;)">
            <text:p/>
          </table:table-cell>
          <table:table-cell table:formula="of:=IF([.J57]&lt;&gt;&quot;&quot;;CONCATENATE(&quot;, params: &quot;;[.J57];&quot;&quot;);&quot;, params: {}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formula="of:=COM.MICROSOFT.CONCAT([.L57:.P57])" office:value-type="string" office:string-value="SLASH: {name: 'Slash', type: Types.NORMAL, power: 70, accuracy: 100, effect: Effects.DAMAGE, pp: 20, damagetype: 'PHYS', params: {critBoost: 20}}," calcext:value-type="string">
            <text:p>SLASH: {name: 'Slash', type: Types.NORMAL, power: 70, accuracy: 100, effect: Effects.DAMAGE, pp: 20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H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G58]&lt;&gt;&quot;&quot;;CONCATENATE(&quot;, damagetype: '&quot;;[.G58];&quot;'&quot;);&quot;&quot;)" office:value-type="string" office:string-value=", damagetype: 'PHYS'" calcext:value-type="string">
            <text:p>, damagetype: 'PHYS'</text:p>
          </table:table-cell>
          <table:table-cell table:formula="of:=IF([.I58]&lt;&gt;&quot;&quot;;CONCATENATE(&quot;, range: &quot;;[.I58];&quot;&quot;);&quot;&quot;)" office:value-type="string" office:string-value=", range: 3" calcext:value-type="string">
            <text:p>, range: 3</text:p>
          </table:table-cell>
          <table:table-cell table:formula="of:=IF([.J58]&lt;&gt;&quot;&quot;;CONCATENATE(&quot;, params: &quot;;[.J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58:.P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H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G59]&lt;&gt;&quot;&quot;;CONCATENATE(&quot;, damagetype: '&quot;;[.G59];&quot;'&quot;);&quot;&quot;)" office:value-type="string" office:string-value=", damagetype: 'PHYS'" calcext:value-type="string">
            <text:p>, damagetype: 'PHYS'</text:p>
          </table:table-cell>
          <table:table-cell table:formula="of:=IF([.I59]&lt;&gt;&quot;&quot;;CONCATENATE(&quot;, range: &quot;;[.I59];&quot;&quot;);&quot;&quot;)">
            <text:p/>
          </table:table-cell>
          <table:table-cell table:formula="of:=IF([.J59]&lt;&gt;&quot;&quot;;CONCATENATE(&quot;, params: &quot;;[.J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59:.P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H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G60]&lt;&gt;&quot;&quot;;CONCATENATE(&quot;, damagetype: '&quot;;[.G60];&quot;'&quot;);&quot;&quot;)" office:value-type="string" office:string-value=", damagetype: 'PHYS'" calcext:value-type="string">
            <text:p>, damagetype: 'PHYS'</text:p>
          </table:table-cell>
          <table:table-cell table:formula="of:=IF([.I60]&lt;&gt;&quot;&quot;;CONCATENATE(&quot;, range: &quot;;[.I60];&quot;&quot;);&quot;&quot;)">
            <text:p/>
          </table:table-cell>
          <table:table-cell table:formula="of:=IF([.J60]&lt;&gt;&quot;&quot;;CONCATENATE(&quot;, params: &quot;;[.J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60:.P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H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G61]&lt;&gt;&quot;&quot;;CONCATENATE(&quot;, damagetype: '&quot;;[.G61];&quot;'&quot;);&quot;&quot;)" office:value-type="string" office:string-value=", damagetype: 'PHYS'" calcext:value-type="string">
            <text:p>, damagetype: 'PHYS'</text:p>
          </table:table-cell>
          <table:table-cell table:formula="of:=IF([.I61]&lt;&gt;&quot;&quot;;CONCATENATE(&quot;, range: &quot;;[.I61];&quot;&quot;);&quot;&quot;)">
            <text:p/>
          </table:table-cell>
          <table:table-cell table:formula="of:=IF([.J61]&lt;&gt;&quot;&quot;;CONCATENATE(&quot;, params: &quot;;[.J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formula="of:=COM.MICROSOFT.CONCAT([.L61:.P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H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G62]&lt;&gt;&quot;&quot;;CONCATENATE(&quot;, damagetype: '&quot;;[.G62];&quot;'&quot;);&quot;&quot;)" office:value-type="string" office:string-value=", damagetype: 'PHYS'" calcext:value-type="string">
            <text:p>, damagetype: 'PHYS'</text:p>
          </table:table-cell>
          <table:table-cell table:formula="of:=IF([.I62]&lt;&gt;&quot;&quot;;CONCATENATE(&quot;, range: &quot;;[.I62];&quot;&quot;);&quot;&quot;)">
            <text:p/>
          </table:table-cell>
          <table:table-cell table:formula="of:=IF([.J62]&lt;&gt;&quot;&quot;;CONCATENATE(&quot;, params: &quot;;[.J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62:.P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H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G63]&lt;&gt;&quot;&quot;;CONCATENATE(&quot;, damagetype: '&quot;;[.G63];&quot;'&quot;);&quot;&quot;)" office:value-type="string" office:string-value=", damagetype: 'PHYS'" calcext:value-type="string">
            <text:p>, damagetype: 'PHYS'</text:p>
          </table:table-cell>
          <table:table-cell table:formula="of:=IF([.I63]&lt;&gt;&quot;&quot;;CONCATENATE(&quot;, range: &quot;;[.I63];&quot;&quot;);&quot;&quot;)">
            <text:p/>
          </table:table-cell>
          <table:table-cell table:formula="of:=IF([.J63]&lt;&gt;&quot;&quot;;CONCATENATE(&quot;, params: &quot;;[.J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formula="of:=COM.MICROSOFT.CONCAT([.L63:.P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H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G64]&lt;&gt;&quot;&quot;;CONCATENATE(&quot;, damagetype: '&quot;;[.G64];&quot;'&quot;);&quot;&quot;)" office:value-type="string" office:string-value=", damagetype: 'PHYS'" calcext:value-type="string">
            <text:p>, damagetype: 'PHYS'</text:p>
          </table:table-cell>
          <table:table-cell table:formula="of:=IF([.I64]&lt;&gt;&quot;&quot;;CONCATENATE(&quot;, range: &quot;;[.I64];&quot;&quot;);&quot;&quot;)">
            <text:p/>
          </table:table-cell>
          <table:table-cell table:formula="of:=IF([.J64]&lt;&gt;&quot;&quot;;CONCATENATE(&quot;, params: &quot;;[.J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64:.P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H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G65]&lt;&gt;&quot;&quot;;CONCATENATE(&quot;, damagetype: '&quot;;[.G65];&quot;'&quot;);&quot;&quot;)" office:value-type="string" office:string-value=", damagetype: 'PHYS'" calcext:value-type="string">
            <text:p>, damagetype: 'PHYS'</text:p>
          </table:table-cell>
          <table:table-cell table:formula="of:=IF([.I65]&lt;&gt;&quot;&quot;;CONCATENATE(&quot;, range: &quot;;[.I65];&quot;&quot;);&quot;&quot;)">
            <text:p/>
          </table:table-cell>
          <table:table-cell table:formula="of:=IF([.J65]&lt;&gt;&quot;&quot;;CONCATENATE(&quot;, params: &quot;;[.J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formula="of:=COM.MICROSOFT.CONCAT([.L65:.P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H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G66]&lt;&gt;&quot;&quot;;CONCATENATE(&quot;, damagetype: '&quot;;[.G66];&quot;'&quot;);&quot;&quot;)" office:value-type="string" office:string-value=", damagetype: 'PHYS'" calcext:value-type="string">
            <text:p>, damagetype: 'PHYS'</text:p>
          </table:table-cell>
          <table:table-cell table:formula="of:=IF([.I66]&lt;&gt;&quot;&quot;;CONCATENATE(&quot;, range: &quot;;[.I66];&quot;&quot;);&quot;&quot;)">
            <text:p/>
          </table:table-cell>
          <table:table-cell table:formula="of:=IF([.J66]&lt;&gt;&quot;&quot;;CONCATENATE(&quot;, params: &quot;;[.J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formula="of:=COM.MICROSOFT.CONCAT([.L66:.P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H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G67]&lt;&gt;&quot;&quot;;CONCATENATE(&quot;, damagetype: '&quot;;[.G67];&quot;'&quot;);&quot;&quot;)" office:value-type="string" office:string-value=", damagetype: 'PHYS'" calcext:value-type="string">
            <text:p>, damagetype: 'PHYS'</text:p>
          </table:table-cell>
          <table:table-cell table:formula="of:=IF([.I67]&lt;&gt;&quot;&quot;;CONCATENATE(&quot;, range: &quot;;[.I67];&quot;&quot;);&quot;&quot;)">
            <text:p/>
          </table:table-cell>
          <table:table-cell table:formula="of:=IF([.J67]&lt;&gt;&quot;&quot;;CONCATENATE(&quot;, params: &quot;;[.J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67:.P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H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G68]&lt;&gt;&quot;&quot;;CONCATENATE(&quot;, damagetype: '&quot;;[.G68];&quot;'&quot;);&quot;&quot;)" office:value-type="string" office:string-value=", damagetype: 'PHYS'" calcext:value-type="string">
            <text:p>, damagetype: 'PHYS'</text:p>
          </table:table-cell>
          <table:table-cell table:formula="of:=IF([.I68]&lt;&gt;&quot;&quot;;CONCATENATE(&quot;, range: &quot;;[.I68];&quot;&quot;);&quot;&quot;)">
            <text:p/>
          </table:table-cell>
          <table:table-cell table:formula="of:=IF([.J68]&lt;&gt;&quot;&quot;;CONCATENATE(&quot;, params: &quot;;[.J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formula="of:=COM.MICROSOFT.CONCAT([.L68:.P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H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G69]&lt;&gt;&quot;&quot;;CONCATENATE(&quot;, damagetype: '&quot;;[.G69];&quot;'&quot;);&quot;&quot;)" office:value-type="string" office:string-value=", damagetype: 'PHYS'" calcext:value-type="string">
            <text:p>, damagetype: 'PHYS'</text:p>
          </table:table-cell>
          <table:table-cell table:formula="of:=IF([.I69]&lt;&gt;&quot;&quot;;CONCATENATE(&quot;, range: &quot;;[.I69];&quot;&quot;);&quot;&quot;)">
            <text:p/>
          </table:table-cell>
          <table:table-cell table:formula="of:=IF([.J69]&lt;&gt;&quot;&quot;;CONCATENATE(&quot;, params: &quot;;[.J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69:.P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H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G70]&lt;&gt;&quot;&quot;;CONCATENATE(&quot;, damagetype: '&quot;;[.G70];&quot;'&quot;);&quot;&quot;)" office:value-type="string" office:string-value=", damagetype: 'PHYS'" calcext:value-type="string">
            <text:p>, damagetype: 'PHYS'</text:p>
          </table:table-cell>
          <table:table-cell table:formula="of:=IF([.I70]&lt;&gt;&quot;&quot;;CONCATENATE(&quot;, range: &quot;;[.I70];&quot;&quot;);&quot;&quot;)">
            <text:p/>
          </table:table-cell>
          <table:table-cell table:formula="of:=IF([.J70]&lt;&gt;&quot;&quot;;CONCATENATE(&quot;, params: &quot;;[.J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70:.P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H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G71]&lt;&gt;&quot;&quot;;CONCATENATE(&quot;, damagetype: '&quot;;[.G71];&quot;'&quot;);&quot;&quot;)" office:value-type="string" office:string-value=", damagetype: 'PHYS'" calcext:value-type="string">
            <text:p>, damagetype: 'PHYS'</text:p>
          </table:table-cell>
          <table:table-cell table:formula="of:=IF([.I71]&lt;&gt;&quot;&quot;;CONCATENATE(&quot;, range: &quot;;[.I71];&quot;&quot;);&quot;&quot;)">
            <text:p/>
          </table:table-cell>
          <table:table-cell table:formula="of:=IF([.J71]&lt;&gt;&quot;&quot;;CONCATENATE(&quot;, params: &quot;;[.J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71:.P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H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G72]&lt;&gt;&quot;&quot;;CONCATENATE(&quot;, damagetype: '&quot;;[.G72];&quot;'&quot;);&quot;&quot;)" office:value-type="string" office:string-value=", damagetype: 'PHYS'" calcext:value-type="string">
            <text:p>, damagetype: 'PHYS'</text:p>
          </table:table-cell>
          <table:table-cell table:formula="of:=IF([.I72]&lt;&gt;&quot;&quot;;CONCATENATE(&quot;, range: &quot;;[.I72];&quot;&quot;);&quot;&quot;)">
            <text:p/>
          </table:table-cell>
          <table:table-cell table:formula="of:=IF([.J72]&lt;&gt;&quot;&quot;;CONCATENATE(&quot;, params: &quot;;[.J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72:.P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H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G73]&lt;&gt;&quot;&quot;;CONCATENATE(&quot;, damagetype: '&quot;;[.G73];&quot;'&quot;);&quot;&quot;)" office:value-type="string" office:string-value=", damagetype: 'PHYS'" calcext:value-type="string">
            <text:p>, damagetype: 'PHYS'</text:p>
          </table:table-cell>
          <table:table-cell table:formula="of:=IF([.I73]&lt;&gt;&quot;&quot;;CONCATENATE(&quot;, range: &quot;;[.I73];&quot;&quot;);&quot;&quot;)">
            <text:p/>
          </table:table-cell>
          <table:table-cell table:formula="of:=IF([.J73]&lt;&gt;&quot;&quot;;CONCATENATE(&quot;, params: &quot;;[.J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73:.P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H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G74]&lt;&gt;&quot;&quot;;CONCATENATE(&quot;, damagetype: '&quot;;[.G74];&quot;'&quot;);&quot;&quot;)" office:value-type="string" office:string-value=", damagetype: 'SPEC'" calcext:value-type="string">
            <text:p>, damagetype: 'SPEC'</text:p>
          </table:table-cell>
          <table:table-cell table:formula="of:=IF([.I74]&lt;&gt;&quot;&quot;;CONCATENATE(&quot;, range: &quot;;[.I74];&quot;&quot;);&quot;&quot;)">
            <text:p/>
          </table:table-cell>
          <table:table-cell table:formula="of:=IF([.J74]&lt;&gt;&quot;&quot;;CONCATENATE(&quot;, params: &quot;;[.J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74:.P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H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G75]&lt;&gt;&quot;&quot;;CONCATENATE(&quot;, damagetype: '&quot;;[.G75];&quot;'&quot;);&quot;&quot;)" office:value-type="string" office:string-value=", damagetype: 'SPEC'" calcext:value-type="string">
            <text:p>, damagetype: 'SPEC'</text:p>
          </table:table-cell>
          <table:table-cell table:formula="of:=IF([.I75]&lt;&gt;&quot;&quot;;CONCATENATE(&quot;, range: &quot;;[.I75];&quot;&quot;);&quot;&quot;)" office:value-type="string" office:string-value=", range: 2" calcext:value-type="string">
            <text:p>, range: 2</text:p>
          </table:table-cell>
          <table:table-cell table:formula="of:=IF([.J75]&lt;&gt;&quot;&quot;;CONCATENATE(&quot;, params: &quot;;[.J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formula="of:=COM.MICROSOFT.CONCAT([.L75:.P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H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G76]&lt;&gt;&quot;&quot;;CONCATENATE(&quot;, damagetype: '&quot;;[.G76];&quot;'&quot;);&quot;&quot;)" office:value-type="string" office:string-value=", damagetype: 'SPEC'" calcext:value-type="string">
            <text:p>, damagetype: 'SPEC'</text:p>
          </table:table-cell>
          <table:table-cell table:formula="of:=IF([.I76]&lt;&gt;&quot;&quot;;CONCATENATE(&quot;, range: &quot;;[.I76];&quot;&quot;);&quot;&quot;)" office:value-type="string" office:string-value=", range: 5" calcext:value-type="string">
            <text:p>, range: 5</text:p>
          </table:table-cell>
          <table:table-cell table:formula="of:=IF([.J76]&lt;&gt;&quot;&quot;;CONCATENATE(&quot;, params: &quot;;[.J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formula="of:=COM.MICROSOFT.CONCAT([.L76:.P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H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G77]&lt;&gt;&quot;&quot;;CONCATENATE(&quot;, damagetype: '&quot;;[.G77];&quot;'&quot;);&quot;&quot;)" office:value-type="string" office:string-value=", damagetype: 'SPEC'" calcext:value-type="string">
            <text:p>, damagetype: 'SPEC'</text:p>
          </table:table-cell>
          <table:table-cell table:formula="of:=IF([.I77]&lt;&gt;&quot;&quot;;CONCATENATE(&quot;, range: &quot;;[.I77];&quot;&quot;);&quot;&quot;)" office:value-type="string" office:string-value=", range: 5" calcext:value-type="string">
            <text:p>, range: 5</text:p>
          </table:table-cell>
          <table:table-cell table:formula="of:=IF([.J77]&lt;&gt;&quot;&quot;;CONCATENATE(&quot;, params: &quot;;[.J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formula="of:=COM.MICROSOFT.CONCAT([.L77:.P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H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G78]&lt;&gt;&quot;&quot;;CONCATENATE(&quot;, damagetype: '&quot;;[.G78];&quot;'&quot;);&quot;&quot;)" office:value-type="string" office:string-value=", damagetype: 'SPEC'" calcext:value-type="string">
            <text:p>, damagetype: 'SPEC'</text:p>
          </table:table-cell>
          <table:table-cell table:formula="of:=IF([.I78]&lt;&gt;&quot;&quot;;CONCATENATE(&quot;, range: &quot;;[.I78];&quot;&quot;);&quot;&quot;)" office:value-type="string" office:string-value=", range: 2" calcext:value-type="string">
            <text:p>, range: 2</text:p>
          </table:table-cell>
          <table:table-cell table:formula="of:=IF([.J78]&lt;&gt;&quot;&quot;;CONCATENATE(&quot;, params: &quot;;[.J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formula="of:=COM.MICROSOFT.CONCAT([.L78:.P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H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G79]&lt;&gt;&quot;&quot;;CONCATENATE(&quot;, damagetype: '&quot;;[.G79];&quot;'&quot;);&quot;&quot;)" office:value-type="string" office:string-value=", damagetype: 'SPEC'" calcext:value-type="string">
            <text:p>, damagetype: 'SPEC'</text:p>
          </table:table-cell>
          <table:table-cell table:formula="of:=IF([.I79]&lt;&gt;&quot;&quot;;CONCATENATE(&quot;, range: &quot;;[.I79];&quot;&quot;);&quot;&quot;)" office:value-type="string" office:string-value=", range: 4" calcext:value-type="string">
            <text:p>, range: 4</text:p>
          </table:table-cell>
          <table:table-cell table:formula="of:=IF([.J79]&lt;&gt;&quot;&quot;;CONCATENATE(&quot;, params: &quot;;[.J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formula="of:=COM.MICROSOFT.CONCAT([.L79:.P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H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G80]&lt;&gt;&quot;&quot;;CONCATENATE(&quot;, damagetype: '&quot;;[.G80];&quot;'&quot;);&quot;&quot;)" office:value-type="string" office:string-value=", damagetype: 'SPEC'" calcext:value-type="string">
            <text:p>, damagetype: 'SPEC'</text:p>
          </table:table-cell>
          <table:table-cell table:formula="of:=IF([.I80]&lt;&gt;&quot;&quot;;CONCATENATE(&quot;, range: &quot;;[.I80];&quot;&quot;);&quot;&quot;)">
            <text:p/>
          </table:table-cell>
          <table:table-cell table:formula="of:=IF([.J80]&lt;&gt;&quot;&quot;;CONCATENATE(&quot;, params: &quot;;[.J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formula="of:=COM.MICROSOFT.CONCAT([.L80:.P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H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G81]&lt;&gt;&quot;&quot;;CONCATENATE(&quot;, damagetype: '&quot;;[.G81];&quot;'&quot;);&quot;&quot;)" office:value-type="string" office:string-value=", damagetype: 'SPEC'" calcext:value-type="string">
            <text:p>, damagetype: 'SPEC'</text:p>
          </table:table-cell>
          <table:table-cell table:formula="of:=IF([.I81]&lt;&gt;&quot;&quot;;CONCATENATE(&quot;, range: &quot;;[.I81];&quot;&quot;);&quot;&quot;)" office:value-type="string" office:string-value=", range: 3" calcext:value-type="string">
            <text:p>, range: 3</text:p>
          </table:table-cell>
          <table:table-cell table:formula="of:=IF([.J81]&lt;&gt;&quot;&quot;;CONCATENATE(&quot;, params: &quot;;[.J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formula="of:=COM.MICROSOFT.CONCAT([.L81:.P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H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G82]&lt;&gt;&quot;&quot;;CONCATENATE(&quot;, damagetype: '&quot;;[.G82];&quot;'&quot;);&quot;&quot;)" office:value-type="string" office:string-value=", damagetype: 'SPEC'" calcext:value-type="string">
            <text:p>, damagetype: 'SPEC'</text:p>
          </table:table-cell>
          <table:table-cell table:formula="of:=IF([.I82]&lt;&gt;&quot;&quot;;CONCATENATE(&quot;, range: &quot;;[.I82];&quot;&quot;);&quot;&quot;)" office:value-type="string" office:string-value=", range: 3" calcext:value-type="string">
            <text:p>, range: 3</text:p>
          </table:table-cell>
          <table:table-cell table:formula="of:=IF([.J82]&lt;&gt;&quot;&quot;;CONCATENATE(&quot;, params: &quot;;[.J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82:.P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H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G83]&lt;&gt;&quot;&quot;;CONCATENATE(&quot;, damagetype: '&quot;;[.G83];&quot;'&quot;);&quot;&quot;)" office:value-type="string" office:string-value=", damagetype: 'SPEC'" calcext:value-type="string">
            <text:p>, damagetype: 'SPEC'</text:p>
          </table:table-cell>
          <table:table-cell table:formula="of:=IF([.I83]&lt;&gt;&quot;&quot;;CONCATENATE(&quot;, range: &quot;;[.I83];&quot;&quot;);&quot;&quot;)" office:value-type="string" office:string-value=", range: 2" calcext:value-type="string">
            <text:p>, range: 2</text:p>
          </table:table-cell>
          <table:table-cell table:formula="of:=IF([.J83]&lt;&gt;&quot;&quot;;CONCATENATE(&quot;, params: &quot;;[.J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formula="of:=COM.MICROSOFT.CONCAT([.L83:.P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H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G84]&lt;&gt;&quot;&quot;;CONCATENATE(&quot;, damagetype: '&quot;;[.G84];&quot;'&quot;);&quot;&quot;)" office:value-type="string" office:string-value=", damagetype: 'SPEC'" calcext:value-type="string">
            <text:p>, damagetype: 'SPEC'</text:p>
          </table:table-cell>
          <table:table-cell table:formula="of:=IF([.I84]&lt;&gt;&quot;&quot;;CONCATENATE(&quot;, range: &quot;;[.I84];&quot;&quot;);&quot;&quot;)" office:value-type="string" office:string-value=", range: 4" calcext:value-type="string">
            <text:p>, range: 4</text:p>
          </table:table-cell>
          <table:table-cell table:formula="of:=IF([.J84]&lt;&gt;&quot;&quot;;CONCATENATE(&quot;, params: &quot;;[.J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formula="of:=COM.MICROSOFT.CONCAT([.L84:.P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H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G85]&lt;&gt;&quot;&quot;;CONCATENATE(&quot;, damagetype: '&quot;;[.G85];&quot;'&quot;);&quot;&quot;)" office:value-type="string" office:string-value=", damagetype: 'SPEC'" calcext:value-type="string">
            <text:p>, damagetype: 'SPEC'</text:p>
          </table:table-cell>
          <table:table-cell table:formula="of:=IF([.I85]&lt;&gt;&quot;&quot;;CONCATENATE(&quot;, range: &quot;;[.I85];&quot;&quot;);&quot;&quot;)" office:value-type="string" office:string-value=", range: 3" calcext:value-type="string">
            <text:p>, range: 3</text:p>
          </table:table-cell>
          <table:table-cell table:formula="of:=IF([.J85]&lt;&gt;&quot;&quot;;CONCATENATE(&quot;, params: &quot;;[.J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85:.P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H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G86]&lt;&gt;&quot;&quot;;CONCATENATE(&quot;, damagetype: '&quot;;[.G86];&quot;'&quot;);&quot;&quot;)" office:value-type="string" office:string-value=", damagetype: 'SPEC'" calcext:value-type="string">
            <text:p>, damagetype: 'SPEC'</text:p>
          </table:table-cell>
          <table:table-cell table:formula="of:=IF([.I86]&lt;&gt;&quot;&quot;;CONCATENATE(&quot;, range: &quot;;[.I86];&quot;&quot;);&quot;&quot;)" office:value-type="string" office:string-value=", range: 3" calcext:value-type="string">
            <text:p>, range: 3</text:p>
          </table:table-cell>
          <table:table-cell table:formula="of:=IF([.J86]&lt;&gt;&quot;&quot;;CONCATENATE(&quot;, params: &quot;;[.J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formula="of:=COM.MICROSOFT.CONCAT([.L86:.P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H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G87]&lt;&gt;&quot;&quot;;CONCATENATE(&quot;, damagetype: '&quot;;[.G87];&quot;'&quot;);&quot;&quot;)" office:value-type="string" office:string-value=", damagetype: 'SPEC'" calcext:value-type="string">
            <text:p>, damagetype: 'SPEC'</text:p>
          </table:table-cell>
          <table:table-cell table:formula="of:=IF([.I87]&lt;&gt;&quot;&quot;;CONCATENATE(&quot;, range: &quot;;[.I87];&quot;&quot;);&quot;&quot;)" office:value-type="string" office:string-value=", range: 2" calcext:value-type="string">
            <text:p>, range: 2</text:p>
          </table:table-cell>
          <table:table-cell table:formula="of:=IF([.J87]&lt;&gt;&quot;&quot;;CONCATENATE(&quot;, params: &quot;;[.J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87:.P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H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G88]&lt;&gt;&quot;&quot;;CONCATENATE(&quot;, damagetype: '&quot;;[.G88];&quot;'&quot;);&quot;&quot;)" office:value-type="string" office:string-value=", damagetype: 'SPEC'" calcext:value-type="string">
            <text:p>, damagetype: 'SPEC'</text:p>
          </table:table-cell>
          <table:table-cell table:formula="of:=IF([.I88]&lt;&gt;&quot;&quot;;CONCATENATE(&quot;, range: &quot;;[.I88];&quot;&quot;);&quot;&quot;)" office:value-type="string" office:string-value=", range: 5" calcext:value-type="string">
            <text:p>, range: 5</text:p>
          </table:table-cell>
          <table:table-cell table:formula="of:=IF([.J88]&lt;&gt;&quot;&quot;;CONCATENATE(&quot;, params: &quot;;[.J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88:.P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H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G89]&lt;&gt;&quot;&quot;;CONCATENATE(&quot;, damagetype: '&quot;;[.G89];&quot;'&quot;);&quot;&quot;)" office:value-type="string" office:string-value=", damagetype: 'SPEC'" calcext:value-type="string">
            <text:p>, damagetype: 'SPEC'</text:p>
          </table:table-cell>
          <table:table-cell table:formula="of:=IF([.I89]&lt;&gt;&quot;&quot;;CONCATENATE(&quot;, range: &quot;;[.I89];&quot;&quot;);&quot;&quot;)" office:value-type="string" office:string-value=", range: 5" calcext:value-type="string">
            <text:p>, range: 5</text:p>
          </table:table-cell>
          <table:table-cell table:formula="of:=IF([.J89]&lt;&gt;&quot;&quot;;CONCATENATE(&quot;, params: &quot;;[.J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formula="of:=COM.MICROSOFT.CONCAT([.L89:.P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H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G90]&lt;&gt;&quot;&quot;;CONCATENATE(&quot;, damagetype: '&quot;;[.G90];&quot;'&quot;);&quot;&quot;)" office:value-type="string" office:string-value=", damagetype: 'SPEC'" calcext:value-type="string">
            <text:p>, damagetype: 'SPEC'</text:p>
          </table:table-cell>
          <table:table-cell table:formula="of:=IF([.I90]&lt;&gt;&quot;&quot;;CONCATENATE(&quot;, range: &quot;;[.I90];&quot;&quot;);&quot;&quot;)" office:value-type="string" office:string-value=", range: 5" calcext:value-type="string">
            <text:p>, range: 5</text:p>
          </table:table-cell>
          <table:table-cell table:formula="of:=IF([.J90]&lt;&gt;&quot;&quot;;CONCATENATE(&quot;, params: &quot;;[.J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formula="of:=COM.MICROSOFT.CONCAT([.L90:.P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H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G91]&lt;&gt;&quot;&quot;;CONCATENATE(&quot;, damagetype: '&quot;;[.G91];&quot;'&quot;);&quot;&quot;)" office:value-type="string" office:string-value=", damagetype: 'SPEC'" calcext:value-type="string">
            <text:p>, damagetype: 'SPEC'</text:p>
          </table:table-cell>
          <table:table-cell table:formula="of:=IF([.I91]&lt;&gt;&quot;&quot;;CONCATENATE(&quot;, range: &quot;;[.I91];&quot;&quot;);&quot;&quot;)" office:value-type="string" office:string-value=", range: 2" calcext:value-type="string">
            <text:p>, range: 2</text:p>
          </table:table-cell>
          <table:table-cell table:formula="of:=IF([.J91]&lt;&gt;&quot;&quot;;CONCATENATE(&quot;, params: &quot;;[.J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91:.P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H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G92]&lt;&gt;&quot;&quot;;CONCATENATE(&quot;, damagetype: '&quot;;[.G92];&quot;'&quot;);&quot;&quot;)" office:value-type="string" office:string-value=", damagetype: 'SPEC'" calcext:value-type="string">
            <text:p>, damagetype: 'SPEC'</text:p>
          </table:table-cell>
          <table:table-cell table:formula="of:=IF([.I92]&lt;&gt;&quot;&quot;;CONCATENATE(&quot;, range: &quot;;[.I92];&quot;&quot;);&quot;&quot;)">
            <text:p/>
          </table:table-cell>
          <table:table-cell table:formula="of:=IF([.J92]&lt;&gt;&quot;&quot;;CONCATENATE(&quot;, params: &quot;;[.J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formula="of:=COM.MICROSOFT.CONCAT([.L92:.P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H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G93]&lt;&gt;&quot;&quot;;CONCATENATE(&quot;, damagetype: '&quot;;[.G93];&quot;'&quot;);&quot;&quot;)" office:value-type="string" office:string-value=", damagetype: 'SPEC'" calcext:value-type="string">
            <text:p>, damagetype: 'SPEC'</text:p>
          </table:table-cell>
          <table:table-cell table:formula="of:=IF([.I93]&lt;&gt;&quot;&quot;;CONCATENATE(&quot;, range: &quot;;[.I93];&quot;&quot;);&quot;&quot;)">
            <text:p/>
          </table:table-cell>
          <table:table-cell table:formula="of:=IF([.J93]&lt;&gt;&quot;&quot;;CONCATENATE(&quot;, params: &quot;;[.J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formula="of:=COM.MICROSOFT.CONCAT([.L93:.P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H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G94]&lt;&gt;&quot;&quot;;CONCATENATE(&quot;, damagetype: '&quot;;[.G94];&quot;'&quot;);&quot;&quot;)" office:value-type="string" office:string-value=", damagetype: 'SPEC'" calcext:value-type="string">
            <text:p>, damagetype: 'SPEC'</text:p>
          </table:table-cell>
          <table:table-cell table:formula="of:=IF([.I94]&lt;&gt;&quot;&quot;;CONCATENATE(&quot;, range: &quot;;[.I94];&quot;&quot;);&quot;&quot;)" office:value-type="string" office:string-value=", range: 5" calcext:value-type="string">
            <text:p>, range: 5</text:p>
          </table:table-cell>
          <table:table-cell table:formula="of:=IF([.J94]&lt;&gt;&quot;&quot;;CONCATENATE(&quot;, params: &quot;;[.J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formula="of:=COM.MICROSOFT.CONCAT([.L94:.P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H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G95]&lt;&gt;&quot;&quot;;CONCATENATE(&quot;, damagetype: '&quot;;[.G95];&quot;'&quot;);&quot;&quot;)" office:value-type="string" office:string-value=", damagetype: 'SPEC'" calcext:value-type="string">
            <text:p>, damagetype: 'SPEC'</text:p>
          </table:table-cell>
          <table:table-cell table:formula="of:=IF([.I95]&lt;&gt;&quot;&quot;;CONCATENATE(&quot;, range: &quot;;[.I95];&quot;&quot;);&quot;&quot;)" office:value-type="string" office:string-value=", range: 2" calcext:value-type="string">
            <text:p>, range: 2</text:p>
          </table:table-cell>
          <table:table-cell table:formula="of:=IF([.J95]&lt;&gt;&quot;&quot;;CONCATENATE(&quot;, params: &quot;;[.J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formula="of:=COM.MICROSOFT.CONCAT([.L95:.P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H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G96]&lt;&gt;&quot;&quot;;CONCATENATE(&quot;, damagetype: '&quot;;[.G96];&quot;'&quot;);&quot;&quot;)" office:value-type="string" office:string-value=", damagetype: 'SPEC'" calcext:value-type="string">
            <text:p>, damagetype: 'SPEC'</text:p>
          </table:table-cell>
          <table:table-cell table:formula="of:=IF([.I96]&lt;&gt;&quot;&quot;;CONCATENATE(&quot;, range: &quot;;[.I96];&quot;&quot;);&quot;&quot;)" office:value-type="string" office:string-value=", range: 2" calcext:value-type="string">
            <text:p>, range: 2</text:p>
          </table:table-cell>
          <table:table-cell table:formula="of:=IF([.J96]&lt;&gt;&quot;&quot;;CONCATENATE(&quot;, params: &quot;;[.J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formula="of:=COM.MICROSOFT.CONCAT([.L96:.P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20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H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G97]&lt;&gt;&quot;&quot;;CONCATENATE(&quot;, damagetype: '&quot;;[.G97];&quot;'&quot;);&quot;&quot;)" office:value-type="string" office:string-value=", damagetype: 'SPEC'" calcext:value-type="string">
            <text:p>, damagetype: 'SPEC'</text:p>
          </table:table-cell>
          <table:table-cell table:formula="of:=IF([.I97]&lt;&gt;&quot;&quot;;CONCATENATE(&quot;, range: &quot;;[.I97];&quot;&quot;);&quot;&quot;)" office:value-type="string" office:string-value=", range: 2" calcext:value-type="string">
            <text:p>, range: 2</text:p>
          </table:table-cell>
          <table:table-cell table:formula="of:=IF([.J97]&lt;&gt;&quot;&quot;;CONCATENATE(&quot;, params: &quot;;[.J97];&quot;&quot;);&quot;, params: {}&quot;)" office:value-type="string" office:string-value=", params: {critBoost: 20, buildUpTurns: 1}" calcext:value-type="string">
            <text:p>, params: {critBoost: 20, buildUpTurns: 1}</text:p>
          </table:table-cell>
          <table:table-cell office:value-type="string" calcext:value-type="string">
            <text:p>},</text:p>
          </table:table-cell>
          <table:table-cell table:formula="of:=COM.MICROSOFT.CONCAT([.L97:.P97])" office:value-type="string" office:string-value="RAZOR_WIND: {name: 'Razor Wind', type: Types.NORMAL, power: 80, accuracy: 100, effect: Effects.DAMAGE, pp: 10, damagetype: 'SPEC', range: 2, params: {critBoost: 20, buildUpTurns: 1}}," calcext:value-type="string">
            <text:p>RAZOR_WIND: {name: 'Razor Wind', type: Types.NORMAL, power: 80, accuracy: 100, effect: Effects.DAMAGE, pp: 10, damagetype: 'SPEC', range: 2, params: {critBoost: 20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H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G98]&lt;&gt;&quot;&quot;;CONCATENATE(&quot;, damagetype: '&quot;;[.G98];&quot;'&quot;);&quot;&quot;)" office:value-type="string" office:string-value=", damagetype: 'SPEC'" calcext:value-type="string">
            <text:p>, damagetype: 'SPEC'</text:p>
          </table:table-cell>
          <table:table-cell table:formula="of:=IF([.I98]&lt;&gt;&quot;&quot;;CONCATENATE(&quot;, range: &quot;;[.I98];&quot;&quot;);&quot;&quot;)" office:value-type="string" office:string-value=", range: 2" calcext:value-type="string">
            <text:p>, range: 2</text:p>
          </table:table-cell>
          <table:table-cell table:formula="of:=IF([.J98]&lt;&gt;&quot;&quot;;CONCATENATE(&quot;, params: &quot;;[.J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formula="of:=COM.MICROSOFT.CONCAT([.L98:.P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H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G99]&lt;&gt;&quot;&quot;;CONCATENATE(&quot;, damagetype: '&quot;;[.G99];&quot;'&quot;);&quot;&quot;)" office:value-type="string" office:string-value=", damagetype: 'SPEC'" calcext:value-type="string">
            <text:p>, damagetype: 'SPEC'</text:p>
          </table:table-cell>
          <table:table-cell table:formula="of:=IF([.I99]&lt;&gt;&quot;&quot;;CONCATENATE(&quot;, range: &quot;;[.I99];&quot;&quot;);&quot;&quot;)" office:value-type="string" office:string-value=", range: 3" calcext:value-type="string">
            <text:p>, range: 3</text:p>
          </table:table-cell>
          <table:table-cell table:formula="of:=IF([.J99]&lt;&gt;&quot;&quot;;CONCATENATE(&quot;, params: &quot;;[.J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formula="of:=COM.MICROSOFT.CONCAT([.L99:.P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H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G100]&lt;&gt;&quot;&quot;;CONCATENATE(&quot;, damagetype: '&quot;;[.G100];&quot;'&quot;);&quot;&quot;)" office:value-type="string" office:string-value=", damagetype: 'SPEC'" calcext:value-type="string">
            <text:p>, damagetype: 'SPEC'</text:p>
          </table:table-cell>
          <table:table-cell table:formula="of:=IF([.I100]&lt;&gt;&quot;&quot;;CONCATENATE(&quot;, range: &quot;;[.I100];&quot;&quot;);&quot;&quot;)" office:value-type="string" office:string-value=", range: 5" calcext:value-type="string">
            <text:p>, range: 5</text:p>
          </table:table-cell>
          <table:table-cell table:formula="of:=IF([.J100]&lt;&gt;&quot;&quot;;CONCATENATE(&quot;, params: &quot;;[.J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formula="of:=COM.MICROSOFT.CONCAT([.L100:.P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H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G101]&lt;&gt;&quot;&quot;;CONCATENATE(&quot;, damagetype: '&quot;;[.G101];&quot;'&quot;);&quot;&quot;)" office:value-type="string" office:string-value=", damagetype: 'SPEC'" calcext:value-type="string">
            <text:p>, damagetype: 'SPEC'</text:p>
          </table:table-cell>
          <table:table-cell table:formula="of:=IF([.I101]&lt;&gt;&quot;&quot;;CONCATENATE(&quot;, range: &quot;;[.I101];&quot;&quot;);&quot;&quot;)" office:value-type="string" office:string-value=", range: 2" calcext:value-type="string">
            <text:p>, range: 2</text:p>
          </table:table-cell>
          <table:table-cell table:formula="of:=IF([.J101]&lt;&gt;&quot;&quot;;CONCATENATE(&quot;, params: &quot;;[.J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formula="of:=COM.MICROSOFT.CONCAT([.L101:.P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H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G102]&lt;&gt;&quot;&quot;;CONCATENATE(&quot;, damagetype: '&quot;;[.G102];&quot;'&quot;);&quot;&quot;)" office:value-type="string" office:string-value=", damagetype: 'SPEC'" calcext:value-type="string">
            <text:p>, damagetype: 'SPEC'</text:p>
          </table:table-cell>
          <table:table-cell table:formula="of:=IF([.I102]&lt;&gt;&quot;&quot;;CONCATENATE(&quot;, range: &quot;;[.I102];&quot;&quot;);&quot;&quot;)">
            <text:p/>
          </table:table-cell>
          <table:table-cell table:formula="of:=IF([.J102]&lt;&gt;&quot;&quot;;CONCATENATE(&quot;, params: &quot;;[.J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formula="of:=COM.MICROSOFT.CONCAT([.L102:.P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H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G103]&lt;&gt;&quot;&quot;;CONCATENATE(&quot;, damagetype: '&quot;;[.G103];&quot;'&quot;);&quot;&quot;)" office:value-type="string" office:string-value=", damagetype: 'SPEC'" calcext:value-type="string">
            <text:p>, damagetype: 'SPEC'</text:p>
          </table:table-cell>
          <table:table-cell table:formula="of:=IF([.I103]&lt;&gt;&quot;&quot;;CONCATENATE(&quot;, range: &quot;;[.I103];&quot;&quot;);&quot;&quot;)">
            <text:p/>
          </table:table-cell>
          <table:table-cell table:formula="of:=IF([.J103]&lt;&gt;&quot;&quot;;CONCATENATE(&quot;, params: &quot;;[.J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formula="of:=COM.MICROSOFT.CONCAT([.L103:.P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H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G104]&lt;&gt;&quot;&quot;;CONCATENATE(&quot;, damagetype: '&quot;;[.G104];&quot;'&quot;);&quot;&quot;)" office:value-type="string" office:string-value=", damagetype: 'SPEC'" calcext:value-type="string">
            <text:p>, damagetype: 'SPEC'</text:p>
          </table:table-cell>
          <table:table-cell table:formula="of:=IF([.I104]&lt;&gt;&quot;&quot;;CONCATENATE(&quot;, range: &quot;;[.I104];&quot;&quot;);&quot;&quot;)" office:value-type="string" office:string-value=", range: 5" calcext:value-type="string">
            <text:p>, range: 5</text:p>
          </table:table-cell>
          <table:table-cell table:formula="of:=IF([.J104]&lt;&gt;&quot;&quot;;CONCATENATE(&quot;, params: &quot;;[.J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104:.P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H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G105]&lt;&gt;&quot;&quot;;CONCATENATE(&quot;, damagetype: '&quot;;[.G105];&quot;'&quot;);&quot;&quot;)" office:value-type="string" office:string-value=", damagetype: 'SPEC'" calcext:value-type="string">
            <text:p>, damagetype: 'SPEC'</text:p>
          </table:table-cell>
          <table:table-cell table:formula="of:=IF([.I105]&lt;&gt;&quot;&quot;;CONCATENATE(&quot;, range: &quot;;[.I105];&quot;&quot;);&quot;&quot;)" office:value-type="string" office:string-value=", range: 2" calcext:value-type="string">
            <text:p>, range: 2</text:p>
          </table:table-cell>
          <table:table-cell table:formula="of:=IF([.J105]&lt;&gt;&quot;&quot;;CONCATENATE(&quot;, params: &quot;;[.J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105:.P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H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G106]&lt;&gt;&quot;&quot;;CONCATENATE(&quot;, damagetype: '&quot;;[.G106];&quot;'&quot;);&quot;&quot;)" office:value-type="string" office:string-value=", damagetype: 'SPEC'" calcext:value-type="string">
            <text:p>, damagetype: 'SPEC'</text:p>
          </table:table-cell>
          <table:table-cell table:formula="of:=IF([.I106]&lt;&gt;&quot;&quot;;CONCATENATE(&quot;, range: &quot;;[.I106];&quot;&quot;);&quot;&quot;)" office:value-type="string" office:string-value=", range: 4" calcext:value-type="string">
            <text:p>, range: 4</text:p>
          </table:table-cell>
          <table:table-cell table:formula="of:=IF([.J106]&lt;&gt;&quot;&quot;;CONCATENATE(&quot;, params: &quot;;[.J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106:.P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H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G107]&lt;&gt;&quot;&quot;;CONCATENATE(&quot;, damagetype: '&quot;;[.G107];&quot;'&quot;);&quot;&quot;)" office:value-type="string" office:string-value=", damagetype: 'SPEC'" calcext:value-type="string">
            <text:p>, damagetype: 'SPEC'</text:p>
          </table:table-cell>
          <table:table-cell table:formula="of:=IF([.I107]&lt;&gt;&quot;&quot;;CONCATENATE(&quot;, range: &quot;;[.I107];&quot;&quot;);&quot;&quot;)">
            <text:p/>
          </table:table-cell>
          <table:table-cell table:formula="of:=IF([.J107]&lt;&gt;&quot;&quot;;CONCATENATE(&quot;, params: &quot;;[.J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07:.P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H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G108]&lt;&gt;&quot;&quot;;CONCATENATE(&quot;, damagetype: '&quot;;[.G108];&quot;'&quot;);&quot;&quot;)" office:value-type="string" office:string-value=", damagetype: 'SPEC'" calcext:value-type="string">
            <text:p>, damagetype: 'SPEC'</text:p>
          </table:table-cell>
          <table:table-cell table:formula="of:=IF([.I108]&lt;&gt;&quot;&quot;;CONCATENATE(&quot;, range: &quot;;[.I108];&quot;&quot;);&quot;&quot;)">
            <text:p/>
          </table:table-cell>
          <table:table-cell table:formula="of:=IF([.J108]&lt;&gt;&quot;&quot;;CONCATENATE(&quot;, params: &quot;;[.J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08:.P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H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G109]&lt;&gt;&quot;&quot;;CONCATENATE(&quot;, damagetype: '&quot;;[.G109];&quot;'&quot;);&quot;&quot;)" office:value-type="string" office:string-value=", damagetype: 'PHYS'" calcext:value-type="string">
            <text:p>, damagetype: 'PHYS'</text:p>
          </table:table-cell>
          <table:table-cell table:formula="of:=IF([.I109]&lt;&gt;&quot;&quot;;CONCATENATE(&quot;, range: &quot;;[.I109];&quot;&quot;);&quot;&quot;)">
            <text:p/>
          </table:table-cell>
          <table:table-cell table:formula="of:=IF([.J109]&lt;&gt;&quot;&quot;;CONCATENATE(&quot;, params: &quot;;[.J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formula="of:=COM.MICROSOFT.CONCAT([.L109:.P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H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G110]&lt;&gt;&quot;&quot;;CONCATENATE(&quot;, damagetype: '&quot;;[.G110];&quot;'&quot;);&quot;&quot;)" office:value-type="string" office:string-value=", damagetype: 'PHYS'" calcext:value-type="string">
            <text:p>, damagetype: 'PHYS'</text:p>
          </table:table-cell>
          <table:table-cell table:formula="of:=IF([.I110]&lt;&gt;&quot;&quot;;CONCATENATE(&quot;, range: &quot;;[.I110];&quot;&quot;);&quot;&quot;)">
            <text:p/>
          </table:table-cell>
          <table:table-cell table:formula="of:=IF([.J110]&lt;&gt;&quot;&quot;;CONCATENATE(&quot;, params: &quot;;[.J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formula="of:=COM.MICROSOFT.CONCAT([.L110:.P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H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G111]&lt;&gt;&quot;&quot;;CONCATENATE(&quot;, damagetype: '&quot;;[.G111];&quot;'&quot;);&quot;&quot;)" office:value-type="string" office:string-value=", damagetype: 'STAT'" calcext:value-type="string">
            <text:p>, damagetype: 'STAT'</text:p>
          </table:table-cell>
          <table:table-cell table:formula="of:=IF([.I111]&lt;&gt;&quot;&quot;;CONCATENATE(&quot;, range: &quot;;[.I111];&quot;&quot;);&quot;&quot;)">
            <text:p/>
          </table:table-cell>
          <table:table-cell table:formula="of:=IF([.J111]&lt;&gt;&quot;&quot;;CONCATENATE(&quot;, params: &quot;;[.J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11:.P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H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G112]&lt;&gt;&quot;&quot;;CONCATENATE(&quot;, damagetype: '&quot;;[.G112];&quot;'&quot;);&quot;&quot;)" office:value-type="string" office:string-value=", damagetype: 'STAT'" calcext:value-type="string">
            <text:p>, damagetype: 'STAT'</text:p>
          </table:table-cell>
          <table:table-cell table:formula="of:=IF([.I112]&lt;&gt;&quot;&quot;;CONCATENATE(&quot;, range: &quot;;[.I112];&quot;&quot;);&quot;&quot;)">
            <text:p/>
          </table:table-cell>
          <table:table-cell table:formula="of:=IF([.J112]&lt;&gt;&quot;&quot;;CONCATENATE(&quot;, params: &quot;;[.J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formula="of:=COM.MICROSOFT.CONCAT([.L112:.P112])" office:value-type="string" office:string-value="CONFUSE_RAY: {name: 'Confuse Ray', type: Types.GHOST, power: 0, accuracy: 100, effect: Effects.INFLICT_STATUS, pp: 10, damagetype: 'STAT', params: {status: &quot;CONFUSION&quot;}}," calcext:value-type="string">
            <text:p>CONFUSE_RAY: {name: 'Confuse Ray', type: Types.GHOST, power: 0, accuracy: 100, effect: Effects.INFLICT_STATUS, pp: 10, damagetype: 'STAT'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H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G113]&lt;&gt;&quot;&quot;;CONCATENATE(&quot;, damagetype: '&quot;;[.G113];&quot;'&quot;);&quot;&quot;)" office:value-type="string" office:string-value=", damagetype: 'STAT'" calcext:value-type="string">
            <text:p>, damagetype: 'STAT'</text:p>
          </table:table-cell>
          <table:table-cell table:formula="of:=IF([.I113]&lt;&gt;&quot;&quot;;CONCATENATE(&quot;, range: &quot;;[.I113];&quot;&quot;);&quot;&quot;)">
            <text:p/>
          </table:table-cell>
          <table:table-cell table:formula="of:=IF([.J113]&lt;&gt;&quot;&quot;;CONCATENATE(&quot;, params: &quot;;[.J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formula="of:=COM.MICROSOFT.CONCAT([.L113:.P113])" office:value-type="string" office:string-value="GLARE: {name: 'Glare', type: Types.NORMAL, power: 0, accuracy: 100, effect: Effects.INFLICT_STATUS, pp: 30, damagetype: 'STAT', params: {status: &quot;PARALYSIS&quot;}}," calcext:value-type="string">
            <text:p>GLARE: {name: 'Glare', type: Types.NORMAL, power: 0, accuracy: 100, effect: Effects.INFLICT_STATUS, pp: 30, damagetype: 'STAT'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H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G114]&lt;&gt;&quot;&quot;;CONCATENATE(&quot;, damagetype: '&quot;;[.G114];&quot;'&quot;);&quot;&quot;)" office:value-type="string" office:string-value=", damagetype: 'STAT'" calcext:value-type="string">
            <text:p>, damagetype: 'STAT'</text:p>
          </table:table-cell>
          <table:table-cell table:formula="of:=IF([.I114]&lt;&gt;&quot;&quot;;CONCATENATE(&quot;, range: &quot;;[.I114];&quot;&quot;);&quot;&quot;)">
            <text:p/>
          </table:table-cell>
          <table:table-cell table:formula="of:=IF([.J114]&lt;&gt;&quot;&quot;;CONCATENATE(&quot;, params: &quot;;[.J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4:.P114])" office:value-type="string" office:string-value="HYPNOSIS: {name: 'Hypnosis', type: Types.PSYCHIC, power: 0, accuracy: 60, effect: Effects.INFLICT_STATUS, pp: 20, damagetype: 'STAT', params: {status: &quot;SLEEP&quot;}}," calcext:value-type="string">
            <text:p>HYPNOSIS: {name: 'Hypnosis', type: Types.PSYCHIC, power: 0, accuracy: 60, effect: Effects.INFLICT_STATUS, pp: 20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H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G115]&lt;&gt;&quot;&quot;;CONCATENATE(&quot;, damagetype: '&quot;;[.G115];&quot;'&quot;);&quot;&quot;)" office:value-type="string" office:string-value=", damagetype: 'STAT'" calcext:value-type="string">
            <text:p>, damagetype: 'STAT'</text:p>
          </table:table-cell>
          <table:table-cell table:formula="of:=IF([.I115]&lt;&gt;&quot;&quot;;CONCATENATE(&quot;, range: &quot;;[.I115];&quot;&quot;);&quot;&quot;)">
            <text:p/>
          </table:table-cell>
          <table:table-cell table:formula="of:=IF([.J115]&lt;&gt;&quot;&quot;;CONCATENATE(&quot;, params: &quot;;[.J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5:.P115])" office:value-type="string" office:string-value="LOVELY_KISS: {name: 'Lovely Kiss', type: Types.NORMAL, power: 0, accuracy: 75, effect: Effects.INFLICT_STATUS, pp: 10, damagetype: 'STAT', params: {status: &quot;SLEEP&quot;}}," calcext:value-type="string">
            <text:p>LOVELY_KISS: {name: 'Lovely Kiss', type: Types.NORMAL, power: 0, accuracy: 75, effect: Effects.INFLICT_STATUS, pp: 10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H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G116]&lt;&gt;&quot;&quot;;CONCATENATE(&quot;, damagetype: '&quot;;[.G116];&quot;'&quot;);&quot;&quot;)" office:value-type="string" office:string-value=", damagetype: 'STAT'" calcext:value-type="string">
            <text:p>, damagetype: 'STAT'</text:p>
          </table:table-cell>
          <table:table-cell table:formula="of:=IF([.I116]&lt;&gt;&quot;&quot;;CONCATENATE(&quot;, range: &quot;;[.I116];&quot;&quot;);&quot;&quot;)">
            <text:p/>
          </table:table-cell>
          <table:table-cell table:formula="of:=IF([.J116]&lt;&gt;&quot;&quot;;CONCATENATE(&quot;, params: &quot;;[.J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formula="of:=COM.MICROSOFT.CONCAT([.L116:.P116])" office:value-type="string" office:string-value="POISON_GAS: {name: 'Poison Gas', type: Types.POISON, power: 0, accuracy: 90, effect: Effects.INFLICT_STATUS, pp: 40, damagetype: 'STAT', params: {status: &quot;POISON&quot;}}," calcext:value-type="string">
            <text:p>POISON_GAS: {name: 'Poison Gas', type: Types.POISON, power: 0, accuracy: 90, effect: Effects.INFLICT_STATUS, pp: 40, damagetype: 'STAT'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H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G117]&lt;&gt;&quot;&quot;;CONCATENATE(&quot;, damagetype: '&quot;;[.G117];&quot;'&quot;);&quot;&quot;)" office:value-type="string" office:string-value=", damagetype: 'STAT'" calcext:value-type="string">
            <text:p>, damagetype: 'STAT'</text:p>
          </table:table-cell>
          <table:table-cell table:formula="of:=IF([.I117]&lt;&gt;&quot;&quot;;CONCATENATE(&quot;, range: &quot;;[.I117];&quot;&quot;);&quot;&quot;)">
            <text:p/>
          </table:table-cell>
          <table:table-cell table:formula="of:=IF([.J117]&lt;&gt;&quot;&quot;;CONCATENATE(&quot;, params: &quot;;[.J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formula="of:=COM.MICROSOFT.CONCAT([.L117:.P117])" office:value-type="string" office:string-value="POISON_POWDER: {name: 'Poison Powder', type: Types.POISON, power: 0, accuracy: 75, effect: Effects.INFLICT_STATUS, pp: 35, damagetype: 'STAT', params: {status: &quot;POISON&quot;}}," calcext:value-type="string">
            <text:p>POISON_POWDER: {name: 'Poison Powder', type: Types.POISON, power: 0, accuracy: 75, effect: Effects.INFLICT_STATUS, pp: 35, damagetype: 'STAT'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H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G118]&lt;&gt;&quot;&quot;;CONCATENATE(&quot;, damagetype: '&quot;;[.G118];&quot;'&quot;);&quot;&quot;)" office:value-type="string" office:string-value=", damagetype: 'STAT'" calcext:value-type="string">
            <text:p>, damagetype: 'STAT'</text:p>
          </table:table-cell>
          <table:table-cell table:formula="of:=IF([.I118]&lt;&gt;&quot;&quot;;CONCATENATE(&quot;, range: &quot;;[.I118];&quot;&quot;);&quot;&quot;)">
            <text:p/>
          </table:table-cell>
          <table:table-cell table:formula="of:=IF([.J118]&lt;&gt;&quot;&quot;;CONCATENATE(&quot;, params: &quot;;[.J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8:.P118])" office:value-type="string" office:string-value="SING: {name: 'Sing', type: Types.NORMAL, power: 0, accuracy: 55, effect: Effects.INFLICT_STATUS, pp: 15, damagetype: 'STAT', params: {status: &quot;SLEEP&quot;}}," calcext:value-type="string">
            <text:p>SING: {name: 'Sing', type: Types.NORMAL, power: 0, accuracy: 55, effect: Effects.INFLICT_STATUS, pp: 15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H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G119]&lt;&gt;&quot;&quot;;CONCATENATE(&quot;, damagetype: '&quot;;[.G119];&quot;'&quot;);&quot;&quot;)" office:value-type="string" office:string-value=", damagetype: 'STAT'" calcext:value-type="string">
            <text:p>, damagetype: 'STAT'</text:p>
          </table:table-cell>
          <table:table-cell table:formula="of:=IF([.I119]&lt;&gt;&quot;&quot;;CONCATENATE(&quot;, range: &quot;;[.I119];&quot;&quot;);&quot;&quot;)">
            <text:p/>
          </table:table-cell>
          <table:table-cell table:formula="of:=IF([.J119]&lt;&gt;&quot;&quot;;CONCATENATE(&quot;, params: &quot;;[.J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9:.P119])" office:value-type="string" office:string-value="SLEEP_POWDER: {name: 'Sleep Powder', type: Types.GRASS, power: 0, accuracy: 75, effect: Effects.INFLICT_STATUS, pp: 15, damagetype: 'STAT', params: {status: &quot;SLEEP&quot;}}," calcext:value-type="string">
            <text:p>SLEEP_POWDER: {name: 'Sleep Powder', type: Types.GRASS, power: 0, accuracy: 75, effect: Effects.INFLICT_STATUS, pp: 15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H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G120]&lt;&gt;&quot;&quot;;CONCATENATE(&quot;, damagetype: '&quot;;[.G120];&quot;'&quot;);&quot;&quot;)" office:value-type="string" office:string-value=", damagetype: 'STAT'" calcext:value-type="string">
            <text:p>, damagetype: 'STAT'</text:p>
          </table:table-cell>
          <table:table-cell table:formula="of:=IF([.I120]&lt;&gt;&quot;&quot;;CONCATENATE(&quot;, range: &quot;;[.I120];&quot;&quot;);&quot;&quot;)">
            <text:p/>
          </table:table-cell>
          <table:table-cell table:formula="of:=IF([.J120]&lt;&gt;&quot;&quot;;CONCATENATE(&quot;, params: &quot;;[.J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20:.P120])" office:value-type="string" office:string-value="SPORE: {name: 'Spore', type: Types.GRASS, power: 0, accuracy: 100, effect: Effects.INFLICT_STATUS, pp: 15, damagetype: 'STAT', params: {status: &quot;SLEEP&quot;}}," calcext:value-type="string">
            <text:p>SPORE: {name: 'Spore', type: Types.GRASS, power: 0, accuracy: 100, effect: Effects.INFLICT_STATUS, pp: 15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H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G121]&lt;&gt;&quot;&quot;;CONCATENATE(&quot;, damagetype: '&quot;;[.G121];&quot;'&quot;);&quot;&quot;)" office:value-type="string" office:string-value=", damagetype: 'STAT'" calcext:value-type="string">
            <text:p>, damagetype: 'STAT'</text:p>
          </table:table-cell>
          <table:table-cell table:formula="of:=IF([.I121]&lt;&gt;&quot;&quot;;CONCATENATE(&quot;, range: &quot;;[.I121];&quot;&quot;);&quot;&quot;)">
            <text:p/>
          </table:table-cell>
          <table:table-cell table:formula="of:=IF([.J121]&lt;&gt;&quot;&quot;;CONCATENATE(&quot;, params: &quot;;[.J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formula="of:=COM.MICROSOFT.CONCAT([.L121:.P121])" office:value-type="string" office:string-value="STUN_SPORE: {name: 'Stun Spore', type: Types.GRASS, power: 0, accuracy: 75, effect: Effects.INFLICT_STATUS, pp: 30, damagetype: 'STAT', params: {status: &quot;PARALYSIS&quot;}}," calcext:value-type="string">
            <text:p>STUN_SPORE: {name: 'Stun Spore', type: Types.GRASS, power: 0, accuracy: 75, effect: Effects.INFLICT_STATUS, pp: 30, damagetype: 'STAT'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H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G122]&lt;&gt;&quot;&quot;;CONCATENATE(&quot;, damagetype: '&quot;;[.G122];&quot;'&quot;);&quot;&quot;)" office:value-type="string" office:string-value=", damagetype: 'STAT'" calcext:value-type="string">
            <text:p>, damagetype: 'STAT'</text:p>
          </table:table-cell>
          <table:table-cell table:formula="of:=IF([.I122]&lt;&gt;&quot;&quot;;CONCATENATE(&quot;, range: &quot;;[.I122];&quot;&quot;);&quot;&quot;)">
            <text:p/>
          </table:table-cell>
          <table:table-cell table:formula="of:=IF([.J122]&lt;&gt;&quot;&quot;;CONCATENATE(&quot;, params: &quot;;[.J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formula="of:=COM.MICROSOFT.CONCAT([.L122:.P122])" office:value-type="string" office:string-value="SUPERSONIC: {name: 'Supersonic', type: Types.NORMAL, power: 0, accuracy: 55, effect: Effects.INFLICT_STATUS, pp: 20, damagetype: 'STAT', params: {status: &quot;CONFUSION&quot;}}," calcext:value-type="string">
            <text:p>SUPERSONIC: {name: 'Supersonic', type: Types.NORMAL, power: 0, accuracy: 55, effect: Effects.INFLICT_STATUS, pp: 20, damagetype: 'STAT'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H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G123]&lt;&gt;&quot;&quot;;CONCATENATE(&quot;, damagetype: '&quot;;[.G123];&quot;'&quot;);&quot;&quot;)" office:value-type="string" office:string-value=", damagetype: 'STAT'" calcext:value-type="string">
            <text:p>, damagetype: 'STAT'</text:p>
          </table:table-cell>
          <table:table-cell table:formula="of:=IF([.I123]&lt;&gt;&quot;&quot;;CONCATENATE(&quot;, range: &quot;;[.I123];&quot;&quot;);&quot;&quot;)">
            <text:p/>
          </table:table-cell>
          <table:table-cell table:formula="of:=IF([.J123]&lt;&gt;&quot;&quot;;CONCATENATE(&quot;, params: &quot;;[.J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formula="of:=COM.MICROSOFT.CONCAT([.L123:.P123])" office:value-type="string" office:string-value="THUNDER_WAVE: {name: 'Thunder Wave', type: Types.ELECTRIC, power: 0, accuracy: 90, effect: Effects.INFLICT_STATUS, pp: 20, damagetype: 'STAT', params: {status: &quot;PARALYSIS&quot;}}," calcext:value-type="string">
            <text:p>THUNDER_WAVE: {name: 'Thunder Wave', type: Types.ELECTRIC, power: 0, accuracy: 90, effect: Effects.INFLICT_STATUS, pp: 20, damagetype: 'STAT'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H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G124]&lt;&gt;&quot;&quot;;CONCATENATE(&quot;, damagetype: '&quot;;[.G124];&quot;'&quot;);&quot;&quot;)" office:value-type="string" office:string-value=", damagetype: 'STAT'" calcext:value-type="string">
            <text:p>, damagetype: 'STAT'</text:p>
          </table:table-cell>
          <table:table-cell table:formula="of:=IF([.I124]&lt;&gt;&quot;&quot;;CONCATENATE(&quot;, range: &quot;;[.I124];&quot;&quot;);&quot;&quot;)">
            <text:p/>
          </table:table-cell>
          <table:table-cell table:formula="of:=IF([.J124]&lt;&gt;&quot;&quot;;CONCATENATE(&quot;, params: &quot;;[.J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formula="of:=COM.MICROSOFT.CONCAT([.L124:.P124])" office:value-type="string" office:string-value="TOXIC: {name: 'Toxic', type: Types.POISON, power: 0, accuracy: 90, effect: Effects.INFLICT_STATUS, pp: 10, damagetype: 'STAT', params: {status: &quot;BAD_POISON&quot;}}," calcext:value-type="string">
            <text:p>TOXIC: {name: 'Toxic', type: Types.POISON, power: 0, accuracy: 90, effect: Effects.INFLICT_STATUS, pp: 10, damagetype: 'STAT'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H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G125]&lt;&gt;&quot;&quot;;CONCATENATE(&quot;, damagetype: '&quot;;[.G125];&quot;'&quot;);&quot;&quot;)" office:value-type="string" office:string-value=", damagetype: 'STAT'" calcext:value-type="string">
            <text:p>, damagetype: 'STAT'</text:p>
          </table:table-cell>
          <table:table-cell table:formula="of:=IF([.I125]&lt;&gt;&quot;&quot;;CONCATENATE(&quot;, range: &quot;;[.I125];&quot;&quot;);&quot;&quot;)">
            <text:p/>
          </table:table-cell>
          <table:table-cell table:formula="of:=IF([.J125]&lt;&gt;&quot;&quot;;CONCATENATE(&quot;, params: &quot;;[.J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formula="of:=COM.MICROSOFT.CONCAT([.L125:.P125])" office:value-type="string" office:string-value="LEECH_SEED: {name: 'Leech Seed', type: Types.GRASS, power: 0, accuracy: 90, effect: Effects.INFLICT_STATUS, pp: 10, damagetype: 'STAT', params: {status: &quot;SEEDED&quot;}}," calcext:value-type="string">
            <text:p>LEECH_SEED: {name: 'Leech Seed', type: Types.GRASS, power: 0, accuracy: 90, effect: Effects.INFLICT_STATUS, pp: 10, damagetype: 'STAT'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H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G126]&lt;&gt;&quot;&quot;;CONCATENATE(&quot;, damagetype: '&quot;;[.G126];&quot;'&quot;);&quot;&quot;)" office:value-type="string" office:string-value=", damagetype: 'PHYS'" calcext:value-type="string">
            <text:p>, damagetype: 'PHYS'</text:p>
          </table:table-cell>
          <table:table-cell table:formula="of:=IF([.I126]&lt;&gt;&quot;&quot;;CONCATENATE(&quot;, range: &quot;;[.I126];&quot;&quot;);&quot;&quot;)">
            <text:p/>
          </table:table-cell>
          <table:table-cell table:formula="of:=IF([.J126]&lt;&gt;&quot;&quot;;CONCATENATE(&quot;, params: &quot;;[.J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26:.P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H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G127]&lt;&gt;&quot;&quot;;CONCATENATE(&quot;, damagetype: '&quot;;[.G127];&quot;'&quot;);&quot;&quot;)" office:value-type="string" office:string-value=", damagetype: 'PHYS'" calcext:value-type="string">
            <text:p>, damagetype: 'PHYS'</text:p>
          </table:table-cell>
          <table:table-cell table:formula="of:=IF([.I127]&lt;&gt;&quot;&quot;;CONCATENATE(&quot;, range: &quot;;[.I127];&quot;&quot;);&quot;&quot;)">
            <text:p/>
          </table:table-cell>
          <table:table-cell table:formula="of:=IF([.J127]&lt;&gt;&quot;&quot;;CONCATENATE(&quot;, params: &quot;;[.J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27:.P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H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G128]&lt;&gt;&quot;&quot;;CONCATENATE(&quot;, damagetype: '&quot;;[.G128];&quot;'&quot;);&quot;&quot;)" office:value-type="string" office:string-value=", damagetype: 'PHYS'" calcext:value-type="string">
            <text:p>, damagetype: 'PHYS'</text:p>
          </table:table-cell>
          <table:table-cell table:formula="of:=IF([.I128]&lt;&gt;&quot;&quot;;CONCATENATE(&quot;, range: &quot;;[.I128];&quot;&quot;);&quot;&quot;)">
            <text:p/>
          </table:table-cell>
          <table:table-cell table:formula="of:=IF([.J128]&lt;&gt;&quot;&quot;;CONCATENATE(&quot;, params: &quot;;[.J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28:.P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ACCURACY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H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G129]&lt;&gt;&quot;&quot;;CONCATENATE(&quot;, damagetype: '&quot;;[.G129];&quot;'&quot;);&quot;&quot;)" office:value-type="string" office:string-value=", damagetype: 'STAT'" calcext:value-type="string">
            <text:p>, damagetype: 'STAT'</text:p>
          </table:table-cell>
          <table:table-cell table:formula="of:=IF([.I129]&lt;&gt;&quot;&quot;;CONCATENATE(&quot;, range: &quot;;[.I129];&quot;&quot;);&quot;&quot;)">
            <text:p/>
          </table:table-cell>
          <table:table-cell table:formula="of:=IF([.J129]&lt;&gt;&quot;&quot;;CONCATENATE(&quot;, params: &quot;;[.J129];&quot;&quot;);&quot;, params: {}&quot;)" office:value-type="string" office:string-value=", params: {stat: &quot;ACCURACY&quot;}" calcext:value-type="string">
            <text:p>, params: {stat: "ACCURACY"}</text:p>
          </table:table-cell>
          <table:table-cell office:value-type="string" calcext:value-type="string">
            <text:p>},</text:p>
          </table:table-cell>
          <table:table-cell table:formula="of:=COM.MICROSOFT.CONCAT([.L129:.P129])" office:value-type="string" office:string-value="FLASH: {name: 'Flash', type: Types.NORMAL, power: 0, accuracy: 100, effect: Effects.LOWER_STAT, pp: 20, damagetype: 'STAT', params: {stat: &quot;ACCURACY&quot;}}," calcext:value-type="string">
            <text:p>FLASH: {name: 'Flash', type: Types.NORMAL, power: 0, accuracy: 100, effect: Effects.LOWER_STAT, pp: 20, damagetype: 'STAT', params: {stat: "ACCURACY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TAC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H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G130]&lt;&gt;&quot;&quot;;CONCATENATE(&quot;, damagetype: '&quot;;[.G130];&quot;'&quot;);&quot;&quot;)" office:value-type="string" office:string-value=", damagetype: 'STAT'" calcext:value-type="string">
            <text:p>, damagetype: 'STAT'</text:p>
          </table:table-cell>
          <table:table-cell table:formula="of:=IF([.I130]&lt;&gt;&quot;&quot;;CONCATENATE(&quot;, range: &quot;;[.I130];&quot;&quot;);&quot;&quot;)">
            <text:p/>
          </table:table-cell>
          <table:table-cell table:formula="of:=IF([.J130]&lt;&gt;&quot;&quot;;CONCATENATE(&quot;, params: &quot;;[.J130];&quot;&quot;);&quot;, params: {}&quot;)" office:value-type="string" office:string-value=", params: {stat: &quot;ATTACK&quot;}" calcext:value-type="string">
            <text:p>, params: {stat: "ATTACK"}</text:p>
          </table:table-cell>
          <table:table-cell office:value-type="string" calcext:value-type="string">
            <text:p>},</text:p>
          </table:table-cell>
          <table:table-cell table:formula="of:=COM.MICROSOFT.CONCAT([.L130:.P130])" office:value-type="string" office:string-value="GROWL: {name: 'Growl', type: Types.NORMAL, power: 0, accuracy: 100, effect: Effects.LOWER_STAT, pp: 40, damagetype: 'STAT', params: {stat: &quot;ATTACK&quot;}}," calcext:value-type="string">
            <text:p>GROWL: {name: 'Growl', type: Types.NORMAL, power: 0, accuracy: 100, effect: Effects.LOWER_STAT, pp: 40, damagetype: 'STAT', params: {stat: "ATTAC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ACCURACY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H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G131]&lt;&gt;&quot;&quot;;CONCATENATE(&quot;, damagetype: '&quot;;[.G131];&quot;'&quot;);&quot;&quot;)" office:value-type="string" office:string-value=", damagetype: 'STAT'" calcext:value-type="string">
            <text:p>, damagetype: 'STAT'</text:p>
          </table:table-cell>
          <table:table-cell table:formula="of:=IF([.I131]&lt;&gt;&quot;&quot;;CONCATENATE(&quot;, range: &quot;;[.I131];&quot;&quot;);&quot;&quot;)">
            <text:p/>
          </table:table-cell>
          <table:table-cell table:formula="of:=IF([.J131]&lt;&gt;&quot;&quot;;CONCATENATE(&quot;, params: &quot;;[.J131];&quot;&quot;);&quot;, params: {}&quot;)" office:value-type="string" office:string-value=", params: {stat: &quot;ACCURACY&quot;}" calcext:value-type="string">
            <text:p>, params: {stat: "ACCURACY"}</text:p>
          </table:table-cell>
          <table:table-cell office:value-type="string" calcext:value-type="string">
            <text:p>},</text:p>
          </table:table-cell>
          <table:table-cell table:formula="of:=COM.MICROSOFT.CONCAT([.L131:.P131])" office:value-type="string" office:string-value="KINESIS: {name: 'Kinesis', type: Types.PSYCHIC, power: 0, accuracy: 80, effect: Effects.LOWER_STAT, pp: 15, damagetype: 'STAT', params: {stat: &quot;ACCURACY&quot;}}," calcext:value-type="string">
            <text:p>KINESIS: {name: 'Kinesis', type: Types.PSYCHIC, power: 0, accuracy: 80, effect: Effects.LOWER_STAT, pp: 15, damagetype: 'STAT', params: {stat: "ACCURACY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ENSE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H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G132]&lt;&gt;&quot;&quot;;CONCATENATE(&quot;, damagetype: '&quot;;[.G132];&quot;'&quot;);&quot;&quot;)" office:value-type="string" office:string-value=", damagetype: 'STAT'" calcext:value-type="string">
            <text:p>, damagetype: 'STAT'</text:p>
          </table:table-cell>
          <table:table-cell table:formula="of:=IF([.I132]&lt;&gt;&quot;&quot;;CONCATENATE(&quot;, range: &quot;;[.I132];&quot;&quot;);&quot;&quot;)">
            <text:p/>
          </table:table-cell>
          <table:table-cell table:formula="of:=IF([.J132]&lt;&gt;&quot;&quot;;CONCATENATE(&quot;, params: &quot;;[.J132];&quot;&quot;);&quot;, params: {}&quot;)" office:value-type="string" office:string-value=", params: {stat: &quot;DEFENSE&quot;}" calcext:value-type="string">
            <text:p>, params: {stat: "DEFENSE"}</text:p>
          </table:table-cell>
          <table:table-cell office:value-type="string" calcext:value-type="string">
            <text:p>},</text:p>
          </table:table-cell>
          <table:table-cell table:formula="of:=COM.MICROSOFT.CONCAT([.L132:.P132])" office:value-type="string" office:string-value="LEER: {name: 'Leer', type: Types.NORMAL, power: 0, accuracy: 100, effect: Effects.LOWER_STAT, pp: 30, damagetype: 'STAT', params: {stat: &quot;DEFENSE&quot;}}," calcext:value-type="string">
            <text:p>LEER: {name: 'Leer', type: Types.NORMAL, power: 0, accuracy: 100, effect: Effects.LOWER_STAT, pp: 30, damagetype: 'STAT', params: {stat: "DEFENSE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ACCURACY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H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G133]&lt;&gt;&quot;&quot;;CONCATENATE(&quot;, damagetype: '&quot;;[.G133];&quot;'&quot;);&quot;&quot;)" office:value-type="string" office:string-value=", damagetype: 'STAT'" calcext:value-type="string">
            <text:p>, damagetype: 'STAT'</text:p>
          </table:table-cell>
          <table:table-cell table:formula="of:=IF([.I133]&lt;&gt;&quot;&quot;;CONCATENATE(&quot;, range: &quot;;[.I133];&quot;&quot;);&quot;&quot;)">
            <text:p/>
          </table:table-cell>
          <table:table-cell table:formula="of:=IF([.J133]&lt;&gt;&quot;&quot;;CONCATENATE(&quot;, params: &quot;;[.J133];&quot;&quot;);&quot;, params: {}&quot;)" office:value-type="string" office:string-value=", params: {stat: &quot;ACCURACY&quot;}" calcext:value-type="string">
            <text:p>, params: {stat: "ACCURACY"}</text:p>
          </table:table-cell>
          <table:table-cell office:value-type="string" calcext:value-type="string">
            <text:p>},</text:p>
          </table:table-cell>
          <table:table-cell table:formula="of:=COM.MICROSOFT.CONCAT([.L133:.P133])" office:value-type="string" office:string-value="SAND_ATTACK: {name: 'Sand Attack', type: Types.GROUND, power: 0, accuracy: 100, effect: Effects.LOWER_STAT, pp: 15, damagetype: 'STAT', params: {stat: &quot;ACCURACY&quot;}}," calcext:value-type="string">
            <text:p>SAND_ATTACK: {name: 'Sand Attack', type: Types.GROUND, power: 0, accuracy: 100, effect: Effects.LOWER_STAT, pp: 15, damagetype: 'STAT', params: {stat: "ACCURACY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ENSE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H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G134]&lt;&gt;&quot;&quot;;CONCATENATE(&quot;, damagetype: '&quot;;[.G134];&quot;'&quot;);&quot;&quot;)" office:value-type="string" office:string-value=", damagetype: 'STAT'" calcext:value-type="string">
            <text:p>, damagetype: 'STAT'</text:p>
          </table:table-cell>
          <table:table-cell table:formula="of:=IF([.I134]&lt;&gt;&quot;&quot;;CONCATENATE(&quot;, range: &quot;;[.I134];&quot;&quot;);&quot;&quot;)">
            <text:p/>
          </table:table-cell>
          <table:table-cell table:formula="of:=IF([.J134]&lt;&gt;&quot;&quot;;CONCATENATE(&quot;, params: &quot;;[.J134];&quot;&quot;);&quot;, params: {}&quot;)" office:value-type="string" office:string-value=", params: {stat: &quot;DEFENSE&quot;, level: 2}" calcext:value-type="string">
            <text:p>, params: {stat: "DEFENSE", level: 2}</text:p>
          </table:table-cell>
          <table:table-cell office:value-type="string" calcext:value-type="string">
            <text:p>},</text:p>
          </table:table-cell>
          <table:table-cell table:formula="of:=COM.MICROSOFT.CONCAT([.L134:.P134])" office:value-type="string" office:string-value="SCREECH: {name: 'Screech', type: Types.NORMAL, power: 0, accuracy: 85, effect: Effects.LOWER_STAT, pp: 40, damagetype: 'STAT', params: {stat: &quot;DEFENSE&quot;, level: 2}}," calcext:value-type="string">
            <text:p>SCREECH: {name: 'Screech', type: Types.NORMAL, power: 0, accuracy: 85, effect: Effects.LOWER_STAT, pp: 40, damagetype: 'STAT', params: {stat: "DEFENSE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ACCURACY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H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G135]&lt;&gt;&quot;&quot;;CONCATENATE(&quot;, damagetype: '&quot;;[.G135];&quot;'&quot;);&quot;&quot;)" office:value-type="string" office:string-value=", damagetype: 'STAT'" calcext:value-type="string">
            <text:p>, damagetype: 'STAT'</text:p>
          </table:table-cell>
          <table:table-cell table:formula="of:=IF([.I135]&lt;&gt;&quot;&quot;;CONCATENATE(&quot;, range: &quot;;[.I135];&quot;&quot;);&quot;&quot;)">
            <text:p/>
          </table:table-cell>
          <table:table-cell table:formula="of:=IF([.J135]&lt;&gt;&quot;&quot;;CONCATENATE(&quot;, params: &quot;;[.J135];&quot;&quot;);&quot;, params: {}&quot;)" office:value-type="string" office:string-value=", params: {stat: &quot;ACCURACY&quot;}" calcext:value-type="string">
            <text:p>, params: {stat: "ACCURACY"}</text:p>
          </table:table-cell>
          <table:table-cell office:value-type="string" calcext:value-type="string">
            <text:p>},</text:p>
          </table:table-cell>
          <table:table-cell table:formula="of:=COM.MICROSOFT.CONCAT([.L135:.P135])" office:value-type="string" office:string-value="SMOKESCREEN: {name: 'Smokescreen', type: Types.NORMAL, power: 0, accuracy: 100, effect: Effects.LOWER_STAT, pp: 20, damagetype: 'STAT', params: {stat: &quot;ACCURACY&quot;}}," calcext:value-type="string">
            <text:p>SMOKESCREEN: {name: 'Smokescreen', type: Types.NORMAL, power: 0, accuracy: 100, effect: Effects.LOWER_STAT, pp: 20, damagetype: 'STAT', params: {stat: "ACCURACY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SPEE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H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G136]&lt;&gt;&quot;&quot;;CONCATENATE(&quot;, damagetype: '&quot;;[.G136];&quot;'&quot;);&quot;&quot;)" office:value-type="string" office:string-value=", damagetype: 'STAT'" calcext:value-type="string">
            <text:p>, damagetype: 'STAT'</text:p>
          </table:table-cell>
          <table:table-cell table:formula="of:=IF([.I136]&lt;&gt;&quot;&quot;;CONCATENATE(&quot;, range: &quot;;[.I136];&quot;&quot;);&quot;&quot;)">
            <text:p/>
          </table:table-cell>
          <table:table-cell table:formula="of:=IF([.J136]&lt;&gt;&quot;&quot;;CONCATENATE(&quot;, params: &quot;;[.J136];&quot;&quot;);&quot;, params: {}&quot;)" office:value-type="string" office:string-value=", params: {stat: &quot;SPEED&quot;, level: 2}" calcext:value-type="string">
            <text:p>, params: {stat: "SPEED", level: 2}</text:p>
          </table:table-cell>
          <table:table-cell office:value-type="string" calcext:value-type="string">
            <text:p>},</text:p>
          </table:table-cell>
          <table:table-cell table:formula="of:=COM.MICROSOFT.CONCAT([.L136:.P136])" office:value-type="string" office:string-value="STRING_SHOT: {name: 'String Shot', type: Types.BUG, power: 0, accuracy: 95, effect: Effects.LOWER_STAT, pp: 40, damagetype: 'STAT', params: {stat: &quot;SPEED&quot;, level: 2}}," calcext:value-type="string">
            <text:p>STRING_SHOT: {name: 'String Shot', type: Types.BUG, power: 0, accuracy: 95, effect: Effects.LOWER_STAT, pp: 40, damagetype: 'STAT', params: {stat: "SPEE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ENSE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H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G137]&lt;&gt;&quot;&quot;;CONCATENATE(&quot;, damagetype: '&quot;;[.G137];&quot;'&quot;);&quot;&quot;)" office:value-type="string" office:string-value=", damagetype: 'STAT'" calcext:value-type="string">
            <text:p>, damagetype: 'STAT'</text:p>
          </table:table-cell>
          <table:table-cell table:formula="of:=IF([.I137]&lt;&gt;&quot;&quot;;CONCATENATE(&quot;, range: &quot;;[.I137];&quot;&quot;);&quot;&quot;)">
            <text:p/>
          </table:table-cell>
          <table:table-cell table:formula="of:=IF([.J137]&lt;&gt;&quot;&quot;;CONCATENATE(&quot;, params: &quot;;[.J137];&quot;&quot;);&quot;, params: {}&quot;)" office:value-type="string" office:string-value=", params: {stat: &quot;DEFENSE&quot;}" calcext:value-type="string">
            <text:p>, params: {stat: "DEFENSE"}</text:p>
          </table:table-cell>
          <table:table-cell office:value-type="string" calcext:value-type="string">
            <text:p>},</text:p>
          </table:table-cell>
          <table:table-cell table:formula="of:=COM.MICROSOFT.CONCAT([.L137:.P137])" office:value-type="string" office:string-value="TAIL_WHIP: {name: 'Tail Whip', type: Types.NORMAL, power: 0, accuracy: 100, effect: Effects.LOWER_STAT, pp: 30, damagetype: 'STAT', params: {stat: &quot;DEFENSE&quot;}}," calcext:value-type="string">
            <text:p>TAIL_WHIP: {name: 'Tail Whip', type: Types.NORMAL, power: 0, accuracy: 100, effect: Effects.LOWER_STAT, pp: 30, damagetype: 'STAT', params: {stat: "DEFENSE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H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G138]&lt;&gt;&quot;&quot;;CONCATENATE(&quot;, damagetype: '&quot;;[.G138];&quot;'&quot;);&quot;&quot;)" office:value-type="string" office:string-value=", damagetype: 'STAT'" calcext:value-type="string">
            <text:p>, damagetype: 'STAT'</text:p>
          </table:table-cell>
          <table:table-cell table:formula="of:=IF([.I138]&lt;&gt;&quot;&quot;;CONCATENATE(&quot;, range: &quot;;[.I138];&quot;&quot;);&quot;&quot;)">
            <text:p/>
          </table:table-cell>
          <table:table-cell table:formula="of:=IF([.J138]&lt;&gt;&quot;&quot;;CONCATENATE(&quot;, params: &quot;;[.J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38:.P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DE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H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G139]&lt;&gt;&quot;&quot;;CONCATENATE(&quot;, damagetype: '&quot;;[.G139];&quot;'&quot;);&quot;&quot;)" office:value-type="string" office:string-value=", damagetype: 'SPEC'" calcext:value-type="string">
            <text:p>, damagetype: 'SPEC'</text:p>
          </table:table-cell>
          <table:table-cell table:formula="of:=IF([.I139]&lt;&gt;&quot;&quot;;CONCATENATE(&quot;, range: &quot;;[.I139];&quot;&quot;);&quot;&quot;)">
            <text:p/>
          </table:table-cell>
          <table:table-cell table:formula="of:=IF([.J139]&lt;&gt;&quot;&quot;;CONCATENATE(&quot;, params: &quot;;[.J139];&quot;&quot;);&quot;, params: {}&quot;)" office:value-type="string" office:string-value=", params: {stat: &quot;EVADE&quot;}" calcext:value-type="string">
            <text:p>, params: {stat: "EVADE"}</text:p>
          </table:table-cell>
          <table:table-cell office:value-type="string" calcext:value-type="string">
            <text:p>},</text:p>
          </table:table-cell>
          <table:table-cell table:formula="of:=COM.MICROSOFT.CONCAT([.L139:.P139])" office:value-type="string" office:string-value="DOUBLE_TEAM: {name: 'Double Team', type: Types.NORMAL, power: 0, accuracy: 0, effect: Effects.RAISE_STAT, pp: 15, damagetype: 'SPEC', params: {stat: &quot;EVADE&quot;}}," calcext:value-type="string">
            <text:p>DOUBLE_TEAM: {name: 'Double Team', type: Types.NORMAL, power: 0, accuracy: 0, effect: Effects.RAISE_STAT, pp: 15, damagetype: 'SPEC', params: {stat: "EVADE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ENSE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H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G140]&lt;&gt;&quot;&quot;;CONCATENATE(&quot;, damagetype: '&quot;;[.G140];&quot;'&quot;);&quot;&quot;)" office:value-type="string" office:string-value=", damagetype: 'STAT'" calcext:value-type="string">
            <text:p>, damagetype: 'STAT'</text:p>
          </table:table-cell>
          <table:table-cell table:formula="of:=IF([.I140]&lt;&gt;&quot;&quot;;CONCATENATE(&quot;, range: &quot;;[.I140];&quot;&quot;);&quot;&quot;)">
            <text:p/>
          </table:table-cell>
          <table:table-cell table:formula="of:=IF([.J140]&lt;&gt;&quot;&quot;;CONCATENATE(&quot;, params: &quot;;[.J140];&quot;&quot;);&quot;, params: {}&quot;)" office:value-type="string" office:string-value=", params: {stat: &quot;DEFENSE&quot;, level: 2}" calcext:value-type="string">
            <text:p>, params: {stat: "DEFENSE", level: 2}</text:p>
          </table:table-cell>
          <table:table-cell office:value-type="string" calcext:value-type="string">
            <text:p>},</text:p>
          </table:table-cell>
          <table:table-cell table:formula="of:=COM.MICROSOFT.CONCAT([.L140:.P140])" office:value-type="string" office:string-value="ACID_ARMOR: {name: 'Acid Armor', type: Types.POISON, power: 0, accuracy: 0, effect: Effects.RAISE_STAT, pp: 20, damagetype: 'STAT', params: {stat: &quot;DEFENSE&quot;, level: 2}}," calcext:value-type="string">
            <text:p>ACID_ARMOR: {name: 'Acid Armor', type: Types.POISON, power: 0, accuracy: 0, effect: Effects.RAISE_STAT, pp: 20, damagetype: 'STAT', params: {stat: "DEFENSE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EE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H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G141]&lt;&gt;&quot;&quot;;CONCATENATE(&quot;, damagetype: '&quot;;[.G141];&quot;'&quot;);&quot;&quot;)" office:value-type="string" office:string-value=", damagetype: 'STAT'" calcext:value-type="string">
            <text:p>, damagetype: 'STAT'</text:p>
          </table:table-cell>
          <table:table-cell table:formula="of:=IF([.I141]&lt;&gt;&quot;&quot;;CONCATENATE(&quot;, range: &quot;;[.I141];&quot;&quot;);&quot;&quot;)">
            <text:p/>
          </table:table-cell>
          <table:table-cell table:formula="of:=IF([.J141]&lt;&gt;&quot;&quot;;CONCATENATE(&quot;, params: &quot;;[.J141];&quot;&quot;);&quot;, params: {}&quot;)" office:value-type="string" office:string-value=", params: {stat: &quot;SPEED&quot;, level: 2}" calcext:value-type="string">
            <text:p>, params: {stat: "SPEED", level: 2}</text:p>
          </table:table-cell>
          <table:table-cell office:value-type="string" calcext:value-type="string">
            <text:p>},</text:p>
          </table:table-cell>
          <table:table-cell table:formula="of:=COM.MICROSOFT.CONCAT([.L141:.P141])" office:value-type="string" office:string-value="AGILITY: {name: 'Agility', type: Types.PSYCHIC, power: 0, accuracy: 0, effect: Effects.RAISE_STAT, pp: 30, damagetype: 'STAT', params: {stat: &quot;SPEED&quot;, level: 2}}," calcext:value-type="string">
            <text:p>AGILITY: {name: 'Agility', type: Types.PSYCHIC, power: 0, accuracy: 0, effect: Effects.RAISE_STAT, pp: 30, damagetype: 'STAT', params: {stat: "SPEE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ENSE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H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G142]&lt;&gt;&quot;&quot;;CONCATENATE(&quot;, damagetype: '&quot;;[.G142];&quot;'&quot;);&quot;&quot;)" office:value-type="string" office:string-value=", damagetype: 'STAT'" calcext:value-type="string">
            <text:p>, damagetype: 'STAT'</text:p>
          </table:table-cell>
          <table:table-cell table:formula="of:=IF([.I142]&lt;&gt;&quot;&quot;;CONCATENATE(&quot;, range: &quot;;[.I142];&quot;&quot;);&quot;&quot;)">
            <text:p/>
          </table:table-cell>
          <table:table-cell table:formula="of:=IF([.J142]&lt;&gt;&quot;&quot;;CONCATENATE(&quot;, params: &quot;;[.J142];&quot;&quot;);&quot;, params: {}&quot;)" office:value-type="string" office:string-value=", params: {stat: &quot;SP_DEFENSE&quot;, level: 2}" calcext:value-type="string">
            <text:p>, params: {stat: "SP_DEFENSE", level: 2}</text:p>
          </table:table-cell>
          <table:table-cell office:value-type="string" calcext:value-type="string">
            <text:p>},</text:p>
          </table:table-cell>
          <table:table-cell table:formula="of:=COM.MICROSOFT.CONCAT([.L142:.P142])" office:value-type="string" office:string-value="AMNESIA: {name: 'Amnesia', type: Types.PSYCHIC, power: 0, accuracy: 0, effect: Effects.RAISE_STAT, pp: 20, damagetype: 'STAT', params: {stat: &quot;SP_DEFENSE&quot;, level: 2}}," calcext:value-type="string">
            <text:p>AMNESIA: {name: 'Amnesia', type: Types.PSYCHIC, power: 0, accuracy: 0, effect: Effects.RAISE_STAT, pp: 20, damagetype: 'STAT', params: {stat: "SP_DEFENSE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ENSE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H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G143]&lt;&gt;&quot;&quot;;CONCATENATE(&quot;, damagetype: '&quot;;[.G143];&quot;'&quot;);&quot;&quot;)" office:value-type="string" office:string-value=", damagetype: 'STAT'" calcext:value-type="string">
            <text:p>, damagetype: 'STAT'</text:p>
          </table:table-cell>
          <table:table-cell table:formula="of:=IF([.I143]&lt;&gt;&quot;&quot;;CONCATENATE(&quot;, range: &quot;;[.I143];&quot;&quot;);&quot;&quot;)">
            <text:p/>
          </table:table-cell>
          <table:table-cell table:formula="of:=IF([.J143]&lt;&gt;&quot;&quot;;CONCATENATE(&quot;, params: &quot;;[.J143];&quot;&quot;);&quot;, params: {}&quot;)" office:value-type="string" office:string-value=", params: {stat: &quot;DEFENSE&quot;, level: 2}" calcext:value-type="string">
            <text:p>, params: {stat: "DEFENSE", level: 2}</text:p>
          </table:table-cell>
          <table:table-cell office:value-type="string" calcext:value-type="string">
            <text:p>},</text:p>
          </table:table-cell>
          <table:table-cell table:formula="of:=COM.MICROSOFT.CONCAT([.L143:.P143])" office:value-type="string" office:string-value="BARRIER: {name: 'Barrier', type: Types.PSYCHIC, power: 0, accuracy: 0, effect: Effects.RAISE_STAT, pp: 20, damagetype: 'STAT', params: {stat: &quot;DEFENSE&quot;, level: 2}}," calcext:value-type="string">
            <text:p>BARRIER: {name: 'Barrier', type: Types.PSYCHIC, power: 0, accuracy: 0, effect: Effects.RAISE_STAT, pp: 20, damagetype: 'STAT', params: {stat: "DEFENSE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ENSE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H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G144]&lt;&gt;&quot;&quot;;CONCATENATE(&quot;, damagetype: '&quot;;[.G144];&quot;'&quot;);&quot;&quot;)" office:value-type="string" office:string-value=", damagetype: 'STAT'" calcext:value-type="string">
            <text:p>, damagetype: 'STAT'</text:p>
          </table:table-cell>
          <table:table-cell table:formula="of:=IF([.I144]&lt;&gt;&quot;&quot;;CONCATENATE(&quot;, range: &quot;;[.I144];&quot;&quot;);&quot;&quot;)">
            <text:p/>
          </table:table-cell>
          <table:table-cell table:formula="of:=IF([.J144]&lt;&gt;&quot;&quot;;CONCATENATE(&quot;, params: &quot;;[.J144];&quot;&quot;);&quot;, params: {}&quot;)" office:value-type="string" office:string-value=", params: {stat: &quot;DEFENSE&quot;}" calcext:value-type="string">
            <text:p>, params: {stat: "DEFENSE"}</text:p>
          </table:table-cell>
          <table:table-cell office:value-type="string" calcext:value-type="string">
            <text:p>},</text:p>
          </table:table-cell>
          <table:table-cell table:formula="of:=COM.MICROSOFT.CONCAT([.L144:.P144])" office:value-type="string" office:string-value="DEFENSE_CURL: {name: 'Defense Curl', type: Types.NORMAL, power: 0, accuracy: 0, effect: Effects.RAISE_STAT, pp: 40, damagetype: 'STAT', params: {stat: &quot;DEFENSE&quot;}}," calcext:value-type="string">
            <text:p>DEFENSE_CURL: {name: 'Defense Curl', type: Types.NORMAL, power: 0, accuracy: 0, effect: Effects.RAISE_STAT, pp: 40, damagetype: 'STAT', params: {stat: "DEFENSE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CRITICAL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H145])" office:value-type="string" office:string-value="FOCUS_ENERGY: {name: 'Focus Energy', type: Types.NORMAL, power: 0, accuracy: 0, effect: Effects.RAISE_STAT, pp: 30" calcext:value-type="string">
            <text:p>FOCUS_ENERGY: {name: 'Focus Energy', type: Types.NORMAL, power: 0, accuracy: 0, effect: Effects.RAISE_STAT, pp: 30</text:p>
          </table:table-cell>
          <table:table-cell table:formula="of:=IF([.G145]&lt;&gt;&quot;&quot;;CONCATENATE(&quot;, damagetype: '&quot;;[.G145];&quot;'&quot;);&quot;&quot;)" office:value-type="string" office:string-value=", damagetype: 'STAT'" calcext:value-type="string">
            <text:p>, damagetype: 'STAT'</text:p>
          </table:table-cell>
          <table:table-cell table:formula="of:=IF([.I145]&lt;&gt;&quot;&quot;;CONCATENATE(&quot;, range: &quot;;[.I145];&quot;&quot;);&quot;&quot;)">
            <text:p/>
          </table:table-cell>
          <table:table-cell table:formula="of:=IF([.J145]&lt;&gt;&quot;&quot;;CONCATENATE(&quot;, params: &quot;;[.J145];&quot;&quot;);&quot;, params: {}&quot;)" office:value-type="string" office:string-value=", params: {stat: &quot;CRITICAL&quot;}" calcext:value-type="string">
            <text:p>, params: {stat: "CRITICAL"}</text:p>
          </table:table-cell>
          <table:table-cell office:value-type="string" calcext:value-type="string">
            <text:p>},</text:p>
          </table:table-cell>
          <table:table-cell table:formula="of:=COM.MICROSOFT.CONCAT([.L145:.P145])" office:value-type="string" office:string-value="FOCUS_ENERGY: {name: 'Focus Energy', type: Types.NORMAL, power: 0, accuracy: 0, effect: Effects.RAISE_STAT, pp: 30, damagetype: 'STAT', params: {stat: &quot;CRITICAL&quot;}}," calcext:value-type="string">
            <text:p>FOCUS_ENERGY: {name: 'Focus Energy', type: Types.NORMAL, power: 0, accuracy: 0, effect: Effects.RAISE_STAT, pp: 30, damagetype: 'STAT', params: {stat: "CRITICAL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TAC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H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G146]&lt;&gt;&quot;&quot;;CONCATENATE(&quot;, damagetype: '&quot;;[.G146];&quot;'&quot;);&quot;&quot;)" office:value-type="string" office:string-value=", damagetype: 'STAT'" calcext:value-type="string">
            <text:p>, damagetype: 'STAT'</text:p>
          </table:table-cell>
          <table:table-cell table:formula="of:=IF([.I146]&lt;&gt;&quot;&quot;;CONCATENATE(&quot;, range: &quot;;[.I146];&quot;&quot;);&quot;&quot;)">
            <text:p/>
          </table:table-cell>
          <table:table-cell table:formula="of:=IF([.J146]&lt;&gt;&quot;&quot;;CONCATENATE(&quot;, params: &quot;;[.J146];&quot;&quot;);&quot;, params: {}&quot;)" office:value-type="string" office:string-value=", params: {stat: &quot;ATTACK&quot;}" calcext:value-type="string">
            <text:p>, params: {stat: "ATTACK"}</text:p>
          </table:table-cell>
          <table:table-cell office:value-type="string" calcext:value-type="string">
            <text:p>},</text:p>
          </table:table-cell>
          <table:table-cell table:formula="of:=COM.MICROSOFT.CONCAT([.L146:.P146])" office:value-type="string" office:string-value="GROWTH: {name: 'Growth', type: Types.NORMAL, power: 0, accuracy: 0, effect: Effects.RAISE_STAT, pp: 40, damagetype: 'STAT', params: {stat: &quot;ATTACK&quot;}}," calcext:value-type="string">
            <text:p>GROWTH: {name: 'Growth', type: Types.NORMAL, power: 0, accuracy: 0, effect: Effects.RAISE_STAT, pp: 40, damagetype: 'STAT', params: {stat: "ATTAC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ENSE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H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G147]&lt;&gt;&quot;&quot;;CONCATENATE(&quot;, damagetype: '&quot;;[.G147];&quot;'&quot;);&quot;&quot;)" office:value-type="string" office:string-value=", damagetype: 'STAT'" calcext:value-type="string">
            <text:p>, damagetype: 'STAT'</text:p>
          </table:table-cell>
          <table:table-cell table:formula="of:=IF([.I147]&lt;&gt;&quot;&quot;;CONCATENATE(&quot;, range: &quot;;[.I147];&quot;&quot;);&quot;&quot;)">
            <text:p/>
          </table:table-cell>
          <table:table-cell table:formula="of:=IF([.J147]&lt;&gt;&quot;&quot;;CONCATENATE(&quot;, params: &quot;;[.J147];&quot;&quot;);&quot;, params: {}&quot;)" office:value-type="string" office:string-value=", params: {stat: &quot;DEFENSE&quot;}" calcext:value-type="string">
            <text:p>, params: {stat: "DEFENSE"}</text:p>
          </table:table-cell>
          <table:table-cell office:value-type="string" calcext:value-type="string">
            <text:p>},</text:p>
          </table:table-cell>
          <table:table-cell table:formula="of:=COM.MICROSOFT.CONCAT([.L147:.P147])" office:value-type="string" office:string-value="HARDEN: {name: 'Harden', type: Types.NORMAL, power: 0, accuracy: 0, effect: Effects.RAISE_STAT, pp: 30, damagetype: 'STAT', params: {stat: &quot;DEFENSE&quot;}}," calcext:value-type="string">
            <text:p>HARDEN: {name: 'Harden', type: Types.NORMAL, power: 0, accuracy: 0, effect: Effects.RAISE_STAT, pp: 30, damagetype: 'STAT', params: {stat: "DEFENSE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TAC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H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G148]&lt;&gt;&quot;&quot;;CONCATENATE(&quot;, damagetype: '&quot;;[.G148];&quot;'&quot;);&quot;&quot;)" office:value-type="string" office:string-value=", damagetype: 'STAT'" calcext:value-type="string">
            <text:p>, damagetype: 'STAT'</text:p>
          </table:table-cell>
          <table:table-cell table:formula="of:=IF([.I148]&lt;&gt;&quot;&quot;;CONCATENATE(&quot;, range: &quot;;[.I148];&quot;&quot;);&quot;&quot;)">
            <text:p/>
          </table:table-cell>
          <table:table-cell table:formula="of:=IF([.J148]&lt;&gt;&quot;&quot;;CONCATENATE(&quot;, params: &quot;;[.J148];&quot;&quot;);&quot;, params: {}&quot;)" office:value-type="string" office:string-value=", params: {stat: &quot;ATTACK&quot;}" calcext:value-type="string">
            <text:p>, params: {stat: "ATTACK"}</text:p>
          </table:table-cell>
          <table:table-cell office:value-type="string" calcext:value-type="string">
            <text:p>},</text:p>
          </table:table-cell>
          <table:table-cell table:formula="of:=COM.MICROSOFT.CONCAT([.L148:.P148])" office:value-type="string" office:string-value="MEDITATE: {name: 'Meditate', type: Types.PSYCHIC, power: 0, accuracy: 0, effect: Effects.RAISE_STAT, pp: 40, damagetype: 'STAT', params: {stat: &quot;ATTACK&quot;}}," calcext:value-type="string">
            <text:p>MEDITATE: {name: 'Meditate', type: Types.PSYCHIC, power: 0, accuracy: 0, effect: Effects.RAISE_STAT, pp: 40, damagetype: 'STAT', params: {stat: "ATTAC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ENSE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H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G149]&lt;&gt;&quot;&quot;;CONCATENATE(&quot;, damagetype: '&quot;;[.G149];&quot;'&quot;);&quot;&quot;)" office:value-type="string" office:string-value=", damagetype: 'STAT'" calcext:value-type="string">
            <text:p>, damagetype: 'STAT'</text:p>
          </table:table-cell>
          <table:table-cell table:formula="of:=IF([.I149]&lt;&gt;&quot;&quot;;CONCATENATE(&quot;, range: &quot;;[.I149];&quot;&quot;);&quot;&quot;)">
            <text:p/>
          </table:table-cell>
          <table:table-cell table:formula="of:=IF([.J149]&lt;&gt;&quot;&quot;;CONCATENATE(&quot;, params: &quot;;[.J149];&quot;&quot;);&quot;, params: {}&quot;)" office:value-type="string" office:string-value=", params: {stat: &quot;DEFENSE&quot;, level: 2}" calcext:value-type="string">
            <text:p>, params: {stat: "DEFENSE", level: 2}</text:p>
          </table:table-cell>
          <table:table-cell office:value-type="string" calcext:value-type="string">
            <text:p>},</text:p>
          </table:table-cell>
          <table:table-cell table:formula="of:=COM.MICROSOFT.CONCAT([.L149:.P149])" office:value-type="string" office:string-value="MINIMIZE: {name: 'Minimize', type: Types.NORMAL, power: 0, accuracy: 0, effect: Effects.RAISE_STAT, pp: 10, damagetype: 'STAT', params: {stat: &quot;DEFENSE&quot;, level: 2}}," calcext:value-type="string">
            <text:p>MINIMIZE: {name: 'Minimize', type: Types.NORMAL, power: 0, accuracy: 0, effect: Effects.RAISE_STAT, pp: 10, damagetype: 'STAT', params: {stat: "DEFENSE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TAC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H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G150]&lt;&gt;&quot;&quot;;CONCATENATE(&quot;, damagetype: '&quot;;[.G150];&quot;'&quot;);&quot;&quot;)" office:value-type="string" office:string-value=", damagetype: 'STAT'" calcext:value-type="string">
            <text:p>, damagetype: 'STAT'</text:p>
          </table:table-cell>
          <table:table-cell table:formula="of:=IF([.I150]&lt;&gt;&quot;&quot;;CONCATENATE(&quot;, range: &quot;;[.I150];&quot;&quot;);&quot;&quot;)">
            <text:p/>
          </table:table-cell>
          <table:table-cell table:formula="of:=IF([.J150]&lt;&gt;&quot;&quot;;CONCATENATE(&quot;, params: &quot;;[.J150];&quot;&quot;);&quot;, params: {}&quot;)" office:value-type="string" office:string-value=", params: {stat: &quot;ATTACK&quot;}" calcext:value-type="string">
            <text:p>, params: {stat: "ATTACK"}</text:p>
          </table:table-cell>
          <table:table-cell office:value-type="string" calcext:value-type="string">
            <text:p>},</text:p>
          </table:table-cell>
          <table:table-cell table:formula="of:=COM.MICROSOFT.CONCAT([.L150:.P150])" office:value-type="string" office:string-value="SHARPEN: {name: 'Sharpen', type: Types.NORMAL, power: 0, accuracy: 0, effect: Effects.RAISE_STAT, pp: 30, damagetype: 'STAT', params: {stat: &quot;ATTACK&quot;}}," calcext:value-type="string">
            <text:p>SHARPEN: {name: 'Sharpen', type: Types.NORMAL, power: 0, accuracy: 0, effect: Effects.RAISE_STAT, pp: 30, damagetype: 'STAT', params: {stat: "ATTAC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ENSE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H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G151]&lt;&gt;&quot;&quot;;CONCATENATE(&quot;, damagetype: '&quot;;[.G151];&quot;'&quot;);&quot;&quot;)" office:value-type="string" office:string-value=", damagetype: 'STAT'" calcext:value-type="string">
            <text:p>, damagetype: 'STAT'</text:p>
          </table:table-cell>
          <table:table-cell table:formula="of:=IF([.I151]&lt;&gt;&quot;&quot;;CONCATENATE(&quot;, range: &quot;;[.I151];&quot;&quot;);&quot;&quot;)">
            <text:p/>
          </table:table-cell>
          <table:table-cell table:formula="of:=IF([.J151]&lt;&gt;&quot;&quot;;CONCATENATE(&quot;, params: &quot;;[.J151];&quot;&quot;);&quot;, params: {}&quot;)" office:value-type="string" office:string-value=", params: {stat: &quot;DEFENSE&quot;, level: 2}" calcext:value-type="string">
            <text:p>, params: {stat: "DEFENSE", level: 2}</text:p>
          </table:table-cell>
          <table:table-cell office:value-type="string" calcext:value-type="string">
            <text:p>},</text:p>
          </table:table-cell>
          <table:table-cell table:formula="of:=COM.MICROSOFT.CONCAT([.L151:.P151])" office:value-type="string" office:string-value="SWORDS_DANCE: {name: 'Swords Dance', type: Types.NORMAL, power: 0, accuracy: 0, effect: Effects.RAISE_STAT, pp: 20, damagetype: 'STAT', params: {stat: &quot;DEFENSE&quot;, level: 2}}," calcext:value-type="string">
            <text:p>SWORDS_DANCE: {name: 'Swords Dance', type: Types.NORMAL, power: 0, accuracy: 0, effect: Effects.RAISE_STAT, pp: 20, damagetype: 'STAT', params: {stat: "DEFENSE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ENSE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H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G152]&lt;&gt;&quot;&quot;;CONCATENATE(&quot;, damagetype: '&quot;;[.G152];&quot;'&quot;);&quot;&quot;)" office:value-type="string" office:string-value=", damagetype: 'STAT'" calcext:value-type="string">
            <text:p>, damagetype: 'STAT'</text:p>
          </table:table-cell>
          <table:table-cell table:formula="of:=IF([.I152]&lt;&gt;&quot;&quot;;CONCATENATE(&quot;, range: &quot;;[.I152];&quot;&quot;);&quot;&quot;)">
            <text:p/>
          </table:table-cell>
          <table:table-cell table:formula="of:=IF([.J152]&lt;&gt;&quot;&quot;;CONCATENATE(&quot;, params: &quot;;[.J152];&quot;&quot;);&quot;, params: {}&quot;)" office:value-type="string" office:string-value=", params: {stat: &quot;DEFENSE&quot;}" calcext:value-type="string">
            <text:p>, params: {stat: "DEFENSE"}</text:p>
          </table:table-cell>
          <table:table-cell office:value-type="string" calcext:value-type="string">
            <text:p>},</text:p>
          </table:table-cell>
          <table:table-cell table:formula="of:=COM.MICROSOFT.CONCAT([.L152:.P152])" office:value-type="string" office:string-value="WITHDRAW: {name: 'Withdraw', type: Types.WATER, power: 0, accuracy: 0, effect: Effects.RAISE_STAT, pp: 40, damagetype: 'STAT', params: {stat: &quot;DEFENSE&quot;}}," calcext:value-type="string">
            <text:p>WITHDRAW: {name: 'Withdraw', type: Types.WATER, power: 0, accuracy: 0, effect: Effects.RAISE_STAT, pp: 40, damagetype: 'STAT', params: {stat: "DEFENSE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H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G153]&lt;&gt;&quot;&quot;;CONCATENATE(&quot;, damagetype: '&quot;;[.G153];&quot;'&quot;);&quot;&quot;)" office:value-type="string" office:string-value=", damagetype: 'STAT'" calcext:value-type="string">
            <text:p>, damagetype: 'STAT'</text:p>
          </table:table-cell>
          <table:table-cell table:formula="of:=IF([.I153]&lt;&gt;&quot;&quot;;CONCATENATE(&quot;, range: &quot;;[.I153];&quot;&quot;);&quot;&quot;)">
            <text:p/>
          </table:table-cell>
          <table:table-cell table:formula="of:=IF([.J153]&lt;&gt;&quot;&quot;;CONCATENATE(&quot;, params: &quot;;[.J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53:.P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H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G154]&lt;&gt;&quot;&quot;;CONCATENATE(&quot;, damagetype: '&quot;;[.G154];&quot;'&quot;);&quot;&quot;)" office:value-type="string" office:string-value=", damagetype: 'STAT'" calcext:value-type="string">
            <text:p>, damagetype: 'STAT'</text:p>
          </table:table-cell>
          <table:table-cell table:formula="of:=IF([.I154]&lt;&gt;&quot;&quot;;CONCATENATE(&quot;, range: &quot;;[.I154];&quot;&quot;);&quot;&quot;)">
            <text:p/>
          </table:table-cell>
          <table:table-cell table:formula="of:=IF([.J154]&lt;&gt;&quot;&quot;;CONCATENATE(&quot;, params: &quot;;[.J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formula="of:=COM.MICROSOFT.CONCAT([.L154:.P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H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G155]&lt;&gt;&quot;&quot;;CONCATENATE(&quot;, damagetype: '&quot;;[.G155];&quot;'&quot;);&quot;&quot;)" office:value-type="string" office:string-value=", damagetype: 'STAT'" calcext:value-type="string">
            <text:p>, damagetype: 'STAT'</text:p>
          </table:table-cell>
          <table:table-cell table:formula="of:=IF([.I155]&lt;&gt;&quot;&quot;;CONCATENATE(&quot;, range: &quot;;[.I155];&quot;&quot;);&quot;&quot;)">
            <text:p/>
          </table:table-cell>
          <table:table-cell table:formula="of:=IF([.J155]&lt;&gt;&quot;&quot;;CONCATENATE(&quot;, params: &quot;;[.J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formula="of:=COM.MICROSOFT.CONCAT([.L155:.P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H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G156]&lt;&gt;&quot;&quot;;CONCATENATE(&quot;, damagetype: '&quot;;[.G156];&quot;'&quot;);&quot;&quot;)" office:value-type="string" office:string-value=", damagetype: 'STAT'" calcext:value-type="string">
            <text:p>, damagetype: 'STAT'</text:p>
          </table:table-cell>
          <table:table-cell table:formula="of:=IF([.I156]&lt;&gt;&quot;&quot;;CONCATENATE(&quot;, range: &quot;;[.I156];&quot;&quot;);&quot;&quot;)">
            <text:p/>
          </table:table-cell>
          <table:table-cell table:formula="of:=IF([.J156]&lt;&gt;&quot;&quot;;CONCATENATE(&quot;, params: &quot;;[.J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56:.P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H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G157]&lt;&gt;&quot;&quot;;CONCATENATE(&quot;, damagetype: '&quot;;[.G157];&quot;'&quot;);&quot;&quot;)" office:value-type="string" office:string-value=", damagetype: 'STAT'" calcext:value-type="string">
            <text:p>, damagetype: 'STAT'</text:p>
          </table:table-cell>
          <table:table-cell table:formula="of:=IF([.I157]&lt;&gt;&quot;&quot;;CONCATENATE(&quot;, range: &quot;;[.I157];&quot;&quot;);&quot;&quot;)">
            <text:p/>
          </table:table-cell>
          <table:table-cell table:formula="of:=IF([.J157]&lt;&gt;&quot;&quot;;CONCATENATE(&quot;, params: &quot;;[.J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formula="of:=COM.MICROSOFT.CONCAT([.L157:.P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H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G158]&lt;&gt;&quot;&quot;;CONCATENATE(&quot;, damagetype: '&quot;;[.G158];&quot;'&quot;);&quot;&quot;)" office:value-type="string" office:string-value=", damagetype: 'PHYS'" calcext:value-type="string">
            <text:p>, damagetype: 'PHYS'</text:p>
          </table:table-cell>
          <table:table-cell table:formula="of:=IF([.I158]&lt;&gt;&quot;&quot;;CONCATENATE(&quot;, range: &quot;;[.I158];&quot;&quot;);&quot;&quot;)">
            <text:p/>
          </table:table-cell>
          <table:table-cell table:formula="of:=IF([.J158]&lt;&gt;&quot;&quot;;CONCATENATE(&quot;, params: &quot;;[.J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formula="of:=COM.MICROSOFT.CONCAT([.L158:.P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H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G159]&lt;&gt;&quot;&quot;;CONCATENATE(&quot;, damagetype: '&quot;;[.G159];&quot;'&quot;);&quot;&quot;)" office:value-type="string" office:string-value=", damagetype: 'PHYS'" calcext:value-type="string">
            <text:p>, damagetype: 'PHYS'</text:p>
          </table:table-cell>
          <table:table-cell table:formula="of:=IF([.I159]&lt;&gt;&quot;&quot;;CONCATENATE(&quot;, range: &quot;;[.I159];&quot;&quot;);&quot;&quot;)">
            <text:p/>
          </table:table-cell>
          <table:table-cell table:formula="of:=IF([.J159]&lt;&gt;&quot;&quot;;CONCATENATE(&quot;, params: &quot;;[.J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formula="of:=COM.MICROSOFT.CONCAT([.L159:.P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H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G160]&lt;&gt;&quot;&quot;;CONCATENATE(&quot;, damagetype: '&quot;;[.G160];&quot;'&quot;);&quot;&quot;)" office:value-type="string" office:string-value=", damagetype: 'STAT'" calcext:value-type="string">
            <text:p>, damagetype: 'STAT'</text:p>
          </table:table-cell>
          <table:table-cell table:formula="of:=IF([.I160]&lt;&gt;&quot;&quot;;CONCATENATE(&quot;, range: &quot;;[.I160];&quot;&quot;);&quot;&quot;)">
            <text:p/>
          </table:table-cell>
          <table:table-cell table:formula="of:=IF([.J160]&lt;&gt;&quot;&quot;;CONCATENATE(&quot;, params: &quot;;[.J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formula="of:=COM.MICROSOFT.CONCAT([.L160:.P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H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G161]&lt;&gt;&quot;&quot;;CONCATENATE(&quot;, damagetype: '&quot;;[.G161];&quot;'&quot;);&quot;&quot;)" office:value-type="string" office:string-value=", damagetype: 'STAT'" calcext:value-type="string">
            <text:p>, damagetype: 'STAT'</text:p>
          </table:table-cell>
          <table:table-cell table:formula="of:=IF([.I161]&lt;&gt;&quot;&quot;;CONCATENATE(&quot;, range: &quot;;[.I161];&quot;&quot;);&quot;&quot;)">
            <text:p/>
          </table:table-cell>
          <table:table-cell table:formula="of:=IF([.J161]&lt;&gt;&quot;&quot;;CONCATENATE(&quot;, params: &quot;;[.J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formula="of:=COM.MICROSOFT.CONCAT([.L161:.P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H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G162]&lt;&gt;&quot;&quot;;CONCATENATE(&quot;, damagetype: '&quot;;[.G162];&quot;'&quot;);&quot;&quot;)" office:value-type="string" office:string-value=", damagetype: 'STAT'" calcext:value-type="string">
            <text:p>, damagetype: 'STAT'</text:p>
          </table:table-cell>
          <table:table-cell table:formula="of:=IF([.I162]&lt;&gt;&quot;&quot;;CONCATENATE(&quot;, range: &quot;;[.I162];&quot;&quot;);&quot;&quot;)">
            <text:p/>
          </table:table-cell>
          <table:table-cell table:formula="of:=IF([.J162]&lt;&gt;&quot;&quot;;CONCATENATE(&quot;, params: &quot;;[.J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formula="of:=COM.MICROSOFT.CONCAT([.L162:.P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H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G163]&lt;&gt;&quot;&quot;;CONCATENATE(&quot;, damagetype: '&quot;;[.G163];&quot;'&quot;);&quot;&quot;)" office:value-type="string" office:string-value=", damagetype: 'STAT'" calcext:value-type="string">
            <text:p>, damagetype: 'STAT'</text:p>
          </table:table-cell>
          <table:table-cell table:formula="of:=IF([.I163]&lt;&gt;&quot;&quot;;CONCATENATE(&quot;, range: &quot;;[.I163];&quot;&quot;);&quot;&quot;)">
            <text:p/>
          </table:table-cell>
          <table:table-cell table:formula="of:=IF([.J163]&lt;&gt;&quot;&quot;;CONCATENATE(&quot;, params: &quot;;[.J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63:.P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H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G164]&lt;&gt;&quot;&quot;;CONCATENATE(&quot;, damagetype: '&quot;;[.G164];&quot;'&quot;);&quot;&quot;)" office:value-type="string" office:string-value=", damagetype: 'STAT'" calcext:value-type="string">
            <text:p>, damagetype: 'STAT'</text:p>
          </table:table-cell>
          <table:table-cell table:formula="of:=IF([.I164]&lt;&gt;&quot;&quot;;CONCATENATE(&quot;, range: &quot;;[.I164];&quot;&quot;);&quot;&quot;)">
            <text:p/>
          </table:table-cell>
          <table:table-cell table:formula="of:=IF([.J164]&lt;&gt;&quot;&quot;;CONCATENATE(&quot;, params: &quot;;[.J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64:.P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H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G165]&lt;&gt;&quot;&quot;;CONCATENATE(&quot;, damagetype: '&quot;;[.G165];&quot;'&quot;);&quot;&quot;)" office:value-type="string" office:string-value=", damagetype: 'STAT'" calcext:value-type="string">
            <text:p>, damagetype: 'STAT'</text:p>
          </table:table-cell>
          <table:table-cell table:formula="of:=IF([.I165]&lt;&gt;&quot;&quot;;CONCATENATE(&quot;, range: &quot;;[.I165];&quot;&quot;);&quot;&quot;)">
            <text:p/>
          </table:table-cell>
          <table:table-cell table:formula="of:=IF([.J165]&lt;&gt;&quot;&quot;;CONCATENATE(&quot;, params: &quot;;[.J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65:.P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H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G166]&lt;&gt;&quot;&quot;;CONCATENATE(&quot;, damagetype: '&quot;;[.G166];&quot;'&quot;);&quot;&quot;)" office:value-type="string" office:string-value=", damagetype: 'STAT'" calcext:value-type="string">
            <text:p>, damagetype: 'STAT'</text:p>
          </table:table-cell>
          <table:table-cell table:formula="of:=IF([.I166]&lt;&gt;&quot;&quot;;CONCATENATE(&quot;, range: &quot;;[.I166];&quot;&quot;);&quot;&quot;)">
            <text:p/>
          </table:table-cell>
          <table:table-cell table:formula="of:=IF([.J166]&lt;&gt;&quot;&quot;;CONCATENATE(&quot;, params: &quot;;[.J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66:.P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</table:table>
      <table:table table:name="Pokemon" table:style-name="ta1">
        <table:table-column table:style-name="co9" table:default-cell-style-name="ce4"/>
        <table:table-column table:style-name="co10" table:default-cell-style-name="Default"/>
        <table:table-column table:style-name="co3" table:default-cell-style-name="Default"/>
        <table:table-column table:style-name="co3" table:number-columns-repeated="16" table:default-cell-style-name="ce4"/>
        <table:table-column table:style-name="co3" table:default-cell-style-name="Default"/>
        <table:table-column table:style-name="co3" table:default-cell-style-name="ce4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{name: '&quot;;[.C2];&quot;', tile: new ut.Tile('&quot;;[.D2];&quot;', &quot;;[.F2];&quot;, &quot;;[.G2];&quot;, &quot;;[.H2];&quot;)&quot;)" office:value-type="string" office:string-value="BULBASAUR: {name: 'Bulbasaur', tile: new ut.Tile('b', 85, 255, 85)" calcext:value-type="string">
            <text:p>BULBASAUR: {name: 'Bulbasaur', tile: new ut.Tile('b', 85, 255, 85)</text:p>
          </table:table-cell>
          <table:table-cell table:formula="of:=CONCATENATE(&quot;, aggressive: &quot;;[.J2];&quot;, type: Types.&quot;;[.K2]; &quot;, hp: &quot;;[.M2];&quot;, attack:&quot;;[.N2];&quot;, defense: &quot;;[.O2];&quot;, spAttack:&quot;;[.P2];&quot;, spDefense:&quot;; [.Q2])" office:value-type="string" office:string-value=", aggressive: true, type: Types.GRASS, hp: 45, attack:49, defense: 49, spAttack:65, spDefense:65" calcext:value-type="string">
            <text:p>, aggressive: true, type: Types.GRASS, hp: 45, attack:49, defense: 49, spAttack:65, spDefense:65</text:p>
          </table:table-cell>
          <table:table-cell table:formula="of:=CONCATENATE(&quot;, speed: &quot;;[.R2];&quot;, xp: &quot;;[.S2];&quot;, skills: []},&quot;)" office:value-type="string" office:string-value=", speed: 45, xp: 64, skills: []}," calcext:value-type="string">
            <text:p>, speed: 45, xp: 64, skills: []},</text:p>
          </table:table-cell>
          <table:table-cell table:style-name="ce3" table:formula="of:=COM.MICROSOFT.CONCAT([.V2:.X2])" office:value-type="string" office:string-value="BULBASAUR: {name: 'Bulbasaur', tile: new ut.Tile('b', 85, 255, 85), aggressive: true, type: Types.GRASS, hp: 45, attack:49, defense: 49, spAttack:65, spDefense:65, speed: 45, xp: 64, skills: []}," calcext:value-type="string">
            <text:p>BULBASAUR: {name: 'Bulbasaur', tile: new ut.Tile('b', 85, 255, 85), aggressive: true, type: Types.GRASS, hp: 45, attack:49, defense: 49, spAttack:65, spDefense:65, speed: 45, xp: 64, skills: []},</text:p>
          </table:table-cell>
          <table:table-cell table:style-name="ce6" table:formula="of:=IF([.T2]&lt;&gt;&quot;&quot;;CONCATENATE(&quot;Races.&quot;;[.B2];&quot;.evolution = {minLevel: &quot;;[.U2];&quot;, race: Races.&quot;;[.T2];&quot;}&quot;); &quot;&quot;)" office:value-type="string" office:string-value="Races.BULBASAUR.evolution = {minLevel: 16, race: Races.IVYSAUR}" calcext:value-type="string">
            <text:p>Races.BULBASAUR.evolution = {minLevel: 16, race: Races.IVYSAUR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{name: '&quot;;[.C3];&quot;', tile: new ut.Tile('&quot;;[.D3];&quot;', &quot;;[.F3];&quot;, &quot;;[.G3];&quot;, &quot;;[.H3];&quot;)&quot;)" office:value-type="string" office:string-value="IVYSAUR: {name: 'Ivysaur', tile: new ut.Tile('i', 85, 255, 85)" calcext:value-type="string">
            <text:p>IVYSAUR: {name: 'Ivysaur', tile: new ut.Tile('i', 85, 255, 85)</text:p>
          </table:table-cell>
          <table:table-cell table:formula="of:=CONCATENATE(&quot;, aggressive: &quot;;[.J3];&quot;, type: Types.&quot;;[.K3]; &quot;, hp: &quot;;[.M3];&quot;, attack:&quot;;[.N3];&quot;, defense: &quot;;[.O3];&quot;, spAttack:&quot;;[.P3];&quot;, spDefense:&quot;; [.Q3])" office:value-type="string" office:string-value=", aggressive: true, type: Types.GRASS, hp: 60, attack:62, defense: 63, spAttack:80, spDefense:80" calcext:value-type="string">
            <text:p>, aggressive: true, type: Types.GRASS, hp: 60, attack:62, defense: 63, spAttack:80, spDefense:80</text:p>
          </table:table-cell>
          <table:table-cell table:formula="of:=CONCATENATE(&quot;, speed: &quot;;[.R3];&quot;, xp: &quot;;[.S3];&quot;, skills: []},&quot;)" office:value-type="string" office:string-value=", speed: 60, xp: 141, skills: []}," calcext:value-type="string">
            <text:p>, speed: 60, xp: 141, skills: []},</text:p>
          </table:table-cell>
          <table:table-cell table:style-name="ce3" table:formula="of:=COM.MICROSOFT.CONCAT([.V3:.X3])" office:value-type="string" office:string-value="IVYSAUR: {name: 'Ivysaur', tile: new ut.Tile('i', 85, 255, 85), aggressive: true, type: Types.GRASS, hp: 60, attack:62, defense: 63, spAttack:80, spDefense:80, speed: 60, xp: 141, skills: []}," calcext:value-type="string">
            <text:p>IVYSAUR: {name: 'Ivysaur', tile: new ut.Tile('i', 85, 255, 85), aggressive: true, type: Types.GRASS, hp: 60, attack:62, defense: 63, spAttack:80, spDefense:80, speed: 60, xp: 141, skills: []},</text:p>
          </table:table-cell>
          <table:table-cell table:style-name="ce6" table:formula="of:=IF([.T3]&lt;&gt;&quot;&quot;;CONCATENATE(&quot;Races.&quot;;[.B3];&quot;.evolution = {minLevel: &quot;;[.U3];&quot;, race: Races.&quot;;[.T3];&quot;}&quot;); &quot;&quot;)" office:value-type="string" office:string-value="Races.IVYSAUR.evolution = {minLevel: 32, race: Races.VENUSAUR}" calcext:value-type="string">
            <text:p>Races.IVYSAUR.evolution = {minLevel: 32, race: Races.VENUSAUR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{name: '&quot;;[.C4];&quot;', tile: new ut.Tile('&quot;;[.D4];&quot;', &quot;;[.F4];&quot;, &quot;;[.G4];&quot;, &quot;;[.H4];&quot;)&quot;)" office:value-type="string" office:string-value="VENUSAUR: {name: 'Venusaur', tile: new ut.Tile('V', 85, 255, 85)" calcext:value-type="string">
            <text:p>VENUSAUR: {name: 'Venusaur', tile: new ut.Tile('V', 85, 255, 85)</text:p>
          </table:table-cell>
          <table:table-cell table:formula="of:=CONCATENATE(&quot;, aggressive: &quot;;[.J4];&quot;, type: Types.&quot;;[.K4]; &quot;, hp: &quot;;[.M4];&quot;, attack:&quot;;[.N4];&quot;, defense: &quot;;[.O4];&quot;, spAttack:&quot;;[.P4];&quot;, spDefense:&quot;; [.Q4])" office:value-type="string" office:string-value=", aggressive: true, type: Types.GRASS, hp: 80, attack:82, defense: 83, spAttack:100, spDefense:100" calcext:value-type="string">
            <text:p>, aggressive: true, type: Types.GRASS, hp: 80, attack:82, defense: 83, spAttack:100, spDefense:100</text:p>
          </table:table-cell>
          <table:table-cell table:formula="of:=CONCATENATE(&quot;, speed: &quot;;[.R4];&quot;, xp: &quot;;[.S4];&quot;, skills: []},&quot;)" office:value-type="string" office:string-value=", speed: 80, xp: 208, skills: []}," calcext:value-type="string">
            <text:p>, speed: 80, xp: 208, skills: []},</text:p>
          </table:table-cell>
          <table:table-cell table:style-name="ce3" table:formula="of:=COM.MICROSOFT.CONCAT([.V4:.X4])" office:value-type="string" office:string-value="VENUSAUR: {name: 'Venusaur', tile: new ut.Tile('V', 85, 255, 85), aggressive: true, type: Types.GRASS, hp: 80, attack:82, defense: 83, spAttack:100, spDefense:100, speed: 80, xp: 208, skills: []}," calcext:value-type="string">
            <text:p>VENUSAUR: {name: 'Venusaur', tile: new ut.Tile('V', 85, 255, 85), aggressive: true, type: Types.GRASS, hp: 80, attack:82, defense: 83, spAttack:100, spDefense:100, speed: 80, xp: 208, skills: []},</text:p>
          </table:table-cell>
          <table:table-cell table:style-name="ce6" table:formula="of:=IF([.T4]&lt;&gt;&quot;&quot;;CONCATENATE(&quot;Races.&quot;;[.B4];&quot;.evolution = {minLevel: &quot;;[.U4];&quot;, race: Races.&quot;;[.T4];&quot;}&quot;)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IRE</text:p>
          </table:table-cell>
          <table:table-cell table:style-name="ce5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{name: '&quot;;[.C5];&quot;', tile: new ut.Tile('&quot;;[.D5];&quot;', &quot;;[.F5];&quot;, &quot;;[.G5];&quot;, &quot;;[.H5];&quot;)&quot;)" office:value-type="string" office:string-value="CHARMANDER: {name: 'Charmander', tile: new ut.Tile('c', 255, 85, 85)" calcext:value-type="string">
            <text:p>CHARMANDER: {name: 'Charmander', tile: new ut.Tile('c', 255, 85, 85)</text:p>
          </table:table-cell>
          <table:table-cell table:formula="of:=CONCATENATE(&quot;, aggressive: &quot;;[.J5];&quot;, type: Types.&quot;;[.K5]; &quot;, hp: &quot;;[.M5];&quot;, attack:&quot;;[.N5];&quot;, defense: &quot;;[.O5];&quot;, spAttack:&quot;;[.P5];&quot;, spDefense:&quot;; [.Q5])" office:value-type="string" office:string-value=", aggressive: true, type: Types.FIRE, hp: 39, attack:52, defense: 43, spAttack:60, spDefense:50" calcext:value-type="string">
            <text:p>, aggressive: true, type: Types.FIRE, hp: 39, attack:52, defense: 43, spAttack:60, spDefense:50</text:p>
          </table:table-cell>
          <table:table-cell table:formula="of:=CONCATENATE(&quot;, speed: &quot;;[.R5];&quot;, xp: &quot;;[.S5];&quot;, skills: []},&quot;)" office:value-type="string" office:string-value=", speed: 65, xp: 65, skills: []}," calcext:value-type="string">
            <text:p>, speed: 65, xp: 65, skills: []},</text:p>
          </table:table-cell>
          <table:table-cell table:style-name="ce3" table:formula="of:=COM.MICROSOFT.CONCAT([.V5:.X5])" office:value-type="string" office:string-value="CHARMANDER: {name: 'Charmander', tile: new ut.Tile('c', 255, 85, 85), aggressive: true, type: Types.FIRE, hp: 39, attack:52, defense: 43, spAttack:60, spDefense:50, speed: 65, xp: 65, skills: []}," calcext:value-type="string">
            <text:p>CHARMANDER: {name: 'Charmander', tile: new ut.Tile('c', 255, 85, 85), aggressive: true, type: Types.FIRE, hp: 39, attack:52, defense: 43, spAttack:60, spDefense:50, speed: 65, xp: 65, skills: []},</text:p>
          </table:table-cell>
          <table:table-cell table:style-name="ce6" table:formula="of:=IF([.T5]&lt;&gt;&quot;&quot;;CONCATENATE(&quot;Races.&quot;;[.B5];&quot;.evolution = {minLevel: &quot;;[.U5];&quot;, race: Races.&quot;;[.T5];&quot;}&quot;); &quot;&quot;)" office:value-type="string" office:string-value="Races.CHARMANDER.evolution = {minLevel: 16, race: Races.CHARMELEON}" calcext:value-type="string">
            <text:p>Races.CHARMANDER.evolution = {minLevel: 16, race: Races.CHARMELEON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IRE</text:p>
          </table:table-cell>
          <table:table-cell table:style-name="ce5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{name: '&quot;;[.C6];&quot;', tile: new ut.Tile('&quot;;[.D6];&quot;', &quot;;[.F6];&quot;, &quot;;[.G6];&quot;, &quot;;[.H6];&quot;)&quot;)" office:value-type="string" office:string-value="CHARMELEON: {name: 'Charmeleon', tile: new ut.Tile('c', 255, 85, 85)" calcext:value-type="string">
            <text:p>CHARMELEON: {name: 'Charmeleon', tile: new ut.Tile('c', 255, 85, 85)</text:p>
          </table:table-cell>
          <table:table-cell table:formula="of:=CONCATENATE(&quot;, aggressive: &quot;;[.J6];&quot;, type: Types.&quot;;[.K6]; &quot;, hp: &quot;;[.M6];&quot;, attack:&quot;;[.N6];&quot;, defense: &quot;;[.O6];&quot;, spAttack:&quot;;[.P6];&quot;, spDefense:&quot;; [.Q6])" office:value-type="string" office:string-value=", aggressive: true, type: Types.FIRE, hp: 58, attack:64, defense: 58, spAttack:80, spDefense:65" calcext:value-type="string">
            <text:p>, aggressive: true, type: Types.FIRE, hp: 58, attack:64, defense: 58, spAttack:80, spDefense:65</text:p>
          </table:table-cell>
          <table:table-cell table:formula="of:=CONCATENATE(&quot;, speed: &quot;;[.R6];&quot;, xp: &quot;;[.S6];&quot;, skills: []},&quot;)" office:value-type="string" office:string-value=", speed: 80, xp: 142, skills: []}," calcext:value-type="string">
            <text:p>, speed: 80, xp: 142, skills: []},</text:p>
          </table:table-cell>
          <table:table-cell table:style-name="ce3" table:formula="of:=COM.MICROSOFT.CONCAT([.V6:.X6])" office:value-type="string" office:string-value="CHARMELEON: {name: 'Charmeleon', tile: new ut.Tile('c', 255, 85, 85), aggressive: true, type: Types.FIRE, hp: 58, attack:64, defense: 58, spAttack:80, spDefense:65, speed: 80, xp: 142, skills: []}," calcext:value-type="string">
            <text:p>CHARMELEON: {name: 'Charmeleon', tile: new ut.Tile('c', 255, 85, 85), aggressive: true, type: Types.FIRE, hp: 58, attack:64, defense: 58, spAttack:80, spDefense:65, speed: 80, xp: 142, skills: []},</text:p>
          </table:table-cell>
          <table:table-cell table:style-name="ce6" table:formula="of:=IF([.T6]&lt;&gt;&quot;&quot;;CONCATENATE(&quot;Races.&quot;;[.B6];&quot;.evolution = {minLevel: &quot;;[.U6];&quot;, race: Races.&quot;;[.T6];&quot;}&quot;); &quot;&quot;)" office:value-type="string" office:string-value="Races.CHARMELEON.evolution = {minLevel: 36, race: Races.CHARIZARD}" calcext:value-type="string">
            <text:p>Races.CHARMELEON.evolution = {minLevel: 36, race: Races.CHARIZARD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{name: '&quot;;[.C7];&quot;', tile: new ut.Tile('&quot;;[.D7];&quot;', &quot;;[.F7];&quot;, &quot;;[.G7];&quot;, &quot;;[.H7];&quot;)&quot;)" office:value-type="string" office:string-value="CHARIZARD: {name: 'Charizard', tile: new ut.Tile('C', 255, 85, 85)" calcext:value-type="string">
            <text:p>CHARIZARD: {name: 'Charizard', tile: new ut.Tile('C', 255, 85, 85)</text:p>
          </table:table-cell>
          <table:table-cell table:formula="of:=CONCATENATE(&quot;, aggressive: &quot;;[.J7];&quot;, type: Types.&quot;;[.K7]; &quot;, hp: &quot;;[.M7];&quot;, attack:&quot;;[.N7];&quot;, defense: &quot;;[.O7];&quot;, spAttack:&quot;;[.P7];&quot;, spDefense:&quot;; [.Q7])" office:value-type="string" office:string-value=", aggressive: true, type: Types.FIRE, hp: 78, attack:84, defense: 78, spAttack:109, spDefense:85" calcext:value-type="string">
            <text:p>, aggressive: true, type: Types.FIRE, hp: 78, attack:84, defense: 78, spAttack:109, spDefense:85</text:p>
          </table:table-cell>
          <table:table-cell table:formula="of:=CONCATENATE(&quot;, speed: &quot;;[.R7];&quot;, xp: &quot;;[.S7];&quot;, skills: []},&quot;)" office:value-type="string" office:string-value=", speed: 100, xp: 209, skills: []}," calcext:value-type="string">
            <text:p>, speed: 100, xp: 209, skills: []},</text:p>
          </table:table-cell>
          <table:table-cell table:style-name="ce3" table:formula="of:=COM.MICROSOFT.CONCAT([.V7:.X7])" office:value-type="string" office:string-value="CHARIZARD: {name: 'Charizard', tile: new ut.Tile('C', 255, 85, 85), aggressive: true, type: Types.FIRE, hp: 78, attack:84, defense: 78, spAttack:109, spDefense:85, speed: 100, xp: 209, skills: []}," calcext:value-type="string">
            <text:p>CHARIZARD: {name: 'Charizard', tile: new ut.Tile('C', 255, 85, 85), aggressive: true, type: Types.FIRE, hp: 78, attack:84, defense: 78, spAttack:109, spDefense:85, speed: 100, xp: 209, skills: []},</text:p>
          </table:table-cell>
          <table:table-cell table:style-name="ce6" table:formula="of:=IF([.T7]&lt;&gt;&quot;&quot;;CONCATENATE(&quot;Races.&quot;;[.B7];&quot;.evolution = {minLevel: &quot;;[.U7];&quot;, race: Races.&quot;;[.T7];&quot;}&quot;)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ATER</text:p>
          </table:table-cell>
          <table:table-cell table:style-name="ce5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{name: '&quot;;[.C8];&quot;', tile: new ut.Tile('&quot;;[.D8];&quot;', &quot;;[.F8];&quot;, &quot;;[.G8];&quot;, &quot;;[.H8];&quot;)&quot;)" office:value-type="string" office:string-value="SQUIRTLE: {name: 'Squirtle', tile: new ut.Tile('s', 85, 85, 255)" calcext:value-type="string">
            <text:p>SQUIRTLE: {name: 'Squirtle', tile: new ut.Tile('s', 85, 85, 255)</text:p>
          </table:table-cell>
          <table:table-cell table:formula="of:=CONCATENATE(&quot;, aggressive: &quot;;[.J8];&quot;, type: Types.&quot;;[.K8]; &quot;, hp: &quot;;[.M8];&quot;, attack:&quot;;[.N8];&quot;, defense: &quot;;[.O8];&quot;, spAttack:&quot;;[.P8];&quot;, spDefense:&quot;; [.Q8])" office:value-type="string" office:string-value=", aggressive: true, type: Types.WATER, hp: 44, attack:48, defense: 65, spAttack:50, spDefense:64" calcext:value-type="string">
            <text:p>, aggressive: true, type: Types.WATER, hp: 44, attack:48, defense: 65, spAttack:50, spDefense:64</text:p>
          </table:table-cell>
          <table:table-cell table:formula="of:=CONCATENATE(&quot;, speed: &quot;;[.R8];&quot;, xp: &quot;;[.S8];&quot;, skills: []},&quot;)" office:value-type="string" office:string-value=", speed: 43, xp: 66, skills: []}," calcext:value-type="string">
            <text:p>, speed: 43, xp: 66, skills: []},</text:p>
          </table:table-cell>
          <table:table-cell table:style-name="ce3" table:formula="of:=COM.MICROSOFT.CONCAT([.V8:.X8])" office:value-type="string" office:string-value="SQUIRTLE: {name: 'Squirtle', tile: new ut.Tile('s', 85, 85, 255), aggressive: true, type: Types.WATER, hp: 44, attack:48, defense: 65, spAttack:50, spDefense:64, speed: 43, xp: 66, skills: []}," calcext:value-type="string">
            <text:p>SQUIRTLE: {name: 'Squirtle', tile: new ut.Tile('s', 85, 85, 255), aggressive: true, type: Types.WATER, hp: 44, attack:48, defense: 65, spAttack:50, spDefense:64, speed: 43, xp: 66, skills: []},</text:p>
          </table:table-cell>
          <table:table-cell table:style-name="ce6" table:formula="of:=IF([.T8]&lt;&gt;&quot;&quot;;CONCATENATE(&quot;Races.&quot;;[.B8];&quot;.evolution = {minLevel: &quot;;[.U8];&quot;, race: Races.&quot;;[.T8];&quot;}&quot;); &quot;&quot;)" office:value-type="string" office:string-value="Races.SQUIRTLE.evolution = {minLevel: 16, race: Races.WARTORTLE}" calcext:value-type="string">
            <text:p>Races.SQUIRTLE.evolution = {minLevel: 16, race: Races.WARTORTLE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ATER</text:p>
          </table:table-cell>
          <table:table-cell table:style-name="ce5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{name: '&quot;;[.C9];&quot;', tile: new ut.Tile('&quot;;[.D9];&quot;', &quot;;[.F9];&quot;, &quot;;[.G9];&quot;, &quot;;[.H9];&quot;)&quot;)" office:value-type="string" office:string-value="WARTORTLE: {name: 'Wartortle', tile: new ut.Tile('w', 85, 85, 255)" calcext:value-type="string">
            <text:p>WARTORTLE: {name: 'Wartortle', tile: new ut.Tile('w', 85, 85, 255)</text:p>
          </table:table-cell>
          <table:table-cell table:formula="of:=CONCATENATE(&quot;, aggressive: &quot;;[.J9];&quot;, type: Types.&quot;;[.K9]; &quot;, hp: &quot;;[.M9];&quot;, attack:&quot;;[.N9];&quot;, defense: &quot;;[.O9];&quot;, spAttack:&quot;;[.P9];&quot;, spDefense:&quot;; [.Q9])" office:value-type="string" office:string-value=", aggressive: true, type: Types.WATER, hp: 59, attack:63, defense: 80, spAttack:65, spDefense:80" calcext:value-type="string">
            <text:p>, aggressive: true, type: Types.WATER, hp: 59, attack:63, defense: 80, spAttack:65, spDefense:80</text:p>
          </table:table-cell>
          <table:table-cell table:formula="of:=CONCATENATE(&quot;, speed: &quot;;[.R9];&quot;, xp: &quot;;[.S9];&quot;, skills: []},&quot;)" office:value-type="string" office:string-value=", speed: 58, xp: 143, skills: []}," calcext:value-type="string">
            <text:p>, speed: 58, xp: 143, skills: []},</text:p>
          </table:table-cell>
          <table:table-cell table:style-name="ce3" table:formula="of:=COM.MICROSOFT.CONCAT([.V9:.X9])" office:value-type="string" office:string-value="WARTORTLE: {name: 'Wartortle', tile: new ut.Tile('w', 85, 85, 255), aggressive: true, type: Types.WATER, hp: 59, attack:63, defense: 80, spAttack:65, spDefense:80, speed: 58, xp: 143, skills: []}," calcext:value-type="string">
            <text:p>WARTORTLE: {name: 'Wartortle', tile: new ut.Tile('w', 85, 85, 255), aggressive: true, type: Types.WATER, hp: 59, attack:63, defense: 80, spAttack:65, spDefense:80, speed: 58, xp: 143, skills: []},</text:p>
          </table:table-cell>
          <table:table-cell table:style-name="ce6" table:formula="of:=IF([.T9]&lt;&gt;&quot;&quot;;CONCATENATE(&quot;Races.&quot;;[.B9];&quot;.evolution = {minLevel: &quot;;[.U9];&quot;, race: Races.&quot;;[.T9];&quot;}&quot;); &quot;&quot;)" office:value-type="string" office:string-value="Races.WARTORTLE.evolution = {minLevel: 36, race: Races.BLASTOISE}" calcext:value-type="string">
            <text:p>Races.WARTORTLE.evolution = {minLevel: 36, race: Races.BLASTOISE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ATER</text:p>
          </table:table-cell>
          <table:table-cell table:style-name="ce5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{name: '&quot;;[.C10];&quot;', tile: new ut.Tile('&quot;;[.D10];&quot;', &quot;;[.F10];&quot;, &quot;;[.G10];&quot;, &quot;;[.H10];&quot;)&quot;)" office:value-type="string" office:string-value="BLASTOISE: {name: 'Blastoise', tile: new ut.Tile('B', 85, 85, 255)" calcext:value-type="string">
            <text:p>BLASTOISE: {name: 'Blastoise', tile: new ut.Tile('B', 85, 85, 255)</text:p>
          </table:table-cell>
          <table:table-cell table:formula="of:=CONCATENATE(&quot;, aggressive: &quot;;[.J10];&quot;, type: Types.&quot;;[.K10]; &quot;, hp: &quot;;[.M10];&quot;, attack:&quot;;[.N10];&quot;, defense: &quot;;[.O10];&quot;, spAttack:&quot;;[.P10];&quot;, spDefense:&quot;; [.Q10])" office:value-type="string" office:string-value=", aggressive: true, type: Types.WATER, hp: 79, attack:83, defense: 100, spAttack:85, spDefense:105" calcext:value-type="string">
            <text:p>, aggressive: true, type: Types.WATER, hp: 79, attack:83, defense: 100, spAttack:85, spDefense:105</text:p>
          </table:table-cell>
          <table:table-cell table:formula="of:=CONCATENATE(&quot;, speed: &quot;;[.R10];&quot;, xp: &quot;;[.S10];&quot;, skills: []},&quot;)" office:value-type="string" office:string-value=", speed: 78, xp: 210, skills: []}," calcext:value-type="string">
            <text:p>, speed: 78, xp: 210, skills: []},</text:p>
          </table:table-cell>
          <table:table-cell table:style-name="ce3" table:formula="of:=COM.MICROSOFT.CONCAT([.V10:.X10])" office:value-type="string" office:string-value="BLASTOISE: {name: 'Blastoise', tile: new ut.Tile('B', 85, 85, 255), aggressive: true, type: Types.WATER, hp: 79, attack:83, defense: 100, spAttack:85, spDefense:105, speed: 78, xp: 210, skills: []}," calcext:value-type="string">
            <text:p>BLASTOISE: {name: 'Blastoise', tile: new ut.Tile('B', 85, 85, 255), aggressive: true, type: Types.WATER, hp: 79, attack:83, defense: 100, spAttack:85, spDefense:105, speed: 78, xp: 210, skills: []},</text:p>
          </table:table-cell>
          <table:table-cell table:style-name="ce6" table:formula="of:=IF([.T10]&lt;&gt;&quot;&quot;;CONCATENATE(&quot;Races.&quot;;[.B10];&quot;.evolution = {minLevel: &quot;;[.U10];&quot;, race: Races.&quot;;[.T10];&quot;}&quot;)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{name: '&quot;;[.C11];&quot;', tile: new ut.Tile('&quot;;[.D11];&quot;', &quot;;[.F11];&quot;, &quot;;[.G11];&quot;, &quot;;[.H11];&quot;)&quot;)" office:value-type="string" office:string-value="CATERPIE: {name: 'Caterpie', tile: new ut.Tile('c', 85, 255, 85)" calcext:value-type="string">
            <text:p>CATERPIE: {name: 'Caterpie', tile: new ut.Tile('c', 85, 255, 85)</text:p>
          </table:table-cell>
          <table:table-cell table:formula="of:=CONCATENATE(&quot;, aggressive: &quot;;[.J11];&quot;, type: Types.&quot;;[.K11]; &quot;, hp: &quot;;[.M11];&quot;, attack:&quot;;[.N11];&quot;, defense: &quot;;[.O11];&quot;, spAttack:&quot;;[.P11];&quot;, spDefense:&quot;; [.Q11])" office:value-type="string" office:string-value=", aggressive: false, type: Types.BUG, hp: 45, attack:30, defense: 35, spAttack:20, spDefense:20" calcext:value-type="string">
            <text:p>, aggressive: false, type: Types.BUG, hp: 45, attack:30, defense: 35, spAttack:20, spDefense:20</text:p>
          </table:table-cell>
          <table:table-cell table:formula="of:=CONCATENATE(&quot;, speed: &quot;;[.R11];&quot;, xp: &quot;;[.S11];&quot;, skills: []},&quot;)" office:value-type="string" office:string-value=", speed: 45, xp: 53, skills: []}," calcext:value-type="string">
            <text:p>, speed: 45, xp: 53, skills: []},</text:p>
          </table:table-cell>
          <table:table-cell table:style-name="ce3" table:formula="of:=COM.MICROSOFT.CONCAT([.V11:.X11])" office:value-type="string" office:string-value="CATERPIE: {name: 'Caterpie', tile: new ut.Tile('c', 85, 255, 85), aggressive: false, type: Types.BUG, hp: 45, attack:30, defense: 35, spAttack:20, spDefense:20, speed: 45, xp: 53, skills: []}," calcext:value-type="string">
            <text:p>CATERPIE: {name: 'Caterpie', tile: new ut.Tile('c', 85, 255, 85), aggressive: false, type: Types.BUG, hp: 45, attack:30, defense: 35, spAttack:20, spDefense:20, speed: 45, xp: 53, skills: []},</text:p>
          </table:table-cell>
          <table:table-cell table:style-name="ce6" table:formula="of:=IF([.T11]&lt;&gt;&quot;&quot;;CONCATENATE(&quot;Races.&quot;;[.B11];&quot;.evolution = {minLevel: &quot;;[.U11];&quot;, race: Races.&quot;;[.T11];&quot;}&quot;); &quot;&quot;)" office:value-type="string" office:string-value="Races.CATERPIE.evolution = {minLevel: 7, race: Races.METAPOD}" calcext:value-type="string">
            <text:p>Races.CATERPIE.evolution = {minLevel: 7, race: Races.METAPOD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{name: '&quot;;[.C12];&quot;', tile: new ut.Tile('&quot;;[.D12];&quot;', &quot;;[.F12];&quot;, &quot;;[.G12];&quot;, &quot;;[.H12];&quot;)&quot;)" office:value-type="string" office:string-value="METAPOD: {name: 'Metapod', tile: new ut.Tile('m', 85, 255, 85)" calcext:value-type="string">
            <text:p>METAPOD: {name: 'Metapod', tile: new ut.Tile('m', 85, 255, 85)</text:p>
          </table:table-cell>
          <table:table-cell table:formula="of:=CONCATENATE(&quot;, aggressive: &quot;;[.J12];&quot;, type: Types.&quot;;[.K12]; &quot;, hp: &quot;;[.M12];&quot;, attack:&quot;;[.N12];&quot;, defense: &quot;;[.O12];&quot;, spAttack:&quot;;[.P12];&quot;, spDefense:&quot;; [.Q12])" office:value-type="string" office:string-value=", aggressive: false, type: Types.BUG, hp: 50, attack:20, defense: 55, spAttack:25, spDefense:25" calcext:value-type="string">
            <text:p>, aggressive: false, type: Types.BUG, hp: 50, attack:20, defense: 55, spAttack:25, spDefense:25</text:p>
          </table:table-cell>
          <table:table-cell table:formula="of:=CONCATENATE(&quot;, speed: &quot;;[.R12];&quot;, xp: &quot;;[.S12];&quot;, skills: []},&quot;)" office:value-type="string" office:string-value=", speed: 30, xp: 72, skills: []}," calcext:value-type="string">
            <text:p>, speed: 30, xp: 72, skills: []},</text:p>
          </table:table-cell>
          <table:table-cell table:style-name="ce3" table:formula="of:=COM.MICROSOFT.CONCAT([.V12:.X12])" office:value-type="string" office:string-value="METAPOD: {name: 'Metapod', tile: new ut.Tile('m', 85, 255, 85), aggressive: false, type: Types.BUG, hp: 50, attack:20, defense: 55, spAttack:25, spDefense:25, speed: 30, xp: 72, skills: []}," calcext:value-type="string">
            <text:p>METAPOD: {name: 'Metapod', tile: new ut.Tile('m', 85, 255, 85), aggressive: false, type: Types.BUG, hp: 50, attack:20, defense: 55, spAttack:25, spDefense:25, speed: 30, xp: 72, skills: []},</text:p>
          </table:table-cell>
          <table:table-cell table:style-name="ce6" table:formula="of:=IF([.T12]&lt;&gt;&quot;&quot;;CONCATENATE(&quot;Races.&quot;;[.B12];&quot;.evolution = {minLevel: &quot;;[.U12];&quot;, race: Races.&quot;;[.T12];&quot;}&quot;); &quot;&quot;)" office:value-type="string" office:string-value="Races.METAPOD.evolution = {minLevel: 10, race: Races.BUTERFREE}" calcext:value-type="string">
            <text:p>Races.METAPOD.evolution = {minLevel: 10, race: Races.BUTERFREE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{name: '&quot;;[.C13];&quot;', tile: new ut.Tile('&quot;;[.D13];&quot;', &quot;;[.F13];&quot;, &quot;;[.G13];&quot;, &quot;;[.H13];&quot;)&quot;)" office:value-type="string" office:string-value="BUTERFREE: {name: 'Butterfree', tile: new ut.Tile('b', 255, 255, 255)" calcext:value-type="string">
            <text:p>BUTERFREE: {name: 'Butterfree', tile: new ut.Tile('b', 255, 255, 255)</text:p>
          </table:table-cell>
          <table:table-cell table:formula="of:=CONCATENATE(&quot;, aggressive: &quot;;[.J13];&quot;, type: Types.&quot;;[.K13]; &quot;, hp: &quot;;[.M13];&quot;, attack:&quot;;[.N13];&quot;, defense: &quot;;[.O13];&quot;, spAttack:&quot;;[.P13];&quot;, spDefense:&quot;; [.Q13])" office:value-type="string" office:string-value=", aggressive: false, type: Types.BUG, hp: 60, attack:45, defense: 50, spAttack:80, spDefense:80" calcext:value-type="string">
            <text:p>, aggressive: false, type: Types.BUG, hp: 60, attack:45, defense: 50, spAttack:80, spDefense:80</text:p>
          </table:table-cell>
          <table:table-cell table:formula="of:=CONCATENATE(&quot;, speed: &quot;;[.R13];&quot;, xp: &quot;;[.S13];&quot;, skills: []},&quot;)" office:value-type="string" office:string-value=", speed: 70, xp: 160, skills: []}," calcext:value-type="string">
            <text:p>, speed: 70, xp: 160, skills: []},</text:p>
          </table:table-cell>
          <table:table-cell table:style-name="ce3" table:formula="of:=COM.MICROSOFT.CONCAT([.V13:.X13])" office:value-type="string" office:string-value="BUTERFREE: {name: 'Butterfree', tile: new ut.Tile('b', 255, 255, 255), aggressive: false, type: Types.BUG, hp: 60, attack:45, defense: 50, spAttack:80, spDefense:80, speed: 70, xp: 160, skills: []}," calcext:value-type="string">
            <text:p>BUTERFREE: {name: 'Butterfree', tile: new ut.Tile('b', 255, 255, 255), aggressive: false, type: Types.BUG, hp: 60, attack:45, defense: 50, spAttack:80, spDefense:80, speed: 70, xp: 160, skills: []},</text:p>
          </table:table-cell>
          <table:table-cell table:style-name="ce6" table:formula="of:=IF([.T13]&lt;&gt;&quot;&quot;;CONCATENATE(&quot;Races.&quot;;[.B13];&quot;.evolution = {minLevel: &quot;;[.U13];&quot;, race: Races.&quot;;[.T13];&quot;}&quot;); 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{name: '&quot;;[.C14];&quot;', tile: new ut.Tile('&quot;;[.D14];&quot;', &quot;;[.F14];&quot;, &quot;;[.G14];&quot;, &quot;;[.H14];&quot;)&quot;)" office:value-type="string" office:string-value="WEEDLE: {name: 'Weedle', tile: new ut.Tile('w', 170, 85, 0)" calcext:value-type="string">
            <text:p>WEEDLE: {name: 'Weedle', tile: new ut.Tile('w', 170, 85, 0)</text:p>
          </table:table-cell>
          <table:table-cell table:formula="of:=CONCATENATE(&quot;, aggressive: &quot;;[.J14];&quot;, type: Types.&quot;;[.K14]; &quot;, hp: &quot;;[.M14];&quot;, attack:&quot;;[.N14];&quot;, defense: &quot;;[.O14];&quot;, spAttack:&quot;;[.P14];&quot;, spDefense:&quot;; [.Q14])" office:value-type="string" office:string-value=", aggressive: false, type: Types.BUG, hp: 40, attack:35, defense: 30, spAttack:20, spDefense:20" calcext:value-type="string">
            <text:p>, aggressive: false, type: Types.BUG, hp: 40, attack:35, defense: 30, spAttack:20, spDefense:20</text:p>
          </table:table-cell>
          <table:table-cell table:formula="of:=CONCATENATE(&quot;, speed: &quot;;[.R14];&quot;, xp: &quot;;[.S14];&quot;, skills: []},&quot;)" office:value-type="string" office:string-value=", speed: 50, xp: 52, skills: []}," calcext:value-type="string">
            <text:p>, speed: 50, xp: 52, skills: []},</text:p>
          </table:table-cell>
          <table:table-cell table:style-name="ce3" table:formula="of:=COM.MICROSOFT.CONCAT([.V14:.X14])" office:value-type="string" office:string-value="WEEDLE: {name: 'Weedle', tile: new ut.Tile('w', 170, 85, 0), aggressive: false, type: Types.BUG, hp: 40, attack:35, defense: 30, spAttack:20, spDefense:20, speed: 50, xp: 52, skills: []}," calcext:value-type="string">
            <text:p>WEEDLE: {name: 'Weedle', tile: new ut.Tile('w', 170, 85, 0), aggressive: false, type: Types.BUG, hp: 40, attack:35, defense: 30, spAttack:20, spDefense:20, speed: 50, xp: 52, skills: []},</text:p>
          </table:table-cell>
          <table:table-cell table:style-name="ce6" table:formula="of:=IF([.T14]&lt;&gt;&quot;&quot;;CONCATENATE(&quot;Races.&quot;;[.B14];&quot;.evolution = {minLevel: &quot;;[.U14];&quot;, race: Races.&quot;;[.T14];&quot;}&quot;); &quot;&quot;)" office:value-type="string" office:string-value="Races.WEEDLE.evolution = {minLevel: 7, race: Races.KAKUNA}" calcext:value-type="string">
            <text:p>Races.WEEDLE.evolution = {minLevel: 7, race: Races.KAKUNA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{name: '&quot;;[.C15];&quot;', tile: new ut.Tile('&quot;;[.D15];&quot;', &quot;;[.F15];&quot;, &quot;;[.G15];&quot;, &quot;;[.H15];&quot;)&quot;)" office:value-type="string" office:string-value="KAKUNA: {name: 'Kakuna', tile: new ut.Tile('k', 255, 255, 85)" calcext:value-type="string">
            <text:p>KAKUNA: {name: 'Kakuna', tile: new ut.Tile('k', 255, 255, 85)</text:p>
          </table:table-cell>
          <table:table-cell table:formula="of:=CONCATENATE(&quot;, aggressive: &quot;;[.J15];&quot;, type: Types.&quot;;[.K15]; &quot;, hp: &quot;;[.M15];&quot;, attack:&quot;;[.N15];&quot;, defense: &quot;;[.O15];&quot;, spAttack:&quot;;[.P15];&quot;, spDefense:&quot;; [.Q15])" office:value-type="string" office:string-value=", aggressive: false, type: Types.BUG, hp: 45, attack:25, defense: 50, spAttack:25, spDefense:25" calcext:value-type="string">
            <text:p>, aggressive: false, type: Types.BUG, hp: 45, attack:25, defense: 50, spAttack:25, spDefense:25</text:p>
          </table:table-cell>
          <table:table-cell table:formula="of:=CONCATENATE(&quot;, speed: &quot;;[.R15];&quot;, xp: &quot;;[.S15];&quot;, skills: []},&quot;)" office:value-type="string" office:string-value=", speed: 35, xp: 71, skills: []}," calcext:value-type="string">
            <text:p>, speed: 35, xp: 71, skills: []},</text:p>
          </table:table-cell>
          <table:table-cell table:style-name="ce3" table:formula="of:=COM.MICROSOFT.CONCAT([.V15:.X15])" office:value-type="string" office:string-value="KAKUNA: {name: 'Kakuna', tile: new ut.Tile('k', 255, 255, 85), aggressive: false, type: Types.BUG, hp: 45, attack:25, defense: 50, spAttack:25, spDefense:25, speed: 35, xp: 71, skills: []}," calcext:value-type="string">
            <text:p>KAKUNA: {name: 'Kakuna', tile: new ut.Tile('k', 255, 255, 85), aggressive: false, type: Types.BUG, hp: 45, attack:25, defense: 50, spAttack:25, spDefense:25, speed: 35, xp: 71, skills: []},</text:p>
          </table:table-cell>
          <table:table-cell table:style-name="ce6" table:formula="of:=IF([.T15]&lt;&gt;&quot;&quot;;CONCATENATE(&quot;Races.&quot;;[.B15];&quot;.evolution = {minLevel: &quot;;[.U15];&quot;, race: Races.&quot;;[.T15];&quot;}&quot;); &quot;&quot;)" office:value-type="string" office:string-value="Races.KAKUNA.evolution = {minLevel: 10, race: Races.BEEDRILL}" calcext:value-type="string">
            <text:p>Races.KAKUNA.evolution = {minLevel: 10, race: Races.BEEDRILL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{name: '&quot;;[.C16];&quot;', tile: new ut.Tile('&quot;;[.D16];&quot;', &quot;;[.F16];&quot;, &quot;;[.G16];&quot;, &quot;;[.H16];&quot;)&quot;)" office:value-type="string" office:string-value="BEEDRILL: {name: 'Beedrill', tile: new ut.Tile('b', 255, 255, 85)" calcext:value-type="string">
            <text:p>BEEDRILL: {name: 'Beedrill', tile: new ut.Tile('b', 255, 255, 85)</text:p>
          </table:table-cell>
          <table:table-cell table:formula="of:=CONCATENATE(&quot;, aggressive: &quot;;[.J16];&quot;, type: Types.&quot;;[.K16]; &quot;, hp: &quot;;[.M16];&quot;, attack:&quot;;[.N16];&quot;, defense: &quot;;[.O16];&quot;, spAttack:&quot;;[.P16];&quot;, spDefense:&quot;; [.Q16])" office:value-type="string" office:string-value=", aggressive: true, type: Types.BUG, hp: 65, attack:80, defense: 40, spAttack:45, spDefense:80" calcext:value-type="string">
            <text:p>, aggressive: true, type: Types.BUG, hp: 65, attack:80, defense: 40, spAttack:45, spDefense:80</text:p>
          </table:table-cell>
          <table:table-cell table:formula="of:=CONCATENATE(&quot;, speed: &quot;;[.R16];&quot;, xp: &quot;;[.S16];&quot;, skills: []},&quot;)" office:value-type="string" office:string-value=", speed: 75, xp: 159, skills: []}," calcext:value-type="string">
            <text:p>, speed: 75, xp: 159, skills: []},</text:p>
          </table:table-cell>
          <table:table-cell table:style-name="ce3" table:formula="of:=COM.MICROSOFT.CONCAT([.V16:.X16])" office:value-type="string" office:string-value="BEEDRILL: {name: 'Beedrill', tile: new ut.Tile('b', 255, 255, 85), aggressive: true, type: Types.BUG, hp: 65, attack:80, defense: 40, spAttack:45, spDefense:80, speed: 75, xp: 159, skills: []}," calcext:value-type="string">
            <text:p>BEEDRILL: {name: 'Beedrill', tile: new ut.Tile('b', 255, 255, 85), aggressive: true, type: Types.BUG, hp: 65, attack:80, defense: 40, spAttack:45, spDefense:80, speed: 75, xp: 159, skills: []},</text:p>
          </table:table-cell>
          <table:table-cell table:style-name="ce6" table:formula="of:=IF([.T16]&lt;&gt;&quot;&quot;;CONCATENATE(&quot;Races.&quot;;[.B16];&quot;.evolution = {minLevel: &quot;;[.U16];&quot;, race: Races.&quot;;[.T16];&quot;}&quot;)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{name: '&quot;;[.C17];&quot;', tile: new ut.Tile('&quot;;[.D17];&quot;', &quot;;[.F17];&quot;, &quot;;[.G17];&quot;, &quot;;[.H17];&quot;)&quot;)" office:value-type="string" office:string-value="PIDGEY: {name: 'Pidgey', tile: new ut.Tile('p', 170, 85, 0)" calcext:value-type="string">
            <text:p>PIDGEY: {name: 'Pidgey', tile: new ut.Tile('p', 170, 85, 0)</text:p>
          </table:table-cell>
          <table:table-cell table:formula="of:=CONCATENATE(&quot;, aggressive: &quot;;[.J17];&quot;, type: Types.&quot;;[.K17]; &quot;, hp: &quot;;[.M17];&quot;, attack:&quot;;[.N17];&quot;, defense: &quot;;[.O17];&quot;, spAttack:&quot;;[.P17];&quot;, spDefense:&quot;; [.Q17])" office:value-type="string" office:string-value=", aggressive: false, type: Types.NORMAL, hp: 40, attack:45, defense: 40, spAttack:35, spDefense:35" calcext:value-type="string">
            <text:p>, aggressive: false, type: Types.NORMAL, hp: 40, attack:45, defense: 40, spAttack:35, spDefense:35</text:p>
          </table:table-cell>
          <table:table-cell table:formula="of:=CONCATENATE(&quot;, speed: &quot;;[.R17];&quot;, xp: &quot;;[.S17];&quot;, skills: []},&quot;)" office:value-type="string" office:string-value=", speed: 56, xp: 55, skills: []}," calcext:value-type="string">
            <text:p>, speed: 56, xp: 55, skills: []},</text:p>
          </table:table-cell>
          <table:table-cell table:style-name="ce3" table:formula="of:=COM.MICROSOFT.CONCAT([.V17:.X17])" office:value-type="string" office:string-value="PIDGEY: {name: 'Pidgey', tile: new ut.Tile('p', 170, 85, 0), aggressive: false, type: Types.NORMAL, hp: 40, attack:45, defense: 40, spAttack:35, spDefense:35, speed: 56, xp: 55, skills: []}," calcext:value-type="string">
            <text:p>PIDGEY: {name: 'Pidgey', tile: new ut.Tile('p', 170, 85, 0), aggressive: false, type: Types.NORMAL, hp: 40, attack:45, defense: 40, spAttack:35, spDefense:35, speed: 56, xp: 55, skills: []},</text:p>
          </table:table-cell>
          <table:table-cell table:style-name="ce6" table:formula="of:=IF([.T17]&lt;&gt;&quot;&quot;;CONCATENATE(&quot;Races.&quot;;[.B17];&quot;.evolution = {minLevel: &quot;;[.U17];&quot;, race: Races.&quot;;[.T17];&quot;}&quot;); &quot;&quot;)" office:value-type="string" office:string-value="Races.PIDGEY.evolution = {minLevel: 18, race: Races.PIDGEOTTO}" calcext:value-type="string">
            <text:p>Races.PIDGEY.evolution = {minLevel: 18, race: Races.PIDGEOTTO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{name: '&quot;;[.C18];&quot;', tile: new ut.Tile('&quot;;[.D18];&quot;', &quot;;[.F18];&quot;, &quot;;[.G18];&quot;, &quot;;[.H18];&quot;)&quot;)" office:value-type="string" office:string-value="PIDGEOTTO: {name: 'Pidgeotto', tile: new ut.Tile('p', 170, 85, 0)" calcext:value-type="string">
            <text:p>PIDGEOTTO: {name: 'Pidgeotto', tile: new ut.Tile('p', 170, 85, 0)</text:p>
          </table:table-cell>
          <table:table-cell table:formula="of:=CONCATENATE(&quot;, aggressive: &quot;;[.J18];&quot;, type: Types.&quot;;[.K18]; &quot;, hp: &quot;;[.M18];&quot;, attack:&quot;;[.N18];&quot;, defense: &quot;;[.O18];&quot;, spAttack:&quot;;[.P18];&quot;, spDefense:&quot;; [.Q18])" office:value-type="string" office:string-value=", aggressive: true, type: Types.NORMAL, hp: 63, attack:60, defense: 55, spAttack:50, spDefense:50" calcext:value-type="string">
            <text:p>, aggressive: true, type: Types.NORMAL, hp: 63, attack:60, defense: 55, spAttack:50, spDefense:50</text:p>
          </table:table-cell>
          <table:table-cell table:formula="of:=CONCATENATE(&quot;, speed: &quot;;[.R18];&quot;, xp: &quot;;[.S18];&quot;, skills: []},&quot;)" office:value-type="string" office:string-value=", speed: 71, xp: 113, skills: []}," calcext:value-type="string">
            <text:p>, speed: 71, xp: 113, skills: []},</text:p>
          </table:table-cell>
          <table:table-cell table:style-name="ce3" table:formula="of:=COM.MICROSOFT.CONCAT([.V18:.X18])" office:value-type="string" office:string-value="PIDGEOTTO: {name: 'Pidgeotto', tile: new ut.Tile('p', 170, 85, 0), aggressive: true, type: Types.NORMAL, hp: 63, attack:60, defense: 55, spAttack:50, spDefense:50, speed: 71, xp: 113, skills: []}," calcext:value-type="string">
            <text:p>PIDGEOTTO: {name: 'Pidgeotto', tile: new ut.Tile('p', 170, 85, 0), aggressive: true, type: Types.NORMAL, hp: 63, attack:60, defense: 55, spAttack:50, spDefense:50, speed: 71, xp: 113, skills: []},</text:p>
          </table:table-cell>
          <table:table-cell table:style-name="ce6" table:formula="of:=IF([.T18]&lt;&gt;&quot;&quot;;CONCATENATE(&quot;Races.&quot;;[.B18];&quot;.evolution = {minLevel: &quot;;[.U18];&quot;, race: Races.&quot;;[.T18];&quot;}&quot;); &quot;&quot;)" office:value-type="string" office:string-value="Races.PIDGEOTTO.evolution = {minLevel: 36, race: Races.PIDGEOT}" calcext:value-type="string">
            <text:p>Races.PIDGEOTTO.evolution = {minLevel: 36, race: Races.PIDGEOT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{name: '&quot;;[.C19];&quot;', tile: new ut.Tile('&quot;;[.D19];&quot;', &quot;;[.F19];&quot;, &quot;;[.G19];&quot;, &quot;;[.H19];&quot;)&quot;)" office:value-type="string" office:string-value="PIDGEOT: {name: 'Pidgeot', tile: new ut.Tile('P', 170, 85, 0)" calcext:value-type="string">
            <text:p>PIDGEOT: {name: 'Pidgeot', tile: new ut.Tile('P', 170, 85, 0)</text:p>
          </table:table-cell>
          <table:table-cell table:formula="of:=CONCATENATE(&quot;, aggressive: &quot;;[.J19];&quot;, type: Types.&quot;;[.K19]; &quot;, hp: &quot;;[.M19];&quot;, attack:&quot;;[.N19];&quot;, defense: &quot;;[.O19];&quot;, spAttack:&quot;;[.P19];&quot;, spDefense:&quot;; [.Q19])" office:value-type="string" office:string-value=", aggressive: true, type: Types.NORMAL, hp: 83, attack:80, defense: 75, spAttack:70, spDefense:70" calcext:value-type="string">
            <text:p>, aggressive: true, type: Types.NORMAL, hp: 83, attack:80, defense: 75, spAttack:70, spDefense:70</text:p>
          </table:table-cell>
          <table:table-cell table:formula="of:=CONCATENATE(&quot;, speed: &quot;;[.R19];&quot;, xp: &quot;;[.S19];&quot;, skills: []},&quot;)" office:value-type="string" office:string-value=", speed: 91, xp: 172, skills: []}," calcext:value-type="string">
            <text:p>, speed: 91, xp: 172, skills: []},</text:p>
          </table:table-cell>
          <table:table-cell table:style-name="ce3" table:formula="of:=COM.MICROSOFT.CONCAT([.V19:.X19])" office:value-type="string" office:string-value="PIDGEOT: {name: 'Pidgeot', tile: new ut.Tile('P', 170, 85, 0), aggressive: true, type: Types.NORMAL, hp: 83, attack:80, defense: 75, spAttack:70, spDefense:70, speed: 91, xp: 172, skills: []}," calcext:value-type="string">
            <text:p>PIDGEOT: {name: 'Pidgeot', tile: new ut.Tile('P', 170, 85, 0), aggressive: true, type: Types.NORMAL, hp: 83, attack:80, defense: 75, spAttack:70, spDefense:70, speed: 91, xp: 172, skills: []},</text:p>
          </table:table-cell>
          <table:table-cell table:style-name="ce6" table:formula="of:=IF([.T19]&lt;&gt;&quot;&quot;;CONCATENATE(&quot;Races.&quot;;[.B19];&quot;.evolution = {minLevel: &quot;;[.U19];&quot;, race: Races.&quot;;[.T19];&quot;}&quot;); 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{name: '&quot;;[.C20];&quot;', tile: new ut.Tile('&quot;;[.D20];&quot;', &quot;;[.F20];&quot;, &quot;;[.G20];&quot;, &quot;;[.H20];&quot;)&quot;)" office:value-type="string" office:string-value="RATTATA: {name: 'Rattata', tile: new ut.Tile('r', 170, 0, 170)" calcext:value-type="string">
            <text:p>RATTATA: {name: 'Rattata', tile: new ut.Tile('r', 170, 0, 170)</text:p>
          </table:table-cell>
          <table:table-cell table:formula="of:=CONCATENATE(&quot;, aggressive: &quot;;[.J20];&quot;, type: Types.&quot;;[.K20]; &quot;, hp: &quot;;[.M20];&quot;, attack:&quot;;[.N20];&quot;, defense: &quot;;[.O20];&quot;, spAttack:&quot;;[.P20];&quot;, spDefense:&quot;; [.Q20])" office:value-type="string" office:string-value=", aggressive: true, type: Types.NORMAL, hp: 30, attack:56, defense: 35, spAttack:25, spDefense:35" calcext:value-type="string">
            <text:p>, aggressive: true, type: Types.NORMAL, hp: 30, attack:56, defense: 35, spAttack:25, spDefense:35</text:p>
          </table:table-cell>
          <table:table-cell table:formula="of:=CONCATENATE(&quot;, speed: &quot;;[.R20];&quot;, xp: &quot;;[.S20];&quot;, skills: []},&quot;)" office:value-type="string" office:string-value=", speed: 72, xp: 57, skills: []}," calcext:value-type="string">
            <text:p>, speed: 72, xp: 57, skills: []},</text:p>
          </table:table-cell>
          <table:table-cell table:style-name="ce3" table:formula="of:=COM.MICROSOFT.CONCAT([.V20:.X20])" office:value-type="string" office:string-value="RATTATA: {name: 'Rattata', tile: new ut.Tile('r', 170, 0, 170), aggressive: true, type: Types.NORMAL, hp: 30, attack:56, defense: 35, spAttack:25, spDefense:35, speed: 72, xp: 57, skills: []}," calcext:value-type="string">
            <text:p>RATTATA: {name: 'Rattata', tile: new ut.Tile('r', 170, 0, 170), aggressive: true, type: Types.NORMAL, hp: 30, attack:56, defense: 35, spAttack:25, spDefense:35, speed: 72, xp: 57, skills: []},</text:p>
          </table:table-cell>
          <table:table-cell table:style-name="ce6" table:formula="of:=IF([.T20]&lt;&gt;&quot;&quot;;CONCATENATE(&quot;Races.&quot;;[.B20];&quot;.evolution = {minLevel: &quot;;[.U20];&quot;, race: Races.&quot;;[.T20];&quot;}&quot;); &quot;&quot;)" office:value-type="string" office:string-value="Races.RATTATA.evolution = {minLevel: 20, race: Races.RATICATE}" calcext:value-type="string">
            <text:p>Races.RATTATA.evolution = {minLevel: 20, race: Races.RATICATE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{name: '&quot;;[.C21];&quot;', tile: new ut.Tile('&quot;;[.D21];&quot;', &quot;;[.F21];&quot;, &quot;;[.G21];&quot;, &quot;;[.H21];&quot;)&quot;)" office:value-type="string" office:string-value="RATICATE: {name: 'Raticate', tile: new ut.Tile('R', 170, 85, 0)" calcext:value-type="string">
            <text:p>RATICATE: {name: 'Raticate', tile: new ut.Tile('R', 170, 85, 0)</text:p>
          </table:table-cell>
          <table:table-cell table:formula="of:=CONCATENATE(&quot;, aggressive: &quot;;[.J21];&quot;, type: Types.&quot;;[.K21]; &quot;, hp: &quot;;[.M21];&quot;, attack:&quot;;[.N21];&quot;, defense: &quot;;[.O21];&quot;, spAttack:&quot;;[.P21];&quot;, spDefense:&quot;; [.Q21])" office:value-type="string" office:string-value=", aggressive: true, type: Types.NORMAL, hp: 55, attack:81, defense: 60, spAttack:50, spDefense:70" calcext:value-type="string">
            <text:p>, aggressive: true, type: Types.NORMAL, hp: 55, attack:81, defense: 60, spAttack:50, spDefense:70</text:p>
          </table:table-cell>
          <table:table-cell table:formula="of:=CONCATENATE(&quot;, speed: &quot;;[.R21];&quot;, xp: &quot;;[.S21];&quot;, skills: []},&quot;)" office:value-type="string" office:string-value=", speed: 97, xp: 116, skills: []}," calcext:value-type="string">
            <text:p>, speed: 97, xp: 116, skills: []},</text:p>
          </table:table-cell>
          <table:table-cell table:style-name="ce3" table:formula="of:=COM.MICROSOFT.CONCAT([.V21:.X21])" office:value-type="string" office:string-value="RATICATE: {name: 'Raticate', tile: new ut.Tile('R', 170, 85, 0), aggressive: true, type: Types.NORMAL, hp: 55, attack:81, defense: 60, spAttack:50, spDefense:70, speed: 97, xp: 116, skills: []}," calcext:value-type="string">
            <text:p>RATICATE: {name: 'Raticate', tile: new ut.Tile('R', 170, 85, 0), aggressive: true, type: Types.NORMAL, hp: 55, attack:81, defense: 60, spAttack:50, spDefense:70, speed: 97, xp: 116, skills: []},</text:p>
          </table:table-cell>
          <table:table-cell table:style-name="ce6" table:formula="of:=IF([.T21]&lt;&gt;&quot;&quot;;CONCATENATE(&quot;Races.&quot;;[.B21];&quot;.evolution = {minLevel: &quot;;[.U21];&quot;, race: Races.&quot;;[.T21];&quot;}&quot;)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{name: '&quot;;[.C22];&quot;', tile: new ut.Tile('&quot;;[.D22];&quot;', &quot;;[.F22];&quot;, &quot;;[.G22];&quot;, &quot;;[.H22];&quot;)&quot;)" office:value-type="string" office:string-value="SPEAROW: {name: 'Spearow', tile: new ut.Tile('s', 170, 85, 0)" calcext:value-type="string">
            <text:p>SPEAROW: {name: 'Spearow', tile: new ut.Tile('s', 170, 85, 0)</text:p>
          </table:table-cell>
          <table:table-cell table:formula="of:=CONCATENATE(&quot;, aggressive: &quot;;[.J22];&quot;, type: Types.&quot;;[.K22]; &quot;, hp: &quot;;[.M22];&quot;, attack:&quot;;[.N22];&quot;, defense: &quot;;[.O22];&quot;, spAttack:&quot;;[.P22];&quot;, spDefense:&quot;; [.Q22])" office:value-type="string" office:string-value=", aggressive: true, type: Types.NORMAL, hp: 40, attack:60, defense: 30, spAttack:31, spDefense:31" calcext:value-type="string">
            <text:p>, aggressive: true, type: Types.NORMAL, hp: 40, attack:60, defense: 30, spAttack:31, spDefense:31</text:p>
          </table:table-cell>
          <table:table-cell table:formula="of:=CONCATENATE(&quot;, speed: &quot;;[.R22];&quot;, xp: &quot;;[.S22];&quot;, skills: []},&quot;)" office:value-type="string" office:string-value=", speed: 70, xp: 58, skills: []}," calcext:value-type="string">
            <text:p>, speed: 70, xp: 58, skills: []},</text:p>
          </table:table-cell>
          <table:table-cell table:style-name="ce3" table:formula="of:=COM.MICROSOFT.CONCAT([.V22:.X22])" office:value-type="string" office:string-value="SPEAROW: {name: 'Spearow', tile: new ut.Tile('s', 170, 85, 0), aggressive: true, type: Types.NORMAL, hp: 40, attack:60, defense: 30, spAttack:31, spDefense:31, speed: 70, xp: 58, skills: []}," calcext:value-type="string">
            <text:p>SPEAROW: {name: 'Spearow', tile: new ut.Tile('s', 170, 85, 0), aggressive: true, type: Types.NORMAL, hp: 40, attack:60, defense: 30, spAttack:31, spDefense:31, speed: 70, xp: 58, skills: []},</text:p>
          </table:table-cell>
          <table:table-cell table:style-name="ce6" table:formula="of:=IF([.T22]&lt;&gt;&quot;&quot;;CONCATENATE(&quot;Races.&quot;;[.B22];&quot;.evolution = {minLevel: &quot;;[.U22];&quot;, race: Races.&quot;;[.T22];&quot;}&quot;); &quot;&quot;)" office:value-type="string" office:string-value="Races.SPEAROW.evolution = {minLevel: 20, race: Races.FEAROW}" calcext:value-type="string">
            <text:p>Races.SPEAROW.evolution = {minLevel: 20, race: Races.FEAROW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{name: '&quot;;[.C23];&quot;', tile: new ut.Tile('&quot;;[.D23];&quot;', &quot;;[.F23];&quot;, &quot;;[.G23];&quot;, &quot;;[.H23];&quot;)&quot;)" office:value-type="string" office:string-value="FEAROW: {name: 'Fearow', tile: new ut.Tile('F', 170, 85, 0)" calcext:value-type="string">
            <text:p>FEAROW: {name: 'Fearow', tile: new ut.Tile('F', 170, 85, 0)</text:p>
          </table:table-cell>
          <table:table-cell table:formula="of:=CONCATENATE(&quot;, aggressive: &quot;;[.J23];&quot;, type: Types.&quot;;[.K23]; &quot;, hp: &quot;;[.M23];&quot;, attack:&quot;;[.N23];&quot;, defense: &quot;;[.O23];&quot;, spAttack:&quot;;[.P23];&quot;, spDefense:&quot;; [.Q23])" office:value-type="string" office:string-value=", aggressive: true, type: Types.NORMAL, hp: 65, attack:90, defense: 65, spAttack:61, spDefense:61" calcext:value-type="string">
            <text:p>, aggressive: true, type: Types.NORMAL, hp: 65, attack:90, defense: 65, spAttack:61, spDefense:61</text:p>
          </table:table-cell>
          <table:table-cell table:formula="of:=CONCATENATE(&quot;, speed: &quot;;[.R23];&quot;, xp: &quot;;[.S23];&quot;, skills: []},&quot;)" office:value-type="string" office:string-value=", speed: 100, xp: 162, skills: []}," calcext:value-type="string">
            <text:p>, speed: 100, xp: 162, skills: []},</text:p>
          </table:table-cell>
          <table:table-cell table:style-name="ce3" table:formula="of:=COM.MICROSOFT.CONCAT([.V23:.X23])" office:value-type="string" office:string-value="FEAROW: {name: 'Fearow', tile: new ut.Tile('F', 170, 85, 0), aggressive: true, type: Types.NORMAL, hp: 65, attack:90, defense: 65, spAttack:61, spDefense:61, speed: 100, xp: 162, skills: []}," calcext:value-type="string">
            <text:p>FEAROW: {name: 'Fearow', tile: new ut.Tile('F', 170, 85, 0), aggressive: true, type: Types.NORMAL, hp: 65, attack:90, defense: 65, spAttack:61, spDefense:61, speed: 100, xp: 162, skills: []},</text:p>
          </table:table-cell>
          <table:table-cell table:style-name="ce6" table:formula="of:=IF([.T23]&lt;&gt;&quot;&quot;;CONCATENATE(&quot;Races.&quot;;[.B23];&quot;.evolution = {minLevel: &quot;;[.U23];&quot;, race: Races.&quot;;[.T23];&quot;}&quot;)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{name: '&quot;;[.C24];&quot;', tile: new ut.Tile('&quot;;[.D24];&quot;', &quot;;[.F24];&quot;, &quot;;[.G24];&quot;, &quot;;[.H24];&quot;)&quot;)" office:value-type="string" office:string-value="EKANS: {name: 'Ekans', tile: new ut.Tile('e', 170, 0, 170)" calcext:value-type="string">
            <text:p>EKANS: {name: 'Ekans', tile: new ut.Tile('e', 170, 0, 170)</text:p>
          </table:table-cell>
          <table:table-cell table:formula="of:=CONCATENATE(&quot;, aggressive: &quot;;[.J24];&quot;, type: Types.&quot;;[.K24]; &quot;, hp: &quot;;[.M24];&quot;, attack:&quot;;[.N24];&quot;, defense: &quot;;[.O24];&quot;, spAttack:&quot;;[.P24];&quot;, spDefense:&quot;; [.Q24])" office:value-type="string" office:string-value=", aggressive: true, type: Types.POISON, hp: 30, attack:60, defense: 44, spAttack:40, spDefense:54" calcext:value-type="string">
            <text:p>, aggressive: true, type: Types.POISON, hp: 30, attack:60, defense: 44, spAttack:40, spDefense:54</text:p>
          </table:table-cell>
          <table:table-cell table:formula="of:=CONCATENATE(&quot;, speed: &quot;;[.R24];&quot;, xp: &quot;;[.S24];&quot;, skills: []},&quot;)" office:value-type="string" office:string-value=", speed: 55, xp: 62, skills: []}," calcext:value-type="string">
            <text:p>, speed: 55, xp: 62, skills: []},</text:p>
          </table:table-cell>
          <table:table-cell table:style-name="ce3" table:formula="of:=COM.MICROSOFT.CONCAT([.V24:.X24])" office:value-type="string" office:string-value="EKANS: {name: 'Ekans', tile: new ut.Tile('e', 170, 0, 170), aggressive: true, type: Types.POISON, hp: 30, attack:60, defense: 44, spAttack:40, spDefense:54, speed: 55, xp: 62, skills: []}," calcext:value-type="string">
            <text:p>EKANS: {name: 'Ekans', tile: new ut.Tile('e', 170, 0, 170), aggressive: true, type: Types.POISON, hp: 30, attack:60, defense: 44, spAttack:40, spDefense:54, speed: 55, xp: 62, skills: []},</text:p>
          </table:table-cell>
          <table:table-cell table:style-name="ce6" table:formula="of:=IF([.T24]&lt;&gt;&quot;&quot;;CONCATENATE(&quot;Races.&quot;;[.B24];&quot;.evolution = {minLevel: &quot;;[.U24];&quot;, race: Races.&quot;;[.T24];&quot;}&quot;); &quot;&quot;)" office:value-type="string" office:string-value="Races.EKANS.evolution = {minLevel: 22, race: Races.ARBOK}" calcext:value-type="string">
            <text:p>Races.EKANS.evolution = {minLevel: 22, race: Races.ARBOK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{name: '&quot;;[.C25];&quot;', tile: new ut.Tile('&quot;;[.D25];&quot;', &quot;;[.F25];&quot;, &quot;;[.G25];&quot;, &quot;;[.H25];&quot;)&quot;)" office:value-type="string" office:string-value="ARBOK: {name: 'Arbok', tile: new ut.Tile('a', 170, 0, 170)" calcext:value-type="string">
            <text:p>ARBOK: {name: 'Arbok', tile: new ut.Tile('a', 170, 0, 170)</text:p>
          </table:table-cell>
          <table:table-cell table:formula="of:=CONCATENATE(&quot;, aggressive: &quot;;[.J25];&quot;, type: Types.&quot;;[.K25]; &quot;, hp: &quot;;[.M25];&quot;, attack:&quot;;[.N25];&quot;, defense: &quot;;[.O25];&quot;, spAttack:&quot;;[.P25];&quot;, spDefense:&quot;; [.Q25])" office:value-type="string" office:string-value=", aggressive: true, type: Types.POISON, hp: 60, attack:85, defense: 69, spAttack:65, spDefense:79" calcext:value-type="string">
            <text:p>, aggressive: true, type: Types.POISON, hp: 60, attack:85, defense: 69, spAttack:65, spDefense:79</text:p>
          </table:table-cell>
          <table:table-cell table:formula="of:=CONCATENATE(&quot;, speed: &quot;;[.R25];&quot;, xp: &quot;;[.S25];&quot;, skills: []},&quot;)" office:value-type="string" office:string-value=", speed: 80, xp: 147, skills: []}," calcext:value-type="string">
            <text:p>, speed: 80, xp: 147, skills: []},</text:p>
          </table:table-cell>
          <table:table-cell table:style-name="ce3" table:formula="of:=COM.MICROSOFT.CONCAT([.V25:.X25])" office:value-type="string" office:string-value="ARBOK: {name: 'Arbok', tile: new ut.Tile('a', 170, 0, 170), aggressive: true, type: Types.POISON, hp: 60, attack:85, defense: 69, spAttack:65, spDefense:79, speed: 80, xp: 147, skills: []}," calcext:value-type="string">
            <text:p>ARBOK: {name: 'Arbok', tile: new ut.Tile('a', 170, 0, 170), aggressive: true, type: Types.POISON, hp: 60, attack:85, defense: 69, spAttack:65, spDefense:79, speed: 80, xp: 147, skills: []},</text:p>
          </table:table-cell>
          <table:table-cell table:style-name="ce6" table:formula="of:=IF([.T25]&lt;&gt;&quot;&quot;;CONCATENATE(&quot;Races.&quot;;[.B25];&quot;.evolution = {minLevel: &quot;;[.U25];&quot;, race: Races.&quot;;[.T25];&quot;}&quot;)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{name: '&quot;;[.C26];&quot;', tile: new ut.Tile('&quot;;[.D26];&quot;', &quot;;[.F26];&quot;, &quot;;[.G26];&quot;, &quot;;[.H26];&quot;)&quot;)" office:value-type="string" office:string-value="PIKACHU: {name: 'Pikachu', tile: new ut.Tile('p', 255, 255, 85)" calcext:value-type="string">
            <text:p>PIKACHU: {name: 'Pikachu', tile: new ut.Tile('p', 255, 255, 85)</text:p>
          </table:table-cell>
          <table:table-cell table:formula="of:=CONCATENATE(&quot;, aggressive: &quot;;[.J26];&quot;, type: Types.&quot;;[.K26]; &quot;, hp: &quot;;[.M26];&quot;, attack:&quot;;[.N26];&quot;, defense: &quot;;[.O26];&quot;, spAttack:&quot;;[.P26];&quot;, spDefense:&quot;; [.Q26])" office:value-type="string" office:string-value=", aggressive: true, type: Types.ELECTRIC, hp: 35, attack:55, defense: 30, spAttack:50, spDefense:40" calcext:value-type="string">
            <text:p>, aggressive: true, type: Types.ELECTRIC, hp: 35, attack:55, defense: 30, spAttack:50, spDefense:40</text:p>
          </table:table-cell>
          <table:table-cell table:formula="of:=CONCATENATE(&quot;, speed: &quot;;[.R26];&quot;, xp: &quot;;[.S26];&quot;, skills: []},&quot;)" office:value-type="string" office:string-value=", speed: 90, xp: 82, skills: []}," calcext:value-type="string">
            <text:p>, speed: 90, xp: 82, skills: []},</text:p>
          </table:table-cell>
          <table:table-cell table:style-name="ce3" table:formula="of:=COM.MICROSOFT.CONCAT([.V26:.X26])" office:value-type="string" office:string-value="PIKACHU: {name: 'Pikachu', tile: new ut.Tile('p', 255, 255, 85), aggressive: true, type: Types.ELECTRIC, hp: 35, attack:55, defense: 30, spAttack:50, spDefense:40, speed: 90, xp: 82, skills: []}," calcext:value-type="string">
            <text:p>PIKACHU: {name: 'Pikachu', tile: new ut.Tile('p', 255, 255, 85), aggressive: true, type: Types.ELECTRIC, hp: 35, attack:55, defense: 30, spAttack:50, spDefense:40, speed: 90, xp: 82, skills: []},</text:p>
          </table:table-cell>
          <table:table-cell table:style-name="ce6" table:formula="of:=IF([.T26]&lt;&gt;&quot;&quot;;CONCATENATE(&quot;Races.&quot;;[.B26];&quot;.evolution = {minLevel: &quot;;[.U26];&quot;, race: Races.&quot;;[.T26];&quot;}&quot;); 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{name: '&quot;;[.C27];&quot;', tile: new ut.Tile('&quot;;[.D27];&quot;', &quot;;[.F27];&quot;, &quot;;[.G27];&quot;, &quot;;[.H27];&quot;)&quot;)" office:value-type="string" office:string-value="RAICHU: {name: 'Raichu', tile: new ut.Tile('R', 255, 255, 85)" calcext:value-type="string">
            <text:p>RAICHU: {name: 'Raichu', tile: new ut.Tile('R', 255, 255, 85)</text:p>
          </table:table-cell>
          <table:table-cell table:formula="of:=CONCATENATE(&quot;, aggressive: &quot;;[.J27];&quot;, type: Types.&quot;;[.K27]; &quot;, hp: &quot;;[.M27];&quot;, attack:&quot;;[.N27];&quot;, defense: &quot;;[.O27];&quot;, spAttack:&quot;;[.P27];&quot;, spDefense:&quot;; [.Q27])" office:value-type="string" office:string-value=", aggressive: true, type: Types.ELECTRIC, hp: 60, attack:90, defense: 55, spAttack:90, spDefense:80" calcext:value-type="string">
            <text:p>, aggressive: true, type: Types.ELECTRIC, hp: 60, attack:90, defense: 55, spAttack:90, spDefense:80</text:p>
          </table:table-cell>
          <table:table-cell table:formula="of:=CONCATENATE(&quot;, speed: &quot;;[.R27];&quot;, xp: &quot;;[.S27];&quot;, skills: []},&quot;)" office:value-type="string" office:string-value=", speed: 100, xp: 122, skills: []}," calcext:value-type="string">
            <text:p>, speed: 100, xp: 122, skills: []},</text:p>
          </table:table-cell>
          <table:table-cell table:style-name="ce3" table:formula="of:=COM.MICROSOFT.CONCAT([.V27:.X27])" office:value-type="string" office:string-value="RAICHU: {name: 'Raichu', tile: new ut.Tile('R', 255, 255, 85), aggressive: true, type: Types.ELECTRIC, hp: 60, attack:90, defense: 55, spAttack:90, spDefense:80, speed: 100, xp: 122, skills: []}," calcext:value-type="string">
            <text:p>RAICHU: {name: 'Raichu', tile: new ut.Tile('R', 255, 255, 85), aggressive: true, type: Types.ELECTRIC, hp: 60, attack:90, defense: 55, spAttack:90, spDefense:80, speed: 100, xp: 122, skills: []},</text:p>
          </table:table-cell>
          <table:table-cell table:style-name="ce6" table:formula="of:=IF([.T27]&lt;&gt;&quot;&quot;;CONCATENATE(&quot;Races.&quot;;[.B27];&quot;.evolution = {minLevel: &quot;;[.U27];&quot;, race: Races.&quot;;[.T27];&quot;}&quot;)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{name: '&quot;;[.C28];&quot;', tile: new ut.Tile('&quot;;[.D28];&quot;', &quot;;[.F28];&quot;, &quot;;[.G28];&quot;, &quot;;[.H28];&quot;)&quot;)" office:value-type="string" office:string-value="SANDSHREW: {name: 'Sandshrew', tile: new ut.Tile('s', 255, 255, 85)" calcext:value-type="string">
            <text:p>SANDSHREW: {name: 'Sandshrew', tile: new ut.Tile('s', 255, 255, 85)</text:p>
          </table:table-cell>
          <table:table-cell table:formula="of:=CONCATENATE(&quot;, aggressive: &quot;;[.J28];&quot;, type: Types.&quot;;[.K28]; &quot;, hp: &quot;;[.M28];&quot;, attack:&quot;;[.N28];&quot;, defense: &quot;;[.O28];&quot;, spAttack:&quot;;[.P28];&quot;, spDefense:&quot;; [.Q28])" office:value-type="string" office:string-value=", aggressive: true, type: Types.GROUND, hp: 50, attack:75, defense: 85, spAttack:20, spDefense:30" calcext:value-type="string">
            <text:p>, aggressive: true, type: Types.GROUND, hp: 50, attack:75, defense: 85, spAttack:20, spDefense:30</text:p>
          </table:table-cell>
          <table:table-cell table:formula="of:=CONCATENATE(&quot;, speed: &quot;;[.R28];&quot;, xp: &quot;;[.S28];&quot;, skills: []},&quot;)" office:value-type="string" office:string-value=", speed: 40, xp: 93, skills: []}," calcext:value-type="string">
            <text:p>, speed: 40, xp: 93, skills: []},</text:p>
          </table:table-cell>
          <table:table-cell table:style-name="ce3" table:formula="of:=COM.MICROSOFT.CONCAT([.V28:.X28])" office:value-type="string" office:string-value="SANDSHREW: {name: 'Sandshrew', tile: new ut.Tile('s', 255, 255, 85), aggressive: true, type: Types.GROUND, hp: 50, attack:75, defense: 85, spAttack:20, spDefense:30, speed: 40, xp: 93, skills: []}," calcext:value-type="string">
            <text:p>SANDSHREW: {name: 'Sandshrew', tile: new ut.Tile('s', 255, 255, 85), aggressive: true, type: Types.GROUND, hp: 50, attack:75, defense: 85, spAttack:20, spDefense:30, speed: 40, xp: 93, skills: []},</text:p>
          </table:table-cell>
          <table:table-cell table:style-name="ce6" table:formula="of:=IF([.T28]&lt;&gt;&quot;&quot;;CONCATENATE(&quot;Races.&quot;;[.B28];&quot;.evolution = {minLevel: &quot;;[.U28];&quot;, race: Races.&quot;;[.T28];&quot;}&quot;); &quot;&quot;)" office:value-type="string" office:string-value="Races.SANDSHREW.evolution = {minLevel: 22, race: Races.SANDSLASH}" calcext:value-type="string">
            <text:p>Races.SANDSHREW.evolution = {minLevel: 22, race: Races.SANDSLASH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{name: '&quot;;[.C29];&quot;', tile: new ut.Tile('&quot;;[.D29];&quot;', &quot;;[.F29];&quot;, &quot;;[.G29];&quot;, &quot;;[.H29];&quot;)&quot;)" office:value-type="string" office:string-value="SANDSLASH: {name: 'Sandslash', tile: new ut.Tile('S', 255, 255, 85)" calcext:value-type="string">
            <text:p>SANDSLASH: {name: 'Sandslash', tile: new ut.Tile('S', 255, 255, 85)</text:p>
          </table:table-cell>
          <table:table-cell table:formula="of:=CONCATENATE(&quot;, aggressive: &quot;;[.J29];&quot;, type: Types.&quot;;[.K29]; &quot;, hp: &quot;;[.M29];&quot;, attack:&quot;;[.N29];&quot;, defense: &quot;;[.O29];&quot;, spAttack:&quot;;[.P29];&quot;, spDefense:&quot;; [.Q29])" office:value-type="string" office:string-value=", aggressive: true, type: Types.GROUND, hp: 75, attack:100, defense: 110, spAttack:45, spDefense:55" calcext:value-type="string">
            <text:p>, aggressive: true, type: Types.GROUND, hp: 75, attack:100, defense: 110, spAttack:45, spDefense:55</text:p>
          </table:table-cell>
          <table:table-cell table:formula="of:=CONCATENATE(&quot;, speed: &quot;;[.R29];&quot;, xp: &quot;;[.S29];&quot;, skills: []},&quot;)" office:value-type="string" office:string-value=", speed: 65, xp: 163, skills: []}," calcext:value-type="string">
            <text:p>, speed: 65, xp: 163, skills: []},</text:p>
          </table:table-cell>
          <table:table-cell table:style-name="ce3" table:formula="of:=COM.MICROSOFT.CONCAT([.V29:.X29])" office:value-type="string" office:string-value="SANDSLASH: {name: 'Sandslash', tile: new ut.Tile('S', 255, 255, 85), aggressive: true, type: Types.GROUND, hp: 75, attack:100, defense: 110, spAttack:45, spDefense:55, speed: 65, xp: 163, skills: []}," calcext:value-type="string">
            <text:p>SANDSLASH: {name: 'Sandslash', tile: new ut.Tile('S', 255, 255, 85), aggressive: true, type: Types.GROUND, hp: 75, attack:100, defense: 110, spAttack:45, spDefense:55, speed: 65, xp: 163, skills: []},</text:p>
          </table:table-cell>
          <table:table-cell table:style-name="ce6" table:formula="of:=IF([.T29]&lt;&gt;&quot;&quot;;CONCATENATE(&quot;Races.&quot;;[.B29];&quot;.evolution = {minLevel: &quot;;[.U29];&quot;, race: Races.&quot;;[.T29];&quot;}&quot;); 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{name: '&quot;;[.C30];&quot;', tile: new ut.Tile('&quot;;[.D30];&quot;', &quot;;[.F30];&quot;, &quot;;[.G30];&quot;, &quot;;[.H30];&quot;)&quot;)" office:value-type="string" office:string-value="NIDORAN_F: {name: 'Nidoran♀', tile: new ut.Tile('n', 85, 85, 255)" calcext:value-type="string">
            <text:p>NIDORAN_F: {name: 'Nidoran♀', tile: new ut.Tile('n', 85, 85, 255)</text:p>
          </table:table-cell>
          <table:table-cell table:formula="of:=CONCATENATE(&quot;, aggressive: &quot;;[.J30];&quot;, type: Types.&quot;;[.K30]; &quot;, hp: &quot;;[.M30];&quot;, attack:&quot;;[.N30];&quot;, defense: &quot;;[.O30];&quot;, spAttack:&quot;;[.P30];&quot;, spDefense:&quot;; [.Q30])" office:value-type="string" office:string-value=", aggressive: false, type: Types.POISON, hp: 55, attack:47, defense: 52, spAttack:40, spDefense:40" calcext:value-type="string">
            <text:p>, aggressive: false, type: Types.POISON, hp: 55, attack:47, defense: 52, spAttack:40, spDefense:40</text:p>
          </table:table-cell>
          <table:table-cell table:formula="of:=CONCATENATE(&quot;, speed: &quot;;[.R30];&quot;, xp: &quot;;[.S30];&quot;, skills: []},&quot;)" office:value-type="string" office:string-value=", speed: 41, xp: 59, skills: []}," calcext:value-type="string">
            <text:p>, speed: 41, xp: 59, skills: []},</text:p>
          </table:table-cell>
          <table:table-cell table:style-name="ce3" table:formula="of:=COM.MICROSOFT.CONCAT([.V30:.X30])" office:value-type="string" office:string-value="NIDORAN_F: {name: 'Nidoran♀', tile: new ut.Tile('n', 85, 85, 255), aggressive: false, type: Types.POISON, hp: 55, attack:47, defense: 52, spAttack:40, spDefense:40, speed: 41, xp: 59, skills: []}," calcext:value-type="string">
            <text:p>NIDORAN_F: {name: 'Nidoran♀', tile: new ut.Tile('n', 85, 85, 255), aggressive: false, type: Types.POISON, hp: 55, attack:47, defense: 52, spAttack:40, spDefense:40, speed: 41, xp: 59, skills: []},</text:p>
          </table:table-cell>
          <table:table-cell table:style-name="ce6" table:formula="of:=IF([.T30]&lt;&gt;&quot;&quot;;CONCATENATE(&quot;Races.&quot;;[.B30];&quot;.evolution = {minLevel: &quot;;[.U30];&quot;, race: Races.&quot;;[.T30];&quot;}&quot;); &quot;&quot;)" office:value-type="string" office:string-value="Races.NIDORAN_F.evolution = {minLevel: 16, race: Races.NIDORINA}" calcext:value-type="string">
            <text:p>Races.NIDORAN_F.evolution = {minLevel: 16, race: Races.NIDORINA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{name: '&quot;;[.C31];&quot;', tile: new ut.Tile('&quot;;[.D31];&quot;', &quot;;[.F31];&quot;, &quot;;[.G31];&quot;, &quot;;[.H31];&quot;)&quot;)" office:value-type="string" office:string-value="NIDORINA: {name: 'Nidorina', tile: new ut.Tile('n', 85, 85, 255)" calcext:value-type="string">
            <text:p>NIDORINA: {name: 'Nidorina', tile: new ut.Tile('n', 85, 85, 255)</text:p>
          </table:table-cell>
          <table:table-cell table:formula="of:=CONCATENATE(&quot;, aggressive: &quot;;[.J31];&quot;, type: Types.&quot;;[.K31]; &quot;, hp: &quot;;[.M31];&quot;, attack:&quot;;[.N31];&quot;, defense: &quot;;[.O31];&quot;, spAttack:&quot;;[.P31];&quot;, spDefense:&quot;; [.Q31])" office:value-type="string" office:string-value=", aggressive: true, type: Types.POISON, hp: 70, attack:62, defense: 67, spAttack:55, spDefense:55" calcext:value-type="string">
            <text:p>, aggressive: true, type: Types.POISON, hp: 70, attack:62, defense: 67, spAttack:55, spDefense:55</text:p>
          </table:table-cell>
          <table:table-cell table:formula="of:=CONCATENATE(&quot;, speed: &quot;;[.R31];&quot;, xp: &quot;;[.S31];&quot;, skills: []},&quot;)" office:value-type="string" office:string-value=", speed: 56, xp: 117, skills: []}," calcext:value-type="string">
            <text:p>, speed: 56, xp: 117, skills: []},</text:p>
          </table:table-cell>
          <table:table-cell table:style-name="ce3" table:formula="of:=COM.MICROSOFT.CONCAT([.V31:.X31])" office:value-type="string" office:string-value="NIDORINA: {name: 'Nidorina', tile: new ut.Tile('n', 85, 85, 255), aggressive: true, type: Types.POISON, hp: 70, attack:62, defense: 67, spAttack:55, spDefense:55, speed: 56, xp: 117, skills: []}," calcext:value-type="string">
            <text:p>NIDORINA: {name: 'Nidorina', tile: new ut.Tile('n', 85, 85, 255), aggressive: true, type: Types.POISON, hp: 70, attack:62, defense: 67, spAttack:55, spDefense:55, speed: 56, xp: 117, skills: []},</text:p>
          </table:table-cell>
          <table:table-cell table:style-name="ce6" table:formula="of:=IF([.T31]&lt;&gt;&quot;&quot;;CONCATENATE(&quot;Races.&quot;;[.B31];&quot;.evolution = {minLevel: &quot;;[.U31];&quot;, race: Races.&quot;;[.T31];&quot;}&quot;); 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{name: '&quot;;[.C32];&quot;', tile: new ut.Tile('&quot;;[.D32];&quot;', &quot;;[.F32];&quot;, &quot;;[.G32];&quot;, &quot;;[.H32];&quot;)&quot;)" office:value-type="string" office:string-value="NIDOQUEEN: {name: 'Nidoqueen', tile: new ut.Tile('N', 85, 85, 255)" calcext:value-type="string">
            <text:p>NIDOQUEEN: {name: 'Nidoqueen', tile: new ut.Tile('N', 85, 85, 255)</text:p>
          </table:table-cell>
          <table:table-cell table:formula="of:=CONCATENATE(&quot;, aggressive: &quot;;[.J32];&quot;, type: Types.&quot;;[.K32]; &quot;, hp: &quot;;[.M32];&quot;, attack:&quot;;[.N32];&quot;, defense: &quot;;[.O32];&quot;, spAttack:&quot;;[.P32];&quot;, spDefense:&quot;; [.Q32])" office:value-type="string" office:string-value=", aggressive: true, type: Types.POISON, hp: 90, attack:82, defense: 87, spAttack:75, spDefense:85" calcext:value-type="string">
            <text:p>, aggressive: true, type: Types.POISON, hp: 90, attack:82, defense: 87, spAttack:75, spDefense:85</text:p>
          </table:table-cell>
          <table:table-cell table:formula="of:=CONCATENATE(&quot;, speed: &quot;;[.R32];&quot;, xp: &quot;;[.S32];&quot;, skills: []},&quot;)" office:value-type="string" office:string-value=", speed: 76, xp: 194, skills: []}," calcext:value-type="string">
            <text:p>, speed: 76, xp: 194, skills: []},</text:p>
          </table:table-cell>
          <table:table-cell table:style-name="ce3" table:formula="of:=COM.MICROSOFT.CONCAT([.V32:.X32])" office:value-type="string" office:string-value="NIDOQUEEN: {name: 'Nidoqueen', tile: new ut.Tile('N', 85, 85, 255), aggressive: true, type: Types.POISON, hp: 90, attack:82, defense: 87, spAttack:75, spDefense:85, speed: 76, xp: 194, skills: []}," calcext:value-type="string">
            <text:p>NIDOQUEEN: {name: 'Nidoqueen', tile: new ut.Tile('N', 85, 85, 255), aggressive: true, type: Types.POISON, hp: 90, attack:82, defense: 87, spAttack:75, spDefense:85, speed: 76, xp: 194, skills: []},</text:p>
          </table:table-cell>
          <table:table-cell table:style-name="ce6" table:formula="of:=IF([.T32]&lt;&gt;&quot;&quot;;CONCATENATE(&quot;Races.&quot;;[.B32];&quot;.evolution = {minLevel: &quot;;[.U32];&quot;, race: Races.&quot;;[.T32];&quot;}&quot;); 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{name: '&quot;;[.C33];&quot;', tile: new ut.Tile('&quot;;[.D33];&quot;', &quot;;[.F33];&quot;, &quot;;[.G33];&quot;, &quot;;[.H33];&quot;)&quot;)" office:value-type="string" office:string-value="NIDORAN_M: {name: 'Nidoran♂', tile: new ut.Tile('n', 170, 0, 170)" calcext:value-type="string">
            <text:p>NIDORAN_M: {name: 'Nidoran♂', tile: new ut.Tile('n', 170, 0, 170)</text:p>
          </table:table-cell>
          <table:table-cell table:formula="of:=CONCATENATE(&quot;, aggressive: &quot;;[.J33];&quot;, type: Types.&quot;;[.K33]; &quot;, hp: &quot;;[.M33];&quot;, attack:&quot;;[.N33];&quot;, defense: &quot;;[.O33];&quot;, spAttack:&quot;;[.P33];&quot;, spDefense:&quot;; [.Q33])" office:value-type="string" office:string-value=", aggressive: false, type: Types.POISON, hp: 46, attack:57, defense: 40, spAttack:40, spDefense:40" calcext:value-type="string">
            <text:p>, aggressive: false, type: Types.POISON, hp: 46, attack:57, defense: 40, spAttack:40, spDefense:40</text:p>
          </table:table-cell>
          <table:table-cell table:formula="of:=CONCATENATE(&quot;, speed: &quot;;[.R33];&quot;, xp: &quot;;[.S33];&quot;, skills: []},&quot;)" office:value-type="string" office:string-value=", speed: 50, xp: 60, skills: []}," calcext:value-type="string">
            <text:p>, speed: 50, xp: 60, skills: []},</text:p>
          </table:table-cell>
          <table:table-cell table:style-name="ce3" table:formula="of:=COM.MICROSOFT.CONCAT([.V33:.X33])" office:value-type="string" office:string-value="NIDORAN_M: {name: 'Nidoran♂', tile: new ut.Tile('n', 170, 0, 170), aggressive: false, type: Types.POISON, hp: 46, attack:57, defense: 40, spAttack:40, spDefense:40, speed: 50, xp: 60, skills: []}," calcext:value-type="string">
            <text:p>NIDORAN_M: {name: 'Nidoran♂', tile: new ut.Tile('n', 170, 0, 170), aggressive: false, type: Types.POISON, hp: 46, attack:57, defense: 40, spAttack:40, spDefense:40, speed: 50, xp: 60, skills: []},</text:p>
          </table:table-cell>
          <table:table-cell table:style-name="ce6" table:formula="of:=IF([.T33]&lt;&gt;&quot;&quot;;CONCATENATE(&quot;Races.&quot;;[.B33];&quot;.evolution = {minLevel: &quot;;[.U33];&quot;, race: Races.&quot;;[.T33];&quot;}&quot;); &quot;&quot;)" office:value-type="string" office:string-value="Races.NIDORAN_M.evolution = {minLevel: 16, race: Races.NIDORINO}" calcext:value-type="string">
            <text:p>Races.NIDORAN_M.evolution = {minLevel: 16, race: Races.NIDORINO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{name: '&quot;;[.C34];&quot;', tile: new ut.Tile('&quot;;[.D34];&quot;', &quot;;[.F34];&quot;, &quot;;[.G34];&quot;, &quot;;[.H34];&quot;)&quot;)" office:value-type="string" office:string-value="NIDORINO: {name: 'Nidorino', tile: new ut.Tile('n', 170, 0, 170)" calcext:value-type="string">
            <text:p>NIDORINO: {name: 'Nidorino', tile: new ut.Tile('n', 170, 0, 170)</text:p>
          </table:table-cell>
          <table:table-cell table:formula="of:=CONCATENATE(&quot;, aggressive: &quot;;[.J34];&quot;, type: Types.&quot;;[.K34]; &quot;, hp: &quot;;[.M34];&quot;, attack:&quot;;[.N34];&quot;, defense: &quot;;[.O34];&quot;, spAttack:&quot;;[.P34];&quot;, spDefense:&quot;; [.Q34])" office:value-type="string" office:string-value=", aggressive: true, type: Types.POISON, hp: 61, attack:72, defense: 57, spAttack:55, spDefense:55" calcext:value-type="string">
            <text:p>, aggressive: true, type: Types.POISON, hp: 61, attack:72, defense: 57, spAttack:55, spDefense:55</text:p>
          </table:table-cell>
          <table:table-cell table:formula="of:=CONCATENATE(&quot;, speed: &quot;;[.R34];&quot;, xp: &quot;;[.S34];&quot;, skills: []},&quot;)" office:value-type="string" office:string-value=", speed: 65, xp: 118, skills: []}," calcext:value-type="string">
            <text:p>, speed: 65, xp: 118, skills: []},</text:p>
          </table:table-cell>
          <table:table-cell table:style-name="ce3" table:formula="of:=COM.MICROSOFT.CONCAT([.V34:.X34])" office:value-type="string" office:string-value="NIDORINO: {name: 'Nidorino', tile: new ut.Tile('n', 170, 0, 170), aggressive: true, type: Types.POISON, hp: 61, attack:72, defense: 57, spAttack:55, spDefense:55, speed: 65, xp: 118, skills: []}," calcext:value-type="string">
            <text:p>NIDORINO: {name: 'Nidorino', tile: new ut.Tile('n', 170, 0, 170), aggressive: true, type: Types.POISON, hp: 61, attack:72, defense: 57, spAttack:55, spDefense:55, speed: 65, xp: 118, skills: []},</text:p>
          </table:table-cell>
          <table:table-cell table:style-name="ce6" table:formula="of:=IF([.T34]&lt;&gt;&quot;&quot;;CONCATENATE(&quot;Races.&quot;;[.B34];&quot;.evolution = {minLevel: &quot;;[.U34];&quot;, race: Races.&quot;;[.T34];&quot;}&quot;); 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{name: '&quot;;[.C35];&quot;', tile: new ut.Tile('&quot;;[.D35];&quot;', &quot;;[.F35];&quot;, &quot;;[.G35];&quot;, &quot;;[.H35];&quot;)&quot;)" office:value-type="string" office:string-value="NIDOKING: {name: 'Nidoking', tile: new ut.Tile('N', 170, 0, 170)" calcext:value-type="string">
            <text:p>NIDOKING: {name: 'Nidoking', tile: new ut.Tile('N', 170, 0, 170)</text:p>
          </table:table-cell>
          <table:table-cell table:formula="of:=CONCATENATE(&quot;, aggressive: &quot;;[.J35];&quot;, type: Types.&quot;;[.K35]; &quot;, hp: &quot;;[.M35];&quot;, attack:&quot;;[.N35];&quot;, defense: &quot;;[.O35];&quot;, spAttack:&quot;;[.P35];&quot;, spDefense:&quot;; [.Q35])" office:value-type="string" office:string-value=", aggressive: true, type: Types.POISON, hp: 81, attack:92, defense: 77, spAttack:85, spDefense:75" calcext:value-type="string">
            <text:p>, aggressive: true, type: Types.POISON, hp: 81, attack:92, defense: 77, spAttack:85, spDefense:75</text:p>
          </table:table-cell>
          <table:table-cell table:formula="of:=CONCATENATE(&quot;, speed: &quot;;[.R35];&quot;, xp: &quot;;[.S35];&quot;, skills: []},&quot;)" office:value-type="string" office:string-value=", speed: 85, xp: 195, skills: []}," calcext:value-type="string">
            <text:p>, speed: 85, xp: 195, skills: []},</text:p>
          </table:table-cell>
          <table:table-cell table:style-name="ce3" table:formula="of:=COM.MICROSOFT.CONCAT([.V35:.X35])" office:value-type="string" office:string-value="NIDOKING: {name: 'Nidoking', tile: new ut.Tile('N', 170, 0, 170), aggressive: true, type: Types.POISON, hp: 81, attack:92, defense: 77, spAttack:85, spDefense:75, speed: 85, xp: 195, skills: []}," calcext:value-type="string">
            <text:p>NIDOKING: {name: 'Nidoking', tile: new ut.Tile('N', 170, 0, 170), aggressive: true, type: Types.POISON, hp: 81, attack:92, defense: 77, spAttack:85, spDefense:75, speed: 85, xp: 195, skills: []},</text:p>
          </table:table-cell>
          <table:table-cell table:style-name="ce6" table:formula="of:=IF([.T35]&lt;&gt;&quot;&quot;;CONCATENATE(&quot;Races.&quot;;[.B35];&quot;.evolution = {minLevel: &quot;;[.U35];&quot;, race: Races.&quot;;[.T35];&quot;}&quot;); 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{name: '&quot;;[.C36];&quot;', tile: new ut.Tile('&quot;;[.D36];&quot;', &quot;;[.F36];&quot;, &quot;;[.G36];&quot;, &quot;;[.H36];&quot;)&quot;)" office:value-type="string" office:string-value="CLEFAIRY: {name: 'Clefairy', tile: new ut.Tile('c', 255, 85, 255)" calcext:value-type="string">
            <text:p>CLEFAIRY: {name: 'Clefairy', tile: new ut.Tile('c', 255, 85, 255)</text:p>
          </table:table-cell>
          <table:table-cell table:formula="of:=CONCATENATE(&quot;, aggressive: &quot;;[.J36];&quot;, type: Types.&quot;;[.K36]; &quot;, hp: &quot;;[.M36];&quot;, attack:&quot;;[.N36];&quot;, defense: &quot;;[.O36];&quot;, spAttack:&quot;;[.P36];&quot;, spDefense:&quot;; [.Q36])" office:value-type="string" office:string-value=", aggressive: false, type: Types.NORMAL, hp: 70, attack:45, defense: 48, spAttack:60, spDefense:65" calcext:value-type="string">
            <text:p>, aggressive: false, type: Types.NORMAL, hp: 70, attack:45, defense: 48, spAttack:60, spDefense:65</text:p>
          </table:table-cell>
          <table:table-cell table:formula="of:=CONCATENATE(&quot;, speed: &quot;;[.R36];&quot;, xp: &quot;;[.S36];&quot;, skills: []},&quot;)" office:value-type="string" office:string-value=", speed: 35, xp: 68, skills: []}," calcext:value-type="string">
            <text:p>, speed: 35, xp: 68, skills: []},</text:p>
          </table:table-cell>
          <table:table-cell table:style-name="ce3" table:formula="of:=COM.MICROSOFT.CONCAT([.V36:.X36])" office:value-type="string" office:string-value="CLEFAIRY: {name: 'Clefairy', tile: new ut.Tile('c', 255, 85, 255), aggressive: false, type: Types.NORMAL, hp: 70, attack:45, defense: 48, spAttack:60, spDefense:65, speed: 35, xp: 68, skills: []}," calcext:value-type="string">
            <text:p>CLEFAIRY: {name: 'Clefairy', tile: new ut.Tile('c', 255, 85, 255), aggressive: false, type: Types.NORMAL, hp: 70, attack:45, defense: 48, spAttack:60, spDefense:65, speed: 35, xp: 68, skills: []},</text:p>
          </table:table-cell>
          <table:table-cell table:style-name="ce6" table:formula="of:=IF([.T36]&lt;&gt;&quot;&quot;;CONCATENATE(&quot;Races.&quot;;[.B36];&quot;.evolution = {minLevel: &quot;;[.U36];&quot;, race: Races.&quot;;[.T36];&quot;}&quot;); 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{name: '&quot;;[.C37];&quot;', tile: new ut.Tile('&quot;;[.D37];&quot;', &quot;;[.F37];&quot;, &quot;;[.G37];&quot;, &quot;;[.H37];&quot;)&quot;)" office:value-type="string" office:string-value="CLEFABLE: {name: 'Clefable', tile: new ut.Tile('C', 255, 85, 255)" calcext:value-type="string">
            <text:p>CLEFABLE: {name: 'Clefable', tile: new ut.Tile('C', 255, 85, 255)</text:p>
          </table:table-cell>
          <table:table-cell table:formula="of:=CONCATENATE(&quot;, aggressive: &quot;;[.J37];&quot;, type: Types.&quot;;[.K37]; &quot;, hp: &quot;;[.M37];&quot;, attack:&quot;;[.N37];&quot;, defense: &quot;;[.O37];&quot;, spAttack:&quot;;[.P37];&quot;, spDefense:&quot;; [.Q37])" office:value-type="string" office:string-value=", aggressive: false, type: Types.NORMAL, hp: 95, attack:70, defense: 73, spAttack:85, spDefense:90" calcext:value-type="string">
            <text:p>, aggressive: false, type: Types.NORMAL, hp: 95, attack:70, defense: 73, spAttack:85, spDefense:90</text:p>
          </table:table-cell>
          <table:table-cell table:formula="of:=CONCATENATE(&quot;, speed: &quot;;[.R37];&quot;, xp: &quot;;[.S37];&quot;, skills: []},&quot;)" office:value-type="string" office:string-value=", speed: 60, xp: 129, skills: []}," calcext:value-type="string">
            <text:p>, speed: 60, xp: 129, skills: []},</text:p>
          </table:table-cell>
          <table:table-cell table:style-name="ce3" table:formula="of:=COM.MICROSOFT.CONCAT([.V37:.X37])" office:value-type="string" office:string-value="CLEFABLE: {name: 'Clefable', tile: new ut.Tile('C', 255, 85, 255), aggressive: false, type: Types.NORMAL, hp: 95, attack:70, defense: 73, spAttack:85, spDefense:90, speed: 60, xp: 129, skills: []}," calcext:value-type="string">
            <text:p>CLEFABLE: {name: 'Clefable', tile: new ut.Tile('C', 255, 85, 255), aggressive: false, type: Types.NORMAL, hp: 95, attack:70, defense: 73, spAttack:85, spDefense:90, speed: 60, xp: 129, skills: []},</text:p>
          </table:table-cell>
          <table:table-cell table:style-name="ce6" table:formula="of:=IF([.T37]&lt;&gt;&quot;&quot;;CONCATENATE(&quot;Races.&quot;;[.B37];&quot;.evolution = {minLevel: &quot;;[.U37];&quot;, race: Races.&quot;;[.T37];&quot;}&quot;); 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{name: '&quot;;[.C38];&quot;', tile: new ut.Tile('&quot;;[.D38];&quot;', &quot;;[.F38];&quot;, &quot;;[.G38];&quot;, &quot;;[.H38];&quot;)&quot;)" office:value-type="string" office:string-value="VULPIX: {name: 'Vulpix', tile: new ut.Tile('v', 170, 85, 0)" calcext:value-type="string">
            <text:p>VULPIX: {name: 'Vulpix', tile: new ut.Tile('v', 170, 85, 0)</text:p>
          </table:table-cell>
          <table:table-cell table:formula="of:=CONCATENATE(&quot;, aggressive: &quot;;[.J38];&quot;, type: Types.&quot;;[.K38]; &quot;, hp: &quot;;[.M38];&quot;, attack:&quot;;[.N38];&quot;, defense: &quot;;[.O38];&quot;, spAttack:&quot;;[.P38];&quot;, spDefense:&quot;; [.Q38])" office:value-type="string" office:string-value=", aggressive: false, type: Types.FIRE, hp: 38, attack:41, defense: 40, spAttack:50, spDefense:65" calcext:value-type="string">
            <text:p>, aggressive: false, type: Types.FIRE, hp: 38, attack:41, defense: 40, spAttack:50, spDefense:65</text:p>
          </table:table-cell>
          <table:table-cell table:formula="of:=CONCATENATE(&quot;, speed: &quot;;[.R38];&quot;, xp: &quot;;[.S38];&quot;, skills: []},&quot;)" office:value-type="string" office:string-value=", speed: 65, xp: 63, skills: []}," calcext:value-type="string">
            <text:p>, speed: 65, xp: 63, skills: []},</text:p>
          </table:table-cell>
          <table:table-cell table:style-name="ce3" table:formula="of:=COM.MICROSOFT.CONCAT([.V38:.X38])" office:value-type="string" office:string-value="VULPIX: {name: 'Vulpix', tile: new ut.Tile('v', 170, 85, 0), aggressive: false, type: Types.FIRE, hp: 38, attack:41, defense: 40, spAttack:50, spDefense:65, speed: 65, xp: 63, skills: []}," calcext:value-type="string">
            <text:p>VULPIX: {name: 'Vulpix', tile: new ut.Tile('v', 170, 85, 0), aggressive: false, type: Types.FIRE, hp: 38, attack:41, defense: 40, spAttack:50, spDefense:65, speed: 65, xp: 63, skills: []},</text:p>
          </table:table-cell>
          <table:table-cell table:style-name="ce6" table:formula="of:=IF([.T38]&lt;&gt;&quot;&quot;;CONCATENATE(&quot;Races.&quot;;[.B38];&quot;.evolution = {minLevel: &quot;;[.U38];&quot;, race: Races.&quot;;[.T38];&quot;}&quot;); 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{name: '&quot;;[.C39];&quot;', tile: new ut.Tile('&quot;;[.D39];&quot;', &quot;;[.F39];&quot;, &quot;;[.G39];&quot;, &quot;;[.H39];&quot;)&quot;)" office:value-type="string" office:string-value="NINETALES: {name: 'Ninetales', tile: new ut.Tile('N', 255, 255, 85)" calcext:value-type="string">
            <text:p>NINETALES: {name: 'Ninetales', tile: new ut.Tile('N', 255, 255, 85)</text:p>
          </table:table-cell>
          <table:table-cell table:formula="of:=CONCATENATE(&quot;, aggressive: &quot;;[.J39];&quot;, type: Types.&quot;;[.K39]; &quot;, hp: &quot;;[.M39];&quot;, attack:&quot;;[.N39];&quot;, defense: &quot;;[.O39];&quot;, spAttack:&quot;;[.P39];&quot;, spDefense:&quot;; [.Q39])" office:value-type="string" office:string-value=", aggressive: true, type: Types.FIRE, hp: 73, attack:76, defense: 75, spAttack:81, spDefense:100" calcext:value-type="string">
            <text:p>, aggressive: true, type: Types.FIRE, hp: 73, attack:76, defense: 75, spAttack:81, spDefense:100</text:p>
          </table:table-cell>
          <table:table-cell table:formula="of:=CONCATENATE(&quot;, speed: &quot;;[.R39];&quot;, xp: &quot;;[.S39];&quot;, skills: []},&quot;)" office:value-type="string" office:string-value=", speed: 100, xp: 178, skills: []}," calcext:value-type="string">
            <text:p>, speed: 100, xp: 178, skills: []},</text:p>
          </table:table-cell>
          <table:table-cell table:style-name="ce3" table:formula="of:=COM.MICROSOFT.CONCAT([.V39:.X39])" office:value-type="string" office:string-value="NINETALES: {name: 'Ninetales', tile: new ut.Tile('N', 255, 255, 85), aggressive: true, type: Types.FIRE, hp: 73, attack:76, defense: 75, spAttack:81, spDefense:100, speed: 100, xp: 178, skills: []}," calcext:value-type="string">
            <text:p>NINETALES: {name: 'Ninetales', tile: new ut.Tile('N', 255, 255, 85), aggressive: true, type: Types.FIRE, hp: 73, attack:76, defense: 75, spAttack:81, spDefense:100, speed: 100, xp: 178, skills: []},</text:p>
          </table:table-cell>
          <table:table-cell table:style-name="ce6" table:formula="of:=IF([.T39]&lt;&gt;&quot;&quot;;CONCATENATE(&quot;Races.&quot;;[.B39];&quot;.evolution = {minLevel: &quot;;[.U39];&quot;, race: Races.&quot;;[.T39];&quot;}&quot;); 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{name: '&quot;;[.C40];&quot;', tile: new ut.Tile('&quot;;[.D40];&quot;', &quot;;[.F40];&quot;, &quot;;[.G40];&quot;, &quot;;[.H40];&quot;)&quot;)" office:value-type="string" office:string-value="JIGGLYPUFF: {name: 'Jigglypuff', tile: new ut.Tile('j', 255, 85, 255)" calcext:value-type="string">
            <text:p>JIGGLYPUFF: {name: 'Jigglypuff', tile: new ut.Tile('j', 255, 85, 255)</text:p>
          </table:table-cell>
          <table:table-cell table:formula="of:=CONCATENATE(&quot;, aggressive: &quot;;[.J40];&quot;, type: Types.&quot;;[.K40]; &quot;, hp: &quot;;[.M40];&quot;, attack:&quot;;[.N40];&quot;, defense: &quot;;[.O40];&quot;, spAttack:&quot;;[.P40];&quot;, spDefense:&quot;; [.Q40])" office:value-type="string" office:string-value=", aggressive: false, type: Types.NORMAL, hp: 115, attack:45, defense: 20, spAttack:45, spDefense:25" calcext:value-type="string">
            <text:p>, aggressive: false, type: Types.NORMAL, hp: 115, attack:45, defense: 20, spAttack:45, spDefense:25</text:p>
          </table:table-cell>
          <table:table-cell table:formula="of:=CONCATENATE(&quot;, speed: &quot;;[.R40];&quot;, xp: &quot;;[.S40];&quot;, skills: []},&quot;)" office:value-type="string" office:string-value=", speed: 20, xp: 76, skills: []}," calcext:value-type="string">
            <text:p>, speed: 20, xp: 76, skills: []},</text:p>
          </table:table-cell>
          <table:table-cell table:style-name="ce3" table:formula="of:=COM.MICROSOFT.CONCAT([.V40:.X40])" office:value-type="string" office:string-value="JIGGLYPUFF: {name: 'Jigglypuff', tile: new ut.Tile('j', 255, 85, 255), aggressive: false, type: Types.NORMAL, hp: 115, attack:45, defense: 20, spAttack:45, spDefense:25, speed: 20, xp: 76, skills: []}," calcext:value-type="string">
            <text:p>JIGGLYPUFF: {name: 'Jigglypuff', tile: new ut.Tile('j', 255, 85, 255), aggressive: false, type: Types.NORMAL, hp: 115, attack:45, defense: 20, spAttack:45, spDefense:25, speed: 20, xp: 76, skills: []},</text:p>
          </table:table-cell>
          <table:table-cell table:style-name="ce6" table:formula="of:=IF([.T40]&lt;&gt;&quot;&quot;;CONCATENATE(&quot;Races.&quot;;[.B40];&quot;.evolution = {minLevel: &quot;;[.U40];&quot;, race: Races.&quot;;[.T40];&quot;}&quot;); 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{name: '&quot;;[.C41];&quot;', tile: new ut.Tile('&quot;;[.D41];&quot;', &quot;;[.F41];&quot;, &quot;;[.G41];&quot;, &quot;;[.H41];&quot;)&quot;)" office:value-type="string" office:string-value="WIGGLYTUFF: {name: 'Wigglytuff', tile: new ut.Tile('w', 255, 85, 255)" calcext:value-type="string">
            <text:p>WIGGLYTUFF: {name: 'Wigglytuff', tile: new ut.Tile('w', 255, 85, 255)</text:p>
          </table:table-cell>
          <table:table-cell table:formula="of:=CONCATENATE(&quot;, aggressive: &quot;;[.J41];&quot;, type: Types.&quot;;[.K41]; &quot;, hp: &quot;;[.M41];&quot;, attack:&quot;;[.N41];&quot;, defense: &quot;;[.O41];&quot;, spAttack:&quot;;[.P41];&quot;, spDefense:&quot;; [.Q41])" office:value-type="string" office:string-value=", aggressive: true, type: Types.NORMAL, hp: 140, attack:70, defense: 45, spAttack:75, spDefense:50" calcext:value-type="string">
            <text:p>, aggressive: true, type: Types.NORMAL, hp: 140, attack:70, defense: 45, spAttack:75, spDefense:50</text:p>
          </table:table-cell>
          <table:table-cell table:formula="of:=CONCATENATE(&quot;, speed: &quot;;[.R41];&quot;, xp: &quot;;[.S41];&quot;, skills: []},&quot;)" office:value-type="string" office:string-value=", speed: 45, xp: 109, skills: []}," calcext:value-type="string">
            <text:p>, speed: 45, xp: 109, skills: []},</text:p>
          </table:table-cell>
          <table:table-cell table:style-name="ce3" table:formula="of:=COM.MICROSOFT.CONCAT([.V41:.X41])" office:value-type="string" office:string-value="WIGGLYTUFF: {name: 'Wigglytuff', tile: new ut.Tile('w', 255, 85, 255), aggressive: true, type: Types.NORMAL, hp: 140, attack:70, defense: 45, spAttack:75, spDefense:50, speed: 45, xp: 109, skills: []}," calcext:value-type="string">
            <text:p>WIGGLYTUFF: {name: 'Wigglytuff', tile: new ut.Tile('w', 255, 85, 255), aggressive: true, type: Types.NORMAL, hp: 140, attack:70, defense: 45, spAttack:75, spDefense:50, speed: 45, xp: 109, skills: []},</text:p>
          </table:table-cell>
          <table:table-cell table:style-name="ce6" table:formula="of:=IF([.T41]&lt;&gt;&quot;&quot;;CONCATENATE(&quot;Races.&quot;;[.B41];&quot;.evolution = {minLevel: &quot;;[.U41];&quot;, race: Races.&quot;;[.T41];&quot;}&quot;); 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{name: '&quot;;[.C42];&quot;', tile: new ut.Tile('&quot;;[.D42];&quot;', &quot;;[.F42];&quot;, &quot;;[.G42];&quot;, &quot;;[.H42];&quot;)&quot;)" office:value-type="string" office:string-value="ZUBAT: {name: 'Zubat', tile: new ut.Tile('z', 170, 0, 170)" calcext:value-type="string">
            <text:p>ZUBAT: {name: 'Zubat', tile: new ut.Tile('z', 170, 0, 170)</text:p>
          </table:table-cell>
          <table:table-cell table:formula="of:=CONCATENATE(&quot;, aggressive: &quot;;[.J42];&quot;, type: Types.&quot;;[.K42]; &quot;, hp: &quot;;[.M42];&quot;, attack:&quot;;[.N42];&quot;, defense: &quot;;[.O42];&quot;, spAttack:&quot;;[.P42];&quot;, spDefense:&quot;; [.Q42])" office:value-type="string" office:string-value=", aggressive: false, type: Types.POISON, hp: 40, attack:45, defense: 35, spAttack:30, spDefense:40" calcext:value-type="string">
            <text:p>, aggressive: false, type: Types.POISON, hp: 40, attack:45, defense: 35, spAttack:30, spDefense:40</text:p>
          </table:table-cell>
          <table:table-cell table:formula="of:=CONCATENATE(&quot;, speed: &quot;;[.R42];&quot;, xp: &quot;;[.S42];&quot;, skills: []},&quot;)" office:value-type="string" office:string-value=", speed: 55, xp: 54, skills: []}," calcext:value-type="string">
            <text:p>, speed: 55, xp: 54, skills: []},</text:p>
          </table:table-cell>
          <table:table-cell table:style-name="ce3" table:formula="of:=COM.MICROSOFT.CONCAT([.V42:.X42])" office:value-type="string" office:string-value="ZUBAT: {name: 'Zubat', tile: new ut.Tile('z', 170, 0, 170), aggressive: false, type: Types.POISON, hp: 40, attack:45, defense: 35, spAttack:30, spDefense:40, speed: 55, xp: 54, skills: []}," calcext:value-type="string">
            <text:p>ZUBAT: {name: 'Zubat', tile: new ut.Tile('z', 170, 0, 170), aggressive: false, type: Types.POISON, hp: 40, attack:45, defense: 35, spAttack:30, spDefense:40, speed: 55, xp: 54, skills: []},</text:p>
          </table:table-cell>
          <table:table-cell table:style-name="ce6" table:formula="of:=IF([.T42]&lt;&gt;&quot;&quot;;CONCATENATE(&quot;Races.&quot;;[.B42];&quot;.evolution = {minLevel: &quot;;[.U42];&quot;, race: Races.&quot;;[.T42];&quot;}&quot;); &quot;&quot;)" office:value-type="string" office:string-value="Races.ZUBAT.evolution = {minLevel: 22, race: Races.GOLBAT}" calcext:value-type="string">
            <text:p>Races.ZUBAT.evolution = {minLevel: 22, race: Races.GOLBAT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{name: '&quot;;[.C43];&quot;', tile: new ut.Tile('&quot;;[.D43];&quot;', &quot;;[.F43];&quot;, &quot;;[.G43];&quot;, &quot;;[.H43];&quot;)&quot;)" office:value-type="string" office:string-value="GOLBAT: {name: 'Golbat', tile: new ut.Tile('G', 170, 0, 170)" calcext:value-type="string">
            <text:p>GOLBAT: {name: 'Golbat', tile: new ut.Tile('G', 170, 0, 170)</text:p>
          </table:table-cell>
          <table:table-cell table:formula="of:=CONCATENATE(&quot;, aggressive: &quot;;[.J43];&quot;, type: Types.&quot;;[.K43]; &quot;, hp: &quot;;[.M43];&quot;, attack:&quot;;[.N43];&quot;, defense: &quot;;[.O43];&quot;, spAttack:&quot;;[.P43];&quot;, spDefense:&quot;; [.Q43])" office:value-type="string" office:string-value=", aggressive: true, type: Types.POISON, hp: 75, attack:80, defense: 70, spAttack:65, spDefense:75" calcext:value-type="string">
            <text:p>, aggressive: true, type: Types.POISON, hp: 75, attack:80, defense: 70, spAttack:65, spDefense:75</text:p>
          </table:table-cell>
          <table:table-cell table:formula="of:=CONCATENATE(&quot;, speed: &quot;;[.R43];&quot;, xp: &quot;;[.S43];&quot;, skills: []},&quot;)" office:value-type="string" office:string-value=", speed: 90, xp: 171, skills: []}," calcext:value-type="string">
            <text:p>, speed: 90, xp: 171, skills: []},</text:p>
          </table:table-cell>
          <table:table-cell table:style-name="ce3" table:formula="of:=COM.MICROSOFT.CONCAT([.V43:.X43])" office:value-type="string" office:string-value="GOLBAT: {name: 'Golbat', tile: new ut.Tile('G', 170, 0, 170), aggressive: true, type: Types.POISON, hp: 75, attack:80, defense: 70, spAttack:65, spDefense:75, speed: 90, xp: 171, skills: []}," calcext:value-type="string">
            <text:p>GOLBAT: {name: 'Golbat', tile: new ut.Tile('G', 170, 0, 170), aggressive: true, type: Types.POISON, hp: 75, attack:80, defense: 70, spAttack:65, spDefense:75, speed: 90, xp: 171, skills: []},</text:p>
          </table:table-cell>
          <table:table-cell table:style-name="ce6" table:formula="of:=IF([.T43]&lt;&gt;&quot;&quot;;CONCATENATE(&quot;Races.&quot;;[.B43];&quot;.evolution = {minLevel: &quot;;[.U43];&quot;, race: Races.&quot;;[.T43];&quot;}&quot;); 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{name: '&quot;;[.C44];&quot;', tile: new ut.Tile('&quot;;[.D44];&quot;', &quot;;[.F44];&quot;, &quot;;[.G44];&quot;, &quot;;[.H44];&quot;)&quot;)" office:value-type="string" office:string-value="ODDISH: {name: 'Oddish', tile: new ut.Tile('o', 85, 85, 255)" calcext:value-type="string">
            <text:p>ODDISH: {name: 'Oddish', tile: new ut.Tile('o', 85, 85, 255)</text:p>
          </table:table-cell>
          <table:table-cell table:formula="of:=CONCATENATE(&quot;, aggressive: &quot;;[.J44];&quot;, type: Types.&quot;;[.K44]; &quot;, hp: &quot;;[.M44];&quot;, attack:&quot;;[.N44];&quot;, defense: &quot;;[.O44];&quot;, spAttack:&quot;;[.P44];&quot;, spDefense:&quot;; [.Q44])" office:value-type="string" office:string-value=", aggressive: false, type: Types.GRASS, hp: 45, attack:50, defense: 55, spAttack:75, spDefense:65" calcext:value-type="string">
            <text:p>, aggressive: false, type: Types.GRASS, hp: 45, attack:50, defense: 55, spAttack:75, spDefense:65</text:p>
          </table:table-cell>
          <table:table-cell table:formula="of:=CONCATENATE(&quot;, speed: &quot;;[.R44];&quot;, xp: &quot;;[.S44];&quot;, skills: []},&quot;)" office:value-type="string" office:string-value=", speed: 30, xp: 78, skills: []}," calcext:value-type="string">
            <text:p>, speed: 30, xp: 78, skills: []},</text:p>
          </table:table-cell>
          <table:table-cell table:style-name="ce3" table:formula="of:=COM.MICROSOFT.CONCAT([.V44:.X44])" office:value-type="string" office:string-value="ODDISH: {name: 'Oddish', tile: new ut.Tile('o', 85, 85, 255), aggressive: false, type: Types.GRASS, hp: 45, attack:50, defense: 55, spAttack:75, spDefense:65, speed: 30, xp: 78, skills: []}," calcext:value-type="string">
            <text:p>ODDISH: {name: 'Oddish', tile: new ut.Tile('o', 85, 85, 255), aggressive: false, type: Types.GRASS, hp: 45, attack:50, defense: 55, spAttack:75, spDefense:65, speed: 30, xp: 78, skills: []},</text:p>
          </table:table-cell>
          <table:table-cell table:style-name="ce6" table:formula="of:=IF([.T44]&lt;&gt;&quot;&quot;;CONCATENATE(&quot;Races.&quot;;[.B44];&quot;.evolution = {minLevel: &quot;;[.U44];&quot;, race: Races.&quot;;[.T44];&quot;}&quot;); &quot;&quot;)" office:value-type="string" office:string-value="Races.ODDISH.evolution = {minLevel: 21, race: Races.GLOOM}" calcext:value-type="string">
            <text:p>Races.ODDISH.evolution = {minLevel: 21, race: Races.GLOOM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{name: '&quot;;[.C45];&quot;', tile: new ut.Tile('&quot;;[.D45];&quot;', &quot;;[.F45];&quot;, &quot;;[.G45];&quot;, &quot;;[.H45];&quot;)&quot;)" office:value-type="string" office:string-value="GLOOM: {name: 'Gloom', tile: new ut.Tile('g', 85, 85, 255)" calcext:value-type="string">
            <text:p>GLOOM: {name: 'Gloom', tile: new ut.Tile('g', 85, 85, 255)</text:p>
          </table:table-cell>
          <table:table-cell table:formula="of:=CONCATENATE(&quot;, aggressive: &quot;;[.J45];&quot;, type: Types.&quot;;[.K45]; &quot;, hp: &quot;;[.M45];&quot;, attack:&quot;;[.N45];&quot;, defense: &quot;;[.O45];&quot;, spAttack:&quot;;[.P45];&quot;, spDefense:&quot;; [.Q45])" office:value-type="string" office:string-value=", aggressive: false, type: Types.GRASS, hp: 60, attack:65, defense: 70, spAttack:85, spDefense:75" calcext:value-type="string">
            <text:p>, aggressive: false, type: Types.GRASS, hp: 60, attack:65, defense: 70, spAttack:85, spDefense:75</text:p>
          </table:table-cell>
          <table:table-cell table:formula="of:=CONCATENATE(&quot;, speed: &quot;;[.R45];&quot;, xp: &quot;;[.S45];&quot;, skills: []},&quot;)" office:value-type="string" office:string-value=", speed: 40, xp: 132, skills: []}," calcext:value-type="string">
            <text:p>, speed: 40, xp: 132, skills: []},</text:p>
          </table:table-cell>
          <table:table-cell table:style-name="ce3" table:formula="of:=COM.MICROSOFT.CONCAT([.V45:.X45])" office:value-type="string" office:string-value="GLOOM: {name: 'Gloom', tile: new ut.Tile('g', 85, 85, 255), aggressive: false, type: Types.GRASS, hp: 60, attack:65, defense: 70, spAttack:85, spDefense:75, speed: 40, xp: 132, skills: []}," calcext:value-type="string">
            <text:p>GLOOM: {name: 'Gloom', tile: new ut.Tile('g', 85, 85, 255), aggressive: false, type: Types.GRASS, hp: 60, attack:65, defense: 70, spAttack:85, spDefense:75, speed: 40, xp: 132, skills: []},</text:p>
          </table:table-cell>
          <table:table-cell table:style-name="ce6" table:formula="of:=IF([.T45]&lt;&gt;&quot;&quot;;CONCATENATE(&quot;Races.&quot;;[.B45];&quot;.evolution = {minLevel: &quot;;[.U45];&quot;, race: Races.&quot;;[.T45];&quot;}&quot;); 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{name: '&quot;;[.C46];&quot;', tile: new ut.Tile('&quot;;[.D46];&quot;', &quot;;[.F46];&quot;, &quot;;[.G46];&quot;, &quot;;[.H46];&quot;)&quot;)" office:value-type="string" office:string-value="VILEPLUME: {name: 'Vileplume', tile: new ut.Tile('V', 255, 85, 85)" calcext:value-type="string">
            <text:p>VILEPLUME: {name: 'Vileplume', tile: new ut.Tile('V', 255, 85, 85)</text:p>
          </table:table-cell>
          <table:table-cell table:formula="of:=CONCATENATE(&quot;, aggressive: &quot;;[.J46];&quot;, type: Types.&quot;;[.K46]; &quot;, hp: &quot;;[.M46];&quot;, attack:&quot;;[.N46];&quot;, defense: &quot;;[.O46];&quot;, spAttack:&quot;;[.P46];&quot;, spDefense:&quot;; [.Q46])" office:value-type="string" office:string-value=", aggressive: false, type: Types.GRASS, hp: 75, attack:80, defense: 85, spAttack:100, spDefense:90" calcext:value-type="string">
            <text:p>, aggressive: false, type: Types.GRASS, hp: 75, attack:80, defense: 85, spAttack:100, spDefense:90</text:p>
          </table:table-cell>
          <table:table-cell table:formula="of:=CONCATENATE(&quot;, speed: &quot;;[.R46];&quot;, xp: &quot;;[.S46];&quot;, skills: []},&quot;)" office:value-type="string" office:string-value=", speed: 50, xp: 184, skills: []}," calcext:value-type="string">
            <text:p>, speed: 50, xp: 184, skills: []},</text:p>
          </table:table-cell>
          <table:table-cell table:style-name="ce3" table:formula="of:=COM.MICROSOFT.CONCAT([.V46:.X46])" office:value-type="string" office:string-value="VILEPLUME: {name: 'Vileplume', tile: new ut.Tile('V', 255, 85, 85), aggressive: false, type: Types.GRASS, hp: 75, attack:80, defense: 85, spAttack:100, spDefense:90, speed: 50, xp: 184, skills: []}," calcext:value-type="string">
            <text:p>VILEPLUME: {name: 'Vileplume', tile: new ut.Tile('V', 255, 85, 85), aggressive: false, type: Types.GRASS, hp: 75, attack:80, defense: 85, spAttack:100, spDefense:90, speed: 50, xp: 184, skills: []},</text:p>
          </table:table-cell>
          <table:table-cell table:style-name="ce6" table:formula="of:=IF([.T46]&lt;&gt;&quot;&quot;;CONCATENATE(&quot;Races.&quot;;[.B46];&quot;.evolution = {minLevel: &quot;;[.U46];&quot;, race: Races.&quot;;[.T46];&quot;}&quot;); 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{name: '&quot;;[.C47];&quot;', tile: new ut.Tile('&quot;;[.D47];&quot;', &quot;;[.F47];&quot;, &quot;;[.G47];&quot;, &quot;;[.H47];&quot;)&quot;)" office:value-type="string" office:string-value="PARAS: {name: 'Paras', tile: new ut.Tile('p', 255, 85, 85)" calcext:value-type="string">
            <text:p>PARAS: {name: 'Paras', tile: new ut.Tile('p', 255, 85, 85)</text:p>
          </table:table-cell>
          <table:table-cell table:formula="of:=CONCATENATE(&quot;, aggressive: &quot;;[.J47];&quot;, type: Types.&quot;;[.K47]; &quot;, hp: &quot;;[.M47];&quot;, attack:&quot;;[.N47];&quot;, defense: &quot;;[.O47];&quot;, spAttack:&quot;;[.P47];&quot;, spDefense:&quot;; [.Q47])" office:value-type="string" office:string-value=", aggressive: false, type: Types.BUG, hp: 35, attack:70, defense: 55, spAttack:45, spDefense:55" calcext:value-type="string">
            <text:p>, aggressive: false, type: Types.BUG, hp: 35, attack:70, defense: 55, spAttack:45, spDefense:55</text:p>
          </table:table-cell>
          <table:table-cell table:formula="of:=CONCATENATE(&quot;, speed: &quot;;[.R47];&quot;, xp: &quot;;[.S47];&quot;, skills: []},&quot;)" office:value-type="string" office:string-value=", speed: 25, xp: 70, skills: []}," calcext:value-type="string">
            <text:p>, speed: 25, xp: 70, skills: []},</text:p>
          </table:table-cell>
          <table:table-cell table:style-name="ce3" table:formula="of:=COM.MICROSOFT.CONCAT([.V47:.X47])" office:value-type="string" office:string-value="PARAS: {name: 'Paras', tile: new ut.Tile('p', 255, 85, 85), aggressive: false, type: Types.BUG, hp: 35, attack:70, defense: 55, spAttack:45, spDefense:55, speed: 25, xp: 70, skills: []}," calcext:value-type="string">
            <text:p>PARAS: {name: 'Paras', tile: new ut.Tile('p', 255, 85, 85), aggressive: false, type: Types.BUG, hp: 35, attack:70, defense: 55, spAttack:45, spDefense:55, speed: 25, xp: 70, skills: []},</text:p>
          </table:table-cell>
          <table:table-cell table:style-name="ce6" table:formula="of:=IF([.T47]&lt;&gt;&quot;&quot;;CONCATENATE(&quot;Races.&quot;;[.B47];&quot;.evolution = {minLevel: &quot;;[.U47];&quot;, race: Races.&quot;;[.T47];&quot;}&quot;); &quot;&quot;)" office:value-type="string" office:string-value="Races.PARAS.evolution = {minLevel: 24, race: Races.PARASECT}" calcext:value-type="string">
            <text:p>Races.PARAS.evolution = {minLevel: 24, race: Races.PARASECT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{name: '&quot;;[.C48];&quot;', tile: new ut.Tile('&quot;;[.D48];&quot;', &quot;;[.F48];&quot;, &quot;;[.G48];&quot;, &quot;;[.H48];&quot;)&quot;)" office:value-type="string" office:string-value="PARASECT: {name: 'Parasect', tile: new ut.Tile('P', 255, 85, 85)" calcext:value-type="string">
            <text:p>PARASECT: {name: 'Parasect', tile: new ut.Tile('P', 255, 85, 85)</text:p>
          </table:table-cell>
          <table:table-cell table:formula="of:=CONCATENATE(&quot;, aggressive: &quot;;[.J48];&quot;, type: Types.&quot;;[.K48]; &quot;, hp: &quot;;[.M48];&quot;, attack:&quot;;[.N48];&quot;, defense: &quot;;[.O48];&quot;, spAttack:&quot;;[.P48];&quot;, spDefense:&quot;; [.Q48])" office:value-type="string" office:string-value=", aggressive: true, type: Types.BUG, hp: 60, attack:95, defense: 80, spAttack:60, spDefense:80" calcext:value-type="string">
            <text:p>, aggressive: true, type: Types.BUG, hp: 60, attack:95, defense: 80, spAttack:60, spDefense:80</text:p>
          </table:table-cell>
          <table:table-cell table:formula="of:=CONCATENATE(&quot;, speed: &quot;;[.R48];&quot;, xp: &quot;;[.S48];&quot;, skills: []},&quot;)" office:value-type="string" office:string-value=", speed: 30, xp: 128, skills: []}," calcext:value-type="string">
            <text:p>, speed: 30, xp: 128, skills: []},</text:p>
          </table:table-cell>
          <table:table-cell table:style-name="ce3" table:formula="of:=COM.MICROSOFT.CONCAT([.V48:.X48])" office:value-type="string" office:string-value="PARASECT: {name: 'Parasect', tile: new ut.Tile('P', 255, 85, 85), aggressive: true, type: Types.BUG, hp: 60, attack:95, defense: 80, spAttack:60, spDefense:80, speed: 30, xp: 128, skills: []}," calcext:value-type="string">
            <text:p>PARASECT: {name: 'Parasect', tile: new ut.Tile('P', 255, 85, 85), aggressive: true, type: Types.BUG, hp: 60, attack:95, defense: 80, spAttack:60, spDefense:80, speed: 30, xp: 128, skills: []},</text:p>
          </table:table-cell>
          <table:table-cell table:style-name="ce6" table:formula="of:=IF([.T48]&lt;&gt;&quot;&quot;;CONCATENATE(&quot;Races.&quot;;[.B48];&quot;.evolution = {minLevel: &quot;;[.U48];&quot;, race: Races.&quot;;[.T48];&quot;}&quot;); 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{name: '&quot;;[.C49];&quot;', tile: new ut.Tile('&quot;;[.D49];&quot;', &quot;;[.F49];&quot;, &quot;;[.G49];&quot;, &quot;;[.H49];&quot;)&quot;)" office:value-type="string" office:string-value="VENONAT: {name: 'Venonat', tile: new ut.Tile('v', 170, 0, 170)" calcext:value-type="string">
            <text:p>VENONAT: {name: 'Venonat', tile: new ut.Tile('v', 170, 0, 170)</text:p>
          </table:table-cell>
          <table:table-cell table:formula="of:=CONCATENATE(&quot;, aggressive: &quot;;[.J49];&quot;, type: Types.&quot;;[.K49]; &quot;, hp: &quot;;[.M49];&quot;, attack:&quot;;[.N49];&quot;, defense: &quot;;[.O49];&quot;, spAttack:&quot;;[.P49];&quot;, spDefense:&quot;; [.Q49])" office:value-type="string" office:string-value=", aggressive: true, type: Types.BUG, hp: 60, attack:55, defense: 50, spAttack:40, spDefense:55" calcext:value-type="string">
            <text:p>, aggressive: true, type: Types.BUG, hp: 60, attack:55, defense: 50, spAttack:40, spDefense:55</text:p>
          </table:table-cell>
          <table:table-cell table:formula="of:=CONCATENATE(&quot;, speed: &quot;;[.R49];&quot;, xp: &quot;;[.S49];&quot;, skills: []},&quot;)" office:value-type="string" office:string-value=", speed: 45, xp: 75, skills: []}," calcext:value-type="string">
            <text:p>, speed: 45, xp: 75, skills: []},</text:p>
          </table:table-cell>
          <table:table-cell table:style-name="ce3" table:formula="of:=COM.MICROSOFT.CONCAT([.V49:.X49])" office:value-type="string" office:string-value="VENONAT: {name: 'Venonat', tile: new ut.Tile('v', 170, 0, 170), aggressive: true, type: Types.BUG, hp: 60, attack:55, defense: 50, spAttack:40, spDefense:55, speed: 45, xp: 75, skills: []}," calcext:value-type="string">
            <text:p>VENONAT: {name: 'Venonat', tile: new ut.Tile('v', 170, 0, 170), aggressive: true, type: Types.BUG, hp: 60, attack:55, defense: 50, spAttack:40, spDefense:55, speed: 45, xp: 75, skills: []},</text:p>
          </table:table-cell>
          <table:table-cell table:style-name="ce6" table:formula="of:=IF([.T49]&lt;&gt;&quot;&quot;;CONCATENATE(&quot;Races.&quot;;[.B49];&quot;.evolution = {minLevel: &quot;;[.U49];&quot;, race: Races.&quot;;[.T49];&quot;}&quot;); &quot;&quot;)" office:value-type="string" office:string-value="Races.VENONAT.evolution = {minLevel: 31, race: Races.VENOMOTH}" calcext:value-type="string">
            <text:p>Races.VENONAT.evolution = {minLevel: 31, race: Races.VENOMOTH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{name: '&quot;;[.C50];&quot;', tile: new ut.Tile('&quot;;[.D50];&quot;', &quot;;[.F50];&quot;, &quot;;[.G50];&quot;, &quot;;[.H50];&quot;)&quot;)" office:value-type="string" office:string-value="VENOMOTH: {name: 'Venomoth', tile: new ut.Tile('v', 170, 0, 170)" calcext:value-type="string">
            <text:p>VENOMOTH: {name: 'Venomoth', tile: new ut.Tile('v', 170, 0, 170)</text:p>
          </table:table-cell>
          <table:table-cell table:formula="of:=CONCATENATE(&quot;, aggressive: &quot;;[.J50];&quot;, type: Types.&quot;;[.K50]; &quot;, hp: &quot;;[.M50];&quot;, attack:&quot;;[.N50];&quot;, defense: &quot;;[.O50];&quot;, spAttack:&quot;;[.P50];&quot;, spDefense:&quot;; [.Q50])" office:value-type="string" office:string-value=", aggressive: true, type: Types.BUG, hp: 70, attack:65, defense: 60, spAttack:90, spDefense:75" calcext:value-type="string">
            <text:p>, aggressive: true, type: Types.BUG, hp: 70, attack:65, defense: 60, spAttack:90, spDefense:75</text:p>
          </table:table-cell>
          <table:table-cell table:formula="of:=CONCATENATE(&quot;, speed: &quot;;[.R50];&quot;, xp: &quot;;[.S50];&quot;, skills: []},&quot;)" office:value-type="string" office:string-value=", speed: 90, xp: 138, skills: []}," calcext:value-type="string">
            <text:p>, speed: 90, xp: 138, skills: []},</text:p>
          </table:table-cell>
          <table:table-cell table:style-name="ce3" table:formula="of:=COM.MICROSOFT.CONCAT([.V50:.X50])" office:value-type="string" office:string-value="VENOMOTH: {name: 'Venomoth', tile: new ut.Tile('v', 170, 0, 170), aggressive: true, type: Types.BUG, hp: 70, attack:65, defense: 60, spAttack:90, spDefense:75, speed: 90, xp: 138, skills: []}," calcext:value-type="string">
            <text:p>VENOMOTH: {name: 'Venomoth', tile: new ut.Tile('v', 170, 0, 170), aggressive: true, type: Types.BUG, hp: 70, attack:65, defense: 60, spAttack:90, spDefense:75, speed: 90, xp: 138, skills: []},</text:p>
          </table:table-cell>
          <table:table-cell table:style-name="ce6" table:formula="of:=IF([.T50]&lt;&gt;&quot;&quot;;CONCATENATE(&quot;Races.&quot;;[.B50];&quot;.evolution = {minLevel: &quot;;[.U50];&quot;, race: Races.&quot;;[.T50];&quot;}&quot;); 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{name: '&quot;;[.C51];&quot;', tile: new ut.Tile('&quot;;[.D51];&quot;', &quot;;[.F51];&quot;, &quot;;[.G51];&quot;, &quot;;[.H51];&quot;)&quot;)" office:value-type="string" office:string-value="DIGLETT: {name: 'Diglett', tile: new ut.Tile('d', 170, 85, 0)" calcext:value-type="string">
            <text:p>DIGLETT: {name: 'Diglett', tile: new ut.Tile('d', 170, 85, 0)</text:p>
          </table:table-cell>
          <table:table-cell table:formula="of:=CONCATENATE(&quot;, aggressive: &quot;;[.J51];&quot;, type: Types.&quot;;[.K51]; &quot;, hp: &quot;;[.M51];&quot;, attack:&quot;;[.N51];&quot;, defense: &quot;;[.O51];&quot;, spAttack:&quot;;[.P51];&quot;, spDefense:&quot;; [.Q51])" office:value-type="string" office:string-value=", aggressive: true, type: Types.GROUND, hp: 10, attack:55, defense: 25, spAttack:35, spDefense:45" calcext:value-type="string">
            <text:p>, aggressive: true, type: Types.GROUND, hp: 10, attack:55, defense: 25, spAttack:35, spDefense:45</text:p>
          </table:table-cell>
          <table:table-cell table:formula="of:=CONCATENATE(&quot;, speed: &quot;;[.R51];&quot;, xp: &quot;;[.S51];&quot;, skills: []},&quot;)" office:value-type="string" office:string-value=", speed: 95, xp: 81, skills: []}," calcext:value-type="string">
            <text:p>, speed: 95, xp: 81, skills: []},</text:p>
          </table:table-cell>
          <table:table-cell table:style-name="ce3" table:formula="of:=COM.MICROSOFT.CONCAT([.V51:.X51])" office:value-type="string" office:string-value="DIGLETT: {name: 'Diglett', tile: new ut.Tile('d', 170, 85, 0), aggressive: true, type: Types.GROUND, hp: 10, attack:55, defense: 25, spAttack:35, spDefense:45, speed: 95, xp: 81, skills: []}," calcext:value-type="string">
            <text:p>DIGLETT: {name: 'Diglett', tile: new ut.Tile('d', 170, 85, 0), aggressive: true, type: Types.GROUND, hp: 10, attack:55, defense: 25, spAttack:35, spDefense:45, speed: 95, xp: 81, skills: []},</text:p>
          </table:table-cell>
          <table:table-cell table:style-name="ce6" table:formula="of:=IF([.T51]&lt;&gt;&quot;&quot;;CONCATENATE(&quot;Races.&quot;;[.B51];&quot;.evolution = {minLevel: &quot;;[.U51];&quot;, race: Races.&quot;;[.T51];&quot;}&quot;); &quot;&quot;)" office:value-type="string" office:string-value="Races.DIGLETT.evolution = {minLevel: 26, race: Races.DUGTRIO}" calcext:value-type="string">
            <text:p>Races.DIGLETT.evolution = {minLevel: 26, race: Races.DUGTRIO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{name: '&quot;;[.C52];&quot;', tile: new ut.Tile('&quot;;[.D52];&quot;', &quot;;[.F52];&quot;, &quot;;[.G52];&quot;, &quot;;[.H52];&quot;)&quot;)" office:value-type="string" office:string-value="DUGTRIO: {name: 'Dugtrio', tile: new ut.Tile('d', 170, 85, 0)" calcext:value-type="string">
            <text:p>DUGTRIO: {name: 'Dugtrio', tile: new ut.Tile('d', 170, 85, 0)</text:p>
          </table:table-cell>
          <table:table-cell table:formula="of:=CONCATENATE(&quot;, aggressive: &quot;;[.J52];&quot;, type: Types.&quot;;[.K52]; &quot;, hp: &quot;;[.M52];&quot;, attack:&quot;;[.N52];&quot;, defense: &quot;;[.O52];&quot;, spAttack:&quot;;[.P52];&quot;, spDefense:&quot;; [.Q52])" office:value-type="string" office:string-value=", aggressive: true, type: Types.GROUND, hp: 35, attack:80, defense: 50, spAttack:50, spDefense:70" calcext:value-type="string">
            <text:p>, aggressive: true, type: Types.GROUND, hp: 35, attack:80, defense: 50, spAttack:50, spDefense:70</text:p>
          </table:table-cell>
          <table:table-cell table:formula="of:=CONCATENATE(&quot;, speed: &quot;;[.R52];&quot;, xp: &quot;;[.S52];&quot;, skills: []},&quot;)" office:value-type="string" office:string-value=", speed: 120, xp: 153, skills: []}," calcext:value-type="string">
            <text:p>, speed: 120, xp: 153, skills: []},</text:p>
          </table:table-cell>
          <table:table-cell table:style-name="ce3" table:formula="of:=COM.MICROSOFT.CONCAT([.V52:.X52])" office:value-type="string" office:string-value="DUGTRIO: {name: 'Dugtrio', tile: new ut.Tile('d', 170, 85, 0), aggressive: true, type: Types.GROUND, hp: 35, attack:80, defense: 50, spAttack:50, spDefense:70, speed: 120, xp: 153, skills: []}," calcext:value-type="string">
            <text:p>DUGTRIO: {name: 'Dugtrio', tile: new ut.Tile('d', 170, 85, 0), aggressive: true, type: Types.GROUND, hp: 35, attack:80, defense: 50, spAttack:50, spDefense:70, speed: 120, xp: 153, skills: []},</text:p>
          </table:table-cell>
          <table:table-cell table:style-name="ce6" table:formula="of:=IF([.T52]&lt;&gt;&quot;&quot;;CONCATENATE(&quot;Races.&quot;;[.B52];&quot;.evolution = {minLevel: &quot;;[.U52];&quot;, race: Races.&quot;;[.T52];&quot;}&quot;); 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{name: '&quot;;[.C53];&quot;', tile: new ut.Tile('&quot;;[.D53];&quot;', &quot;;[.F53];&quot;, &quot;;[.G53];&quot;, &quot;;[.H53];&quot;)&quot;)" office:value-type="string" office:string-value="MEOWTH: {name: 'Meowth', tile: new ut.Tile('m', 255, 255, 85)" calcext:value-type="string">
            <text:p>MEOWTH: {name: 'Meowth', tile: new ut.Tile('m', 255, 255, 85)</text:p>
          </table:table-cell>
          <table:table-cell table:formula="of:=CONCATENATE(&quot;, aggressive: &quot;;[.J53];&quot;, type: Types.&quot;;[.K53]; &quot;, hp: &quot;;[.M53];&quot;, attack:&quot;;[.N53];&quot;, defense: &quot;;[.O53];&quot;, spAttack:&quot;;[.P53];&quot;, spDefense:&quot;; [.Q53])" office:value-type="string" office:string-value=", aggressive: true, type: Types.NORMAL, hp: 40, attack:45, defense: 35, spAttack:40, spDefense:40" calcext:value-type="string">
            <text:p>, aggressive: true, type: Types.NORMAL, hp: 40, attack:45, defense: 35, spAttack:40, spDefense:40</text:p>
          </table:table-cell>
          <table:table-cell table:formula="of:=CONCATENATE(&quot;, speed: &quot;;[.R53];&quot;, xp: &quot;;[.S53];&quot;, skills: []},&quot;)" office:value-type="string" office:string-value=", speed: 90, xp: 69, skills: []}," calcext:value-type="string">
            <text:p>, speed: 90, xp: 69, skills: []},</text:p>
          </table:table-cell>
          <table:table-cell table:style-name="ce3" table:formula="of:=COM.MICROSOFT.CONCAT([.V53:.X53])" office:value-type="string" office:string-value="MEOWTH: {name: 'Meowth', tile: new ut.Tile('m', 255, 255, 85), aggressive: true, type: Types.NORMAL, hp: 40, attack:45, defense: 35, spAttack:40, spDefense:40, speed: 90, xp: 69, skills: []}," calcext:value-type="string">
            <text:p>MEOWTH: {name: 'Meowth', tile: new ut.Tile('m', 255, 255, 85), aggressive: true, type: Types.NORMAL, hp: 40, attack:45, defense: 35, spAttack:40, spDefense:40, speed: 90, xp: 69, skills: []},</text:p>
          </table:table-cell>
          <table:table-cell table:style-name="ce6" table:formula="of:=IF([.T53]&lt;&gt;&quot;&quot;;CONCATENATE(&quot;Races.&quot;;[.B53];&quot;.evolution = {minLevel: &quot;;[.U53];&quot;, race: Races.&quot;;[.T53];&quot;}&quot;); &quot;&quot;)" office:value-type="string" office:string-value="Races.MEOWTH.evolution = {minLevel: 28, race: Races.PERSIAN}" calcext:value-type="string">
            <text:p>Races.MEOWTH.evolution = {minLevel: 28, race: Races.PERSIAN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{name: '&quot;;[.C54];&quot;', tile: new ut.Tile('&quot;;[.D54];&quot;', &quot;;[.F54];&quot;, &quot;;[.G54];&quot;, &quot;;[.H54];&quot;)&quot;)" office:value-type="string" office:string-value="PERSIAN: {name: 'Persian', tile: new ut.Tile('p', 255, 255, 85)" calcext:value-type="string">
            <text:p>PERSIAN: {name: 'Persian', tile: new ut.Tile('p', 255, 255, 85)</text:p>
          </table:table-cell>
          <table:table-cell table:formula="of:=CONCATENATE(&quot;, aggressive: &quot;;[.J54];&quot;, type: Types.&quot;;[.K54]; &quot;, hp: &quot;;[.M54];&quot;, attack:&quot;;[.N54];&quot;, defense: &quot;;[.O54];&quot;, spAttack:&quot;;[.P54];&quot;, spDefense:&quot;; [.Q54])" office:value-type="string" office:string-value=", aggressive: true, type: Types.NORMAL, hp: 65, attack:70, defense: 60, spAttack:65, spDefense:65" calcext:value-type="string">
            <text:p>, aggressive: true, type: Types.NORMAL, hp: 65, attack:70, defense: 60, spAttack:65, spDefense:65</text:p>
          </table:table-cell>
          <table:table-cell table:formula="of:=CONCATENATE(&quot;, speed: &quot;;[.R54];&quot;, xp: &quot;;[.S54];&quot;, skills: []},&quot;)" office:value-type="string" office:string-value=", speed: 115, xp: 148, skills: []}," calcext:value-type="string">
            <text:p>, speed: 115, xp: 148, skills: []},</text:p>
          </table:table-cell>
          <table:table-cell table:style-name="ce3" table:formula="of:=COM.MICROSOFT.CONCAT([.V54:.X54])" office:value-type="string" office:string-value="PERSIAN: {name: 'Persian', tile: new ut.Tile('p', 255, 255, 85), aggressive: true, type: Types.NORMAL, hp: 65, attack:70, defense: 60, spAttack:65, spDefense:65, speed: 115, xp: 148, skills: []}," calcext:value-type="string">
            <text:p>PERSIAN: {name: 'Persian', tile: new ut.Tile('p', 255, 255, 85), aggressive: true, type: Types.NORMAL, hp: 65, attack:70, defense: 60, spAttack:65, spDefense:65, speed: 115, xp: 148, skills: []},</text:p>
          </table:table-cell>
          <table:table-cell table:style-name="ce6" table:formula="of:=IF([.T54]&lt;&gt;&quot;&quot;;CONCATENATE(&quot;Races.&quot;;[.B54];&quot;.evolution = {minLevel: &quot;;[.U54];&quot;, race: Races.&quot;;[.T54];&quot;}&quot;); 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{name: '&quot;;[.C55];&quot;', tile: new ut.Tile('&quot;;[.D55];&quot;', &quot;;[.F55];&quot;, &quot;;[.G55];&quot;, &quot;;[.H55];&quot;)&quot;)" office:value-type="string" office:string-value="PSYDUCK: {name: 'Psyduck', tile: new ut.Tile('p', 255, 255, 85)" calcext:value-type="string">
            <text:p>PSYDUCK: {name: 'Psyduck', tile: new ut.Tile('p', 255, 255, 85)</text:p>
          </table:table-cell>
          <table:table-cell table:formula="of:=CONCATENATE(&quot;, aggressive: &quot;;[.J55];&quot;, type: Types.&quot;;[.K55]; &quot;, hp: &quot;;[.M55];&quot;, attack:&quot;;[.N55];&quot;, defense: &quot;;[.O55];&quot;, spAttack:&quot;;[.P55];&quot;, spDefense:&quot;; [.Q55])" office:value-type="string" office:string-value=", aggressive: false, type: Types.WATER, hp: 50, attack:52, defense: 48, spAttack:65, spDefense:50" calcext:value-type="string">
            <text:p>, aggressive: false, type: Types.WATER, hp: 50, attack:52, defense: 48, spAttack:65, spDefense:50</text:p>
          </table:table-cell>
          <table:table-cell table:formula="of:=CONCATENATE(&quot;, speed: &quot;;[.R55];&quot;, xp: &quot;;[.S55];&quot;, skills: []},&quot;)" office:value-type="string" office:string-value=", speed: 55, xp: 80, skills: []}," calcext:value-type="string">
            <text:p>, speed: 55, xp: 80, skills: []},</text:p>
          </table:table-cell>
          <table:table-cell table:style-name="ce3" table:formula="of:=COM.MICROSOFT.CONCAT([.V55:.X55])" office:value-type="string" office:string-value="PSYDUCK: {name: 'Psyduck', tile: new ut.Tile('p', 255, 255, 85), aggressive: false, type: Types.WATER, hp: 50, attack:52, defense: 48, spAttack:65, spDefense:50, speed: 55, xp: 80, skills: []}," calcext:value-type="string">
            <text:p>PSYDUCK: {name: 'Psyduck', tile: new ut.Tile('p', 255, 255, 85), aggressive: false, type: Types.WATER, hp: 50, attack:52, defense: 48, spAttack:65, spDefense:50, speed: 55, xp: 80, skills: []},</text:p>
          </table:table-cell>
          <table:table-cell table:style-name="ce6" table:formula="of:=IF([.T55]&lt;&gt;&quot;&quot;;CONCATENATE(&quot;Races.&quot;;[.B55];&quot;.evolution = {minLevel: &quot;;[.U55];&quot;, race: Races.&quot;;[.T55];&quot;}&quot;); &quot;&quot;)" office:value-type="string" office:string-value="Races.PSYDUCK.evolution = {minLevel: 33, race: Races.GOLDUCK}" calcext:value-type="string">
            <text:p>Races.PSYDUCK.evolution = {minLevel: 33, race: Races.GOLDUCK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{name: '&quot;;[.C56];&quot;', tile: new ut.Tile('&quot;;[.D56];&quot;', &quot;;[.F56];&quot;, &quot;;[.G56];&quot;, &quot;;[.H56];&quot;)&quot;)" office:value-type="string" office:string-value="GOLDUCK: {name: 'Golduck', tile: new ut.Tile('g', 85, 85, 255)" calcext:value-type="string">
            <text:p>GOLDUCK: {name: 'Golduck', tile: new ut.Tile('g', 85, 85, 255)</text:p>
          </table:table-cell>
          <table:table-cell table:formula="of:=CONCATENATE(&quot;, aggressive: &quot;;[.J56];&quot;, type: Types.&quot;;[.K56]; &quot;, hp: &quot;;[.M56];&quot;, attack:&quot;;[.N56];&quot;, defense: &quot;;[.O56];&quot;, spAttack:&quot;;[.P56];&quot;, spDefense:&quot;; [.Q56])" office:value-type="string" office:string-value=", aggressive: true, type: Types.WATER, hp: 80, attack:82, defense: 78, spAttack:95, spDefense:80" calcext:value-type="string">
            <text:p>, aggressive: true, type: Types.WATER, hp: 80, attack:82, defense: 78, spAttack:95, spDefense:80</text:p>
          </table:table-cell>
          <table:table-cell table:formula="of:=CONCATENATE(&quot;, speed: &quot;;[.R56];&quot;, xp: &quot;;[.S56];&quot;, skills: []},&quot;)" office:value-type="string" office:string-value=", speed: 85, xp: 174, skills: []}," calcext:value-type="string">
            <text:p>, speed: 85, xp: 174, skills: []},</text:p>
          </table:table-cell>
          <table:table-cell table:style-name="ce3" table:formula="of:=COM.MICROSOFT.CONCAT([.V56:.X56])" office:value-type="string" office:string-value="GOLDUCK: {name: 'Golduck', tile: new ut.Tile('g', 85, 85, 255), aggressive: true, type: Types.WATER, hp: 80, attack:82, defense: 78, spAttack:95, spDefense:80, speed: 85, xp: 174, skills: []}," calcext:value-type="string">
            <text:p>GOLDUCK: {name: 'Golduck', tile: new ut.Tile('g', 85, 85, 255), aggressive: true, type: Types.WATER, hp: 80, attack:82, defense: 78, spAttack:95, spDefense:80, speed: 85, xp: 174, skills: []},</text:p>
          </table:table-cell>
          <table:table-cell table:style-name="ce6" table:formula="of:=IF([.T56]&lt;&gt;&quot;&quot;;CONCATENATE(&quot;Races.&quot;;[.B56];&quot;.evolution = {minLevel: &quot;;[.U56];&quot;, race: Races.&quot;;[.T56];&quot;}&quot;); 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{name: '&quot;;[.C57];&quot;', tile: new ut.Tile('&quot;;[.D57];&quot;', &quot;;[.F57];&quot;, &quot;;[.G57];&quot;, &quot;;[.H57];&quot;)&quot;)" office:value-type="string" office:string-value="MANKEY: {name: 'Mankey', tile: new ut.Tile('m', 170, 85, 0)" calcext:value-type="string">
            <text:p>MANKEY: {name: 'Mankey', tile: new ut.Tile('m', 170, 85, 0)</text:p>
          </table:table-cell>
          <table:table-cell table:formula="of:=CONCATENATE(&quot;, aggressive: &quot;;[.J57];&quot;, type: Types.&quot;;[.K57]; &quot;, hp: &quot;;[.M57];&quot;, attack:&quot;;[.N57];&quot;, defense: &quot;;[.O57];&quot;, spAttack:&quot;;[.P57];&quot;, spDefense:&quot;; [.Q57])" office:value-type="string" office:string-value=", aggressive: true, type: Types.FIGHTING, hp: 40, attack:80, defense: 35, spAttack:35, spDefense:45" calcext:value-type="string">
            <text:p>, aggressive: true, type: Types.FIGHTING, hp: 40, attack:80, defense: 35, spAttack:35, spDefense:45</text:p>
          </table:table-cell>
          <table:table-cell table:formula="of:=CONCATENATE(&quot;, speed: &quot;;[.R57];&quot;, xp: &quot;;[.S57];&quot;, skills: []},&quot;)" office:value-type="string" office:string-value=", speed: 70, xp: 74, skills: []}," calcext:value-type="string">
            <text:p>, speed: 70, xp: 74, skills: []},</text:p>
          </table:table-cell>
          <table:table-cell table:style-name="ce3" table:formula="of:=COM.MICROSOFT.CONCAT([.V57:.X57])" office:value-type="string" office:string-value="MANKEY: {name: 'Mankey', tile: new ut.Tile('m', 170, 85, 0), aggressive: true, type: Types.FIGHTING, hp: 40, attack:80, defense: 35, spAttack:35, spDefense:45, speed: 70, xp: 74, skills: []}," calcext:value-type="string">
            <text:p>MANKEY: {name: 'Mankey', tile: new ut.Tile('m', 170, 85, 0), aggressive: true, type: Types.FIGHTING, hp: 40, attack:80, defense: 35, spAttack:35, spDefense:45, speed: 70, xp: 74, skills: []},</text:p>
          </table:table-cell>
          <table:table-cell table:style-name="ce6" table:formula="of:=IF([.T57]&lt;&gt;&quot;&quot;;CONCATENATE(&quot;Races.&quot;;[.B57];&quot;.evolution = {minLevel: &quot;;[.U57];&quot;, race: Races.&quot;;[.T57];&quot;}&quot;); &quot;&quot;)" office:value-type="string" office:string-value="Races.MANKEY.evolution = {minLevel: 28, race: Races.PRIMEAPE}" calcext:value-type="string">
            <text:p>Races.MANKEY.evolution = {minLevel: 28, race: Races.PRIMEAPE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{name: '&quot;;[.C58];&quot;', tile: new ut.Tile('&quot;;[.D58];&quot;', &quot;;[.F58];&quot;, &quot;;[.G58];&quot;, &quot;;[.H58];&quot;)&quot;)" office:value-type="string" office:string-value="PRIMEAPE: {name: 'Primeape', tile: new ut.Tile('p', 170, 85, 0)" calcext:value-type="string">
            <text:p>PRIMEAPE: {name: 'Primeape', tile: new ut.Tile('p', 170, 85, 0)</text:p>
          </table:table-cell>
          <table:table-cell table:formula="of:=CONCATENATE(&quot;, aggressive: &quot;;[.J58];&quot;, type: Types.&quot;;[.K58]; &quot;, hp: &quot;;[.M58];&quot;, attack:&quot;;[.N58];&quot;, defense: &quot;;[.O58];&quot;, spAttack:&quot;;[.P58];&quot;, spDefense:&quot;; [.Q58])" office:value-type="string" office:string-value=", aggressive: true, type: Types.FIGHTING, hp: 65, attack:105, defense: 60, spAttack:60, spDefense:70" calcext:value-type="string">
            <text:p>, aggressive: true, type: Types.FIGHTING, hp: 65, attack:105, defense: 60, spAttack:60, spDefense:70</text:p>
          </table:table-cell>
          <table:table-cell table:formula="of:=CONCATENATE(&quot;, speed: &quot;;[.R58];&quot;, xp: &quot;;[.S58];&quot;, skills: []},&quot;)" office:value-type="string" office:string-value=", speed: 95, xp: 149, skills: []}," calcext:value-type="string">
            <text:p>, speed: 95, xp: 149, skills: []},</text:p>
          </table:table-cell>
          <table:table-cell table:style-name="ce3" table:formula="of:=COM.MICROSOFT.CONCAT([.V58:.X58])" office:value-type="string" office:string-value="PRIMEAPE: {name: 'Primeape', tile: new ut.Tile('p', 170, 85, 0), aggressive: true, type: Types.FIGHTING, hp: 65, attack:105, defense: 60, spAttack:60, spDefense:70, speed: 95, xp: 149, skills: []}," calcext:value-type="string">
            <text:p>PRIMEAPE: {name: 'Primeape', tile: new ut.Tile('p', 170, 85, 0), aggressive: true, type: Types.FIGHTING, hp: 65, attack:105, defense: 60, spAttack:60, spDefense:70, speed: 95, xp: 149, skills: []},</text:p>
          </table:table-cell>
          <table:table-cell table:style-name="ce6" table:formula="of:=IF([.T58]&lt;&gt;&quot;&quot;;CONCATENATE(&quot;Races.&quot;;[.B58];&quot;.evolution = {minLevel: &quot;;[.U58];&quot;, race: Races.&quot;;[.T58];&quot;}&quot;); 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{name: '&quot;;[.C59];&quot;', tile: new ut.Tile('&quot;;[.D59];&quot;', &quot;;[.F59];&quot;, &quot;;[.G59];&quot;, &quot;;[.H59];&quot;)&quot;)" office:value-type="string" office:string-value="GROWLITHE: {name: 'Growlithe', tile: new ut.Tile('g', 170, 85, 0)" calcext:value-type="string">
            <text:p>GROWLITHE: {name: 'Growlithe', tile: new ut.Tile('g', 170, 85, 0)</text:p>
          </table:table-cell>
          <table:table-cell table:formula="of:=CONCATENATE(&quot;, aggressive: &quot;;[.J59];&quot;, type: Types.&quot;;[.K59]; &quot;, hp: &quot;;[.M59];&quot;, attack:&quot;;[.N59];&quot;, defense: &quot;;[.O59];&quot;, spAttack:&quot;;[.P59];&quot;, spDefense:&quot;; [.Q59])" office:value-type="string" office:string-value=", aggressive: true, type: Types.FIRE, hp: 55, attack:70, defense: 45, spAttack:70, spDefense:50" calcext:value-type="string">
            <text:p>, aggressive: true, type: Types.FIRE, hp: 55, attack:70, defense: 45, spAttack:70, spDefense:50</text:p>
          </table:table-cell>
          <table:table-cell table:formula="of:=CONCATENATE(&quot;, speed: &quot;;[.R59];&quot;, xp: &quot;;[.S59];&quot;, skills: []},&quot;)" office:value-type="string" office:string-value=", speed: 60, xp: 91, skills: []}," calcext:value-type="string">
            <text:p>, speed: 60, xp: 91, skills: []},</text:p>
          </table:table-cell>
          <table:table-cell table:style-name="ce3" table:formula="of:=COM.MICROSOFT.CONCAT([.V59:.X59])" office:value-type="string" office:string-value="GROWLITHE: {name: 'Growlithe', tile: new ut.Tile('g', 170, 85, 0), aggressive: true, type: Types.FIRE, hp: 55, attack:70, defense: 45, spAttack:70, spDefense:50, speed: 60, xp: 91, skills: []}," calcext:value-type="string">
            <text:p>GROWLITHE: {name: 'Growlithe', tile: new ut.Tile('g', 170, 85, 0), aggressive: true, type: Types.FIRE, hp: 55, attack:70, defense: 45, spAttack:70, spDefense:50, speed: 60, xp: 91, skills: []},</text:p>
          </table:table-cell>
          <table:table-cell table:style-name="ce6" table:formula="of:=IF([.T59]&lt;&gt;&quot;&quot;;CONCATENATE(&quot;Races.&quot;;[.B59];&quot;.evolution = {minLevel: &quot;;[.U59];&quot;, race: Races.&quot;;[.T59];&quot;}&quot;); 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{name: '&quot;;[.C60];&quot;', tile: new ut.Tile('&quot;;[.D60];&quot;', &quot;;[.F60];&quot;, &quot;;[.G60];&quot;, &quot;;[.H60];&quot;)&quot;)" office:value-type="string" office:string-value="ARCANINE: {name: 'Arcanine', tile: new ut.Tile('A', 170, 85, 0)" calcext:value-type="string">
            <text:p>ARCANINE: {name: 'Arcanine', tile: new ut.Tile('A', 170, 85, 0)</text:p>
          </table:table-cell>
          <table:table-cell table:formula="of:=CONCATENATE(&quot;, aggressive: &quot;;[.J60];&quot;, type: Types.&quot;;[.K60]; &quot;, hp: &quot;;[.M60];&quot;, attack:&quot;;[.N60];&quot;, defense: &quot;;[.O60];&quot;, spAttack:&quot;;[.P60];&quot;, spDefense:&quot;; [.Q60])" office:value-type="string" office:string-value=", aggressive: true, type: Types.FIRE, hp: 90, attack:110, defense: 80, spAttack:100, spDefense:80" calcext:value-type="string">
            <text:p>, aggressive: true, type: Types.FIRE, hp: 90, attack:110, defense: 80, spAttack:100, spDefense:80</text:p>
          </table:table-cell>
          <table:table-cell table:formula="of:=CONCATENATE(&quot;, speed: &quot;;[.R60];&quot;, xp: &quot;;[.S60];&quot;, skills: []},&quot;)" office:value-type="string" office:string-value=", speed: 95, xp: 213, skills: []}," calcext:value-type="string">
            <text:p>, speed: 95, xp: 213, skills: []},</text:p>
          </table:table-cell>
          <table:table-cell table:style-name="ce3" table:formula="of:=COM.MICROSOFT.CONCAT([.V60:.X60])" office:value-type="string" office:string-value="ARCANINE: {name: 'Arcanine', tile: new ut.Tile('A', 170, 85, 0), aggressive: true, type: Types.FIRE, hp: 90, attack:110, defense: 80, spAttack:100, spDefense:80, speed: 95, xp: 213, skills: []}," calcext:value-type="string">
            <text:p>ARCANINE: {name: 'Arcanine', tile: new ut.Tile('A', 170, 85, 0), aggressive: true, type: Types.FIRE, hp: 90, attack:110, defense: 80, spAttack:100, spDefense:80, speed: 95, xp: 213, skills: []},</text:p>
          </table:table-cell>
          <table:table-cell table:style-name="ce6" table:formula="of:=IF([.T60]&lt;&gt;&quot;&quot;;CONCATENATE(&quot;Races.&quot;;[.B60];&quot;.evolution = {minLevel: &quot;;[.U60];&quot;, race: Races.&quot;;[.T60];&quot;}&quot;); 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{name: '&quot;;[.C61];&quot;', tile: new ut.Tile('&quot;;[.D61];&quot;', &quot;;[.F61];&quot;, &quot;;[.G61];&quot;, &quot;;[.H61];&quot;)&quot;)" office:value-type="string" office:string-value="POLIWAG: {name: 'Poliwag', tile: new ut.Tile('p', 85, 85, 255)" calcext:value-type="string">
            <text:p>POLIWAG: {name: 'Poliwag', tile: new ut.Tile('p', 85, 85, 255)</text:p>
          </table:table-cell>
          <table:table-cell table:formula="of:=CONCATENATE(&quot;, aggressive: &quot;;[.J61];&quot;, type: Types.&quot;;[.K61]; &quot;, hp: &quot;;[.M61];&quot;, attack:&quot;;[.N61];&quot;, defense: &quot;;[.O61];&quot;, spAttack:&quot;;[.P61];&quot;, spDefense:&quot;; [.Q61])" office:value-type="string" office:string-value=", aggressive: false, type: Types.WATER, hp: 40, attack:50, defense: 40, spAttack:40, spDefense:40" calcext:value-type="string">
            <text:p>, aggressive: false, type: Types.WATER, hp: 40, attack:50, defense: 40, spAttack:40, spDefense:40</text:p>
          </table:table-cell>
          <table:table-cell table:formula="of:=CONCATENATE(&quot;, speed: &quot;;[.R61];&quot;, xp: &quot;;[.S61];&quot;, skills: []},&quot;)" office:value-type="string" office:string-value=", speed: 90, xp: 77, skills: []}," calcext:value-type="string">
            <text:p>, speed: 90, xp: 77, skills: []},</text:p>
          </table:table-cell>
          <table:table-cell table:style-name="ce3" table:formula="of:=COM.MICROSOFT.CONCAT([.V61:.X61])" office:value-type="string" office:string-value="POLIWAG: {name: 'Poliwag', tile: new ut.Tile('p', 85, 85, 255), aggressive: false, type: Types.WATER, hp: 40, attack:50, defense: 40, spAttack:40, spDefense:40, speed: 90, xp: 77, skills: []}," calcext:value-type="string">
            <text:p>POLIWAG: {name: 'Poliwag', tile: new ut.Tile('p', 85, 85, 255), aggressive: false, type: Types.WATER, hp: 40, attack:50, defense: 40, spAttack:40, spDefense:40, speed: 90, xp: 77, skills: []},</text:p>
          </table:table-cell>
          <table:table-cell table:style-name="ce6" table:formula="of:=IF([.T61]&lt;&gt;&quot;&quot;;CONCATENATE(&quot;Races.&quot;;[.B61];&quot;.evolution = {minLevel: &quot;;[.U61];&quot;, race: Races.&quot;;[.T61];&quot;}&quot;); &quot;&quot;)" office:value-type="string" office:string-value="Races.POLIWAG.evolution = {minLevel: 25, race: Races.POLIWHIRL}" calcext:value-type="string">
            <text:p>Races.POLIWAG.evolution = {minLevel: 25, race: Races.POLIWHIRL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{name: '&quot;;[.C62];&quot;', tile: new ut.Tile('&quot;;[.D62];&quot;', &quot;;[.F62];&quot;, &quot;;[.G62];&quot;, &quot;;[.H62];&quot;)&quot;)" office:value-type="string" office:string-value="POLIWHIRL: {name: 'Poliwhirl', tile: new ut.Tile('p', 85, 85, 255)" calcext:value-type="string">
            <text:p>POLIWHIRL: {name: 'Poliwhirl', tile: new ut.Tile('p', 85, 85, 255)</text:p>
          </table:table-cell>
          <table:table-cell table:formula="of:=CONCATENATE(&quot;, aggressive: &quot;;[.J62];&quot;, type: Types.&quot;;[.K62]; &quot;, hp: &quot;;[.M62];&quot;, attack:&quot;;[.N62];&quot;, defense: &quot;;[.O62];&quot;, spAttack:&quot;;[.P62];&quot;, spDefense:&quot;; [.Q62])" office:value-type="string" office:string-value=", aggressive: true, type: Types.WATER, hp: 65, attack:65, defense: 65, spAttack:50, spDefense:50" calcext:value-type="string">
            <text:p>, aggressive: true, type: Types.WATER, hp: 65, attack:65, defense: 65, spAttack:50, spDefense:50</text:p>
          </table:table-cell>
          <table:table-cell table:formula="of:=CONCATENATE(&quot;, speed: &quot;;[.R62];&quot;, xp: &quot;;[.S62];&quot;, skills: []},&quot;)" office:value-type="string" office:string-value=", speed: 90, xp: 131, skills: []}," calcext:value-type="string">
            <text:p>, speed: 90, xp: 131, skills: []},</text:p>
          </table:table-cell>
          <table:table-cell table:style-name="ce3" table:formula="of:=COM.MICROSOFT.CONCAT([.V62:.X62])" office:value-type="string" office:string-value="POLIWHIRL: {name: 'Poliwhirl', tile: new ut.Tile('p', 85, 85, 255), aggressive: true, type: Types.WATER, hp: 65, attack:65, defense: 65, spAttack:50, spDefense:50, speed: 90, xp: 131, skills: []}," calcext:value-type="string">
            <text:p>POLIWHIRL: {name: 'Poliwhirl', tile: new ut.Tile('p', 85, 85, 255), aggressive: true, type: Types.WATER, hp: 65, attack:65, defense: 65, spAttack:50, spDefense:50, speed: 90, xp: 131, skills: []},</text:p>
          </table:table-cell>
          <table:table-cell table:style-name="ce6" table:formula="of:=IF([.T62]&lt;&gt;&quot;&quot;;CONCATENATE(&quot;Races.&quot;;[.B62];&quot;.evolution = {minLevel: &quot;;[.U62];&quot;, race: Races.&quot;;[.T62];&quot;}&quot;); 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{name: '&quot;;[.C63];&quot;', tile: new ut.Tile('&quot;;[.D63];&quot;', &quot;;[.F63];&quot;, &quot;;[.G63];&quot;, &quot;;[.H63];&quot;)&quot;)" office:value-type="string" office:string-value="POLIWRATH: {name: 'Poliwrath', tile: new ut.Tile('P', 85, 85, 255)" calcext:value-type="string">
            <text:p>POLIWRATH: {name: 'Poliwrath', tile: new ut.Tile('P', 85, 85, 255)</text:p>
          </table:table-cell>
          <table:table-cell table:formula="of:=CONCATENATE(&quot;, aggressive: &quot;;[.J63];&quot;, type: Types.&quot;;[.K63]; &quot;, hp: &quot;;[.M63];&quot;, attack:&quot;;[.N63];&quot;, defense: &quot;;[.O63];&quot;, spAttack:&quot;;[.P63];&quot;, spDefense:&quot;; [.Q63])" office:value-type="string" office:string-value=", aggressive: true, type: Types.WATER, hp: 90, attack:85, defense: 95, spAttack:70, spDefense:90" calcext:value-type="string">
            <text:p>, aggressive: true, type: Types.WATER, hp: 90, attack:85, defense: 95, spAttack:70, spDefense:90</text:p>
          </table:table-cell>
          <table:table-cell table:formula="of:=CONCATENATE(&quot;, speed: &quot;;[.R63];&quot;, xp: &quot;;[.S63];&quot;, skills: []},&quot;)" office:value-type="string" office:string-value=", speed: 70, xp: 185, skills: []}," calcext:value-type="string">
            <text:p>, speed: 70, xp: 185, skills: []},</text:p>
          </table:table-cell>
          <table:table-cell table:style-name="ce3" table:formula="of:=COM.MICROSOFT.CONCAT([.V63:.X63])" office:value-type="string" office:string-value="POLIWRATH: {name: 'Poliwrath', tile: new ut.Tile('P', 85, 85, 255), aggressive: true, type: Types.WATER, hp: 90, attack:85, defense: 95, spAttack:70, spDefense:90, speed: 70, xp: 185, skills: []}," calcext:value-type="string">
            <text:p>POLIWRATH: {name: 'Poliwrath', tile: new ut.Tile('P', 85, 85, 255), aggressive: true, type: Types.WATER, hp: 90, attack:85, defense: 95, spAttack:70, spDefense:90, speed: 70, xp: 185, skills: []},</text:p>
          </table:table-cell>
          <table:table-cell table:style-name="ce6" table:formula="of:=IF([.T63]&lt;&gt;&quot;&quot;;CONCATENATE(&quot;Races.&quot;;[.B63];&quot;.evolution = {minLevel: &quot;;[.U63];&quot;, race: Races.&quot;;[.T63];&quot;}&quot;); 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{name: '&quot;;[.C64];&quot;', tile: new ut.Tile('&quot;;[.D64];&quot;', &quot;;[.F64];&quot;, &quot;;[.G64];&quot;, &quot;;[.H64];&quot;)&quot;)" office:value-type="string" office:string-value="ABRA: {name: 'Abra', tile: new ut.Tile('a', 170, 85, 0)" calcext:value-type="string">
            <text:p>ABRA: {name: 'Abra', tile: new ut.Tile('a', 170, 85, 0)</text:p>
          </table:table-cell>
          <table:table-cell table:formula="of:=CONCATENATE(&quot;, aggressive: &quot;;[.J64];&quot;, type: Types.&quot;;[.K64]; &quot;, hp: &quot;;[.M64];&quot;, attack:&quot;;[.N64];&quot;, defense: &quot;;[.O64];&quot;, spAttack:&quot;;[.P64];&quot;, spDefense:&quot;; [.Q64])" office:value-type="string" office:string-value=", aggressive: false, type: Types.PSYCHIC, hp: 25, attack:20, defense: 15, spAttack:105, spDefense:55" calcext:value-type="string">
            <text:p>, aggressive: false, type: Types.PSYCHIC, hp: 25, attack:20, defense: 15, spAttack:105, spDefense:55</text:p>
          </table:table-cell>
          <table:table-cell table:formula="of:=CONCATENATE(&quot;, speed: &quot;;[.R64];&quot;, xp: &quot;;[.S64];&quot;, skills: []},&quot;)" office:value-type="string" office:string-value=", speed: 90, xp: 73, skills: []}," calcext:value-type="string">
            <text:p>, speed: 90, xp: 73, skills: []},</text:p>
          </table:table-cell>
          <table:table-cell table:style-name="ce3" table:formula="of:=COM.MICROSOFT.CONCAT([.V64:.X64])" office:value-type="string" office:string-value="ABRA: {name: 'Abra', tile: new ut.Tile('a', 170, 85, 0), aggressive: false, type: Types.PSYCHIC, hp: 25, attack:20, defense: 15, spAttack:105, spDefense:55, speed: 90, xp: 73, skills: []}," calcext:value-type="string">
            <text:p>ABRA: {name: 'Abra', tile: new ut.Tile('a', 170, 85, 0), aggressive: false, type: Types.PSYCHIC, hp: 25, attack:20, defense: 15, spAttack:105, spDefense:55, speed: 90, xp: 73, skills: []},</text:p>
          </table:table-cell>
          <table:table-cell table:style-name="ce6" table:formula="of:=IF([.T64]&lt;&gt;&quot;&quot;;CONCATENATE(&quot;Races.&quot;;[.B64];&quot;.evolution = {minLevel: &quot;;[.U64];&quot;, race: Races.&quot;;[.T64];&quot;}&quot;); &quot;&quot;)" office:value-type="string" office:string-value="Races.ABRA.evolution = {minLevel: 16, race: Races.KADABRA}" calcext:value-type="string">
            <text:p>Races.ABRA.evolution = {minLevel: 16, race: Races.KADABRA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{name: '&quot;;[.C65];&quot;', tile: new ut.Tile('&quot;;[.D65];&quot;', &quot;;[.F65];&quot;, &quot;;[.G65];&quot;, &quot;;[.H65];&quot;)&quot;)" office:value-type="string" office:string-value="KADABRA: {name: 'Kadabra', tile: new ut.Tile('k', 170, 85, 0)" calcext:value-type="string">
            <text:p>KADABRA: {name: 'Kadabra', tile: new ut.Tile('k', 170, 85, 0)</text:p>
          </table:table-cell>
          <table:table-cell table:formula="of:=CONCATENATE(&quot;, aggressive: &quot;;[.J65];&quot;, type: Types.&quot;;[.K65]; &quot;, hp: &quot;;[.M65];&quot;, attack:&quot;;[.N65];&quot;, defense: &quot;;[.O65];&quot;, spAttack:&quot;;[.P65];&quot;, spDefense:&quot;; [.Q65])" office:value-type="string" office:string-value=", aggressive: true, type: Types.PSYCHIC, hp: 40, attack:35, defense: 30, spAttack:120, spDefense:70" calcext:value-type="string">
            <text:p>, aggressive: true, type: Types.PSYCHIC, hp: 40, attack:35, defense: 30, spAttack:120, spDefense:70</text:p>
          </table:table-cell>
          <table:table-cell table:formula="of:=CONCATENATE(&quot;, speed: &quot;;[.R65];&quot;, xp: &quot;;[.S65];&quot;, skills: []},&quot;)" office:value-type="string" office:string-value=", speed: 105, xp: 145, skills: []}," calcext:value-type="string">
            <text:p>, speed: 105, xp: 145, skills: []},</text:p>
          </table:table-cell>
          <table:table-cell table:style-name="ce3" table:formula="of:=COM.MICROSOFT.CONCAT([.V65:.X65])" office:value-type="string" office:string-value="KADABRA: {name: 'Kadabra', tile: new ut.Tile('k', 170, 85, 0), aggressive: true, type: Types.PSYCHIC, hp: 40, attack:35, defense: 30, spAttack:120, spDefense:70, speed: 105, xp: 145, skills: []}," calcext:value-type="string">
            <text:p>KADABRA: {name: 'Kadabra', tile: new ut.Tile('k', 170, 85, 0), aggressive: true, type: Types.PSYCHIC, hp: 40, attack:35, defense: 30, spAttack:120, spDefense:70, speed: 105, xp: 145, skills: []},</text:p>
          </table:table-cell>
          <table:table-cell table:style-name="ce6" table:formula="of:=IF([.T65]&lt;&gt;&quot;&quot;;CONCATENATE(&quot;Races.&quot;;[.B65];&quot;.evolution = {minLevel: &quot;;[.U65];&quot;, race: Races.&quot;;[.T65];&quot;}&quot;); 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{name: '&quot;;[.C66];&quot;', tile: new ut.Tile('&quot;;[.D66];&quot;', &quot;;[.F66];&quot;, &quot;;[.G66];&quot;, &quot;;[.H66];&quot;)&quot;)" office:value-type="string" office:string-value="ALAKAZAM: {name: 'Alakazam', tile: new ut.Tile('A', 170, 85, 0)" calcext:value-type="string">
            <text:p>ALAKAZAM: {name: 'Alakazam', tile: new ut.Tile('A', 170, 85, 0)</text:p>
          </table:table-cell>
          <table:table-cell table:formula="of:=CONCATENATE(&quot;, aggressive: &quot;;[.J66];&quot;, type: Types.&quot;;[.K66]; &quot;, hp: &quot;;[.M66];&quot;, attack:&quot;;[.N66];&quot;, defense: &quot;;[.O66];&quot;, spAttack:&quot;;[.P66];&quot;, spDefense:&quot;; [.Q66])" office:value-type="string" office:string-value=", aggressive: true, type: Types.PSYCHIC, hp: 55, attack:50, defense: 45, spAttack:135, spDefense:85" calcext:value-type="string">
            <text:p>, aggressive: true, type: Types.PSYCHIC, hp: 55, attack:50, defense: 45, spAttack:135, spDefense:85</text:p>
          </table:table-cell>
          <table:table-cell table:formula="of:=CONCATENATE(&quot;, speed: &quot;;[.R66];&quot;, xp: &quot;;[.S66];&quot;, skills: []},&quot;)" office:value-type="string" office:string-value=", speed: 120, xp: 186, skills: []}," calcext:value-type="string">
            <text:p>, speed: 120, xp: 186, skills: []},</text:p>
          </table:table-cell>
          <table:table-cell table:style-name="ce3" table:formula="of:=COM.MICROSOFT.CONCAT([.V66:.X66])" office:value-type="string" office:string-value="ALAKAZAM: {name: 'Alakazam', tile: new ut.Tile('A', 170, 85, 0), aggressive: true, type: Types.PSYCHIC, hp: 55, attack:50, defense: 45, spAttack:135, spDefense:85, speed: 120, xp: 186, skills: []}," calcext:value-type="string">
            <text:p>ALAKAZAM: {name: 'Alakazam', tile: new ut.Tile('A', 170, 85, 0), aggressive: true, type: Types.PSYCHIC, hp: 55, attack:50, defense: 45, spAttack:135, spDefense:85, speed: 120, xp: 186, skills: []},</text:p>
          </table:table-cell>
          <table:table-cell table:style-name="ce6" table:formula="of:=IF([.T66]&lt;&gt;&quot;&quot;;CONCATENATE(&quot;Races.&quot;;[.B66];&quot;.evolution = {minLevel: &quot;;[.U66];&quot;, race: Races.&quot;;[.T66];&quot;}&quot;); 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{name: '&quot;;[.C67];&quot;', tile: new ut.Tile('&quot;;[.D67];&quot;', &quot;;[.F67];&quot;, &quot;;[.G67];&quot;, &quot;;[.H67];&quot;)&quot;)" office:value-type="string" office:string-value="MACHOP: {name: 'Machop', tile: new ut.Tile('m', 170, 170, 170)" calcext:value-type="string">
            <text:p>MACHOP: {name: 'Machop', tile: new ut.Tile('m', 170, 170, 170)</text:p>
          </table:table-cell>
          <table:table-cell table:formula="of:=CONCATENATE(&quot;, aggressive: &quot;;[.J67];&quot;, type: Types.&quot;;[.K67]; &quot;, hp: &quot;;[.M67];&quot;, attack:&quot;;[.N67];&quot;, defense: &quot;;[.O67];&quot;, spAttack:&quot;;[.P67];&quot;, spDefense:&quot;; [.Q67])" office:value-type="string" office:string-value=", aggressive: true, type: Types.FIGHTING, hp: 70, attack:80, defense: 50, spAttack:35, spDefense:35" calcext:value-type="string">
            <text:p>, aggressive: true, type: Types.FIGHTING, hp: 70, attack:80, defense: 50, spAttack:35, spDefense:35</text:p>
          </table:table-cell>
          <table:table-cell table:formula="of:=CONCATENATE(&quot;, speed: &quot;;[.R67];&quot;, xp: &quot;;[.S67];&quot;, skills: []},&quot;)" office:value-type="string" office:string-value=", speed: 35, xp: 88, skills: []}," calcext:value-type="string">
            <text:p>, speed: 35, xp: 88, skills: []},</text:p>
          </table:table-cell>
          <table:table-cell table:style-name="ce3" table:formula="of:=COM.MICROSOFT.CONCAT([.V67:.X67])" office:value-type="string" office:string-value="MACHOP: {name: 'Machop', tile: new ut.Tile('m', 170, 170, 170), aggressive: true, type: Types.FIGHTING, hp: 70, attack:80, defense: 50, spAttack:35, spDefense:35, speed: 35, xp: 88, skills: []}," calcext:value-type="string">
            <text:p>MACHOP: {name: 'Machop', tile: new ut.Tile('m', 170, 170, 170), aggressive: true, type: Types.FIGHTING, hp: 70, attack:80, defense: 50, spAttack:35, spDefense:35, speed: 35, xp: 88, skills: []},</text:p>
          </table:table-cell>
          <table:table-cell table:style-name="ce6" table:formula="of:=IF([.T67]&lt;&gt;&quot;&quot;;CONCATENATE(&quot;Races.&quot;;[.B67];&quot;.evolution = {minLevel: &quot;;[.U67];&quot;, race: Races.&quot;;[.T67];&quot;}&quot;); &quot;&quot;)" office:value-type="string" office:string-value="Races.MACHOP.evolution = {minLevel: 28, race: Races.MACHOKE}" calcext:value-type="string">
            <text:p>Races.MACHOP.evolution = {minLevel: 28, race: Races.MACHOKE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{name: '&quot;;[.C68];&quot;', tile: new ut.Tile('&quot;;[.D68];&quot;', &quot;;[.F68];&quot;, &quot;;[.G68];&quot;, &quot;;[.H68];&quot;)&quot;)" office:value-type="string" office:string-value="MACHOKE: {name: 'Machoke', tile: new ut.Tile('m', 170, 170, 170)" calcext:value-type="string">
            <text:p>MACHOKE: {name: 'Machoke', tile: new ut.Tile('m', 170, 170, 170)</text:p>
          </table:table-cell>
          <table:table-cell table:formula="of:=CONCATENATE(&quot;, aggressive: &quot;;[.J68];&quot;, type: Types.&quot;;[.K68]; &quot;, hp: &quot;;[.M68];&quot;, attack:&quot;;[.N68];&quot;, defense: &quot;;[.O68];&quot;, spAttack:&quot;;[.P68];&quot;, spDefense:&quot;; [.Q68])" office:value-type="string" office:string-value=", aggressive: true, type: Types.FIGHTING, hp: 80, attack:100, defense: 70, spAttack:50, spDefense:60" calcext:value-type="string">
            <text:p>, aggressive: true, type: Types.FIGHTING, hp: 80, attack:100, defense: 70, spAttack:50, spDefense:60</text:p>
          </table:table-cell>
          <table:table-cell table:formula="of:=CONCATENATE(&quot;, speed: &quot;;[.R68];&quot;, xp: &quot;;[.S68];&quot;, skills: []},&quot;)" office:value-type="string" office:string-value=", speed: 45, xp: 146, skills: []}," calcext:value-type="string">
            <text:p>, speed: 45, xp: 146, skills: []},</text:p>
          </table:table-cell>
          <table:table-cell table:style-name="ce3" table:formula="of:=COM.MICROSOFT.CONCAT([.V68:.X68])" office:value-type="string" office:string-value="MACHOKE: {name: 'Machoke', tile: new ut.Tile('m', 170, 170, 170), aggressive: true, type: Types.FIGHTING, hp: 80, attack:100, defense: 70, spAttack:50, spDefense:60, speed: 45, xp: 146, skills: []}," calcext:value-type="string">
            <text:p>MACHOKE: {name: 'Machoke', tile: new ut.Tile('m', 170, 170, 170), aggressive: true, type: Types.FIGHTING, hp: 80, attack:100, defense: 70, spAttack:50, spDefense:60, speed: 45, xp: 146, skills: []},</text:p>
          </table:table-cell>
          <table:table-cell table:style-name="ce6" table:formula="of:=IF([.T68]&lt;&gt;&quot;&quot;;CONCATENATE(&quot;Races.&quot;;[.B68];&quot;.evolution = {minLevel: &quot;;[.U68];&quot;, race: Races.&quot;;[.T68];&quot;}&quot;); 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{name: '&quot;;[.C69];&quot;', tile: new ut.Tile('&quot;;[.D69];&quot;', &quot;;[.F69];&quot;, &quot;;[.G69];&quot;, &quot;;[.H69];&quot;)&quot;)" office:value-type="string" office:string-value="MACHAMP: {name: 'Machamp', tile: new ut.Tile('M', 170, 170, 170)" calcext:value-type="string">
            <text:p>MACHAMP: {name: 'Machamp', tile: new ut.Tile('M', 170, 170, 170)</text:p>
          </table:table-cell>
          <table:table-cell table:formula="of:=CONCATENATE(&quot;, aggressive: &quot;;[.J69];&quot;, type: Types.&quot;;[.K69]; &quot;, hp: &quot;;[.M69];&quot;, attack:&quot;;[.N69];&quot;, defense: &quot;;[.O69];&quot;, spAttack:&quot;;[.P69];&quot;, spDefense:&quot;; [.Q69])" office:value-type="string" office:string-value=", aggressive: true, type: Types.FIGHTING, hp: 90, attack:130, defense: 80, spAttack:65, spDefense:85" calcext:value-type="string">
            <text:p>, aggressive: true, type: Types.FIGHTING, hp: 90, attack:130, defense: 80, spAttack:65, spDefense:85</text:p>
          </table:table-cell>
          <table:table-cell table:formula="of:=CONCATENATE(&quot;, speed: &quot;;[.R69];&quot;, xp: &quot;;[.S69];&quot;, skills: []},&quot;)" office:value-type="string" office:string-value=", speed: 55, xp: 193, skills: []}," calcext:value-type="string">
            <text:p>, speed: 55, xp: 193, skills: []},</text:p>
          </table:table-cell>
          <table:table-cell table:style-name="ce3" table:formula="of:=COM.MICROSOFT.CONCAT([.V69:.X69])" office:value-type="string" office:string-value="MACHAMP: {name: 'Machamp', tile: new ut.Tile('M', 170, 170, 170), aggressive: true, type: Types.FIGHTING, hp: 90, attack:130, defense: 80, spAttack:65, spDefense:85, speed: 55, xp: 193, skills: []}," calcext:value-type="string">
            <text:p>MACHAMP: {name: 'Machamp', tile: new ut.Tile('M', 170, 170, 170), aggressive: true, type: Types.FIGHTING, hp: 90, attack:130, defense: 80, spAttack:65, spDefense:85, speed: 55, xp: 193, skills: []},</text:p>
          </table:table-cell>
          <table:table-cell table:style-name="ce6" table:formula="of:=IF([.T69]&lt;&gt;&quot;&quot;;CONCATENATE(&quot;Races.&quot;;[.B69];&quot;.evolution = {minLevel: &quot;;[.U69];&quot;, race: Races.&quot;;[.T69];&quot;}&quot;); 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{name: '&quot;;[.C70];&quot;', tile: new ut.Tile('&quot;;[.D70];&quot;', &quot;;[.F70];&quot;, &quot;;[.G70];&quot;, &quot;;[.H70];&quot;)&quot;)" office:value-type="string" office:string-value="BELLSPROUT: {name: 'Bellsprout', tile: new ut.Tile('b', 85, 255, 85)" calcext:value-type="string">
            <text:p>BELLSPROUT: {name: 'Bellsprout', tile: new ut.Tile('b', 85, 255, 85)</text:p>
          </table:table-cell>
          <table:table-cell table:formula="of:=CONCATENATE(&quot;, aggressive: &quot;;[.J70];&quot;, type: Types.&quot;;[.K70]; &quot;, hp: &quot;;[.M70];&quot;, attack:&quot;;[.N70];&quot;, defense: &quot;;[.O70];&quot;, spAttack:&quot;;[.P70];&quot;, spDefense:&quot;; [.Q70])" office:value-type="string" office:string-value=", aggressive: false, type: Types.GRASS, hp: 50, attack:75, defense: 35, spAttack:70, spDefense:30" calcext:value-type="string">
            <text:p>, aggressive: false, type: Types.GRASS, hp: 50, attack:75, defense: 35, spAttack:70, spDefense:30</text:p>
          </table:table-cell>
          <table:table-cell table:formula="of:=CONCATENATE(&quot;, speed: &quot;;[.R70];&quot;, xp: &quot;;[.S70];&quot;, skills: []},&quot;)" office:value-type="string" office:string-value=", speed: 40, xp: 84, skills: []}," calcext:value-type="string">
            <text:p>, speed: 40, xp: 84, skills: []},</text:p>
          </table:table-cell>
          <table:table-cell table:style-name="ce3" table:formula="of:=COM.MICROSOFT.CONCAT([.V70:.X70])" office:value-type="string" office:string-value="BELLSPROUT: {name: 'Bellsprout', tile: new ut.Tile('b', 85, 255, 85), aggressive: false, type: Types.GRASS, hp: 50, attack:75, defense: 35, spAttack:70, spDefense:30, speed: 40, xp: 84, skills: []}," calcext:value-type="string">
            <text:p>BELLSPROUT: {name: 'Bellsprout', tile: new ut.Tile('b', 85, 255, 85), aggressive: false, type: Types.GRASS, hp: 50, attack:75, defense: 35, spAttack:70, spDefense:30, speed: 40, xp: 84, skills: []},</text:p>
          </table:table-cell>
          <table:table-cell table:style-name="ce6" table:formula="of:=IF([.T70]&lt;&gt;&quot;&quot;;CONCATENATE(&quot;Races.&quot;;[.B70];&quot;.evolution = {minLevel: &quot;;[.U70];&quot;, race: Races.&quot;;[.T70];&quot;}&quot;); &quot;&quot;)" office:value-type="string" office:string-value="Races.BELLSPROUT.evolution = {minLevel: 21, race: Races.WEEPINBELL}" calcext:value-type="string">
            <text:p>Races.BELLSPROUT.evolution = {minLevel: 21, race: Races.WEEPINBELL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{name: '&quot;;[.C71];&quot;', tile: new ut.Tile('&quot;;[.D71];&quot;', &quot;;[.F71];&quot;, &quot;;[.G71];&quot;, &quot;;[.H71];&quot;)&quot;)" office:value-type="string" office:string-value="WEEPINBELL: {name: 'Weepinbell', tile: new ut.Tile('w', 85, 255, 85)" calcext:value-type="string">
            <text:p>WEEPINBELL: {name: 'Weepinbell', tile: new ut.Tile('w', 85, 255, 85)</text:p>
          </table:table-cell>
          <table:table-cell table:formula="of:=CONCATENATE(&quot;, aggressive: &quot;;[.J71];&quot;, type: Types.&quot;;[.K71]; &quot;, hp: &quot;;[.M71];&quot;, attack:&quot;;[.N71];&quot;, defense: &quot;;[.O71];&quot;, spAttack:&quot;;[.P71];&quot;, spDefense:&quot;; [.Q71])" office:value-type="string" office:string-value=", aggressive: false, type: Types.GRASS, hp: 65, attack:90, defense: 50, spAttack:85, spDefense:45" calcext:value-type="string">
            <text:p>, aggressive: false, type: Types.GRASS, hp: 65, attack:90, defense: 50, spAttack:85, spDefense:45</text:p>
          </table:table-cell>
          <table:table-cell table:formula="of:=CONCATENATE(&quot;, speed: &quot;;[.R71];&quot;, xp: &quot;;[.S71];&quot;, skills: []},&quot;)" office:value-type="string" office:string-value=", speed: 55, xp: 151, skills: []}," calcext:value-type="string">
            <text:p>, speed: 55, xp: 151, skills: []},</text:p>
          </table:table-cell>
          <table:table-cell table:style-name="ce3" table:formula="of:=COM.MICROSOFT.CONCAT([.V71:.X71])" office:value-type="string" office:string-value="WEEPINBELL: {name: 'Weepinbell', tile: new ut.Tile('w', 85, 255, 85), aggressive: false, type: Types.GRASS, hp: 65, attack:90, defense: 50, spAttack:85, spDefense:45, speed: 55, xp: 151, skills: []}," calcext:value-type="string">
            <text:p>WEEPINBELL: {name: 'Weepinbell', tile: new ut.Tile('w', 85, 255, 85), aggressive: false, type: Types.GRASS, hp: 65, attack:90, defense: 50, spAttack:85, spDefense:45, speed: 55, xp: 151, skills: []},</text:p>
          </table:table-cell>
          <table:table-cell table:style-name="ce6" table:formula="of:=IF([.T71]&lt;&gt;&quot;&quot;;CONCATENATE(&quot;Races.&quot;;[.B71];&quot;.evolution = {minLevel: &quot;;[.U71];&quot;, race: Races.&quot;;[.T71];&quot;}&quot;); 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{name: '&quot;;[.C72];&quot;', tile: new ut.Tile('&quot;;[.D72];&quot;', &quot;;[.F72];&quot;, &quot;;[.G72];&quot;, &quot;;[.H72];&quot;)&quot;)" office:value-type="string" office:string-value="VICTREEBEL: {name: 'Victreebel', tile: new ut.Tile('V', 85, 255, 85)" calcext:value-type="string">
            <text:p>VICTREEBEL: {name: 'Victreebel', tile: new ut.Tile('V', 85, 255, 85)</text:p>
          </table:table-cell>
          <table:table-cell table:formula="of:=CONCATENATE(&quot;, aggressive: &quot;;[.J72];&quot;, type: Types.&quot;;[.K72]; &quot;, hp: &quot;;[.M72];&quot;, attack:&quot;;[.N72];&quot;, defense: &quot;;[.O72];&quot;, spAttack:&quot;;[.P72];&quot;, spDefense:&quot;; [.Q72])" office:value-type="string" office:string-value=", aggressive: true, type: Types.GRASS, hp: 80, attack:105, defense: 65, spAttack:100, spDefense:60" calcext:value-type="string">
            <text:p>, aggressive: true, type: Types.GRASS, hp: 80, attack:105, defense: 65, spAttack:100, spDefense:60</text:p>
          </table:table-cell>
          <table:table-cell table:formula="of:=CONCATENATE(&quot;, speed: &quot;;[.R72];&quot;, xp: &quot;;[.S72];&quot;, skills: []},&quot;)" office:value-type="string" office:string-value=", speed: 70, xp: 191, skills: []}," calcext:value-type="string">
            <text:p>, speed: 70, xp: 191, skills: []},</text:p>
          </table:table-cell>
          <table:table-cell table:style-name="ce3" table:formula="of:=COM.MICROSOFT.CONCAT([.V72:.X72])" office:value-type="string" office:string-value="VICTREEBEL: {name: 'Victreebel', tile: new ut.Tile('V', 85, 255, 85), aggressive: true, type: Types.GRASS, hp: 80, attack:105, defense: 65, spAttack:100, spDefense:60, speed: 70, xp: 191, skills: []}," calcext:value-type="string">
            <text:p>VICTREEBEL: {name: 'Victreebel', tile: new ut.Tile('V', 85, 255, 85), aggressive: true, type: Types.GRASS, hp: 80, attack:105, defense: 65, spAttack:100, spDefense:60, speed: 70, xp: 191, skills: []},</text:p>
          </table:table-cell>
          <table:table-cell table:style-name="ce6" table:formula="of:=IF([.T72]&lt;&gt;&quot;&quot;;CONCATENATE(&quot;Races.&quot;;[.B72];&quot;.evolution = {minLevel: &quot;;[.U72];&quot;, race: Races.&quot;;[.T72];&quot;}&quot;); 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{name: '&quot;;[.C73];&quot;', tile: new ut.Tile('&quot;;[.D73];&quot;', &quot;;[.F73];&quot;, &quot;;[.G73];&quot;, &quot;;[.H73];&quot;)&quot;)" office:value-type="string" office:string-value="TENTACOOL: {name: 'Tentacool', tile: new ut.Tile('t', 85, 85, 255)" calcext:value-type="string">
            <text:p>TENTACOOL: {name: 'Tentacool', tile: new ut.Tile('t', 85, 85, 255)</text:p>
          </table:table-cell>
          <table:table-cell table:formula="of:=CONCATENATE(&quot;, aggressive: &quot;;[.J73];&quot;, type: Types.&quot;;[.K73]; &quot;, hp: &quot;;[.M73];&quot;, attack:&quot;;[.N73];&quot;, defense: &quot;;[.O73];&quot;, spAttack:&quot;;[.P73];&quot;, spDefense:&quot;; [.Q73])" office:value-type="string" office:string-value=", aggressive: true, type: Types.WATER, hp: 40, attack:40, defense: 35, spAttack:50, spDefense:100" calcext:value-type="string">
            <text:p>, aggressive: true, type: Types.WATER, hp: 40, attack:40, defense: 35, spAttack:50, spDefense:100</text:p>
          </table:table-cell>
          <table:table-cell table:formula="of:=CONCATENATE(&quot;, speed: &quot;;[.R73];&quot;, xp: &quot;;[.S73];&quot;, skills: []},&quot;)" office:value-type="string" office:string-value=", speed: 70, xp: 105, skills: []}," calcext:value-type="string">
            <text:p>, speed: 70, xp: 105, skills: []},</text:p>
          </table:table-cell>
          <table:table-cell table:style-name="ce3" table:formula="of:=COM.MICROSOFT.CONCAT([.V73:.X73])" office:value-type="string" office:string-value="TENTACOOL: {name: 'Tentacool', tile: new ut.Tile('t', 85, 85, 255), aggressive: true, type: Types.WATER, hp: 40, attack:40, defense: 35, spAttack:50, spDefense:100, speed: 70, xp: 105, skills: []}," calcext:value-type="string">
            <text:p>TENTACOOL: {name: 'Tentacool', tile: new ut.Tile('t', 85, 85, 255), aggressive: true, type: Types.WATER, hp: 40, attack:40, defense: 35, spAttack:50, spDefense:100, speed: 70, xp: 105, skills: []},</text:p>
          </table:table-cell>
          <table:table-cell table:style-name="ce6" table:formula="of:=IF([.T73]&lt;&gt;&quot;&quot;;CONCATENATE(&quot;Races.&quot;;[.B73];&quot;.evolution = {minLevel: &quot;;[.U73];&quot;, race: Races.&quot;;[.T73];&quot;}&quot;); &quot;&quot;)" office:value-type="string" office:string-value="Races.TENTACOOL.evolution = {minLevel: 30, race: Races.TENTACRUEL}" calcext:value-type="string">
            <text:p>Races.TENTACOOL.evolution = {minLevel: 30, race: Races.TENTACRUEL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{name: '&quot;;[.C74];&quot;', tile: new ut.Tile('&quot;;[.D74];&quot;', &quot;;[.F74];&quot;, &quot;;[.G74];&quot;, &quot;;[.H74];&quot;)&quot;)" office:value-type="string" office:string-value="TENTACRUEL: {name: 'Tentacruel', tile: new ut.Tile('t', 85, 85, 255)" calcext:value-type="string">
            <text:p>TENTACRUEL: {name: 'Tentacruel', tile: new ut.Tile('t', 85, 85, 255)</text:p>
          </table:table-cell>
          <table:table-cell table:formula="of:=CONCATENATE(&quot;, aggressive: &quot;;[.J74];&quot;, type: Types.&quot;;[.K74]; &quot;, hp: &quot;;[.M74];&quot;, attack:&quot;;[.N74];&quot;, defense: &quot;;[.O74];&quot;, spAttack:&quot;;[.P74];&quot;, spDefense:&quot;; [.Q74])" office:value-type="string" office:string-value=", aggressive: true, type: Types.WATER, hp: 80, attack:70, defense: 65, spAttack:80, spDefense:120" calcext:value-type="string">
            <text:p>, aggressive: true, type: Types.WATER, hp: 80, attack:70, defense: 65, spAttack:80, spDefense:120</text:p>
          </table:table-cell>
          <table:table-cell table:formula="of:=CONCATENATE(&quot;, speed: &quot;;[.R74];&quot;, xp: &quot;;[.S74];&quot;, skills: []},&quot;)" office:value-type="string" office:string-value=", speed: 100, xp: 205, skills: []}," calcext:value-type="string">
            <text:p>, speed: 100, xp: 205, skills: []},</text:p>
          </table:table-cell>
          <table:table-cell table:style-name="ce3" table:formula="of:=COM.MICROSOFT.CONCAT([.V74:.X74])" office:value-type="string" office:string-value="TENTACRUEL: {name: 'Tentacruel', tile: new ut.Tile('t', 85, 85, 255), aggressive: true, type: Types.WATER, hp: 80, attack:70, defense: 65, spAttack:80, spDefense:120, speed: 100, xp: 205, skills: []}," calcext:value-type="string">
            <text:p>TENTACRUEL: {name: 'Tentacruel', tile: new ut.Tile('t', 85, 85, 255), aggressive: true, type: Types.WATER, hp: 80, attack:70, defense: 65, spAttack:80, spDefense:120, speed: 100, xp: 205, skills: []},</text:p>
          </table:table-cell>
          <table:table-cell table:style-name="ce6" table:formula="of:=IF([.T74]&lt;&gt;&quot;&quot;;CONCATENATE(&quot;Races.&quot;;[.B74];&quot;.evolution = {minLevel: &quot;;[.U74];&quot;, race: Races.&quot;;[.T74];&quot;}&quot;); 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{name: '&quot;;[.C75];&quot;', tile: new ut.Tile('&quot;;[.D75];&quot;', &quot;;[.F75];&quot;, &quot;;[.G75];&quot;, &quot;;[.H75];&quot;)&quot;)" office:value-type="string" office:string-value="GEODUDE: {name: 'Geodude', tile: new ut.Tile('g', 170, 85, 0)" calcext:value-type="string">
            <text:p>GEODUDE: {name: 'Geodude', tile: new ut.Tile('g', 170, 85, 0)</text:p>
          </table:table-cell>
          <table:table-cell table:formula="of:=CONCATENATE(&quot;, aggressive: &quot;;[.J75];&quot;, type: Types.&quot;;[.K75]; &quot;, hp: &quot;;[.M75];&quot;, attack:&quot;;[.N75];&quot;, defense: &quot;;[.O75];&quot;, spAttack:&quot;;[.P75];&quot;, spDefense:&quot;; [.Q75])" office:value-type="string" office:string-value=", aggressive: true, type: Types.ROCK, hp: 40, attack:80, defense: 100, spAttack:30, spDefense:30" calcext:value-type="string">
            <text:p>, aggressive: true, type: Types.ROCK, hp: 40, attack:80, defense: 100, spAttack:30, spDefense:30</text:p>
          </table:table-cell>
          <table:table-cell table:formula="of:=CONCATENATE(&quot;, speed: &quot;;[.R75];&quot;, xp: &quot;;[.S75];&quot;, skills: []},&quot;)" office:value-type="string" office:string-value=", speed: 20, xp: 86, skills: []}," calcext:value-type="string">
            <text:p>, speed: 20, xp: 86, skills: []},</text:p>
          </table:table-cell>
          <table:table-cell table:style-name="ce3" table:formula="of:=COM.MICROSOFT.CONCAT([.V75:.X75])" office:value-type="string" office:string-value="GEODUDE: {name: 'Geodude', tile: new ut.Tile('g', 170, 85, 0), aggressive: true, type: Types.ROCK, hp: 40, attack:80, defense: 100, spAttack:30, spDefense:30, speed: 20, xp: 86, skills: []}," calcext:value-type="string">
            <text:p>GEODUDE: {name: 'Geodude', tile: new ut.Tile('g', 170, 85, 0), aggressive: true, type: Types.ROCK, hp: 40, attack:80, defense: 100, spAttack:30, spDefense:30, speed: 20, xp: 86, skills: []},</text:p>
          </table:table-cell>
          <table:table-cell table:style-name="ce6" table:formula="of:=IF([.T75]&lt;&gt;&quot;&quot;;CONCATENATE(&quot;Races.&quot;;[.B75];&quot;.evolution = {minLevel: &quot;;[.U75];&quot;, race: Races.&quot;;[.T75];&quot;}&quot;); &quot;&quot;)" office:value-type="string" office:string-value="Races.GEODUDE.evolution = {minLevel: 25, race: Races.GRAVELER}" calcext:value-type="string">
            <text:p>Races.GEODUDE.evolution = {minLevel: 25, race: Races.GRAVELER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{name: '&quot;;[.C76];&quot;', tile: new ut.Tile('&quot;;[.D76];&quot;', &quot;;[.F76];&quot;, &quot;;[.G76];&quot;, &quot;;[.H76];&quot;)&quot;)" office:value-type="string" office:string-value="GRAVELER: {name: 'Graveler', tile: new ut.Tile('G', 170, 85, 0)" calcext:value-type="string">
            <text:p>GRAVELER: {name: 'Graveler', tile: new ut.Tile('G', 170, 85, 0)</text:p>
          </table:table-cell>
          <table:table-cell table:formula="of:=CONCATENATE(&quot;, aggressive: &quot;;[.J76];&quot;, type: Types.&quot;;[.K76]; &quot;, hp: &quot;;[.M76];&quot;, attack:&quot;;[.N76];&quot;, defense: &quot;;[.O76];&quot;, spAttack:&quot;;[.P76];&quot;, spDefense:&quot;; [.Q76])" office:value-type="string" office:string-value=", aggressive: true, type: Types.ROCK, hp: 55, attack:95, defense: 115, spAttack:45, spDefense:45" calcext:value-type="string">
            <text:p>, aggressive: true, type: Types.ROCK, hp: 55, attack:95, defense: 115, spAttack:45, spDefense:45</text:p>
          </table:table-cell>
          <table:table-cell table:formula="of:=CONCATENATE(&quot;, speed: &quot;;[.R76];&quot;, xp: &quot;;[.S76];&quot;, skills: []},&quot;)" office:value-type="string" office:string-value=", speed: 35, xp: 134, skills: []}," calcext:value-type="string">
            <text:p>, speed: 35, xp: 134, skills: []},</text:p>
          </table:table-cell>
          <table:table-cell table:style-name="ce3" table:formula="of:=COM.MICROSOFT.CONCAT([.V76:.X76])" office:value-type="string" office:string-value="GRAVELER: {name: 'Graveler', tile: new ut.Tile('G', 170, 85, 0), aggressive: true, type: Types.ROCK, hp: 55, attack:95, defense: 115, spAttack:45, spDefense:45, speed: 35, xp: 134, skills: []}," calcext:value-type="string">
            <text:p>GRAVELER: {name: 'Graveler', tile: new ut.Tile('G', 170, 85, 0), aggressive: true, type: Types.ROCK, hp: 55, attack:95, defense: 115, spAttack:45, spDefense:45, speed: 35, xp: 134, skills: []},</text:p>
          </table:table-cell>
          <table:table-cell table:style-name="ce6" table:formula="of:=IF([.T76]&lt;&gt;&quot;&quot;;CONCATENATE(&quot;Races.&quot;;[.B76];&quot;.evolution = {minLevel: &quot;;[.U76];&quot;, race: Races.&quot;;[.T76];&quot;}&quot;); 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{name: '&quot;;[.C77];&quot;', tile: new ut.Tile('&quot;;[.D77];&quot;', &quot;;[.F77];&quot;, &quot;;[.G77];&quot;, &quot;;[.H77];&quot;)&quot;)" office:value-type="string" office:string-value="GOLEM: {name: 'Golem', tile: new ut.Tile('G', 170, 85, 0)" calcext:value-type="string">
            <text:p>GOLEM: {name: 'Golem', tile: new ut.Tile('G', 170, 85, 0)</text:p>
          </table:table-cell>
          <table:table-cell table:formula="of:=CONCATENATE(&quot;, aggressive: &quot;;[.J77];&quot;, type: Types.&quot;;[.K77]; &quot;, hp: &quot;;[.M77];&quot;, attack:&quot;;[.N77];&quot;, defense: &quot;;[.O77];&quot;, spAttack:&quot;;[.P77];&quot;, spDefense:&quot;; [.Q77])" office:value-type="string" office:string-value=", aggressive: true, type: Types.ROCK, hp: 80, attack:110, defense: 130, spAttack:55, spDefense:65" calcext:value-type="string">
            <text:p>, aggressive: true, type: Types.ROCK, hp: 80, attack:110, defense: 130, spAttack:55, spDefense:65</text:p>
          </table:table-cell>
          <table:table-cell table:formula="of:=CONCATENATE(&quot;, speed: &quot;;[.R77];&quot;, xp: &quot;;[.S77];&quot;, skills: []},&quot;)" office:value-type="string" office:string-value=", speed: 45, xp: 177, skills: []}," calcext:value-type="string">
            <text:p>, speed: 45, xp: 177, skills: []},</text:p>
          </table:table-cell>
          <table:table-cell table:style-name="ce3" table:formula="of:=COM.MICROSOFT.CONCAT([.V77:.X77])" office:value-type="string" office:string-value="GOLEM: {name: 'Golem', tile: new ut.Tile('G', 170, 85, 0), aggressive: true, type: Types.ROCK, hp: 80, attack:110, defense: 130, spAttack:55, spDefense:65, speed: 45, xp: 177, skills: []}," calcext:value-type="string">
            <text:p>GOLEM: {name: 'Golem', tile: new ut.Tile('G', 170, 85, 0), aggressive: true, type: Types.ROCK, hp: 80, attack:110, defense: 130, spAttack:55, spDefense:65, speed: 45, xp: 177, skills: []},</text:p>
          </table:table-cell>
          <table:table-cell table:style-name="ce6" table:formula="of:=IF([.T77]&lt;&gt;&quot;&quot;;CONCATENATE(&quot;Races.&quot;;[.B77];&quot;.evolution = {minLevel: &quot;;[.U77];&quot;, race: Races.&quot;;[.T77];&quot;}&quot;); 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{name: '&quot;;[.C78];&quot;', tile: new ut.Tile('&quot;;[.D78];&quot;', &quot;;[.F78];&quot;, &quot;;[.G78];&quot;, &quot;;[.H78];&quot;)&quot;)" office:value-type="string" office:string-value="PONYTA: {name: 'Ponyta', tile: new ut.Tile('p', 255, 255, 85)" calcext:value-type="string">
            <text:p>PONYTA: {name: 'Ponyta', tile: new ut.Tile('p', 255, 255, 85)</text:p>
          </table:table-cell>
          <table:table-cell table:formula="of:=CONCATENATE(&quot;, aggressive: &quot;;[.J78];&quot;, type: Types.&quot;;[.K78]; &quot;, hp: &quot;;[.M78];&quot;, attack:&quot;;[.N78];&quot;, defense: &quot;;[.O78];&quot;, spAttack:&quot;;[.P78];&quot;, spDefense:&quot;; [.Q78])" office:value-type="string" office:string-value=", aggressive: false, type: Types.FIRE, hp: 50, attack:85, defense: 55, spAttack:65, spDefense:65" calcext:value-type="string">
            <text:p>, aggressive: false, type: Types.FIRE, hp: 50, attack:85, defense: 55, spAttack:65, spDefense:65</text:p>
          </table:table-cell>
          <table:table-cell table:formula="of:=CONCATENATE(&quot;, speed: &quot;;[.R78];&quot;, xp: &quot;;[.S78];&quot;, skills: []},&quot;)" office:value-type="string" office:string-value=", speed: 90, xp: 152, skills: []}," calcext:value-type="string">
            <text:p>, speed: 90, xp: 152, skills: []},</text:p>
          </table:table-cell>
          <table:table-cell table:style-name="ce3" table:formula="of:=COM.MICROSOFT.CONCAT([.V78:.X78])" office:value-type="string" office:string-value="PONYTA: {name: 'Ponyta', tile: new ut.Tile('p', 255, 255, 85), aggressive: false, type: Types.FIRE, hp: 50, attack:85, defense: 55, spAttack:65, spDefense:65, speed: 90, xp: 152, skills: []}," calcext:value-type="string">
            <text:p>PONYTA: {name: 'Ponyta', tile: new ut.Tile('p', 255, 255, 85), aggressive: false, type: Types.FIRE, hp: 50, attack:85, defense: 55, spAttack:65, spDefense:65, speed: 90, xp: 152, skills: []},</text:p>
          </table:table-cell>
          <table:table-cell table:style-name="ce6" table:formula="of:=IF([.T78]&lt;&gt;&quot;&quot;;CONCATENATE(&quot;Races.&quot;;[.B78];&quot;.evolution = {minLevel: &quot;;[.U78];&quot;, race: Races.&quot;;[.T78];&quot;}&quot;); &quot;&quot;)" office:value-type="string" office:string-value="Races.PONYTA.evolution = {minLevel: 40, race: Races.RAPIDASH}" calcext:value-type="string">
            <text:p>Races.PONYTA.evolution = {minLevel: 40, race: Races.RAPIDASH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{name: '&quot;;[.C79];&quot;', tile: new ut.Tile('&quot;;[.D79];&quot;', &quot;;[.F79];&quot;, &quot;;[.G79];&quot;, &quot;;[.H79];&quot;)&quot;)" office:value-type="string" office:string-value="RAPIDASH: {name: 'Rapidash', tile: new ut.Tile('R', 255, 255, 85)" calcext:value-type="string">
            <text:p>RAPIDASH: {name: 'Rapidash', tile: new ut.Tile('R', 255, 255, 85)</text:p>
          </table:table-cell>
          <table:table-cell table:formula="of:=CONCATENATE(&quot;, aggressive: &quot;;[.J79];&quot;, type: Types.&quot;;[.K79]; &quot;, hp: &quot;;[.M79];&quot;, attack:&quot;;[.N79];&quot;, defense: &quot;;[.O79];&quot;, spAttack:&quot;;[.P79];&quot;, spDefense:&quot;; [.Q79])" office:value-type="string" office:string-value=", aggressive: false, type: Types.FIRE, hp: 65, attack:100, defense: 70, spAttack:80, spDefense:80" calcext:value-type="string">
            <text:p>, aggressive: false, type: Types.FIRE, hp: 65, attack:100, defense: 70, spAttack:80, spDefense:80</text:p>
          </table:table-cell>
          <table:table-cell table:formula="of:=CONCATENATE(&quot;, speed: &quot;;[.R79];&quot;, xp: &quot;;[.S79];&quot;, skills: []},&quot;)" office:value-type="string" office:string-value=", speed: 105, xp: 192, skills: []}," calcext:value-type="string">
            <text:p>, speed: 105, xp: 192, skills: []},</text:p>
          </table:table-cell>
          <table:table-cell table:style-name="ce3" table:formula="of:=COM.MICROSOFT.CONCAT([.V79:.X79])" office:value-type="string" office:string-value="RAPIDASH: {name: 'Rapidash', tile: new ut.Tile('R', 255, 255, 85), aggressive: false, type: Types.FIRE, hp: 65, attack:100, defense: 70, spAttack:80, spDefense:80, speed: 105, xp: 192, skills: []}," calcext:value-type="string">
            <text:p>RAPIDASH: {name: 'Rapidash', tile: new ut.Tile('R', 255, 255, 85), aggressive: false, type: Types.FIRE, hp: 65, attack:100, defense: 70, spAttack:80, spDefense:80, speed: 105, xp: 192, skills: []},</text:p>
          </table:table-cell>
          <table:table-cell table:style-name="ce6" table:formula="of:=IF([.T79]&lt;&gt;&quot;&quot;;CONCATENATE(&quot;Races.&quot;;[.B79];&quot;.evolution = {minLevel: &quot;;[.U79];&quot;, race: Races.&quot;;[.T79];&quot;}&quot;); 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{name: '&quot;;[.C80];&quot;', tile: new ut.Tile('&quot;;[.D80];&quot;', &quot;;[.F80];&quot;, &quot;;[.G80];&quot;, &quot;;[.H80];&quot;)&quot;)" office:value-type="string" office:string-value="SLOWPOKE: {name: 'Slowpoke', tile: new ut.Tile('s', 255, 85, 255)" calcext:value-type="string">
            <text:p>SLOWPOKE: {name: 'Slowpoke', tile: new ut.Tile('s', 255, 85, 255)</text:p>
          </table:table-cell>
          <table:table-cell table:formula="of:=CONCATENATE(&quot;, aggressive: &quot;;[.J80];&quot;, type: Types.&quot;;[.K80]; &quot;, hp: &quot;;[.M80];&quot;, attack:&quot;;[.N80];&quot;, defense: &quot;;[.O80];&quot;, spAttack:&quot;;[.P80];&quot;, spDefense:&quot;; [.Q80])" office:value-type="string" office:string-value=", aggressive: false, type: Types.WATER, hp: 90, attack:65, defense: 65, spAttack:40, spDefense:40" calcext:value-type="string">
            <text:p>, aggressive: false, type: Types.WATER, hp: 90, attack:65, defense: 65, spAttack:40, spDefense:40</text:p>
          </table:table-cell>
          <table:table-cell table:formula="of:=CONCATENATE(&quot;, speed: &quot;;[.R80];&quot;, xp: &quot;;[.S80];&quot;, skills: []},&quot;)" office:value-type="string" office:string-value=", speed: 15, xp: 99, skills: []}," calcext:value-type="string">
            <text:p>, speed: 15, xp: 99, skills: []},</text:p>
          </table:table-cell>
          <table:table-cell table:style-name="ce3" table:formula="of:=COM.MICROSOFT.CONCAT([.V80:.X80])" office:value-type="string" office:string-value="SLOWPOKE: {name: 'Slowpoke', tile: new ut.Tile('s', 255, 85, 255), aggressive: false, type: Types.WATER, hp: 90, attack:65, defense: 65, spAttack:40, spDefense:40, speed: 15, xp: 99, skills: []}," calcext:value-type="string">
            <text:p>SLOWPOKE: {name: 'Slowpoke', tile: new ut.Tile('s', 255, 85, 255), aggressive: false, type: Types.WATER, hp: 90, attack:65, defense: 65, spAttack:40, spDefense:40, speed: 15, xp: 99, skills: []},</text:p>
          </table:table-cell>
          <table:table-cell table:style-name="ce6" table:formula="of:=IF([.T80]&lt;&gt;&quot;&quot;;CONCATENATE(&quot;Races.&quot;;[.B80];&quot;.evolution = {minLevel: &quot;;[.U80];&quot;, race: Races.&quot;;[.T80];&quot;}&quot;); &quot;&quot;)" office:value-type="string" office:string-value="Races.SLOWPOKE.evolution = {minLevel: 37, race: Races.SLOWBRO}" calcext:value-type="string">
            <text:p>Races.SLOWPOKE.evolution = {minLevel: 37, race: Races.SLOWBRO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{name: '&quot;;[.C81];&quot;', tile: new ut.Tile('&quot;;[.D81];&quot;', &quot;;[.F81];&quot;, &quot;;[.G81];&quot;, &quot;;[.H81];&quot;)&quot;)" office:value-type="string" office:string-value="SLOWBRO: {name: 'Slowbro', tile: new ut.Tile('s', 255, 85, 255)" calcext:value-type="string">
            <text:p>SLOWBRO: {name: 'Slowbro', tile: new ut.Tile('s', 255, 85, 255)</text:p>
          </table:table-cell>
          <table:table-cell table:formula="of:=CONCATENATE(&quot;, aggressive: &quot;;[.J81];&quot;, type: Types.&quot;;[.K81]; &quot;, hp: &quot;;[.M81];&quot;, attack:&quot;;[.N81];&quot;, defense: &quot;;[.O81];&quot;, spAttack:&quot;;[.P81];&quot;, spDefense:&quot;; [.Q81])" office:value-type="string" office:string-value=", aggressive: false, type: Types.WATER, hp: 95, attack:75, defense: 110, spAttack:100, spDefense:80" calcext:value-type="string">
            <text:p>, aggressive: false, type: Types.WATER, hp: 95, attack:75, defense: 110, spAttack:100, spDefense:80</text:p>
          </table:table-cell>
          <table:table-cell table:formula="of:=CONCATENATE(&quot;, speed: &quot;;[.R81];&quot;, xp: &quot;;[.S81];&quot;, skills: []},&quot;)" office:value-type="string" office:string-value=", speed: 30, xp: 164, skills: []}," calcext:value-type="string">
            <text:p>, speed: 30, xp: 164, skills: []},</text:p>
          </table:table-cell>
          <table:table-cell table:style-name="ce3" table:formula="of:=COM.MICROSOFT.CONCAT([.V81:.X81])" office:value-type="string" office:string-value="SLOWBRO: {name: 'Slowbro', tile: new ut.Tile('s', 255, 85, 255), aggressive: false, type: Types.WATER, hp: 95, attack:75, defense: 110, spAttack:100, spDefense:80, speed: 30, xp: 164, skills: []}," calcext:value-type="string">
            <text:p>SLOWBRO: {name: 'Slowbro', tile: new ut.Tile('s', 255, 85, 255), aggressive: false, type: Types.WATER, hp: 95, attack:75, defense: 110, spAttack:100, spDefense:80, speed: 30, xp: 164, skills: []},</text:p>
          </table:table-cell>
          <table:table-cell table:style-name="ce6" table:formula="of:=IF([.T81]&lt;&gt;&quot;&quot;;CONCATENATE(&quot;Races.&quot;;[.B81];&quot;.evolution = {minLevel: &quot;;[.U81];&quot;, race: Races.&quot;;[.T81];&quot;}&quot;); 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{name: '&quot;;[.C82];&quot;', tile: new ut.Tile('&quot;;[.D82];&quot;', &quot;;[.F82];&quot;, &quot;;[.G82];&quot;, &quot;;[.H82];&quot;)&quot;)" office:value-type="string" office:string-value="MAGNEMITE: {name: 'Magnemite', tile: new ut.Tile('m', 170, 170, 170)" calcext:value-type="string">
            <text:p>MAGNEMITE: {name: 'Magnemite', tile: new ut.Tile('m', 170, 170, 170)</text:p>
          </table:table-cell>
          <table:table-cell table:formula="of:=CONCATENATE(&quot;, aggressive: &quot;;[.J82];&quot;, type: Types.&quot;;[.K82]; &quot;, hp: &quot;;[.M82];&quot;, attack:&quot;;[.N82];&quot;, defense: &quot;;[.O82];&quot;, spAttack:&quot;;[.P82];&quot;, spDefense:&quot;; [.Q82])" office:value-type="string" office:string-value=", aggressive: true, type: Types.ELECTRIC, hp: 25, attack:35, defense: 70, spAttack:95, spDefense:55" calcext:value-type="string">
            <text:p>, aggressive: true, type: Types.ELECTRIC, hp: 25, attack:35, defense: 70, spAttack:95, spDefense:55</text:p>
          </table:table-cell>
          <table:table-cell table:formula="of:=CONCATENATE(&quot;, speed: &quot;;[.R82];&quot;, xp: &quot;;[.S82];&quot;, skills: []},&quot;)" office:value-type="string" office:string-value=", speed: 45, xp: 89, skills: []}," calcext:value-type="string">
            <text:p>, speed: 45, xp: 89, skills: []},</text:p>
          </table:table-cell>
          <table:table-cell table:style-name="ce3" table:formula="of:=COM.MICROSOFT.CONCAT([.V82:.X82])" office:value-type="string" office:string-value="MAGNEMITE: {name: 'Magnemite', tile: new ut.Tile('m', 170, 170, 170), aggressive: true, type: Types.ELECTRIC, hp: 25, attack:35, defense: 70, spAttack:95, spDefense:55, speed: 45, xp: 89, skills: []}," calcext:value-type="string">
            <text:p>MAGNEMITE: {name: 'Magnemite', tile: new ut.Tile('m', 170, 170, 170), aggressive: true, type: Types.ELECTRIC, hp: 25, attack:35, defense: 70, spAttack:95, spDefense:55, speed: 45, xp: 89, skills: []},</text:p>
          </table:table-cell>
          <table:table-cell table:style-name="ce6" table:formula="of:=IF([.T82]&lt;&gt;&quot;&quot;;CONCATENATE(&quot;Races.&quot;;[.B82];&quot;.evolution = {minLevel: &quot;;[.U82];&quot;, race: Races.&quot;;[.T82];&quot;}&quot;); &quot;&quot;)" office:value-type="string" office:string-value="Races.MAGNEMITE.evolution = {minLevel: 30, race: Races.MAGNETON}" calcext:value-type="string">
            <text:p>Races.MAGNEMITE.evolution = {minLevel: 30, race: Races.MAGNETON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{name: '&quot;;[.C83];&quot;', tile: new ut.Tile('&quot;;[.D83];&quot;', &quot;;[.F83];&quot;, &quot;;[.G83];&quot;, &quot;;[.H83];&quot;)&quot;)" office:value-type="string" office:string-value="MAGNETON: {name: 'Magneton', tile: new ut.Tile('m', 170, 170, 170)" calcext:value-type="string">
            <text:p>MAGNETON: {name: 'Magneton', tile: new ut.Tile('m', 170, 170, 170)</text:p>
          </table:table-cell>
          <table:table-cell table:formula="of:=CONCATENATE(&quot;, aggressive: &quot;;[.J83];&quot;, type: Types.&quot;;[.K83]; &quot;, hp: &quot;;[.M83];&quot;, attack:&quot;;[.N83];&quot;, defense: &quot;;[.O83];&quot;, spAttack:&quot;;[.P83];&quot;, spDefense:&quot;; [.Q83])" office:value-type="string" office:string-value=", aggressive: true, type: Types.ELECTRIC, hp: 50, attack:60, defense: 95, spAttack:120, spDefense:70" calcext:value-type="string">
            <text:p>, aggressive: true, type: Types.ELECTRIC, hp: 50, attack:60, defense: 95, spAttack:120, spDefense:70</text:p>
          </table:table-cell>
          <table:table-cell table:formula="of:=CONCATENATE(&quot;, speed: &quot;;[.R83];&quot;, xp: &quot;;[.S83];&quot;, skills: []},&quot;)" office:value-type="string" office:string-value=", speed: 70, xp: 161, skills: []}," calcext:value-type="string">
            <text:p>, speed: 70, xp: 161, skills: []},</text:p>
          </table:table-cell>
          <table:table-cell table:style-name="ce3" table:formula="of:=COM.MICROSOFT.CONCAT([.V83:.X83])" office:value-type="string" office:string-value="MAGNETON: {name: 'Magneton', tile: new ut.Tile('m', 170, 170, 170), aggressive: true, type: Types.ELECTRIC, hp: 50, attack:60, defense: 95, spAttack:120, spDefense:70, speed: 70, xp: 161, skills: []}," calcext:value-type="string">
            <text:p>MAGNETON: {name: 'Magneton', tile: new ut.Tile('m', 170, 170, 170), aggressive: true, type: Types.ELECTRIC, hp: 50, attack:60, defense: 95, spAttack:120, spDefense:70, speed: 70, xp: 161, skills: []},</text:p>
          </table:table-cell>
          <table:table-cell table:style-name="ce6" table:formula="of:=IF([.T83]&lt;&gt;&quot;&quot;;CONCATENATE(&quot;Races.&quot;;[.B83];&quot;.evolution = {minLevel: &quot;;[.U83];&quot;, race: Races.&quot;;[.T83];&quot;}&quot;); 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{name: '&quot;;[.C84];&quot;', tile: new ut.Tile('&quot;;[.D84];&quot;', &quot;;[.F84];&quot;, &quot;;[.G84];&quot;, &quot;;[.H84];&quot;)&quot;)" office:value-type="string" office:string-value="FARFETCHD: {name: 'Farfetch\'d', tile: new ut.Tile('f', 170, 85, 0)" calcext:value-type="string">
            <text:p>FARFETCHD: {name: 'Farfetch\'d', tile: new ut.Tile('f', 170, 85, 0)</text:p>
          </table:table-cell>
          <table:table-cell table:formula="of:=CONCATENATE(&quot;, aggressive: &quot;;[.J84];&quot;, type: Types.&quot;;[.K84]; &quot;, hp: &quot;;[.M84];&quot;, attack:&quot;;[.N84];&quot;, defense: &quot;;[.O84];&quot;, spAttack:&quot;;[.P84];&quot;, spDefense:&quot;; [.Q84])" office:value-type="string" office:string-value=", aggressive: true, type: Types.NORMAL, hp: 52, attack:65, defense: 55, spAttack:58, spDefense:62" calcext:value-type="string">
            <text:p>, aggressive: true, type: Types.NORMAL, hp: 52, attack:65, defense: 55, spAttack:58, spDefense:62</text:p>
          </table:table-cell>
          <table:table-cell table:formula="of:=CONCATENATE(&quot;, speed: &quot;;[.R84];&quot;, xp: &quot;;[.S84];&quot;, skills: []},&quot;)" office:value-type="string" office:string-value=", speed: 60, xp: 94, skills: []}," calcext:value-type="string">
            <text:p>, speed: 60, xp: 94, skills: []},</text:p>
          </table:table-cell>
          <table:table-cell table:style-name="ce3" table:formula="of:=COM.MICROSOFT.CONCAT([.V84:.X84])" office:value-type="string" office:string-value="FARFETCHD: {name: 'Farfetch\'d', tile: new ut.Tile('f', 170, 85, 0), aggressive: true, type: Types.NORMAL, hp: 52, attack:65, defense: 55, spAttack:58, spDefense:62, speed: 60, xp: 94, skills: []}," calcext:value-type="string">
            <text:p>FARFETCHD: {name: 'Farfetch\'d', tile: new ut.Tile('f', 170, 85, 0), aggressive: true, type: Types.NORMAL, hp: 52, attack:65, defense: 55, spAttack:58, spDefense:62, speed: 60, xp: 94, skills: []},</text:p>
          </table:table-cell>
          <table:table-cell table:style-name="ce6" table:formula="of:=IF([.T84]&lt;&gt;&quot;&quot;;CONCATENATE(&quot;Races.&quot;;[.B84];&quot;.evolution = {minLevel: &quot;;[.U84];&quot;, race: Races.&quot;;[.T84];&quot;}&quot;); 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{name: '&quot;;[.C85];&quot;', tile: new ut.Tile('&quot;;[.D85];&quot;', &quot;;[.F85];&quot;, &quot;;[.G85];&quot;, &quot;;[.H85];&quot;)&quot;)" office:value-type="string" office:string-value="DODUO: {name: 'Doduo', tile: new ut.Tile('d', 170, 85, 0)" calcext:value-type="string">
            <text:p>DODUO: {name: 'Doduo', tile: new ut.Tile('d', 170, 85, 0)</text:p>
          </table:table-cell>
          <table:table-cell table:formula="of:=CONCATENATE(&quot;, aggressive: &quot;;[.J85];&quot;, type: Types.&quot;;[.K85]; &quot;, hp: &quot;;[.M85];&quot;, attack:&quot;;[.N85];&quot;, defense: &quot;;[.O85];&quot;, spAttack:&quot;;[.P85];&quot;, spDefense:&quot;; [.Q85])" office:value-type="string" office:string-value=", aggressive: true, type: Types.NORMAL, hp: 35, attack:85, defense: 45, spAttack:35, spDefense:35" calcext:value-type="string">
            <text:p>, aggressive: true, type: Types.NORMAL, hp: 35, attack:85, defense: 45, spAttack:35, spDefense:35</text:p>
          </table:table-cell>
          <table:table-cell table:formula="of:=CONCATENATE(&quot;, speed: &quot;;[.R85];&quot;, xp: &quot;;[.S85];&quot;, skills: []},&quot;)" office:value-type="string" office:string-value=", speed: 75, xp: 96, skills: []}," calcext:value-type="string">
            <text:p>, speed: 75, xp: 96, skills: []},</text:p>
          </table:table-cell>
          <table:table-cell table:style-name="ce3" table:formula="of:=COM.MICROSOFT.CONCAT([.V85:.X85])" office:value-type="string" office:string-value="DODUO: {name: 'Doduo', tile: new ut.Tile('d', 170, 85, 0), aggressive: true, type: Types.NORMAL, hp: 35, attack:85, defense: 45, spAttack:35, spDefense:35, speed: 75, xp: 96, skills: []}," calcext:value-type="string">
            <text:p>DODUO: {name: 'Doduo', tile: new ut.Tile('d', 170, 85, 0), aggressive: true, type: Types.NORMAL, hp: 35, attack:85, defense: 45, spAttack:35, spDefense:35, speed: 75, xp: 96, skills: []},</text:p>
          </table:table-cell>
          <table:table-cell table:style-name="ce6" table:formula="of:=IF([.T85]&lt;&gt;&quot;&quot;;CONCATENATE(&quot;Races.&quot;;[.B85];&quot;.evolution = {minLevel: &quot;;[.U85];&quot;, race: Races.&quot;;[.T85];&quot;}&quot;); &quot;&quot;)" office:value-type="string" office:string-value="Races.DODUO.evolution = {minLevel: 31, race: Races.DODRIO}" calcext:value-type="string">
            <text:p>Races.DODUO.evolution = {minLevel: 31, race: Races.DODRIO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{name: '&quot;;[.C86];&quot;', tile: new ut.Tile('&quot;;[.D86];&quot;', &quot;;[.F86];&quot;, &quot;;[.G86];&quot;, &quot;;[.H86];&quot;)&quot;)" office:value-type="string" office:string-value="DODRIO: {name: 'Dodrio', tile: new ut.Tile('d', 170, 85, 0)" calcext:value-type="string">
            <text:p>DODRIO: {name: 'Dodrio', tile: new ut.Tile('d', 170, 85, 0)</text:p>
          </table:table-cell>
          <table:table-cell table:formula="of:=CONCATENATE(&quot;, aggressive: &quot;;[.J86];&quot;, type: Types.&quot;;[.K86]; &quot;, hp: &quot;;[.M86];&quot;, attack:&quot;;[.N86];&quot;, defense: &quot;;[.O86];&quot;, spAttack:&quot;;[.P86];&quot;, spDefense:&quot;; [.Q86])" office:value-type="string" office:string-value=", aggressive: true, type: Types.NORMAL, hp: 60, attack:110, defense: 70, spAttack:60, spDefense:60" calcext:value-type="string">
            <text:p>, aggressive: true, type: Types.NORMAL, hp: 60, attack:110, defense: 70, spAttack:60, spDefense:60</text:p>
          </table:table-cell>
          <table:table-cell table:formula="of:=CONCATENATE(&quot;, speed: &quot;;[.R86];&quot;, xp: &quot;;[.S86];&quot;, skills: []},&quot;)" office:value-type="string" office:string-value=", speed: 100, xp: 158, skills: []}," calcext:value-type="string">
            <text:p>, speed: 100, xp: 158, skills: []},</text:p>
          </table:table-cell>
          <table:table-cell table:style-name="ce3" table:formula="of:=COM.MICROSOFT.CONCAT([.V86:.X86])" office:value-type="string" office:string-value="DODRIO: {name: 'Dodrio', tile: new ut.Tile('d', 170, 85, 0), aggressive: true, type: Types.NORMAL, hp: 60, attack:110, defense: 70, spAttack:60, spDefense:60, speed: 100, xp: 158, skills: []}," calcext:value-type="string">
            <text:p>DODRIO: {name: 'Dodrio', tile: new ut.Tile('d', 170, 85, 0), aggressive: true, type: Types.NORMAL, hp: 60, attack:110, defense: 70, spAttack:60, spDefense:60, speed: 100, xp: 158, skills: []},</text:p>
          </table:table-cell>
          <table:table-cell table:style-name="ce6" table:formula="of:=IF([.T86]&lt;&gt;&quot;&quot;;CONCATENATE(&quot;Races.&quot;;[.B86];&quot;.evolution = {minLevel: &quot;;[.U86];&quot;, race: Races.&quot;;[.T86];&quot;}&quot;); 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{name: '&quot;;[.C87];&quot;', tile: new ut.Tile('&quot;;[.D87];&quot;', &quot;;[.F87];&quot;, &quot;;[.G87];&quot;, &quot;;[.H87];&quot;)&quot;)" office:value-type="string" office:string-value="SEEL: {name: 'Seel', tile: new ut.Tile('s', 255, 255, 255)" calcext:value-type="string">
            <text:p>SEEL: {name: 'Seel', tile: new ut.Tile('s', 255, 255, 255)</text:p>
          </table:table-cell>
          <table:table-cell table:formula="of:=CONCATENATE(&quot;, aggressive: &quot;;[.J87];&quot;, type: Types.&quot;;[.K87]; &quot;, hp: &quot;;[.M87];&quot;, attack:&quot;;[.N87];&quot;, defense: &quot;;[.O87];&quot;, spAttack:&quot;;[.P87];&quot;, spDefense:&quot;; [.Q87])" office:value-type="string" office:string-value=", aggressive: false, type: Types.WATER, hp: 65, attack:45, defense: 55, spAttack:45, spDefense:70" calcext:value-type="string">
            <text:p>, aggressive: false, type: Types.WATER, hp: 65, attack:45, defense: 55, spAttack:45, spDefense:70</text:p>
          </table:table-cell>
          <table:table-cell table:formula="of:=CONCATENATE(&quot;, speed: &quot;;[.R87];&quot;, xp: &quot;;[.S87];&quot;, skills: []},&quot;)" office:value-type="string" office:string-value=", speed: 45, xp: 100, skills: []}," calcext:value-type="string">
            <text:p>, speed: 45, xp: 100, skills: []},</text:p>
          </table:table-cell>
          <table:table-cell table:style-name="ce3" table:formula="of:=COM.MICROSOFT.CONCAT([.V87:.X87])" office:value-type="string" office:string-value="SEEL: {name: 'Seel', tile: new ut.Tile('s', 255, 255, 255), aggressive: false, type: Types.WATER, hp: 65, attack:45, defense: 55, spAttack:45, spDefense:70, speed: 45, xp: 100, skills: []}," calcext:value-type="string">
            <text:p>SEEL: {name: 'Seel', tile: new ut.Tile('s', 255, 255, 255), aggressive: false, type: Types.WATER, hp: 65, attack:45, defense: 55, spAttack:45, spDefense:70, speed: 45, xp: 100, skills: []},</text:p>
          </table:table-cell>
          <table:table-cell table:style-name="ce6" table:formula="of:=IF([.T87]&lt;&gt;&quot;&quot;;CONCATENATE(&quot;Races.&quot;;[.B87];&quot;.evolution = {minLevel: &quot;;[.U87];&quot;, race: Races.&quot;;[.T87];&quot;}&quot;); &quot;&quot;)" office:value-type="string" office:string-value="Races.SEEL.evolution = {minLevel: 34, race: Races.DEWGONG}" calcext:value-type="string">
            <text:p>Races.SEEL.evolution = {minLevel: 34, race: Races.DEWGONG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{name: '&quot;;[.C88];&quot;', tile: new ut.Tile('&quot;;[.D88];&quot;', &quot;;[.F88];&quot;, &quot;;[.G88];&quot;, &quot;;[.H88];&quot;)&quot;)" office:value-type="string" office:string-value="DEWGONG: {name: 'Dewgong', tile: new ut.Tile('d', 255, 255, 255)" calcext:value-type="string">
            <text:p>DEWGONG: {name: 'Dewgong', tile: new ut.Tile('d', 255, 255, 255)</text:p>
          </table:table-cell>
          <table:table-cell table:formula="of:=CONCATENATE(&quot;, aggressive: &quot;;[.J88];&quot;, type: Types.&quot;;[.K88]; &quot;, hp: &quot;;[.M88];&quot;, attack:&quot;;[.N88];&quot;, defense: &quot;;[.O88];&quot;, spAttack:&quot;;[.P88];&quot;, spDefense:&quot;; [.Q88])" office:value-type="string" office:string-value=", aggressive: true, type: Types.WATER, hp: 90, attack:70, defense: 80, spAttack:70, spDefense:95" calcext:value-type="string">
            <text:p>, aggressive: true, type: Types.WATER, hp: 90, attack:70, defense: 80, spAttack:70, spDefense:95</text:p>
          </table:table-cell>
          <table:table-cell table:formula="of:=CONCATENATE(&quot;, speed: &quot;;[.R88];&quot;, xp: &quot;;[.S88];&quot;, skills: []},&quot;)" office:value-type="string" office:string-value=", speed: 70, xp: 176, skills: []}," calcext:value-type="string">
            <text:p>, speed: 70, xp: 176, skills: []},</text:p>
          </table:table-cell>
          <table:table-cell table:style-name="ce3" table:formula="of:=COM.MICROSOFT.CONCAT([.V88:.X88])" office:value-type="string" office:string-value="DEWGONG: {name: 'Dewgong', tile: new ut.Tile('d', 255, 255, 255), aggressive: true, type: Types.WATER, hp: 90, attack:70, defense: 80, spAttack:70, spDefense:95, speed: 70, xp: 176, skills: []}," calcext:value-type="string">
            <text:p>DEWGONG: {name: 'Dewgong', tile: new ut.Tile('d', 255, 255, 255), aggressive: true, type: Types.WATER, hp: 90, attack:70, defense: 80, spAttack:70, spDefense:95, speed: 70, xp: 176, skills: []},</text:p>
          </table:table-cell>
          <table:table-cell table:style-name="ce6" table:formula="of:=IF([.T88]&lt;&gt;&quot;&quot;;CONCATENATE(&quot;Races.&quot;;[.B88];&quot;.evolution = {minLevel: &quot;;[.U88];&quot;, race: Races.&quot;;[.T88];&quot;}&quot;); 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{name: '&quot;;[.C89];&quot;', tile: new ut.Tile('&quot;;[.D89];&quot;', &quot;;[.F89];&quot;, &quot;;[.G89];&quot;, &quot;;[.H89];&quot;)&quot;)" office:value-type="string" office:string-value="GRIMER: {name: 'Grimer', tile: new ut.Tile('g', 170, 0, 170)" calcext:value-type="string">
            <text:p>GRIMER: {name: 'Grimer', tile: new ut.Tile('g', 170, 0, 170)</text:p>
          </table:table-cell>
          <table:table-cell table:formula="of:=CONCATENATE(&quot;, aggressive: &quot;;[.J89];&quot;, type: Types.&quot;;[.K89]; &quot;, hp: &quot;;[.M89];&quot;, attack:&quot;;[.N89];&quot;, defense: &quot;;[.O89];&quot;, spAttack:&quot;;[.P89];&quot;, spDefense:&quot;; [.Q89])" office:value-type="string" office:string-value=", aggressive: true, type: Types.POISON, hp: 80, attack:80, defense: 50, spAttack:40, spDefense:50" calcext:value-type="string">
            <text:p>, aggressive: true, type: Types.POISON, hp: 80, attack:80, defense: 50, spAttack:40, spDefense:50</text:p>
          </table:table-cell>
          <table:table-cell table:formula="of:=CONCATENATE(&quot;, speed: &quot;;[.R89];&quot;, xp: &quot;;[.S89];&quot;, skills: []},&quot;)" office:value-type="string" office:string-value=", speed: 25, xp: 90, skills: []}," calcext:value-type="string">
            <text:p>, speed: 25, xp: 90, skills: []},</text:p>
          </table:table-cell>
          <table:table-cell table:style-name="ce3" table:formula="of:=COM.MICROSOFT.CONCAT([.V89:.X89])" office:value-type="string" office:string-value="GRIMER: {name: 'Grimer', tile: new ut.Tile('g', 170, 0, 170), aggressive: true, type: Types.POISON, hp: 80, attack:80, defense: 50, spAttack:40, spDefense:50, speed: 25, xp: 90, skills: []}," calcext:value-type="string">
            <text:p>GRIMER: {name: 'Grimer', tile: new ut.Tile('g', 170, 0, 170), aggressive: true, type: Types.POISON, hp: 80, attack:80, defense: 50, spAttack:40, spDefense:50, speed: 25, xp: 90, skills: []},</text:p>
          </table:table-cell>
          <table:table-cell table:style-name="ce6" table:formula="of:=IF([.T89]&lt;&gt;&quot;&quot;;CONCATENATE(&quot;Races.&quot;;[.B89];&quot;.evolution = {minLevel: &quot;;[.U89];&quot;, race: Races.&quot;;[.T89];&quot;}&quot;); &quot;&quot;)" office:value-type="string" office:string-value="Races.GRIMER.evolution = {minLevel: 38, race: Races.MUK}" calcext:value-type="string">
            <text:p>Races.GRIMER.evolution = {minLevel: 38, race: Races.MUK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{name: '&quot;;[.C90];&quot;', tile: new ut.Tile('&quot;;[.D90];&quot;', &quot;;[.F90];&quot;, &quot;;[.G90];&quot;, &quot;;[.H90];&quot;)&quot;)" office:value-type="string" office:string-value="MUK: {name: 'Muk', tile: new ut.Tile('m', 170, 0, 170)" calcext:value-type="string">
            <text:p>MUK: {name: 'Muk', tile: new ut.Tile('m', 170, 0, 170)</text:p>
          </table:table-cell>
          <table:table-cell table:formula="of:=CONCATENATE(&quot;, aggressive: &quot;;[.J90];&quot;, type: Types.&quot;;[.K90]; &quot;, hp: &quot;;[.M90];&quot;, attack:&quot;;[.N90];&quot;, defense: &quot;;[.O90];&quot;, spAttack:&quot;;[.P90];&quot;, spDefense:&quot;; [.Q90])" office:value-type="string" office:string-value=", aggressive: true, type: Types.POISON, hp: 105, attack:105, defense: 75, spAttack:65, spDefense:100" calcext:value-type="string">
            <text:p>, aggressive: true, type: Types.POISON, hp: 105, attack:105, defense: 75, spAttack:65, spDefense:100</text:p>
          </table:table-cell>
          <table:table-cell table:formula="of:=CONCATENATE(&quot;, speed: &quot;;[.R90];&quot;, xp: &quot;;[.S90];&quot;, skills: []},&quot;)" office:value-type="string" office:string-value=", speed: 50, xp: 157, skills: []}," calcext:value-type="string">
            <text:p>, speed: 50, xp: 157, skills: []},</text:p>
          </table:table-cell>
          <table:table-cell table:style-name="ce3" table:formula="of:=COM.MICROSOFT.CONCAT([.V90:.X90])" office:value-type="string" office:string-value="MUK: {name: 'Muk', tile: new ut.Tile('m', 170, 0, 170), aggressive: true, type: Types.POISON, hp: 105, attack:105, defense: 75, spAttack:65, spDefense:100, speed: 50, xp: 157, skills: []}," calcext:value-type="string">
            <text:p>MUK: {name: 'Muk', tile: new ut.Tile('m', 170, 0, 170), aggressive: true, type: Types.POISON, hp: 105, attack:105, defense: 75, spAttack:65, spDefense:100, speed: 50, xp: 157, skills: []},</text:p>
          </table:table-cell>
          <table:table-cell table:style-name="ce6" table:formula="of:=IF([.T90]&lt;&gt;&quot;&quot;;CONCATENATE(&quot;Races.&quot;;[.B90];&quot;.evolution = {minLevel: &quot;;[.U90];&quot;, race: Races.&quot;;[.T90];&quot;}&quot;); 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{name: '&quot;;[.C91];&quot;', tile: new ut.Tile('&quot;;[.D91];&quot;', &quot;;[.F91];&quot;, &quot;;[.G91];&quot;, &quot;;[.H91];&quot;)&quot;)" office:value-type="string" office:string-value="SHELLDER: {name: 'Shellder', tile: new ut.Tile('s', 170, 0, 170)" calcext:value-type="string">
            <text:p>SHELLDER: {name: 'Shellder', tile: new ut.Tile('s', 170, 0, 170)</text:p>
          </table:table-cell>
          <table:table-cell table:formula="of:=CONCATENATE(&quot;, aggressive: &quot;;[.J91];&quot;, type: Types.&quot;;[.K91]; &quot;, hp: &quot;;[.M91];&quot;, attack:&quot;;[.N91];&quot;, defense: &quot;;[.O91];&quot;, spAttack:&quot;;[.P91];&quot;, spDefense:&quot;; [.Q91])" office:value-type="string" office:string-value=", aggressive: false, type: Types.WATER, hp: 30, attack:65, defense: 100, spAttack:45, spDefense:25" calcext:value-type="string">
            <text:p>, aggressive: false, type: Types.WATER, hp: 30, attack:65, defense: 100, spAttack:45, spDefense:25</text:p>
          </table:table-cell>
          <table:table-cell table:formula="of:=CONCATENATE(&quot;, speed: &quot;;[.R91];&quot;, xp: &quot;;[.S91];&quot;, skills: []},&quot;)" office:value-type="string" office:string-value=", speed: 40, xp: 97, skills: []}," calcext:value-type="string">
            <text:p>, speed: 40, xp: 97, skills: []},</text:p>
          </table:table-cell>
          <table:table-cell table:style-name="ce3" table:formula="of:=COM.MICROSOFT.CONCAT([.V91:.X91])" office:value-type="string" office:string-value="SHELLDER: {name: 'Shellder', tile: new ut.Tile('s', 170, 0, 170), aggressive: false, type: Types.WATER, hp: 30, attack:65, defense: 100, spAttack:45, spDefense:25, speed: 40, xp: 97, skills: []}," calcext:value-type="string">
            <text:p>SHELLDER: {name: 'Shellder', tile: new ut.Tile('s', 170, 0, 170), aggressive: false, type: Types.WATER, hp: 30, attack:65, defense: 100, spAttack:45, spDefense:25, speed: 40, xp: 97, skills: []},</text:p>
          </table:table-cell>
          <table:table-cell table:style-name="ce6" table:formula="of:=IF([.T91]&lt;&gt;&quot;&quot;;CONCATENATE(&quot;Races.&quot;;[.B91];&quot;.evolution = {minLevel: &quot;;[.U91];&quot;, race: Races.&quot;;[.T91];&quot;}&quot;); 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{name: '&quot;;[.C92];&quot;', tile: new ut.Tile('&quot;;[.D92];&quot;', &quot;;[.F92];&quot;, &quot;;[.G92];&quot;, &quot;;[.H92];&quot;)&quot;)" office:value-type="string" office:string-value="CLOYSTER: {name: 'Cloyster', tile: new ut.Tile('c', 170, 0, 170)" calcext:value-type="string">
            <text:p>CLOYSTER: {name: 'Cloyster', tile: new ut.Tile('c', 170, 0, 170)</text:p>
          </table:table-cell>
          <table:table-cell table:formula="of:=CONCATENATE(&quot;, aggressive: &quot;;[.J92];&quot;, type: Types.&quot;;[.K92]; &quot;, hp: &quot;;[.M92];&quot;, attack:&quot;;[.N92];&quot;, defense: &quot;;[.O92];&quot;, spAttack:&quot;;[.P92];&quot;, spDefense:&quot;; [.Q92])" office:value-type="string" office:string-value=", aggressive: true, type: Types.WATER, hp: 50, attack:90, defense: 180, spAttack:85, spDefense:45" calcext:value-type="string">
            <text:p>, aggressive: true, type: Types.WATER, hp: 50, attack:90, defense: 180, spAttack:85, spDefense:45</text:p>
          </table:table-cell>
          <table:table-cell table:formula="of:=CONCATENATE(&quot;, speed: &quot;;[.R92];&quot;, xp: &quot;;[.S92];&quot;, skills: []},&quot;)" office:value-type="string" office:string-value=", speed: 70, xp: 203, skills: []}," calcext:value-type="string">
            <text:p>, speed: 70, xp: 203, skills: []},</text:p>
          </table:table-cell>
          <table:table-cell table:style-name="ce3" table:formula="of:=COM.MICROSOFT.CONCAT([.V92:.X92])" office:value-type="string" office:string-value="CLOYSTER: {name: 'Cloyster', tile: new ut.Tile('c', 170, 0, 170), aggressive: true, type: Types.WATER, hp: 50, attack:90, defense: 180, spAttack:85, spDefense:45, speed: 70, xp: 203, skills: []}," calcext:value-type="string">
            <text:p>CLOYSTER: {name: 'Cloyster', tile: new ut.Tile('c', 170, 0, 170), aggressive: true, type: Types.WATER, hp: 50, attack:90, defense: 180, spAttack:85, spDefense:45, speed: 70, xp: 203, skills: []},</text:p>
          </table:table-cell>
          <table:table-cell table:style-name="ce6" table:formula="of:=IF([.T92]&lt;&gt;&quot;&quot;;CONCATENATE(&quot;Races.&quot;;[.B92];&quot;.evolution = {minLevel: &quot;;[.U92];&quot;, race: Races.&quot;;[.T92];&quot;}&quot;); 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{name: '&quot;;[.C93];&quot;', tile: new ut.Tile('&quot;;[.D93];&quot;', &quot;;[.F93];&quot;, &quot;;[.G93];&quot;, &quot;;[.H93];&quot;)&quot;)" office:value-type="string" office:string-value="GASTLY: {name: 'Gastly', tile: new ut.Tile('g', 170, 0, 170)" calcext:value-type="string">
            <text:p>GASTLY: {name: 'Gastly', tile: new ut.Tile('g', 170, 0, 170)</text:p>
          </table:table-cell>
          <table:table-cell table:formula="of:=CONCATENATE(&quot;, aggressive: &quot;;[.J93];&quot;, type: Types.&quot;;[.K93]; &quot;, hp: &quot;;[.M93];&quot;, attack:&quot;;[.N93];&quot;, defense: &quot;;[.O93];&quot;, spAttack:&quot;;[.P93];&quot;, spDefense:&quot;; [.Q93])" office:value-type="string" office:string-value=", aggressive: true, type: Types.GHOST, hp: 30, attack:35, defense: 30, spAttack:100, spDefense:35" calcext:value-type="string">
            <text:p>, aggressive: true, type: Types.GHOST, hp: 30, attack:35, defense: 30, spAttack:100, spDefense:35</text:p>
          </table:table-cell>
          <table:table-cell table:formula="of:=CONCATENATE(&quot;, speed: &quot;;[.R93];&quot;, xp: &quot;;[.S93];&quot;, skills: []},&quot;)" office:value-type="string" office:string-value=", speed: 80, xp: 95, skills: []}," calcext:value-type="string">
            <text:p>, speed: 80, xp: 95, skills: []},</text:p>
          </table:table-cell>
          <table:table-cell table:style-name="ce3" table:formula="of:=COM.MICROSOFT.CONCAT([.V93:.X93])" office:value-type="string" office:string-value="GASTLY: {name: 'Gastly', tile: new ut.Tile('g', 170, 0, 170), aggressive: true, type: Types.GHOST, hp: 30, attack:35, defense: 30, spAttack:100, spDefense:35, speed: 80, xp: 95, skills: []}," calcext:value-type="string">
            <text:p>GASTLY: {name: 'Gastly', tile: new ut.Tile('g', 170, 0, 170), aggressive: true, type: Types.GHOST, hp: 30, attack:35, defense: 30, spAttack:100, spDefense:35, speed: 80, xp: 95, skills: []},</text:p>
          </table:table-cell>
          <table:table-cell table:style-name="ce6" table:formula="of:=IF([.T93]&lt;&gt;&quot;&quot;;CONCATENATE(&quot;Races.&quot;;[.B93];&quot;.evolution = {minLevel: &quot;;[.U93];&quot;, race: Races.&quot;;[.T93];&quot;}&quot;); &quot;&quot;)" office:value-type="string" office:string-value="Races.GASTLY.evolution = {minLevel: 25, race: Races.HAUNTER}" calcext:value-type="string">
            <text:p>Races.GASTLY.evolution = {minLevel: 25, race: Races.HAUNTER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{name: '&quot;;[.C94];&quot;', tile: new ut.Tile('&quot;;[.D94];&quot;', &quot;;[.F94];&quot;, &quot;;[.G94];&quot;, &quot;;[.H94];&quot;)&quot;)" office:value-type="string" office:string-value="HAUNTER: {name: 'Haunter', tile: new ut.Tile('h', 170, 0, 170)" calcext:value-type="string">
            <text:p>HAUNTER: {name: 'Haunter', tile: new ut.Tile('h', 170, 0, 170)</text:p>
          </table:table-cell>
          <table:table-cell table:formula="of:=CONCATENATE(&quot;, aggressive: &quot;;[.J94];&quot;, type: Types.&quot;;[.K94]; &quot;, hp: &quot;;[.M94];&quot;, attack:&quot;;[.N94];&quot;, defense: &quot;;[.O94];&quot;, spAttack:&quot;;[.P94];&quot;, spDefense:&quot;; [.Q94])" office:value-type="string" office:string-value=", aggressive: true, type: Types.GHOST, hp: 45, attack:50, defense: 45, spAttack:115, spDefense:55" calcext:value-type="string">
            <text:p>, aggressive: true, type: Types.GHOST, hp: 45, attack:50, defense: 45, spAttack:115, spDefense:55</text:p>
          </table:table-cell>
          <table:table-cell table:formula="of:=CONCATENATE(&quot;, speed: &quot;;[.R94];&quot;, xp: &quot;;[.S94];&quot;, skills: []},&quot;)" office:value-type="string" office:string-value=", speed: 95, xp: 126, skills: []}," calcext:value-type="string">
            <text:p>, speed: 95, xp: 126, skills: []},</text:p>
          </table:table-cell>
          <table:table-cell table:style-name="ce3" table:formula="of:=COM.MICROSOFT.CONCAT([.V94:.X94])" office:value-type="string" office:string-value="HAUNTER: {name: 'Haunter', tile: new ut.Tile('h', 170, 0, 170), aggressive: true, type: Types.GHOST, hp: 45, attack:50, defense: 45, spAttack:115, spDefense:55, speed: 95, xp: 126, skills: []}," calcext:value-type="string">
            <text:p>HAUNTER: {name: 'Haunter', tile: new ut.Tile('h', 170, 0, 170), aggressive: true, type: Types.GHOST, hp: 45, attack:50, defense: 45, spAttack:115, spDefense:55, speed: 95, xp: 126, skills: []},</text:p>
          </table:table-cell>
          <table:table-cell table:style-name="ce6" table:formula="of:=IF([.T94]&lt;&gt;&quot;&quot;;CONCATENATE(&quot;Races.&quot;;[.B94];&quot;.evolution = {minLevel: &quot;;[.U94];&quot;, race: Races.&quot;;[.T94];&quot;}&quot;); 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{name: '&quot;;[.C95];&quot;', tile: new ut.Tile('&quot;;[.D95];&quot;', &quot;;[.F95];&quot;, &quot;;[.G95];&quot;, &quot;;[.H95];&quot;)&quot;)" office:value-type="string" office:string-value="GENGAR: {name: 'Gengar', tile: new ut.Tile('G', 170, 0, 170)" calcext:value-type="string">
            <text:p>GENGAR: {name: 'Gengar', tile: new ut.Tile('G', 170, 0, 170)</text:p>
          </table:table-cell>
          <table:table-cell table:formula="of:=CONCATENATE(&quot;, aggressive: &quot;;[.J95];&quot;, type: Types.&quot;;[.K95]; &quot;, hp: &quot;;[.M95];&quot;, attack:&quot;;[.N95];&quot;, defense: &quot;;[.O95];&quot;, spAttack:&quot;;[.P95];&quot;, spDefense:&quot;; [.Q95])" office:value-type="string" office:string-value=", aggressive: true, type: Types.GHOST, hp: 60, attack:65, defense: 60, spAttack:130, spDefense:75" calcext:value-type="string">
            <text:p>, aggressive: true, type: Types.GHOST, hp: 60, attack:65, defense: 60, spAttack:130, spDefense:75</text:p>
          </table:table-cell>
          <table:table-cell table:formula="of:=CONCATENATE(&quot;, speed: &quot;;[.R95];&quot;, xp: &quot;;[.S95];&quot;, skills: []},&quot;)" office:value-type="string" office:string-value=", speed: 110, xp: 190, skills: []}," calcext:value-type="string">
            <text:p>, speed: 110, xp: 190, skills: []},</text:p>
          </table:table-cell>
          <table:table-cell table:style-name="ce3" table:formula="of:=COM.MICROSOFT.CONCAT([.V95:.X95])" office:value-type="string" office:string-value="GENGAR: {name: 'Gengar', tile: new ut.Tile('G', 170, 0, 170), aggressive: true, type: Types.GHOST, hp: 60, attack:65, defense: 60, spAttack:130, spDefense:75, speed: 110, xp: 190, skills: []}," calcext:value-type="string">
            <text:p>GENGAR: {name: 'Gengar', tile: new ut.Tile('G', 170, 0, 170), aggressive: true, type: Types.GHOST, hp: 60, attack:65, defense: 60, spAttack:130, spDefense:75, speed: 110, xp: 190, skills: []},</text:p>
          </table:table-cell>
          <table:table-cell table:style-name="ce6" table:formula="of:=IF([.T95]&lt;&gt;&quot;&quot;;CONCATENATE(&quot;Races.&quot;;[.B95];&quot;.evolution = {minLevel: &quot;;[.U95];&quot;, race: Races.&quot;;[.T95];&quot;}&quot;); 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{name: '&quot;;[.C96];&quot;', tile: new ut.Tile('&quot;;[.D96];&quot;', &quot;;[.F96];&quot;, &quot;;[.G96];&quot;, &quot;;[.H96];&quot;)&quot;)" office:value-type="string" office:string-value="ONIX: {name: 'Onix', tile: new ut.Tile('O', 170, 170, 170)" calcext:value-type="string">
            <text:p>ONIX: {name: 'Onix', tile: new ut.Tile('O', 170, 170, 170)</text:p>
          </table:table-cell>
          <table:table-cell table:formula="of:=CONCATENATE(&quot;, aggressive: &quot;;[.J96];&quot;, type: Types.&quot;;[.K96]; &quot;, hp: &quot;;[.M96];&quot;, attack:&quot;;[.N96];&quot;, defense: &quot;;[.O96];&quot;, spAttack:&quot;;[.P96];&quot;, spDefense:&quot;; [.Q96])" office:value-type="string" office:string-value=", aggressive: true, type: Types.ROCK, hp: 35, attack:45, defense: 160, spAttack:30, spDefense:45" calcext:value-type="string">
            <text:p>, aggressive: true, type: Types.ROCK, hp: 35, attack:45, defense: 160, spAttack:30, spDefense:45</text:p>
          </table:table-cell>
          <table:table-cell table:formula="of:=CONCATENATE(&quot;, speed: &quot;;[.R96];&quot;, xp: &quot;;[.S96];&quot;, skills: []},&quot;)" office:value-type="string" office:string-value=", speed: 70, xp: 108, skills: []}," calcext:value-type="string">
            <text:p>, speed: 70, xp: 108, skills: []},</text:p>
          </table:table-cell>
          <table:table-cell table:style-name="ce3" table:formula="of:=COM.MICROSOFT.CONCAT([.V96:.X96])" office:value-type="string" office:string-value="ONIX: {name: 'Onix', tile: new ut.Tile('O', 170, 170, 170), aggressive: true, type: Types.ROCK, hp: 35, attack:45, defense: 160, spAttack:30, spDefense:45, speed: 70, xp: 108, skills: []}," calcext:value-type="string">
            <text:p>ONIX: {name: 'Onix', tile: new ut.Tile('O', 170, 170, 170), aggressive: true, type: Types.ROCK, hp: 35, attack:45, defense: 160, spAttack:30, spDefense:45, speed: 70, xp: 108, skills: []},</text:p>
          </table:table-cell>
          <table:table-cell table:style-name="ce6" table:formula="of:=IF([.T96]&lt;&gt;&quot;&quot;;CONCATENATE(&quot;Races.&quot;;[.B96];&quot;.evolution = {minLevel: &quot;;[.U96];&quot;, race: Races.&quot;;[.T96];&quot;}&quot;); 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{name: '&quot;;[.C97];&quot;', tile: new ut.Tile('&quot;;[.D97];&quot;', &quot;;[.F97];&quot;, &quot;;[.G97];&quot;, &quot;;[.H97];&quot;)&quot;)" office:value-type="string" office:string-value="DROWZEE: {name: 'Drowzee', tile: new ut.Tile('d', 255, 255, 85)" calcext:value-type="string">
            <text:p>DROWZEE: {name: 'Drowzee', tile: new ut.Tile('d', 255, 255, 85)</text:p>
          </table:table-cell>
          <table:table-cell table:formula="of:=CONCATENATE(&quot;, aggressive: &quot;;[.J97];&quot;, type: Types.&quot;;[.K97]; &quot;, hp: &quot;;[.M97];&quot;, attack:&quot;;[.N97];&quot;, defense: &quot;;[.O97];&quot;, spAttack:&quot;;[.P97];&quot;, spDefense:&quot;; [.Q97])" office:value-type="string" office:string-value=", aggressive: false, type: Types.PSYCHIC, hp: 60, attack:48, defense: 45, spAttack:43, spDefense:90" calcext:value-type="string">
            <text:p>, aggressive: false, type: Types.PSYCHIC, hp: 60, attack:48, defense: 45, spAttack:43, spDefense:90</text:p>
          </table:table-cell>
          <table:table-cell table:formula="of:=CONCATENATE(&quot;, speed: &quot;;[.R97];&quot;, xp: &quot;;[.S97];&quot;, skills: []},&quot;)" office:value-type="string" office:string-value=", speed: 42, xp: 102, skills: []}," calcext:value-type="string">
            <text:p>, speed: 42, xp: 102, skills: []},</text:p>
          </table:table-cell>
          <table:table-cell table:style-name="ce3" table:formula="of:=COM.MICROSOFT.CONCAT([.V97:.X97])" office:value-type="string" office:string-value="DROWZEE: {name: 'Drowzee', tile: new ut.Tile('d', 255, 255, 85), aggressive: false, type: Types.PSYCHIC, hp: 60, attack:48, defense: 45, spAttack:43, spDefense:90, speed: 42, xp: 102, skills: []}," calcext:value-type="string">
            <text:p>DROWZEE: {name: 'Drowzee', tile: new ut.Tile('d', 255, 255, 85), aggressive: false, type: Types.PSYCHIC, hp: 60, attack:48, defense: 45, spAttack:43, spDefense:90, speed: 42, xp: 102, skills: []},</text:p>
          </table:table-cell>
          <table:table-cell table:style-name="ce6" table:formula="of:=IF([.T97]&lt;&gt;&quot;&quot;;CONCATENATE(&quot;Races.&quot;;[.B97];&quot;.evolution = {minLevel: &quot;;[.U97];&quot;, race: Races.&quot;;[.T97];&quot;}&quot;); &quot;&quot;)" office:value-type="string" office:string-value="Races.DROWZEE.evolution = {minLevel: 26, race: Races.HYPNO}" calcext:value-type="string">
            <text:p>Races.DROWZEE.evolution = {minLevel: 26, race: Races.HYPNO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{name: '&quot;;[.C98];&quot;', tile: new ut.Tile('&quot;;[.D98];&quot;', &quot;;[.F98];&quot;, &quot;;[.G98];&quot;, &quot;;[.H98];&quot;)&quot;)" office:value-type="string" office:string-value="HYPNO: {name: 'Hypno', tile: new ut.Tile('h', 255, 255, 85)" calcext:value-type="string">
            <text:p>HYPNO: {name: 'Hypno', tile: new ut.Tile('h', 255, 255, 85)</text:p>
          </table:table-cell>
          <table:table-cell table:formula="of:=CONCATENATE(&quot;, aggressive: &quot;;[.J98];&quot;, type: Types.&quot;;[.K98]; &quot;, hp: &quot;;[.M98];&quot;, attack:&quot;;[.N98];&quot;, defense: &quot;;[.O98];&quot;, spAttack:&quot;;[.P98];&quot;, spDefense:&quot;; [.Q98])" office:value-type="string" office:string-value=", aggressive: false, type: Types.PSYCHIC, hp: 85, attack:73, defense: 70, spAttack:73, spDefense:115" calcext:value-type="string">
            <text:p>, aggressive: false, type: Types.PSYCHIC, hp: 85, attack:73, defense: 70, spAttack:73, spDefense:115</text:p>
          </table:table-cell>
          <table:table-cell table:formula="of:=CONCATENATE(&quot;, speed: &quot;;[.R98];&quot;, xp: &quot;;[.S98];&quot;, skills: []},&quot;)" office:value-type="string" office:string-value=", speed: 67, xp: 165, skills: []}," calcext:value-type="string">
            <text:p>, speed: 67, xp: 165, skills: []},</text:p>
          </table:table-cell>
          <table:table-cell table:style-name="ce3" table:formula="of:=COM.MICROSOFT.CONCAT([.V98:.X98])" office:value-type="string" office:string-value="HYPNO: {name: 'Hypno', tile: new ut.Tile('h', 255, 255, 85), aggressive: false, type: Types.PSYCHIC, hp: 85, attack:73, defense: 70, spAttack:73, spDefense:115, speed: 67, xp: 165, skills: []}," calcext:value-type="string">
            <text:p>HYPNO: {name: 'Hypno', tile: new ut.Tile('h', 255, 255, 85), aggressive: false, type: Types.PSYCHIC, hp: 85, attack:73, defense: 70, spAttack:73, spDefense:115, speed: 67, xp: 165, skills: []},</text:p>
          </table:table-cell>
          <table:table-cell table:style-name="ce6" table:formula="of:=IF([.T98]&lt;&gt;&quot;&quot;;CONCATENATE(&quot;Races.&quot;;[.B98];&quot;.evolution = {minLevel: &quot;;[.U98];&quot;, race: Races.&quot;;[.T98];&quot;}&quot;); 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{name: '&quot;;[.C99];&quot;', tile: new ut.Tile('&quot;;[.D99];&quot;', &quot;;[.F99];&quot;, &quot;;[.G99];&quot;, &quot;;[.H99];&quot;)&quot;)" office:value-type="string" office:string-value="KRABBY: {name: 'Krabby', tile: new ut.Tile('k', 255, 85, 85)" calcext:value-type="string">
            <text:p>KRABBY: {name: 'Krabby', tile: new ut.Tile('k', 255, 85, 85)</text:p>
          </table:table-cell>
          <table:table-cell table:formula="of:=CONCATENATE(&quot;, aggressive: &quot;;[.J99];&quot;, type: Types.&quot;;[.K99]; &quot;, hp: &quot;;[.M99];&quot;, attack:&quot;;[.N99];&quot;, defense: &quot;;[.O99];&quot;, spAttack:&quot;;[.P99];&quot;, spDefense:&quot;; [.Q99])" office:value-type="string" office:string-value=", aggressive: false, type: Types.WATER, hp: 30, attack:105, defense: 90, spAttack:25, spDefense:25" calcext:value-type="string">
            <text:p>, aggressive: false, type: Types.WATER, hp: 30, attack:105, defense: 90, spAttack:25, spDefense:25</text:p>
          </table:table-cell>
          <table:table-cell table:formula="of:=CONCATENATE(&quot;, speed: &quot;;[.R99];&quot;, xp: &quot;;[.S99];&quot;, skills: []},&quot;)" office:value-type="string" office:string-value=", speed: 50, xp: 115, skills: []}," calcext:value-type="string">
            <text:p>, speed: 50, xp: 115, skills: []},</text:p>
          </table:table-cell>
          <table:table-cell table:style-name="ce3" table:formula="of:=COM.MICROSOFT.CONCAT([.V99:.X99])" office:value-type="string" office:string-value="KRABBY: {name: 'Krabby', tile: new ut.Tile('k', 255, 85, 85), aggressive: false, type: Types.WATER, hp: 30, attack:105, defense: 90, spAttack:25, spDefense:25, speed: 50, xp: 115, skills: []}," calcext:value-type="string">
            <text:p>KRABBY: {name: 'Krabby', tile: new ut.Tile('k', 255, 85, 85), aggressive: false, type: Types.WATER, hp: 30, attack:105, defense: 90, spAttack:25, spDefense:25, speed: 50, xp: 115, skills: []},</text:p>
          </table:table-cell>
          <table:table-cell table:style-name="ce6" table:formula="of:=IF([.T99]&lt;&gt;&quot;&quot;;CONCATENATE(&quot;Races.&quot;;[.B99];&quot;.evolution = {minLevel: &quot;;[.U99];&quot;, race: Races.&quot;;[.T99];&quot;}&quot;); &quot;&quot;)" office:value-type="string" office:string-value="Races.KRABBY.evolution = {minLevel: 28, race: Races.KINGLER}" calcext:value-type="string">
            <text:p>Races.KRABBY.evolution = {minLevel: 28, race: Races.KINGLER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{name: '&quot;;[.C100];&quot;', tile: new ut.Tile('&quot;;[.D100];&quot;', &quot;;[.F100];&quot;, &quot;;[.G100];&quot;, &quot;;[.H100];&quot;)&quot;)" office:value-type="string" office:string-value="KINGLER: {name: 'Kingler', tile: new ut.Tile('K', 255, 85, 85)" calcext:value-type="string">
            <text:p>KINGLER: {name: 'Kingler', tile: new ut.Tile('K', 255, 85, 85)</text:p>
          </table:table-cell>
          <table:table-cell table:formula="of:=CONCATENATE(&quot;, aggressive: &quot;;[.J100];&quot;, type: Types.&quot;;[.K100]; &quot;, hp: &quot;;[.M100];&quot;, attack:&quot;;[.N100];&quot;, defense: &quot;;[.O100];&quot;, spAttack:&quot;;[.P100];&quot;, spDefense:&quot;; [.Q100])" office:value-type="string" office:string-value=", aggressive: true, type: Types.WATER, hp: 55, attack:130, defense: 115, spAttack:50, spDefense:50" calcext:value-type="string">
            <text:p>, aggressive: true, type: Types.WATER, hp: 55, attack:130, defense: 115, spAttack:50, spDefense:50</text:p>
          </table:table-cell>
          <table:table-cell table:formula="of:=CONCATENATE(&quot;, speed: &quot;;[.R100];&quot;, xp: &quot;;[.S100];&quot;, skills: []},&quot;)" office:value-type="string" office:string-value=", speed: 75, xp: 206, skills: []}," calcext:value-type="string">
            <text:p>, speed: 75, xp: 206, skills: []},</text:p>
          </table:table-cell>
          <table:table-cell table:style-name="ce3" table:formula="of:=COM.MICROSOFT.CONCAT([.V100:.X100])" office:value-type="string" office:string-value="KINGLER: {name: 'Kingler', tile: new ut.Tile('K', 255, 85, 85), aggressive: true, type: Types.WATER, hp: 55, attack:130, defense: 115, spAttack:50, spDefense:50, speed: 75, xp: 206, skills: []}," calcext:value-type="string">
            <text:p>KINGLER: {name: 'Kingler', tile: new ut.Tile('K', 255, 85, 85), aggressive: true, type: Types.WATER, hp: 55, attack:130, defense: 115, spAttack:50, spDefense:50, speed: 75, xp: 206, skills: []},</text:p>
          </table:table-cell>
          <table:table-cell table:style-name="ce6" table:formula="of:=IF([.T100]&lt;&gt;&quot;&quot;;CONCATENATE(&quot;Races.&quot;;[.B100];&quot;.evolution = {minLevel: &quot;;[.U100];&quot;, race: Races.&quot;;[.T100];&quot;}&quot;); 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{name: '&quot;;[.C101];&quot;', tile: new ut.Tile('&quot;;[.D101];&quot;', &quot;;[.F101];&quot;, &quot;;[.G101];&quot;, &quot;;[.H101];&quot;)&quot;)" office:value-type="string" office:string-value="VOLTORB: {name: 'Voltorb', tile: new ut.Tile('v', 255, 85, 85)" calcext:value-type="string">
            <text:p>VOLTORB: {name: 'Voltorb', tile: new ut.Tile('v', 255, 85, 85)</text:p>
          </table:table-cell>
          <table:table-cell table:formula="of:=CONCATENATE(&quot;, aggressive: &quot;;[.J101];&quot;, type: Types.&quot;;[.K101]; &quot;, hp: &quot;;[.M101];&quot;, attack:&quot;;[.N101];&quot;, defense: &quot;;[.O101];&quot;, spAttack:&quot;;[.P101];&quot;, spDefense:&quot;; [.Q101])" office:value-type="string" office:string-value=", aggressive: true, type: Types.ELECTRIC, hp: 40, attack:30, defense: 50, spAttack:55, spDefense:55" calcext:value-type="string">
            <text:p>, aggressive: true, type: Types.ELECTRIC, hp: 40, attack:30, defense: 50, spAttack:55, spDefense:55</text:p>
          </table:table-cell>
          <table:table-cell table:formula="of:=CONCATENATE(&quot;, speed: &quot;;[.R101];&quot;, xp: &quot;;[.S101];&quot;, skills: []},&quot;)" office:value-type="string" office:string-value=", speed: 100, xp: 103, skills: []}," calcext:value-type="string">
            <text:p>, speed: 100, xp: 103, skills: []},</text:p>
          </table:table-cell>
          <table:table-cell table:style-name="ce3" table:formula="of:=COM.MICROSOFT.CONCAT([.V101:.X101])" office:value-type="string" office:string-value="VOLTORB: {name: 'Voltorb', tile: new ut.Tile('v', 255, 85, 85), aggressive: true, type: Types.ELECTRIC, hp: 40, attack:30, defense: 50, spAttack:55, spDefense:55, speed: 100, xp: 103, skills: []}," calcext:value-type="string">
            <text:p>VOLTORB: {name: 'Voltorb', tile: new ut.Tile('v', 255, 85, 85), aggressive: true, type: Types.ELECTRIC, hp: 40, attack:30, defense: 50, spAttack:55, spDefense:55, speed: 100, xp: 103, skills: []},</text:p>
          </table:table-cell>
          <table:table-cell table:style-name="ce6" table:formula="of:=IF([.T101]&lt;&gt;&quot;&quot;;CONCATENATE(&quot;Races.&quot;;[.B101];&quot;.evolution = {minLevel: &quot;;[.U101];&quot;, race: Races.&quot;;[.T101];&quot;}&quot;); &quot;&quot;)" office:value-type="string" office:string-value="Races.VOLTORB.evolution = {minLevel: 30, race: Races.ELECTRODE}" calcext:value-type="string">
            <text:p>Races.VOLTORB.evolution = {minLevel: 30, race: Races.ELECTRODE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{name: '&quot;;[.C102];&quot;', tile: new ut.Tile('&quot;;[.D102];&quot;', &quot;;[.F102];&quot;, &quot;;[.G102];&quot;, &quot;;[.H102];&quot;)&quot;)" office:value-type="string" office:string-value="ELECTRODE: {name: 'Electrode', tile: new ut.Tile('E', 255, 85, 85)" calcext:value-type="string">
            <text:p>ELECTRODE: {name: 'Electrode', tile: new ut.Tile('E', 255, 85, 85)</text:p>
          </table:table-cell>
          <table:table-cell table:formula="of:=CONCATENATE(&quot;, aggressive: &quot;;[.J102];&quot;, type: Types.&quot;;[.K102]; &quot;, hp: &quot;;[.M102];&quot;, attack:&quot;;[.N102];&quot;, defense: &quot;;[.O102];&quot;, spAttack:&quot;;[.P102];&quot;, spDefense:&quot;; [.Q102])" office:value-type="string" office:string-value=", aggressive: true, type: Types.ELECTRIC, hp: 60, attack:50, defense: 70, spAttack:80, spDefense:80" calcext:value-type="string">
            <text:p>, aggressive: true, type: Types.ELECTRIC, hp: 60, attack:50, defense: 70, spAttack:80, spDefense:80</text:p>
          </table:table-cell>
          <table:table-cell table:formula="of:=CONCATENATE(&quot;, speed: &quot;;[.R102];&quot;, xp: &quot;;[.S102];&quot;, skills: []},&quot;)" office:value-type="string" office:string-value=", speed: 140, xp: 150, skills: []}," calcext:value-type="string">
            <text:p>, speed: 140, xp: 150, skills: []},</text:p>
          </table:table-cell>
          <table:table-cell table:style-name="ce3" table:formula="of:=COM.MICROSOFT.CONCAT([.V102:.X102])" office:value-type="string" office:string-value="ELECTRODE: {name: 'Electrode', tile: new ut.Tile('E', 255, 85, 85), aggressive: true, type: Types.ELECTRIC, hp: 60, attack:50, defense: 70, spAttack:80, spDefense:80, speed: 140, xp: 150, skills: []}," calcext:value-type="string">
            <text:p>ELECTRODE: {name: 'Electrode', tile: new ut.Tile('E', 255, 85, 85), aggressive: true, type: Types.ELECTRIC, hp: 60, attack:50, defense: 70, spAttack:80, spDefense:80, speed: 140, xp: 150, skills: []},</text:p>
          </table:table-cell>
          <table:table-cell table:style-name="ce6" table:formula="of:=IF([.T102]&lt;&gt;&quot;&quot;;CONCATENATE(&quot;Races.&quot;;[.B102];&quot;.evolution = {minLevel: &quot;;[.U102];&quot;, race: Races.&quot;;[.T102];&quot;}&quot;); 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{name: '&quot;;[.C103];&quot;', tile: new ut.Tile('&quot;;[.D103];&quot;', &quot;;[.F103];&quot;, &quot;;[.G103];&quot;, &quot;;[.H103];&quot;)&quot;)" office:value-type="string" office:string-value="EXEGGCUTE: {name: 'Exeggcute', tile: new ut.Tile('e', 255, 85, 255)" calcext:value-type="string">
            <text:p>EXEGGCUTE: {name: 'Exeggcute', tile: new ut.Tile('e', 255, 85, 255)</text:p>
          </table:table-cell>
          <table:table-cell table:formula="of:=CONCATENATE(&quot;, aggressive: &quot;;[.J103];&quot;, type: Types.&quot;;[.K103]; &quot;, hp: &quot;;[.M103];&quot;, attack:&quot;;[.N103];&quot;, defense: &quot;;[.O103];&quot;, spAttack:&quot;;[.P103];&quot;, spDefense:&quot;; [.Q103])" office:value-type="string" office:string-value=", aggressive: true, type: Types.GRASS, hp: 60, attack:40, defense: 80, spAttack:60, spDefense:45" calcext:value-type="string">
            <text:p>, aggressive: true, type: Types.GRASS, hp: 60, attack:40, defense: 80, spAttack:60, spDefense:45</text:p>
          </table:table-cell>
          <table:table-cell table:formula="of:=CONCATENATE(&quot;, speed: &quot;;[.R103];&quot;, xp: &quot;;[.S103];&quot;, skills: []},&quot;)" office:value-type="string" office:string-value=", speed: 40, xp: 98, skills: []}," calcext:value-type="string">
            <text:p>, speed: 40, xp: 98, skills: []},</text:p>
          </table:table-cell>
          <table:table-cell table:style-name="ce3" table:formula="of:=COM.MICROSOFT.CONCAT([.V103:.X103])" office:value-type="string" office:string-value="EXEGGCUTE: {name: 'Exeggcute', tile: new ut.Tile('e', 255, 85, 255), aggressive: true, type: Types.GRASS, hp: 60, attack:40, defense: 80, spAttack:60, spDefense:45, speed: 40, xp: 98, skills: []}," calcext:value-type="string">
            <text:p>EXEGGCUTE: {name: 'Exeggcute', tile: new ut.Tile('e', 255, 85, 255), aggressive: true, type: Types.GRASS, hp: 60, attack:40, defense: 80, spAttack:60, spDefense:45, speed: 40, xp: 98, skills: []},</text:p>
          </table:table-cell>
          <table:table-cell table:style-name="ce6" table:formula="of:=IF([.T103]&lt;&gt;&quot;&quot;;CONCATENATE(&quot;Races.&quot;;[.B103];&quot;.evolution = {minLevel: &quot;;[.U103];&quot;, race: Races.&quot;;[.T103];&quot;}&quot;); 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{name: '&quot;;[.C104];&quot;', tile: new ut.Tile('&quot;;[.D104];&quot;', &quot;;[.F104];&quot;, &quot;;[.G104];&quot;, &quot;;[.H104];&quot;)&quot;)" office:value-type="string" office:string-value="EXEGGUTOR: {name: 'Exeggutor', tile: new ut.Tile('E', 255, 255, 85)" calcext:value-type="string">
            <text:p>EXEGGUTOR: {name: 'Exeggutor', tile: new ut.Tile('E', 255, 255, 85)</text:p>
          </table:table-cell>
          <table:table-cell table:formula="of:=CONCATENATE(&quot;, aggressive: &quot;;[.J104];&quot;, type: Types.&quot;;[.K104]; &quot;, hp: &quot;;[.M104];&quot;, attack:&quot;;[.N104];&quot;, defense: &quot;;[.O104];&quot;, spAttack:&quot;;[.P104];&quot;, spDefense:&quot;; [.Q104])" office:value-type="string" office:string-value=", aggressive: true, type: Types.GRASS, hp: 95, attack:95, defense: 85, spAttack:125, spDefense:65" calcext:value-type="string">
            <text:p>, aggressive: true, type: Types.GRASS, hp: 95, attack:95, defense: 85, spAttack:125, spDefense:65</text:p>
          </table:table-cell>
          <table:table-cell table:formula="of:=CONCATENATE(&quot;, speed: &quot;;[.R104];&quot;, xp: &quot;;[.S104];&quot;, skills: []},&quot;)" office:value-type="string" office:string-value=", speed: 55, xp: 212, skills: []}," calcext:value-type="string">
            <text:p>, speed: 55, xp: 212, skills: []},</text:p>
          </table:table-cell>
          <table:table-cell table:style-name="ce3" table:formula="of:=COM.MICROSOFT.CONCAT([.V104:.X104])" office:value-type="string" office:string-value="EXEGGUTOR: {name: 'Exeggutor', tile: new ut.Tile('E', 255, 255, 85), aggressive: true, type: Types.GRASS, hp: 95, attack:95, defense: 85, spAttack:125, spDefense:65, speed: 55, xp: 212, skills: []}," calcext:value-type="string">
            <text:p>EXEGGUTOR: {name: 'Exeggutor', tile: new ut.Tile('E', 255, 255, 85), aggressive: true, type: Types.GRASS, hp: 95, attack:95, defense: 85, spAttack:125, spDefense:65, speed: 55, xp: 212, skills: []},</text:p>
          </table:table-cell>
          <table:table-cell table:style-name="ce6" table:formula="of:=IF([.T104]&lt;&gt;&quot;&quot;;CONCATENATE(&quot;Races.&quot;;[.B104];&quot;.evolution = {minLevel: &quot;;[.U104];&quot;, race: Races.&quot;;[.T104];&quot;}&quot;); 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{name: '&quot;;[.C105];&quot;', tile: new ut.Tile('&quot;;[.D105];&quot;', &quot;;[.F105];&quot;, &quot;;[.G105];&quot;, &quot;;[.H105];&quot;)&quot;)" office:value-type="string" office:string-value="CUBONE: {name: 'Cubone', tile: new ut.Tile('c', 170, 85, 0)" calcext:value-type="string">
            <text:p>CUBONE: {name: 'Cubone', tile: new ut.Tile('c', 170, 85, 0)</text:p>
          </table:table-cell>
          <table:table-cell table:formula="of:=CONCATENATE(&quot;, aggressive: &quot;;[.J105];&quot;, type: Types.&quot;;[.K105]; &quot;, hp: &quot;;[.M105];&quot;, attack:&quot;;[.N105];&quot;, defense: &quot;;[.O105];&quot;, spAttack:&quot;;[.P105];&quot;, spDefense:&quot;; [.Q105])" office:value-type="string" office:string-value=", aggressive: true, type: Types.GROUND, hp: 50, attack:50, defense: 95, spAttack:40, spDefense:50" calcext:value-type="string">
            <text:p>, aggressive: true, type: Types.GROUND, hp: 50, attack:50, defense: 95, spAttack:40, spDefense:50</text:p>
          </table:table-cell>
          <table:table-cell table:formula="of:=CONCATENATE(&quot;, speed: &quot;;[.R105];&quot;, xp: &quot;;[.S105];&quot;, skills: []},&quot;)" office:value-type="string" office:string-value=", speed: 35, xp: 87, skills: []}," calcext:value-type="string">
            <text:p>, speed: 35, xp: 87, skills: []},</text:p>
          </table:table-cell>
          <table:table-cell table:style-name="ce3" table:formula="of:=COM.MICROSOFT.CONCAT([.V105:.X105])" office:value-type="string" office:string-value="CUBONE: {name: 'Cubone', tile: new ut.Tile('c', 170, 85, 0), aggressive: true, type: Types.GROUND, hp: 50, attack:50, defense: 95, spAttack:40, spDefense:50, speed: 35, xp: 87, skills: []}," calcext:value-type="string">
            <text:p>CUBONE: {name: 'Cubone', tile: new ut.Tile('c', 170, 85, 0), aggressive: true, type: Types.GROUND, hp: 50, attack:50, defense: 95, spAttack:40, spDefense:50, speed: 35, xp: 87, skills: []},</text:p>
          </table:table-cell>
          <table:table-cell table:style-name="ce6" table:formula="of:=IF([.T105]&lt;&gt;&quot;&quot;;CONCATENATE(&quot;Races.&quot;;[.B105];&quot;.evolution = {minLevel: &quot;;[.U105];&quot;, race: Races.&quot;;[.T105];&quot;}&quot;); &quot;&quot;)" office:value-type="string" office:string-value="Races.CUBONE.evolution = {minLevel: 28, race: Races.MAROWAK}" calcext:value-type="string">
            <text:p>Races.CUBONE.evolution = {minLevel: 28, race: Races.MAROWAK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{name: '&quot;;[.C106];&quot;', tile: new ut.Tile('&quot;;[.D106];&quot;', &quot;;[.F106];&quot;, &quot;;[.G106];&quot;, &quot;;[.H106];&quot;)&quot;)" office:value-type="string" office:string-value="MAROWAK: {name: 'Marowak', tile: new ut.Tile('m', 170, 85, 0)" calcext:value-type="string">
            <text:p>MAROWAK: {name: 'Marowak', tile: new ut.Tile('m', 170, 85, 0)</text:p>
          </table:table-cell>
          <table:table-cell table:formula="of:=CONCATENATE(&quot;, aggressive: &quot;;[.J106];&quot;, type: Types.&quot;;[.K106]; &quot;, hp: &quot;;[.M106];&quot;, attack:&quot;;[.N106];&quot;, defense: &quot;;[.O106];&quot;, spAttack:&quot;;[.P106];&quot;, spDefense:&quot;; [.Q106])" office:value-type="string" office:string-value=", aggressive: true, type: Types.GROUND, hp: 60, attack:80, defense: 110, spAttack:50, spDefense:80" calcext:value-type="string">
            <text:p>, aggressive: true, type: Types.GROUND, hp: 60, attack:80, defense: 110, spAttack:50, spDefense:80</text:p>
          </table:table-cell>
          <table:table-cell table:formula="of:=CONCATENATE(&quot;, speed: &quot;;[.R106];&quot;, xp: &quot;;[.S106];&quot;, skills: []},&quot;)" office:value-type="string" office:string-value=", speed: 45, xp: 124, skills: []}," calcext:value-type="string">
            <text:p>, speed: 45, xp: 124, skills: []},</text:p>
          </table:table-cell>
          <table:table-cell table:style-name="ce3" table:formula="of:=COM.MICROSOFT.CONCAT([.V106:.X106])" office:value-type="string" office:string-value="MAROWAK: {name: 'Marowak', tile: new ut.Tile('m', 170, 85, 0), aggressive: true, type: Types.GROUND, hp: 60, attack:80, defense: 110, spAttack:50, spDefense:80, speed: 45, xp: 124, skills: []}," calcext:value-type="string">
            <text:p>MAROWAK: {name: 'Marowak', tile: new ut.Tile('m', 170, 85, 0), aggressive: true, type: Types.GROUND, hp: 60, attack:80, defense: 110, spAttack:50, spDefense:80, speed: 45, xp: 124, skills: []},</text:p>
          </table:table-cell>
          <table:table-cell table:style-name="ce6" table:formula="of:=IF([.T106]&lt;&gt;&quot;&quot;;CONCATENATE(&quot;Races.&quot;;[.B106];&quot;.evolution = {minLevel: &quot;;[.U106];&quot;, race: Races.&quot;;[.T106];&quot;}&quot;); 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{name: '&quot;;[.C107];&quot;', tile: new ut.Tile('&quot;;[.D107];&quot;', &quot;;[.F107];&quot;, &quot;;[.G107];&quot;, &quot;;[.H107];&quot;)&quot;)" office:value-type="string" office:string-value="HITMONLEE: {name: 'Hitmonlee', tile: new ut.Tile('h', 170, 85, 0)" calcext:value-type="string">
            <text:p>HITMONLEE: {name: 'Hitmonlee', tile: new ut.Tile('h', 170, 85, 0)</text:p>
          </table:table-cell>
          <table:table-cell table:formula="of:=CONCATENATE(&quot;, aggressive: &quot;;[.J107];&quot;, type: Types.&quot;;[.K107]; &quot;, hp: &quot;;[.M107];&quot;, attack:&quot;;[.N107];&quot;, defense: &quot;;[.O107];&quot;, spAttack:&quot;;[.P107];&quot;, spDefense:&quot;; [.Q107])" office:value-type="string" office:string-value=", aggressive: true, type: Types.FIGHTING, hp: 50, attack:120, defense: 53, spAttack:35, spDefense:110" calcext:value-type="string">
            <text:p>, aggressive: true, type: Types.FIGHTING, hp: 50, attack:120, defense: 53, spAttack:35, spDefense:110</text:p>
          </table:table-cell>
          <table:table-cell table:formula="of:=CONCATENATE(&quot;, speed: &quot;;[.R107];&quot;, xp: &quot;;[.S107];&quot;, skills: []},&quot;)" office:value-type="string" office:string-value=", speed: 87, xp: 139, skills: []}," calcext:value-type="string">
            <text:p>, speed: 87, xp: 139, skills: []},</text:p>
          </table:table-cell>
          <table:table-cell table:style-name="ce3" table:formula="of:=COM.MICROSOFT.CONCAT([.V107:.X107])" office:value-type="string" office:string-value="HITMONLEE: {name: 'Hitmonlee', tile: new ut.Tile('h', 170, 85, 0), aggressive: true, type: Types.FIGHTING, hp: 50, attack:120, defense: 53, spAttack:35, spDefense:110, speed: 87, xp: 139, skills: []}," calcext:value-type="string">
            <text:p>HITMONLEE: {name: 'Hitmonlee', tile: new ut.Tile('h', 170, 85, 0), aggressive: true, type: Types.FIGHTING, hp: 50, attack:120, defense: 53, spAttack:35, spDefense:110, speed: 87, xp: 139, skills: []},</text:p>
          </table:table-cell>
          <table:table-cell table:style-name="ce6" table:formula="of:=IF([.T107]&lt;&gt;&quot;&quot;;CONCATENATE(&quot;Races.&quot;;[.B107];&quot;.evolution = {minLevel: &quot;;[.U107];&quot;, race: Races.&quot;;[.T107];&quot;}&quot;); 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{name: '&quot;;[.C108];&quot;', tile: new ut.Tile('&quot;;[.D108];&quot;', &quot;;[.F108];&quot;, &quot;;[.G108];&quot;, &quot;;[.H108];&quot;)&quot;)" office:value-type="string" office:string-value="HITMONCHAN: {name: 'Hitmonchan', tile: new ut.Tile('h', 170, 85, 0)" calcext:value-type="string">
            <text:p>HITMONCHAN: {name: 'Hitmonchan', tile: new ut.Tile('h', 170, 85, 0)</text:p>
          </table:table-cell>
          <table:table-cell table:formula="of:=CONCATENATE(&quot;, aggressive: &quot;;[.J108];&quot;, type: Types.&quot;;[.K108]; &quot;, hp: &quot;;[.M108];&quot;, attack:&quot;;[.N108];&quot;, defense: &quot;;[.O108];&quot;, spAttack:&quot;;[.P108];&quot;, spDefense:&quot;; [.Q108])" office:value-type="string" office:string-value=", aggressive: true, type: Types.FIGHTING, hp: 50, attack:105, defense: 79, spAttack:35, spDefense:110" calcext:value-type="string">
            <text:p>, aggressive: true, type: Types.FIGHTING, hp: 50, attack:105, defense: 79, spAttack:35, spDefense:110</text:p>
          </table:table-cell>
          <table:table-cell table:formula="of:=CONCATENATE(&quot;, speed: &quot;;[.R108];&quot;, xp: &quot;;[.S108];&quot;, skills: []},&quot;)" office:value-type="string" office:string-value=", speed: 76, xp: 140, skills: []}," calcext:value-type="string">
            <text:p>, speed: 76, xp: 140, skills: []},</text:p>
          </table:table-cell>
          <table:table-cell table:style-name="ce3" table:formula="of:=COM.MICROSOFT.CONCAT([.V108:.X108])" office:value-type="string" office:string-value="HITMONCHAN: {name: 'Hitmonchan', tile: new ut.Tile('h', 170, 85, 0), aggressive: true, type: Types.FIGHTING, hp: 50, attack:105, defense: 79, spAttack:35, spDefense:110, speed: 76, xp: 140, skills: []}," calcext:value-type="string">
            <text:p>HITMONCHAN: {name: 'Hitmonchan', tile: new ut.Tile('h', 170, 85, 0), aggressive: true, type: Types.FIGHTING, hp: 50, attack:105, defense: 79, spAttack:35, spDefense:110, speed: 76, xp: 140, skills: []},</text:p>
          </table:table-cell>
          <table:table-cell table:style-name="ce6" table:formula="of:=IF([.T108]&lt;&gt;&quot;&quot;;CONCATENATE(&quot;Races.&quot;;[.B108];&quot;.evolution = {minLevel: &quot;;[.U108];&quot;, race: Races.&quot;;[.T108];&quot;}&quot;); 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{name: '&quot;;[.C109];&quot;', tile: new ut.Tile('&quot;;[.D109];&quot;', &quot;;[.F109];&quot;, &quot;;[.G109];&quot;, &quot;;[.H109];&quot;)&quot;)" office:value-type="string" office:string-value="LICKITUNG: {name: 'Lickitung', tile: new ut.Tile('l', 255, 85, 255)" calcext:value-type="string">
            <text:p>LICKITUNG: {name: 'Lickitung', tile: new ut.Tile('l', 255, 85, 255)</text:p>
          </table:table-cell>
          <table:table-cell table:formula="of:=CONCATENATE(&quot;, aggressive: &quot;;[.J109];&quot;, type: Types.&quot;;[.K109]; &quot;, hp: &quot;;[.M109];&quot;, attack:&quot;;[.N109];&quot;, defense: &quot;;[.O109];&quot;, spAttack:&quot;;[.P109];&quot;, spDefense:&quot;; [.Q109])" office:value-type="string" office:string-value=", aggressive: true, type: Types.NORMAL, hp: 90, attack:55, defense: 75, spAttack:60, spDefense:75" calcext:value-type="string">
            <text:p>, aggressive: true, type: Types.NORMAL, hp: 90, attack:55, defense: 75, spAttack:60, spDefense:75</text:p>
          </table:table-cell>
          <table:table-cell table:formula="of:=CONCATENATE(&quot;, speed: &quot;;[.R109];&quot;, xp: &quot;;[.S109];&quot;, skills: []},&quot;)" office:value-type="string" office:string-value=", speed: 30, xp: 127, skills: []}," calcext:value-type="string">
            <text:p>, speed: 30, xp: 127, skills: []},</text:p>
          </table:table-cell>
          <table:table-cell table:style-name="ce3" table:formula="of:=COM.MICROSOFT.CONCAT([.V109:.X109])" office:value-type="string" office:string-value="LICKITUNG: {name: 'Lickitung', tile: new ut.Tile('l', 255, 85, 255), aggressive: true, type: Types.NORMAL, hp: 90, attack:55, defense: 75, spAttack:60, spDefense:75, speed: 30, xp: 127, skills: []}," calcext:value-type="string">
            <text:p>LICKITUNG: {name: 'Lickitung', tile: new ut.Tile('l', 255, 85, 255), aggressive: true, type: Types.NORMAL, hp: 90, attack:55, defense: 75, spAttack:60, spDefense:75, speed: 30, xp: 127, skills: []},</text:p>
          </table:table-cell>
          <table:table-cell table:style-name="ce6" table:formula="of:=IF([.T109]&lt;&gt;&quot;&quot;;CONCATENATE(&quot;Races.&quot;;[.B109];&quot;.evolution = {minLevel: &quot;;[.U109];&quot;, race: Races.&quot;;[.T109];&quot;}&quot;); 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{name: '&quot;;[.C110];&quot;', tile: new ut.Tile('&quot;;[.D110];&quot;', &quot;;[.F110];&quot;, &quot;;[.G110];&quot;, &quot;;[.H110];&quot;)&quot;)" office:value-type="string" office:string-value="KOFFING: {name: 'Koffing', tile: new ut.Tile('k', 170, 0, 170)" calcext:value-type="string">
            <text:p>KOFFING: {name: 'Koffing', tile: new ut.Tile('k', 170, 0, 170)</text:p>
          </table:table-cell>
          <table:table-cell table:formula="of:=CONCATENATE(&quot;, aggressive: &quot;;[.J110];&quot;, type: Types.&quot;;[.K110]; &quot;, hp: &quot;;[.M110];&quot;, attack:&quot;;[.N110];&quot;, defense: &quot;;[.O110];&quot;, spAttack:&quot;;[.P110];&quot;, spDefense:&quot;; [.Q110])" office:value-type="string" office:string-value=", aggressive: true, type: Types.POISON, hp: 40, attack:65, defense: 95, spAttack:60, spDefense:45" calcext:value-type="string">
            <text:p>, aggressive: true, type: Types.POISON, hp: 40, attack:65, defense: 95, spAttack:60, spDefense:45</text:p>
          </table:table-cell>
          <table:table-cell table:formula="of:=CONCATENATE(&quot;, speed: &quot;;[.R110];&quot;, xp: &quot;;[.S110];&quot;, skills: []},&quot;)" office:value-type="string" office:string-value=", speed: 35, xp: 114, skills: []}," calcext:value-type="string">
            <text:p>, speed: 35, xp: 114, skills: []},</text:p>
          </table:table-cell>
          <table:table-cell table:style-name="ce3" table:formula="of:=COM.MICROSOFT.CONCAT([.V110:.X110])" office:value-type="string" office:string-value="KOFFING: {name: 'Koffing', tile: new ut.Tile('k', 170, 0, 170), aggressive: true, type: Types.POISON, hp: 40, attack:65, defense: 95, spAttack:60, spDefense:45, speed: 35, xp: 114, skills: []}," calcext:value-type="string">
            <text:p>KOFFING: {name: 'Koffing', tile: new ut.Tile('k', 170, 0, 170), aggressive: true, type: Types.POISON, hp: 40, attack:65, defense: 95, spAttack:60, spDefense:45, speed: 35, xp: 114, skills: []},</text:p>
          </table:table-cell>
          <table:table-cell table:style-name="ce6" table:formula="of:=IF([.T110]&lt;&gt;&quot;&quot;;CONCATENATE(&quot;Races.&quot;;[.B110];&quot;.evolution = {minLevel: &quot;;[.U110];&quot;, race: Races.&quot;;[.T110];&quot;}&quot;); &quot;&quot;)" office:value-type="string" office:string-value="Races.KOFFING.evolution = {minLevel: 35, race: Races.WEEZING}" calcext:value-type="string">
            <text:p>Races.KOFFING.evolution = {minLevel: 35, race: Races.WEEZING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{name: '&quot;;[.C111];&quot;', tile: new ut.Tile('&quot;;[.D111];&quot;', &quot;;[.F111];&quot;, &quot;;[.G111];&quot;, &quot;;[.H111];&quot;)&quot;)" office:value-type="string" office:string-value="WEEZING: {name: 'Weezing', tile: new ut.Tile('w', 170, 0, 170)" calcext:value-type="string">
            <text:p>WEEZING: {name: 'Weezing', tile: new ut.Tile('w', 170, 0, 170)</text:p>
          </table:table-cell>
          <table:table-cell table:formula="of:=CONCATENATE(&quot;, aggressive: &quot;;[.J111];&quot;, type: Types.&quot;;[.K111]; &quot;, hp: &quot;;[.M111];&quot;, attack:&quot;;[.N111];&quot;, defense: &quot;;[.O111];&quot;, spAttack:&quot;;[.P111];&quot;, spDefense:&quot;; [.Q111])" office:value-type="string" office:string-value=", aggressive: true, type: Types.POISON, hp: 65, attack:90, defense: 120, spAttack:85, spDefense:70" calcext:value-type="string">
            <text:p>, aggressive: true, type: Types.POISON, hp: 65, attack:90, defense: 120, spAttack:85, spDefense:70</text:p>
          </table:table-cell>
          <table:table-cell table:formula="of:=CONCATENATE(&quot;, speed: &quot;;[.R111];&quot;, xp: &quot;;[.S111];&quot;, skills: []},&quot;)" office:value-type="string" office:string-value=", speed: 60, xp: 173, skills: []}," calcext:value-type="string">
            <text:p>, speed: 60, xp: 173, skills: []},</text:p>
          </table:table-cell>
          <table:table-cell table:style-name="ce3" table:formula="of:=COM.MICROSOFT.CONCAT([.V111:.X111])" office:value-type="string" office:string-value="WEEZING: {name: 'Weezing', tile: new ut.Tile('w', 170, 0, 170), aggressive: true, type: Types.POISON, hp: 65, attack:90, defense: 120, spAttack:85, spDefense:70, speed: 60, xp: 173, skills: []}," calcext:value-type="string">
            <text:p>WEEZING: {name: 'Weezing', tile: new ut.Tile('w', 170, 0, 170), aggressive: true, type: Types.POISON, hp: 65, attack:90, defense: 120, spAttack:85, spDefense:70, speed: 60, xp: 173, skills: []},</text:p>
          </table:table-cell>
          <table:table-cell table:style-name="ce6" table:formula="of:=IF([.T111]&lt;&gt;&quot;&quot;;CONCATENATE(&quot;Races.&quot;;[.B111];&quot;.evolution = {minLevel: &quot;;[.U111];&quot;, race: Races.&quot;;[.T111];&quot;}&quot;); 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{name: '&quot;;[.C112];&quot;', tile: new ut.Tile('&quot;;[.D112];&quot;', &quot;;[.F112];&quot;, &quot;;[.G112];&quot;, &quot;;[.H112];&quot;)&quot;)" office:value-type="string" office:string-value="RHYHORN: {name: 'Rhyhorn', tile: new ut.Tile('R', 170, 170, 170)" calcext:value-type="string">
            <text:p>RHYHORN: {name: 'Rhyhorn', tile: new ut.Tile('R', 170, 170, 170)</text:p>
          </table:table-cell>
          <table:table-cell table:formula="of:=CONCATENATE(&quot;, aggressive: &quot;;[.J112];&quot;, type: Types.&quot;;[.K112]; &quot;, hp: &quot;;[.M112];&quot;, attack:&quot;;[.N112];&quot;, defense: &quot;;[.O112];&quot;, spAttack:&quot;;[.P112];&quot;, spDefense:&quot;; [.Q112])" office:value-type="string" office:string-value=", aggressive: true, type: Types.GROUND, hp: 80, attack:85, defense: 95, spAttack:30, spDefense:30" calcext:value-type="string">
            <text:p>, aggressive: true, type: Types.GROUND, hp: 80, attack:85, defense: 95, spAttack:30, spDefense:30</text:p>
          </table:table-cell>
          <table:table-cell table:formula="of:=CONCATENATE(&quot;, speed: &quot;;[.R112];&quot;, xp: &quot;;[.S112];&quot;, skills: []},&quot;)" office:value-type="string" office:string-value=", speed: 25, xp: 135, skills: []}," calcext:value-type="string">
            <text:p>, speed: 25, xp: 135, skills: []},</text:p>
          </table:table-cell>
          <table:table-cell table:style-name="ce3" table:formula="of:=COM.MICROSOFT.CONCAT([.V112:.X112])" office:value-type="string" office:string-value="RHYHORN: {name: 'Rhyhorn', tile: new ut.Tile('R', 170, 170, 170), aggressive: true, type: Types.GROUND, hp: 80, attack:85, defense: 95, spAttack:30, spDefense:30, speed: 25, xp: 135, skills: []}," calcext:value-type="string">
            <text:p>RHYHORN: {name: 'Rhyhorn', tile: new ut.Tile('R', 170, 170, 170), aggressive: true, type: Types.GROUND, hp: 80, attack:85, defense: 95, spAttack:30, spDefense:30, speed: 25, xp: 135, skills: []},</text:p>
          </table:table-cell>
          <table:table-cell table:style-name="ce6" table:formula="of:=IF([.T112]&lt;&gt;&quot;&quot;;CONCATENATE(&quot;Races.&quot;;[.B112];&quot;.evolution = {minLevel: &quot;;[.U112];&quot;, race: Races.&quot;;[.T112];&quot;}&quot;); &quot;&quot;)" office:value-type="string" office:string-value="Races.RHYHORN.evolution = {minLevel: 42, race: Races.RHYDON}" calcext:value-type="string">
            <text:p>Races.RHYHORN.evolution = {minLevel: 42, race: Races.RHYDON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{name: '&quot;;[.C113];&quot;', tile: new ut.Tile('&quot;;[.D113];&quot;', &quot;;[.F113];&quot;, &quot;;[.G113];&quot;, &quot;;[.H113];&quot;)&quot;)" office:value-type="string" office:string-value="RHYDON: {name: 'Rhydon', tile: new ut.Tile('R', 170, 170, 170)" calcext:value-type="string">
            <text:p>RHYDON: {name: 'Rhydon', tile: new ut.Tile('R', 170, 170, 170)</text:p>
          </table:table-cell>
          <table:table-cell table:formula="of:=CONCATENATE(&quot;, aggressive: &quot;;[.J113];&quot;, type: Types.&quot;;[.K113]; &quot;, hp: &quot;;[.M113];&quot;, attack:&quot;;[.N113];&quot;, defense: &quot;;[.O113];&quot;, spAttack:&quot;;[.P113];&quot;, spDefense:&quot;; [.Q113])" office:value-type="string" office:string-value=", aggressive: true, type: Types.GROUND, hp: 105, attack:130, defense: 120, spAttack:45, spDefense:45" calcext:value-type="string">
            <text:p>, aggressive: true, type: Types.GROUND, hp: 105, attack:130, defense: 120, spAttack:45, spDefense:45</text:p>
          </table:table-cell>
          <table:table-cell table:formula="of:=CONCATENATE(&quot;, speed: &quot;;[.R113];&quot;, xp: &quot;;[.S113];&quot;, skills: []},&quot;)" office:value-type="string" office:string-value=", speed: 40, xp: 204, skills: []}," calcext:value-type="string">
            <text:p>, speed: 40, xp: 204, skills: []},</text:p>
          </table:table-cell>
          <table:table-cell table:style-name="ce3" table:formula="of:=COM.MICROSOFT.CONCAT([.V113:.X113])" office:value-type="string" office:string-value="RHYDON: {name: 'Rhydon', tile: new ut.Tile('R', 170, 170, 170), aggressive: true, type: Types.GROUND, hp: 105, attack:130, defense: 120, spAttack:45, spDefense:45, speed: 40, xp: 204, skills: []}," calcext:value-type="string">
            <text:p>RHYDON: {name: 'Rhydon', tile: new ut.Tile('R', 170, 170, 170), aggressive: true, type: Types.GROUND, hp: 105, attack:130, defense: 120, spAttack:45, spDefense:45, speed: 40, xp: 204, skills: []},</text:p>
          </table:table-cell>
          <table:table-cell table:style-name="ce6" table:formula="of:=IF([.T113]&lt;&gt;&quot;&quot;;CONCATENATE(&quot;Races.&quot;;[.B113];&quot;.evolution = {minLevel: &quot;;[.U113];&quot;, race: Races.&quot;;[.T113];&quot;}&quot;); 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{name: '&quot;;[.C114];&quot;', tile: new ut.Tile('&quot;;[.D114];&quot;', &quot;;[.F114];&quot;, &quot;;[.G114];&quot;, &quot;;[.H114];&quot;)&quot;)" office:value-type="string" office:string-value="CHANSEY: {name: 'Chansey', tile: new ut.Tile('c', 255, 85, 255)" calcext:value-type="string">
            <text:p>CHANSEY: {name: 'Chansey', tile: new ut.Tile('c', 255, 85, 255)</text:p>
          </table:table-cell>
          <table:table-cell table:formula="of:=CONCATENATE(&quot;, aggressive: &quot;;[.J114];&quot;, type: Types.&quot;;[.K114]; &quot;, hp: &quot;;[.M114];&quot;, attack:&quot;;[.N114];&quot;, defense: &quot;;[.O114];&quot;, spAttack:&quot;;[.P114];&quot;, spDefense:&quot;; [.Q114])" office:value-type="string" office:string-value=", aggressive: false, type: Types.NORMAL, hp: 250, attack:5, defense: 5, spAttack:35, spDefense:105" calcext:value-type="string">
            <text:p>, aggressive: false, type: Types.NORMAL, hp: 250, attack:5, defense: 5, spAttack:35, spDefense:105</text:p>
          </table:table-cell>
          <table:table-cell table:formula="of:=CONCATENATE(&quot;, speed: &quot;;[.R114];&quot;, xp: &quot;;[.S114];&quot;, skills: []},&quot;)" office:value-type="string" office:string-value=", speed: 50, xp: 255, skills: []}," calcext:value-type="string">
            <text:p>, speed: 50, xp: 255, skills: []},</text:p>
          </table:table-cell>
          <table:table-cell table:style-name="ce3" table:formula="of:=COM.MICROSOFT.CONCAT([.V114:.X114])" office:value-type="string" office:string-value="CHANSEY: {name: 'Chansey', tile: new ut.Tile('c', 255, 85, 255), aggressive: false, type: Types.NORMAL, hp: 250, attack:5, defense: 5, spAttack:35, spDefense:105, speed: 50, xp: 255, skills: []}," calcext:value-type="string">
            <text:p>CHANSEY: {name: 'Chansey', tile: new ut.Tile('c', 255, 85, 255), aggressive: false, type: Types.NORMAL, hp: 250, attack:5, defense: 5, spAttack:35, spDefense:105, speed: 50, xp: 255, skills: []},</text:p>
          </table:table-cell>
          <table:table-cell table:style-name="ce6" table:formula="of:=IF([.T114]&lt;&gt;&quot;&quot;;CONCATENATE(&quot;Races.&quot;;[.B114];&quot;.evolution = {minLevel: &quot;;[.U114];&quot;, race: Races.&quot;;[.T114];&quot;}&quot;); 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{name: '&quot;;[.C115];&quot;', tile: new ut.Tile('&quot;;[.D115];&quot;', &quot;;[.F115];&quot;, &quot;;[.G115];&quot;, &quot;;[.H115];&quot;)&quot;)" office:value-type="string" office:string-value="TANGELA: {name: 'Tangela', tile: new ut.Tile('t', 85, 85, 255)" calcext:value-type="string">
            <text:p>TANGELA: {name: 'Tangela', tile: new ut.Tile('t', 85, 85, 255)</text:p>
          </table:table-cell>
          <table:table-cell table:formula="of:=CONCATENATE(&quot;, aggressive: &quot;;[.J115];&quot;, type: Types.&quot;;[.K115]; &quot;, hp: &quot;;[.M115];&quot;, attack:&quot;;[.N115];&quot;, defense: &quot;;[.O115];&quot;, spAttack:&quot;;[.P115];&quot;, spDefense:&quot;; [.Q115])" office:value-type="string" office:string-value=", aggressive: false, type: Types.GRASS, hp: 65, attack:55, defense: 115, spAttack:100, spDefense:40" calcext:value-type="string">
            <text:p>, aggressive: false, type: Types.GRASS, hp: 65, attack:55, defense: 115, spAttack:100, spDefense:40</text:p>
          </table:table-cell>
          <table:table-cell table:formula="of:=CONCATENATE(&quot;, speed: &quot;;[.R115];&quot;, xp: &quot;;[.S115];&quot;, skills: []},&quot;)" office:value-type="string" office:string-value=", speed: 60, xp: 166, skills: []}," calcext:value-type="string">
            <text:p>, speed: 60, xp: 166, skills: []},</text:p>
          </table:table-cell>
          <table:table-cell table:style-name="ce3" table:formula="of:=COM.MICROSOFT.CONCAT([.V115:.X115])" office:value-type="string" office:string-value="TANGELA: {name: 'Tangela', tile: new ut.Tile('t', 85, 85, 255), aggressive: false, type: Types.GRASS, hp: 65, attack:55, defense: 115, spAttack:100, spDefense:40, speed: 60, xp: 166, skills: []}," calcext:value-type="string">
            <text:p>TANGELA: {name: 'Tangela', tile: new ut.Tile('t', 85, 85, 255), aggressive: false, type: Types.GRASS, hp: 65, attack:55, defense: 115, spAttack:100, spDefense:40, speed: 60, xp: 166, skills: []},</text:p>
          </table:table-cell>
          <table:table-cell table:style-name="ce6" table:formula="of:=IF([.T115]&lt;&gt;&quot;&quot;;CONCATENATE(&quot;Races.&quot;;[.B115];&quot;.evolution = {minLevel: &quot;;[.U115];&quot;, race: Races.&quot;;[.T115];&quot;}&quot;); 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{name: '&quot;;[.C116];&quot;', tile: new ut.Tile('&quot;;[.D116];&quot;', &quot;;[.F116];&quot;, &quot;;[.G116];&quot;, &quot;;[.H116];&quot;)&quot;)" office:value-type="string" office:string-value="KANGASKHAN: {name: 'Kangaskhan', tile: new ut.Tile('K', 170, 85, 0)" calcext:value-type="string">
            <text:p>KANGASKHAN: {name: 'Kangaskhan', tile: new ut.Tile('K', 170, 85, 0)</text:p>
          </table:table-cell>
          <table:table-cell table:formula="of:=CONCATENATE(&quot;, aggressive: &quot;;[.J116];&quot;, type: Types.&quot;;[.K116]; &quot;, hp: &quot;;[.M116];&quot;, attack:&quot;;[.N116];&quot;, defense: &quot;;[.O116];&quot;, spAttack:&quot;;[.P116];&quot;, spDefense:&quot;; [.Q116])" office:value-type="string" office:string-value=", aggressive: true, type: Types.NORMAL, hp: 105, attack:95, defense: 80, spAttack:40, spDefense:80" calcext:value-type="string">
            <text:p>, aggressive: true, type: Types.NORMAL, hp: 105, attack:95, defense: 80, spAttack:40, spDefense:80</text:p>
          </table:table-cell>
          <table:table-cell table:formula="of:=CONCATENATE(&quot;, speed: &quot;;[.R116];&quot;, xp: &quot;;[.S116];&quot;, skills: []},&quot;)" office:value-type="string" office:string-value=", speed: 90, xp: 175, skills: []}," calcext:value-type="string">
            <text:p>, speed: 90, xp: 175, skills: []},</text:p>
          </table:table-cell>
          <table:table-cell table:style-name="ce3" table:formula="of:=COM.MICROSOFT.CONCAT([.V116:.X116])" office:value-type="string" office:string-value="KANGASKHAN: {name: 'Kangaskhan', tile: new ut.Tile('K', 170, 85, 0), aggressive: true, type: Types.NORMAL, hp: 105, attack:95, defense: 80, spAttack:40, spDefense:80, speed: 90, xp: 175, skills: []}," calcext:value-type="string">
            <text:p>KANGASKHAN: {name: 'Kangaskhan', tile: new ut.Tile('K', 170, 85, 0), aggressive: true, type: Types.NORMAL, hp: 105, attack:95, defense: 80, spAttack:40, spDefense:80, speed: 90, xp: 175, skills: []},</text:p>
          </table:table-cell>
          <table:table-cell table:style-name="ce6" table:formula="of:=IF([.T116]&lt;&gt;&quot;&quot;;CONCATENATE(&quot;Races.&quot;;[.B116];&quot;.evolution = {minLevel: &quot;;[.U116];&quot;, race: Races.&quot;;[.T116];&quot;}&quot;); 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{name: '&quot;;[.C117];&quot;', tile: new ut.Tile('&quot;;[.D117];&quot;', &quot;;[.F117];&quot;, &quot;;[.G117];&quot;, &quot;;[.H117];&quot;)&quot;)" office:value-type="string" office:string-value="HORSEA: {name: 'Horsea', tile: new ut.Tile('h', 85, 85, 255)" calcext:value-type="string">
            <text:p>HORSEA: {name: 'Horsea', tile: new ut.Tile('h', 85, 85, 255)</text:p>
          </table:table-cell>
          <table:table-cell table:formula="of:=CONCATENATE(&quot;, aggressive: &quot;;[.J117];&quot;, type: Types.&quot;;[.K117]; &quot;, hp: &quot;;[.M117];&quot;, attack:&quot;;[.N117];&quot;, defense: &quot;;[.O117];&quot;, spAttack:&quot;;[.P117];&quot;, spDefense:&quot;; [.Q117])" office:value-type="string" office:string-value=", aggressive: false, type: Types.WATER, hp: 30, attack:40, defense: 70, spAttack:70, spDefense:25" calcext:value-type="string">
            <text:p>, aggressive: false, type: Types.WATER, hp: 30, attack:40, defense: 70, spAttack:70, spDefense:25</text:p>
          </table:table-cell>
          <table:table-cell table:formula="of:=CONCATENATE(&quot;, speed: &quot;;[.R117];&quot;, xp: &quot;;[.S117];&quot;, skills: []},&quot;)" office:value-type="string" office:string-value=", speed: 60, xp: 83, skills: []}," calcext:value-type="string">
            <text:p>, speed: 60, xp: 83, skills: []},</text:p>
          </table:table-cell>
          <table:table-cell table:style-name="ce3" table:formula="of:=COM.MICROSOFT.CONCAT([.V117:.X117])" office:value-type="string" office:string-value="HORSEA: {name: 'Horsea', tile: new ut.Tile('h', 85, 85, 255), aggressive: false, type: Types.WATER, hp: 30, attack:40, defense: 70, spAttack:70, spDefense:25, speed: 60, xp: 83, skills: []}," calcext:value-type="string">
            <text:p>HORSEA: {name: 'Horsea', tile: new ut.Tile('h', 85, 85, 255), aggressive: false, type: Types.WATER, hp: 30, attack:40, defense: 70, spAttack:70, spDefense:25, speed: 60, xp: 83, skills: []},</text:p>
          </table:table-cell>
          <table:table-cell table:style-name="ce6" table:formula="of:=IF([.T117]&lt;&gt;&quot;&quot;;CONCATENATE(&quot;Races.&quot;;[.B117];&quot;.evolution = {minLevel: &quot;;[.U117];&quot;, race: Races.&quot;;[.T117];&quot;}&quot;); &quot;&quot;)" office:value-type="string" office:string-value="Races.HORSEA.evolution = {minLevel: 32, race: Races.SEADRA}" calcext:value-type="string">
            <text:p>Races.HORSEA.evolution = {minLevel: 32, race: Races.SEADRA}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{name: '&quot;;[.C118];&quot;', tile: new ut.Tile('&quot;;[.D118];&quot;', &quot;;[.F118];&quot;, &quot;;[.G118];&quot;, &quot;;[.H118];&quot;)&quot;)" office:value-type="string" office:string-value="SEADRA: {name: 'Seadra', tile: new ut.Tile('s', 85, 85, 255)" calcext:value-type="string">
            <text:p>SEADRA: {name: 'Seadra', tile: new ut.Tile('s', 85, 85, 255)</text:p>
          </table:table-cell>
          <table:table-cell table:formula="of:=CONCATENATE(&quot;, aggressive: &quot;;[.J118];&quot;, type: Types.&quot;;[.K118]; &quot;, hp: &quot;;[.M118];&quot;, attack:&quot;;[.N118];&quot;, defense: &quot;;[.O118];&quot;, spAttack:&quot;;[.P118];&quot;, spDefense:&quot;; [.Q118])" office:value-type="string" office:string-value=", aggressive: true, type: Types.WATER, hp: 55, attack:65, defense: 95, spAttack:95, spDefense:45" calcext:value-type="string">
            <text:p>, aggressive: true, type: Types.WATER, hp: 55, attack:65, defense: 95, spAttack:95, spDefense:45</text:p>
          </table:table-cell>
          <table:table-cell table:formula="of:=CONCATENATE(&quot;, speed: &quot;;[.R118];&quot;, xp: &quot;;[.S118];&quot;, skills: []},&quot;)" office:value-type="string" office:string-value=", speed: 85, xp: 155, skills: []}," calcext:value-type="string">
            <text:p>, speed: 85, xp: 155, skills: []},</text:p>
          </table:table-cell>
          <table:table-cell table:style-name="ce3" table:formula="of:=COM.MICROSOFT.CONCAT([.V118:.X118])" office:value-type="string" office:string-value="SEADRA: {name: 'Seadra', tile: new ut.Tile('s', 85, 85, 255), aggressive: true, type: Types.WATER, hp: 55, attack:65, defense: 95, spAttack:95, spDefense:45, speed: 85, xp: 155, skills: []}," calcext:value-type="string">
            <text:p>SEADRA: {name: 'Seadra', tile: new ut.Tile('s', 85, 85, 255), aggressive: true, type: Types.WATER, hp: 55, attack:65, defense: 95, spAttack:95, spDefense:45, speed: 85, xp: 155, skills: []},</text:p>
          </table:table-cell>
          <table:table-cell table:style-name="ce6" table:formula="of:=IF([.T118]&lt;&gt;&quot;&quot;;CONCATENATE(&quot;Races.&quot;;[.B118];&quot;.evolution = {minLevel: &quot;;[.U118];&quot;, race: Races.&quot;;[.T118];&quot;}&quot;); 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{name: '&quot;;[.C119];&quot;', tile: new ut.Tile('&quot;;[.D119];&quot;', &quot;;[.F119];&quot;, &quot;;[.G119];&quot;, &quot;;[.H119];&quot;)&quot;)" office:value-type="string" office:string-value="GOLDEEN: {name: 'Goldeen', tile: new ut.Tile('g', 255, 85, 85)" calcext:value-type="string">
            <text:p>GOLDEEN: {name: 'Goldeen', tile: new ut.Tile('g', 255, 85, 85)</text:p>
          </table:table-cell>
          <table:table-cell table:formula="of:=CONCATENATE(&quot;, aggressive: &quot;;[.J119];&quot;, type: Types.&quot;;[.K119]; &quot;, hp: &quot;;[.M119];&quot;, attack:&quot;;[.N119];&quot;, defense: &quot;;[.O119];&quot;, spAttack:&quot;;[.P119];&quot;, spDefense:&quot;; [.Q119])" office:value-type="string" office:string-value=", aggressive: false, type: Types.WATER, hp: 45, attack:67, defense: 60, spAttack:35, spDefense:50" calcext:value-type="string">
            <text:p>, aggressive: false, type: Types.WATER, hp: 45, attack:67, defense: 60, spAttack:35, spDefense:50</text:p>
          </table:table-cell>
          <table:table-cell table:formula="of:=CONCATENATE(&quot;, speed: &quot;;[.R119];&quot;, xp: &quot;;[.S119];&quot;, skills: []},&quot;)" office:value-type="string" office:string-value=", speed: 63, xp: 111, skills: []}," calcext:value-type="string">
            <text:p>, speed: 63, xp: 111, skills: []},</text:p>
          </table:table-cell>
          <table:table-cell table:style-name="ce3" table:formula="of:=COM.MICROSOFT.CONCAT([.V119:.X119])" office:value-type="string" office:string-value="GOLDEEN: {name: 'Goldeen', tile: new ut.Tile('g', 255, 85, 85), aggressive: false, type: Types.WATER, hp: 45, attack:67, defense: 60, spAttack:35, spDefense:50, speed: 63, xp: 111, skills: []}," calcext:value-type="string">
            <text:p>GOLDEEN: {name: 'Goldeen', tile: new ut.Tile('g', 255, 85, 85), aggressive: false, type: Types.WATER, hp: 45, attack:67, defense: 60, spAttack:35, spDefense:50, speed: 63, xp: 111, skills: []},</text:p>
          </table:table-cell>
          <table:table-cell table:style-name="ce6" table:formula="of:=IF([.T119]&lt;&gt;&quot;&quot;;CONCATENATE(&quot;Races.&quot;;[.B119];&quot;.evolution = {minLevel: &quot;;[.U119];&quot;, race: Races.&quot;;[.T119];&quot;}&quot;); &quot;&quot;)" office:value-type="string" office:string-value="Races.GOLDEEN.evolution = {minLevel: 33, race: Races.SEAKING}" calcext:value-type="string">
            <text:p>Races.GOLDEEN.evolution = {minLevel: 33, race: Races.SEAKING}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{name: '&quot;;[.C120];&quot;', tile: new ut.Tile('&quot;;[.D120];&quot;', &quot;;[.F120];&quot;, &quot;;[.G120];&quot;, &quot;;[.H120];&quot;)&quot;)" office:value-type="string" office:string-value="SEAKING: {name: 'Seaking', tile: new ut.Tile('S', 255, 85, 85)" calcext:value-type="string">
            <text:p>SEAKING: {name: 'Seaking', tile: new ut.Tile('S', 255, 85, 85)</text:p>
          </table:table-cell>
          <table:table-cell table:formula="of:=CONCATENATE(&quot;, aggressive: &quot;;[.J120];&quot;, type: Types.&quot;;[.K120]; &quot;, hp: &quot;;[.M120];&quot;, attack:&quot;;[.N120];&quot;, defense: &quot;;[.O120];&quot;, spAttack:&quot;;[.P120];&quot;, spDefense:&quot;; [.Q120])" office:value-type="string" office:string-value=", aggressive: true, type: Types.WATER, hp: 80, attack:92, defense: 65, spAttack:65, spDefense:80" calcext:value-type="string">
            <text:p>, aggressive: true, type: Types.WATER, hp: 80, attack:92, defense: 65, spAttack:65, spDefense:80</text:p>
          </table:table-cell>
          <table:table-cell table:formula="of:=CONCATENATE(&quot;, speed: &quot;;[.R120];&quot;, xp: &quot;;[.S120];&quot;, skills: []},&quot;)" office:value-type="string" office:string-value=", speed: 68, xp: 170, skills: []}," calcext:value-type="string">
            <text:p>, speed: 68, xp: 170, skills: []},</text:p>
          </table:table-cell>
          <table:table-cell table:style-name="ce3" table:formula="of:=COM.MICROSOFT.CONCAT([.V120:.X120])" office:value-type="string" office:string-value="SEAKING: {name: 'Seaking', tile: new ut.Tile('S', 255, 85, 85), aggressive: true, type: Types.WATER, hp: 80, attack:92, defense: 65, spAttack:65, spDefense:80, speed: 68, xp: 170, skills: []}," calcext:value-type="string">
            <text:p>SEAKING: {name: 'Seaking', tile: new ut.Tile('S', 255, 85, 85), aggressive: true, type: Types.WATER, hp: 80, attack:92, defense: 65, spAttack:65, spDefense:80, speed: 68, xp: 170, skills: []},</text:p>
          </table:table-cell>
          <table:table-cell table:style-name="ce6" table:formula="of:=IF([.T120]&lt;&gt;&quot;&quot;;CONCATENATE(&quot;Races.&quot;;[.B120];&quot;.evolution = {minLevel: &quot;;[.U120];&quot;, race: Races.&quot;;[.T120];&quot;}&quot;); 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{name: '&quot;;[.C121];&quot;', tile: new ut.Tile('&quot;;[.D121];&quot;', &quot;;[.F121];&quot;, &quot;;[.G121];&quot;, &quot;;[.H121];&quot;)&quot;)" office:value-type="string" office:string-value="STARYU: {name: 'Staryu', tile: new ut.Tile('s', 170, 85, 0)" calcext:value-type="string">
            <text:p>STARYU: {name: 'Staryu', tile: new ut.Tile('s', 170, 85, 0)</text:p>
          </table:table-cell>
          <table:table-cell table:formula="of:=CONCATENATE(&quot;, aggressive: &quot;;[.J121];&quot;, type: Types.&quot;;[.K121]; &quot;, hp: &quot;;[.M121];&quot;, attack:&quot;;[.N121];&quot;, defense: &quot;;[.O121];&quot;, spAttack:&quot;;[.P121];&quot;, spDefense:&quot;; [.Q121])" office:value-type="string" office:string-value=", aggressive: true, type: Types.WATER, hp: 30, attack:45, defense: 55, spAttack:70, spDefense:55" calcext:value-type="string">
            <text:p>, aggressive: true, type: Types.WATER, hp: 30, attack:45, defense: 55, spAttack:70, spDefense:55</text:p>
          </table:table-cell>
          <table:table-cell table:formula="of:=CONCATENATE(&quot;, speed: &quot;;[.R121];&quot;, xp: &quot;;[.S121];&quot;, skills: []},&quot;)" office:value-type="string" office:string-value=", speed: 85, xp: 106, skills: []}," calcext:value-type="string">
            <text:p>, speed: 85, xp: 106, skills: []},</text:p>
          </table:table-cell>
          <table:table-cell table:style-name="ce3" table:formula="of:=COM.MICROSOFT.CONCAT([.V121:.X121])" office:value-type="string" office:string-value="STARYU: {name: 'Staryu', tile: new ut.Tile('s', 170, 85, 0), aggressive: true, type: Types.WATER, hp: 30, attack:45, defense: 55, spAttack:70, spDefense:55, speed: 85, xp: 106, skills: []}," calcext:value-type="string">
            <text:p>STARYU: {name: 'Staryu', tile: new ut.Tile('s', 170, 85, 0), aggressive: true, type: Types.WATER, hp: 30, attack:45, defense: 55, spAttack:70, spDefense:55, speed: 85, xp: 106, skills: []},</text:p>
          </table:table-cell>
          <table:table-cell table:style-name="ce6" table:formula="of:=IF([.T121]&lt;&gt;&quot;&quot;;CONCATENATE(&quot;Races.&quot;;[.B121];&quot;.evolution = {minLevel: &quot;;[.U121];&quot;, race: Races.&quot;;[.T121];&quot;}&quot;); 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{name: '&quot;;[.C122];&quot;', tile: new ut.Tile('&quot;;[.D122];&quot;', &quot;;[.F122];&quot;, &quot;;[.G122];&quot;, &quot;;[.H122];&quot;)&quot;)" office:value-type="string" office:string-value="STARMIE: {name: 'Starmie', tile: new ut.Tile('s', 170, 0, 170)" calcext:value-type="string">
            <text:p>STARMIE: {name: 'Starmie', tile: new ut.Tile('s', 170, 0, 170)</text:p>
          </table:table-cell>
          <table:table-cell table:formula="of:=CONCATENATE(&quot;, aggressive: &quot;;[.J122];&quot;, type: Types.&quot;;[.K122]; &quot;, hp: &quot;;[.M122];&quot;, attack:&quot;;[.N122];&quot;, defense: &quot;;[.O122];&quot;, spAttack:&quot;;[.P122];&quot;, spDefense:&quot;; [.Q122])" office:value-type="string" office:string-value=", aggressive: true, type: Types.WATER, hp: 60, attack:75, defense: 85, spAttack:100, spDefense:85" calcext:value-type="string">
            <text:p>, aggressive: true, type: Types.WATER, hp: 60, attack:75, defense: 85, spAttack:100, spDefense:85</text:p>
          </table:table-cell>
          <table:table-cell table:formula="of:=CONCATENATE(&quot;, speed: &quot;;[.R122];&quot;, xp: &quot;;[.S122];&quot;, skills: []},&quot;)" office:value-type="string" office:string-value=", speed: 115, xp: 207, skills: []}," calcext:value-type="string">
            <text:p>, speed: 115, xp: 207, skills: []},</text:p>
          </table:table-cell>
          <table:table-cell table:style-name="ce3" table:formula="of:=COM.MICROSOFT.CONCAT([.V122:.X122])" office:value-type="string" office:string-value="STARMIE: {name: 'Starmie', tile: new ut.Tile('s', 170, 0, 170), aggressive: true, type: Types.WATER, hp: 60, attack:75, defense: 85, spAttack:100, spDefense:85, speed: 115, xp: 207, skills: []}," calcext:value-type="string">
            <text:p>STARMIE: {name: 'Starmie', tile: new ut.Tile('s', 170, 0, 170), aggressive: true, type: Types.WATER, hp: 60, attack:75, defense: 85, spAttack:100, spDefense:85, speed: 115, xp: 207, skills: []},</text:p>
          </table:table-cell>
          <table:table-cell table:style-name="ce6" table:formula="of:=IF([.T122]&lt;&gt;&quot;&quot;;CONCATENATE(&quot;Races.&quot;;[.B122];&quot;.evolution = {minLevel: &quot;;[.U122];&quot;, race: Races.&quot;;[.T122];&quot;}&quot;); 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{name: '&quot;;[.C123];&quot;', tile: new ut.Tile('&quot;;[.D123];&quot;', &quot;;[.F123];&quot;, &quot;;[.G123];&quot;, &quot;;[.H123];&quot;)&quot;)" office:value-type="string" office:string-value="MR_MIME: {name: 'Mr. Mime', tile: new ut.Tile('m', 255, 85, 255)" calcext:value-type="string">
            <text:p>MR_MIME: {name: 'Mr. Mime', tile: new ut.Tile('m', 255, 85, 255)</text:p>
          </table:table-cell>
          <table:table-cell table:formula="of:=CONCATENATE(&quot;, aggressive: &quot;;[.J123];&quot;, type: Types.&quot;;[.K123]; &quot;, hp: &quot;;[.M123];&quot;, attack:&quot;;[.N123];&quot;, defense: &quot;;[.O123];&quot;, spAttack:&quot;;[.P123];&quot;, spDefense:&quot;; [.Q123])" office:value-type="string" office:string-value=", aggressive: false, type: Types.PSYCHIC, hp: 40, attack:45, defense: 65, spAttack:100, spDefense:120" calcext:value-type="string">
            <text:p>, aggressive: false, type: Types.PSYCHIC, hp: 40, attack:45, defense: 65, spAttack:100, spDefense:120</text:p>
          </table:table-cell>
          <table:table-cell table:formula="of:=CONCATENATE(&quot;, speed: &quot;;[.R123];&quot;, xp: &quot;;[.S123];&quot;, skills: []},&quot;)" office:value-type="string" office:string-value=", speed: 90, xp: 136, skills: []}," calcext:value-type="string">
            <text:p>, speed: 90, xp: 136, skills: []},</text:p>
          </table:table-cell>
          <table:table-cell table:style-name="ce3" table:formula="of:=COM.MICROSOFT.CONCAT([.V123:.X123])" office:value-type="string" office:string-value="MR_MIME: {name: 'Mr. Mime', tile: new ut.Tile('m', 255, 85, 255), aggressive: false, type: Types.PSYCHIC, hp: 40, attack:45, defense: 65, spAttack:100, spDefense:120, speed: 90, xp: 136, skills: []}," calcext:value-type="string">
            <text:p>MR_MIME: {name: 'Mr. Mime', tile: new ut.Tile('m', 255, 85, 255), aggressive: false, type: Types.PSYCHIC, hp: 40, attack:45, defense: 65, spAttack:100, spDefense:120, speed: 90, xp: 136, skills: []},</text:p>
          </table:table-cell>
          <table:table-cell table:style-name="ce6" table:formula="of:=IF([.T123]&lt;&gt;&quot;&quot;;CONCATENATE(&quot;Races.&quot;;[.B123];&quot;.evolution = {minLevel: &quot;;[.U123];&quot;, race: Races.&quot;;[.T123];&quot;}&quot;); 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{name: '&quot;;[.C124];&quot;', tile: new ut.Tile('&quot;;[.D124];&quot;', &quot;;[.F124];&quot;, &quot;;[.G124];&quot;, &quot;;[.H124];&quot;)&quot;)" office:value-type="string" office:string-value="SCYTHER: {name: 'Scyther', tile: new ut.Tile('s', 85, 255, 85)" calcext:value-type="string">
            <text:p>SCYTHER: {name: 'Scyther', tile: new ut.Tile('s', 85, 255, 85)</text:p>
          </table:table-cell>
          <table:table-cell table:formula="of:=CONCATENATE(&quot;, aggressive: &quot;;[.J124];&quot;, type: Types.&quot;;[.K124]; &quot;, hp: &quot;;[.M124];&quot;, attack:&quot;;[.N124];&quot;, defense: &quot;;[.O124];&quot;, spAttack:&quot;;[.P124];&quot;, spDefense:&quot;; [.Q124])" office:value-type="string" office:string-value=", aggressive: true, type: Types.BUG, hp: 70, attack:110, defense: 80, spAttack:55, spDefense:80" calcext:value-type="string">
            <text:p>, aggressive: true, type: Types.BUG, hp: 70, attack:110, defense: 80, spAttack:55, spDefense:80</text:p>
          </table:table-cell>
          <table:table-cell table:formula="of:=CONCATENATE(&quot;, speed: &quot;;[.R124];&quot;, xp: &quot;;[.S124];&quot;, skills: []},&quot;)" office:value-type="string" office:string-value=", speed: 105, xp: 187, skills: []}," calcext:value-type="string">
            <text:p>, speed: 105, xp: 187, skills: []},</text:p>
          </table:table-cell>
          <table:table-cell table:style-name="ce3" table:formula="of:=COM.MICROSOFT.CONCAT([.V124:.X124])" office:value-type="string" office:string-value="SCYTHER: {name: 'Scyther', tile: new ut.Tile('s', 85, 255, 85), aggressive: true, type: Types.BUG, hp: 70, attack:110, defense: 80, spAttack:55, spDefense:80, speed: 105, xp: 187, skills: []}," calcext:value-type="string">
            <text:p>SCYTHER: {name: 'Scyther', tile: new ut.Tile('s', 85, 255, 85), aggressive: true, type: Types.BUG, hp: 70, attack:110, defense: 80, spAttack:55, spDefense:80, speed: 105, xp: 187, skills: []},</text:p>
          </table:table-cell>
          <table:table-cell table:style-name="ce6" table:formula="of:=IF([.T124]&lt;&gt;&quot;&quot;;CONCATENATE(&quot;Races.&quot;;[.B124];&quot;.evolution = {minLevel: &quot;;[.U124];&quot;, race: Races.&quot;;[.T124];&quot;}&quot;); 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{name: '&quot;;[.C125];&quot;', tile: new ut.Tile('&quot;;[.D125];&quot;', &quot;;[.F125];&quot;, &quot;;[.G125];&quot;, &quot;;[.H125];&quot;)&quot;)" office:value-type="string" office:string-value="JYNX: {name: 'Jynx', tile: new ut.Tile('j', 255, 85, 85)" calcext:value-type="string">
            <text:p>JYNX: {name: 'Jynx', tile: new ut.Tile('j', 255, 85, 85)</text:p>
          </table:table-cell>
          <table:table-cell table:formula="of:=CONCATENATE(&quot;, aggressive: &quot;;[.J125];&quot;, type: Types.&quot;;[.K125]; &quot;, hp: &quot;;[.M125];&quot;, attack:&quot;;[.N125];&quot;, defense: &quot;;[.O125];&quot;, spAttack:&quot;;[.P125];&quot;, spDefense:&quot;; [.Q125])" office:value-type="string" office:string-value=", aggressive: false, type: Types.ICE, hp: 65, attack:50, defense: 35, spAttack:115, spDefense:95" calcext:value-type="string">
            <text:p>, aggressive: false, type: Types.ICE, hp: 65, attack:50, defense: 35, spAttack:115, spDefense:95</text:p>
          </table:table-cell>
          <table:table-cell table:formula="of:=CONCATENATE(&quot;, speed: &quot;;[.R125];&quot;, xp: &quot;;[.S125];&quot;, skills: []},&quot;)" office:value-type="string" office:string-value=", speed: 95, xp: 137, skills: []}," calcext:value-type="string">
            <text:p>, speed: 95, xp: 137, skills: []},</text:p>
          </table:table-cell>
          <table:table-cell table:style-name="ce3" table:formula="of:=COM.MICROSOFT.CONCAT([.V125:.X125])" office:value-type="string" office:string-value="JYNX: {name: 'Jynx', tile: new ut.Tile('j', 255, 85, 85), aggressive: false, type: Types.ICE, hp: 65, attack:50, defense: 35, spAttack:115, spDefense:95, speed: 95, xp: 137, skills: []}," calcext:value-type="string">
            <text:p>JYNX: {name: 'Jynx', tile: new ut.Tile('j', 255, 85, 85), aggressive: false, type: Types.ICE, hp: 65, attack:50, defense: 35, spAttack:115, spDefense:95, speed: 95, xp: 137, skills: []},</text:p>
          </table:table-cell>
          <table:table-cell table:style-name="ce6" table:formula="of:=IF([.T125]&lt;&gt;&quot;&quot;;CONCATENATE(&quot;Races.&quot;;[.B125];&quot;.evolution = {minLevel: &quot;;[.U125];&quot;, race: Races.&quot;;[.T125];&quot;}&quot;); 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{name: '&quot;;[.C126];&quot;', tile: new ut.Tile('&quot;;[.D126];&quot;', &quot;;[.F126];&quot;, &quot;;[.G126];&quot;, &quot;;[.H126];&quot;)&quot;)" office:value-type="string" office:string-value="ELECTABUZZ: {name: 'Electabuzz', tile: new ut.Tile('e', 255, 255, 85)" calcext:value-type="string">
            <text:p>ELECTABUZZ: {name: 'Electabuzz', tile: new ut.Tile('e', 255, 255, 85)</text:p>
          </table:table-cell>
          <table:table-cell table:formula="of:=CONCATENATE(&quot;, aggressive: &quot;;[.J126];&quot;, type: Types.&quot;;[.K126]; &quot;, hp: &quot;;[.M126];&quot;, attack:&quot;;[.N126];&quot;, defense: &quot;;[.O126];&quot;, spAttack:&quot;;[.P126];&quot;, spDefense:&quot;; [.Q126])" office:value-type="string" office:string-value=", aggressive: true, type: Types.ELECTRIC, hp: 65, attack:83, defense: 57, spAttack:95, spDefense:85" calcext:value-type="string">
            <text:p>, aggressive: true, type: Types.ELECTRIC, hp: 65, attack:83, defense: 57, spAttack:95, spDefense:85</text:p>
          </table:table-cell>
          <table:table-cell table:formula="of:=CONCATENATE(&quot;, speed: &quot;;[.R126];&quot;, xp: &quot;;[.S126];&quot;, skills: []},&quot;)" office:value-type="string" office:string-value=", speed: 105, xp: 156, skills: []}," calcext:value-type="string">
            <text:p>, speed: 105, xp: 156, skills: []},</text:p>
          </table:table-cell>
          <table:table-cell table:style-name="ce3" table:formula="of:=COM.MICROSOFT.CONCAT([.V126:.X126])" office:value-type="string" office:string-value="ELECTABUZZ: {name: 'Electabuzz', tile: new ut.Tile('e', 255, 255, 85), aggressive: true, type: Types.ELECTRIC, hp: 65, attack:83, defense: 57, spAttack:95, spDefense:85, speed: 105, xp: 156, skills: []}," calcext:value-type="string">
            <text:p>ELECTABUZZ: {name: 'Electabuzz', tile: new ut.Tile('e', 255, 255, 85), aggressive: true, type: Types.ELECTRIC, hp: 65, attack:83, defense: 57, spAttack:95, spDefense:85, speed: 105, xp: 156, skills: []},</text:p>
          </table:table-cell>
          <table:table-cell table:style-name="ce6" table:formula="of:=IF([.T126]&lt;&gt;&quot;&quot;;CONCATENATE(&quot;Races.&quot;;[.B126];&quot;.evolution = {minLevel: &quot;;[.U126];&quot;, race: Races.&quot;;[.T126];&quot;}&quot;); 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{name: '&quot;;[.C127];&quot;', tile: new ut.Tile('&quot;;[.D127];&quot;', &quot;;[.F127];&quot;, &quot;;[.G127];&quot;, &quot;;[.H127];&quot;)&quot;)" office:value-type="string" office:string-value="MAGMAR: {name: 'Magmar', tile: new ut.Tile('m', 255, 85, 85)" calcext:value-type="string">
            <text:p>MAGMAR: {name: 'Magmar', tile: new ut.Tile('m', 255, 85, 85)</text:p>
          </table:table-cell>
          <table:table-cell table:formula="of:=CONCATENATE(&quot;, aggressive: &quot;;[.J127];&quot;, type: Types.&quot;;[.K127]; &quot;, hp: &quot;;[.M127];&quot;, attack:&quot;;[.N127];&quot;, defense: &quot;;[.O127];&quot;, spAttack:&quot;;[.P127];&quot;, spDefense:&quot;; [.Q127])" office:value-type="string" office:string-value=", aggressive: true, type: Types.FIRE, hp: 65, attack:95, defense: 57, spAttack:100, spDefense:85" calcext:value-type="string">
            <text:p>, aggressive: true, type: Types.FIRE, hp: 65, attack:95, defense: 57, spAttack:100, spDefense:85</text:p>
          </table:table-cell>
          <table:table-cell table:formula="of:=CONCATENATE(&quot;, speed: &quot;;[.R127];&quot;, xp: &quot;;[.S127];&quot;, skills: []},&quot;)" office:value-type="string" office:string-value=", speed: 93, xp: 167, skills: []}," calcext:value-type="string">
            <text:p>, speed: 93, xp: 167, skills: []},</text:p>
          </table:table-cell>
          <table:table-cell table:style-name="ce3" table:formula="of:=COM.MICROSOFT.CONCAT([.V127:.X127])" office:value-type="string" office:string-value="MAGMAR: {name: 'Magmar', tile: new ut.Tile('m', 255, 85, 85), aggressive: true, type: Types.FIRE, hp: 65, attack:95, defense: 57, spAttack:100, spDefense:85, speed: 93, xp: 167, skills: []}," calcext:value-type="string">
            <text:p>MAGMAR: {name: 'Magmar', tile: new ut.Tile('m', 255, 85, 85), aggressive: true, type: Types.FIRE, hp: 65, attack:95, defense: 57, spAttack:100, spDefense:85, speed: 93, xp: 167, skills: []},</text:p>
          </table:table-cell>
          <table:table-cell table:style-name="ce6" table:formula="of:=IF([.T127]&lt;&gt;&quot;&quot;;CONCATENATE(&quot;Races.&quot;;[.B127];&quot;.evolution = {minLevel: &quot;;[.U127];&quot;, race: Races.&quot;;[.T127];&quot;}&quot;); 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{name: '&quot;;[.C128];&quot;', tile: new ut.Tile('&quot;;[.D128];&quot;', &quot;;[.F128];&quot;, &quot;;[.G128];&quot;, &quot;;[.H128];&quot;)&quot;)" office:value-type="string" office:string-value="PINSIR: {name: 'Pinsir', tile: new ut.Tile('p', 170, 85, 0)" calcext:value-type="string">
            <text:p>PINSIR: {name: 'Pinsir', tile: new ut.Tile('p', 170, 85, 0)</text:p>
          </table:table-cell>
          <table:table-cell table:formula="of:=CONCATENATE(&quot;, aggressive: &quot;;[.J128];&quot;, type: Types.&quot;;[.K128]; &quot;, hp: &quot;;[.M128];&quot;, attack:&quot;;[.N128];&quot;, defense: &quot;;[.O128];&quot;, spAttack:&quot;;[.P128];&quot;, spDefense:&quot;; [.Q128])" office:value-type="string" office:string-value=", aggressive: true, type: Types.BUG, hp: 65, attack:125, defense: 100, spAttack:55, spDefense:70" calcext:value-type="string">
            <text:p>, aggressive: true, type: Types.BUG, hp: 65, attack:125, defense: 100, spAttack:55, spDefense:70</text:p>
          </table:table-cell>
          <table:table-cell table:formula="of:=CONCATENATE(&quot;, speed: &quot;;[.R128];&quot;, xp: &quot;;[.S128];&quot;, skills: []},&quot;)" office:value-type="string" office:string-value=", speed: 85, xp: 200, skills: []}," calcext:value-type="string">
            <text:p>, speed: 85, xp: 200, skills: []},</text:p>
          </table:table-cell>
          <table:table-cell table:style-name="ce3" table:formula="of:=COM.MICROSOFT.CONCAT([.V128:.X128])" office:value-type="string" office:string-value="PINSIR: {name: 'Pinsir', tile: new ut.Tile('p', 170, 85, 0), aggressive: true, type: Types.BUG, hp: 65, attack:125, defense: 100, spAttack:55, spDefense:70, speed: 85, xp: 200, skills: []}," calcext:value-type="string">
            <text:p>PINSIR: {name: 'Pinsir', tile: new ut.Tile('p', 170, 85, 0), aggressive: true, type: Types.BUG, hp: 65, attack:125, defense: 100, spAttack:55, spDefense:70, speed: 85, xp: 200, skills: []},</text:p>
          </table:table-cell>
          <table:table-cell table:style-name="ce6" table:formula="of:=IF([.T128]&lt;&gt;&quot;&quot;;CONCATENATE(&quot;Races.&quot;;[.B128];&quot;.evolution = {minLevel: &quot;;[.U128];&quot;, race: Races.&quot;;[.T128];&quot;}&quot;); 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{name: '&quot;;[.C129];&quot;', tile: new ut.Tile('&quot;;[.D129];&quot;', &quot;;[.F129];&quot;, &quot;;[.G129];&quot;, &quot;;[.H129];&quot;)&quot;)" office:value-type="string" office:string-value="TAUROS: {name: 'Tauros', tile: new ut.Tile('T', 170, 85, 0)" calcext:value-type="string">
            <text:p>TAUROS: {name: 'Tauros', tile: new ut.Tile('T', 170, 85, 0)</text:p>
          </table:table-cell>
          <table:table-cell table:formula="of:=CONCATENATE(&quot;, aggressive: &quot;;[.J129];&quot;, type: Types.&quot;;[.K129]; &quot;, hp: &quot;;[.M129];&quot;, attack:&quot;;[.N129];&quot;, defense: &quot;;[.O129];&quot;, spAttack:&quot;;[.P129];&quot;, spDefense:&quot;; [.Q129])" office:value-type="string" office:string-value=", aggressive: true, type: Types.NORMAL, hp: 75, attack:100, defense: 95, spAttack:40, spDefense:70" calcext:value-type="string">
            <text:p>, aggressive: true, type: Types.NORMAL, hp: 75, attack:100, defense: 95, spAttack:40, spDefense:70</text:p>
          </table:table-cell>
          <table:table-cell table:formula="of:=CONCATENATE(&quot;, speed: &quot;;[.R129];&quot;, xp: &quot;;[.S129];&quot;, skills: []},&quot;)" office:value-type="string" office:string-value=", speed: 110, xp: 211, skills: []}," calcext:value-type="string">
            <text:p>, speed: 110, xp: 211, skills: []},</text:p>
          </table:table-cell>
          <table:table-cell table:style-name="ce3" table:formula="of:=COM.MICROSOFT.CONCAT([.V129:.X129])" office:value-type="string" office:string-value="TAUROS: {name: 'Tauros', tile: new ut.Tile('T', 170, 85, 0), aggressive: true, type: Types.NORMAL, hp: 75, attack:100, defense: 95, spAttack:40, spDefense:70, speed: 110, xp: 211, skills: []}," calcext:value-type="string">
            <text:p>TAUROS: {name: 'Tauros', tile: new ut.Tile('T', 170, 85, 0), aggressive: true, type: Types.NORMAL, hp: 75, attack:100, defense: 95, spAttack:40, spDefense:70, speed: 110, xp: 211, skills: []},</text:p>
          </table:table-cell>
          <table:table-cell table:style-name="ce6" table:formula="of:=IF([.T129]&lt;&gt;&quot;&quot;;CONCATENATE(&quot;Races.&quot;;[.B129];&quot;.evolution = {minLevel: &quot;;[.U129];&quot;, race: Races.&quot;;[.T129];&quot;}&quot;); 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{name: '&quot;;[.C130];&quot;', tile: new ut.Tile('&quot;;[.D130];&quot;', &quot;;[.F130];&quot;, &quot;;[.G130];&quot;, &quot;;[.H130];&quot;)&quot;)" office:value-type="string" office:string-value="MAGIKARP: {name: 'Magikarp', tile: new ut.Tile('m', 255, 85, 85)" calcext:value-type="string">
            <text:p>MAGIKARP: {name: 'Magikarp', tile: new ut.Tile('m', 255, 85, 85)</text:p>
          </table:table-cell>
          <table:table-cell table:formula="of:=CONCATENATE(&quot;, aggressive: &quot;;[.J130];&quot;, type: Types.&quot;;[.K130]; &quot;, hp: &quot;;[.M130];&quot;, attack:&quot;;[.N130];&quot;, defense: &quot;;[.O130];&quot;, spAttack:&quot;;[.P130];&quot;, spDefense:&quot;; [.Q130])" office:value-type="string" office:string-value=", aggressive: false, type: Types.WATER, hp: 20, attack:10, defense: 55, spAttack:15, spDefense:20" calcext:value-type="string">
            <text:p>, aggressive: false, type: Types.WATER, hp: 20, attack:10, defense: 55, spAttack:15, spDefense:20</text:p>
          </table:table-cell>
          <table:table-cell table:formula="of:=CONCATENATE(&quot;, speed: &quot;;[.R130];&quot;, xp: &quot;;[.S130];&quot;, skills: []},&quot;)" office:value-type="string" office:string-value=", speed: 80, xp: 20, skills: []}," calcext:value-type="string">
            <text:p>, speed: 80, xp: 20, skills: []},</text:p>
          </table:table-cell>
          <table:table-cell table:style-name="ce3" table:formula="of:=COM.MICROSOFT.CONCAT([.V130:.X130])" office:value-type="string" office:string-value="MAGIKARP: {name: 'Magikarp', tile: new ut.Tile('m', 255, 85, 85), aggressive: false, type: Types.WATER, hp: 20, attack:10, defense: 55, spAttack:15, spDefense:20, speed: 80, xp: 20, skills: []}," calcext:value-type="string">
            <text:p>MAGIKARP: {name: 'Magikarp', tile: new ut.Tile('m', 255, 85, 85), aggressive: false, type: Types.WATER, hp: 20, attack:10, defense: 55, spAttack:15, spDefense:20, speed: 80, xp: 20, skills: []},</text:p>
          </table:table-cell>
          <table:table-cell table:style-name="ce6" table:formula="of:=IF([.T130]&lt;&gt;&quot;&quot;;CONCATENATE(&quot;Races.&quot;;[.B130];&quot;.evolution = {minLevel: &quot;;[.U130];&quot;, race: Races.&quot;;[.T130];&quot;}&quot;); &quot;&quot;)" office:value-type="string" office:string-value="Races.MAGIKARP.evolution = {minLevel: 20, race: Races.GYARADOS}" calcext:value-type="string">
            <text:p>Races.MAGIKARP.evolution = {minLevel: 20, race: Races.GYARADOS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{name: '&quot;;[.C131];&quot;', tile: new ut.Tile('&quot;;[.D131];&quot;', &quot;;[.F131];&quot;, &quot;;[.G131];&quot;, &quot;;[.H131];&quot;)&quot;)" office:value-type="string" office:string-value="GYARADOS: {name: 'Gyarados', tile: new ut.Tile('G', 85, 85, 255)" calcext:value-type="string">
            <text:p>GYARADOS: {name: 'Gyarados', tile: new ut.Tile('G', 85, 85, 255)</text:p>
          </table:table-cell>
          <table:table-cell table:formula="of:=CONCATENATE(&quot;, aggressive: &quot;;[.J131];&quot;, type: Types.&quot;;[.K131]; &quot;, hp: &quot;;[.M131];&quot;, attack:&quot;;[.N131];&quot;, defense: &quot;;[.O131];&quot;, spAttack:&quot;;[.P131];&quot;, spDefense:&quot;; [.Q131])" office:value-type="string" office:string-value=", aggressive: true, type: Types.WATER, hp: 95, attack:125, defense: 79, spAttack:60, spDefense:100" calcext:value-type="string">
            <text:p>, aggressive: true, type: Types.WATER, hp: 95, attack:125, defense: 79, spAttack:60, spDefense:100</text:p>
          </table:table-cell>
          <table:table-cell table:formula="of:=CONCATENATE(&quot;, speed: &quot;;[.R131];&quot;, xp: &quot;;[.S131];&quot;, skills: []},&quot;)" office:value-type="string" office:string-value=", speed: 81, xp: 214, skills: []}," calcext:value-type="string">
            <text:p>, speed: 81, xp: 214, skills: []},</text:p>
          </table:table-cell>
          <table:table-cell table:style-name="ce3" table:formula="of:=COM.MICROSOFT.CONCAT([.V131:.X131])" office:value-type="string" office:string-value="GYARADOS: {name: 'Gyarados', tile: new ut.Tile('G', 85, 85, 255), aggressive: true, type: Types.WATER, hp: 95, attack:125, defense: 79, spAttack:60, spDefense:100, speed: 81, xp: 214, skills: []}," calcext:value-type="string">
            <text:p>GYARADOS: {name: 'Gyarados', tile: new ut.Tile('G', 85, 85, 255), aggressive: true, type: Types.WATER, hp: 95, attack:125, defense: 79, spAttack:60, spDefense:100, speed: 81, xp: 214, skills: []},</text:p>
          </table:table-cell>
          <table:table-cell table:style-name="ce6" table:formula="of:=IF([.T131]&lt;&gt;&quot;&quot;;CONCATENATE(&quot;Races.&quot;;[.B131];&quot;.evolution = {minLevel: &quot;;[.U131];&quot;, race: Races.&quot;;[.T131];&quot;}&quot;); 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{name: '&quot;;[.C132];&quot;', tile: new ut.Tile('&quot;;[.D132];&quot;', &quot;;[.F132];&quot;, &quot;;[.G132];&quot;, &quot;;[.H132];&quot;)&quot;)" office:value-type="string" office:string-value="LAPRAS: {name: 'Lapras', tile: new ut.Tile('L', 85, 85, 255)" calcext:value-type="string">
            <text:p>LAPRAS: {name: 'Lapras', tile: new ut.Tile('L', 85, 85, 255)</text:p>
          </table:table-cell>
          <table:table-cell table:formula="of:=CONCATENATE(&quot;, aggressive: &quot;;[.J132];&quot;, type: Types.&quot;;[.K132]; &quot;, hp: &quot;;[.M132];&quot;, attack:&quot;;[.N132];&quot;, defense: &quot;;[.O132];&quot;, spAttack:&quot;;[.P132];&quot;, spDefense:&quot;; [.Q132])" office:value-type="string" office:string-value=", aggressive: true, type: Types.WATER, hp: 130, attack:85, defense: 80, spAttack:85, spDefense:95" calcext:value-type="string">
            <text:p>, aggressive: true, type: Types.WATER, hp: 130, attack:85, defense: 80, spAttack:85, spDefense:95</text:p>
          </table:table-cell>
          <table:table-cell table:formula="of:=CONCATENATE(&quot;, speed: &quot;;[.R132];&quot;, xp: &quot;;[.S132];&quot;, skills: []},&quot;)" office:value-type="string" office:string-value=", speed: 60, xp: 219, skills: []}," calcext:value-type="string">
            <text:p>, speed: 60, xp: 219, skills: []},</text:p>
          </table:table-cell>
          <table:table-cell table:style-name="ce3" table:formula="of:=COM.MICROSOFT.CONCAT([.V132:.X132])" office:value-type="string" office:string-value="LAPRAS: {name: 'Lapras', tile: new ut.Tile('L', 85, 85, 255), aggressive: true, type: Types.WATER, hp: 130, attack:85, defense: 80, spAttack:85, spDefense:95, speed: 60, xp: 219, skills: []}," calcext:value-type="string">
            <text:p>LAPRAS: {name: 'Lapras', tile: new ut.Tile('L', 85, 85, 255), aggressive: true, type: Types.WATER, hp: 130, attack:85, defense: 80, spAttack:85, spDefense:95, speed: 60, xp: 219, skills: []},</text:p>
          </table:table-cell>
          <table:table-cell table:style-name="ce6" table:formula="of:=IF([.T132]&lt;&gt;&quot;&quot;;CONCATENATE(&quot;Races.&quot;;[.B132];&quot;.evolution = {minLevel: &quot;;[.U132];&quot;, race: Races.&quot;;[.T132];&quot;}&quot;); 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{name: '&quot;;[.C133];&quot;', tile: new ut.Tile('&quot;;[.D133];&quot;', &quot;;[.F133];&quot;, &quot;;[.G133];&quot;, &quot;;[.H133];&quot;)&quot;)" office:value-type="string" office:string-value="DITTO: {name: 'Ditto', tile: new ut.Tile('d', 170, 0, 170)" calcext:value-type="string">
            <text:p>DITTO: {name: 'Ditto', tile: new ut.Tile('d', 170, 0, 170)</text:p>
          </table:table-cell>
          <table:table-cell table:formula="of:=CONCATENATE(&quot;, aggressive: &quot;;[.J133];&quot;, type: Types.&quot;;[.K133]; &quot;, hp: &quot;;[.M133];&quot;, attack:&quot;;[.N133];&quot;, defense: &quot;;[.O133];&quot;, spAttack:&quot;;[.P133];&quot;, spDefense:&quot;; [.Q133])" office:value-type="string" office:string-value=", aggressive: true, type: Types.NORMAL, hp: 48, attack:48, defense: 48, spAttack:48, spDefense:48" calcext:value-type="string">
            <text:p>, aggressive: true, type: Types.NORMAL, hp: 48, attack:48, defense: 48, spAttack:48, spDefense:48</text:p>
          </table:table-cell>
          <table:table-cell table:formula="of:=CONCATENATE(&quot;, speed: &quot;;[.R133];&quot;, xp: &quot;;[.S133];&quot;, skills: []},&quot;)" office:value-type="string" office:string-value=", speed: 48, xp: 61, skills: []}," calcext:value-type="string">
            <text:p>, speed: 48, xp: 61, skills: []},</text:p>
          </table:table-cell>
          <table:table-cell table:style-name="ce3" table:formula="of:=COM.MICROSOFT.CONCAT([.V133:.X133])" office:value-type="string" office:string-value="DITTO: {name: 'Ditto', tile: new ut.Tile('d', 170, 0, 170), aggressive: true, type: Types.NORMAL, hp: 48, attack:48, defense: 48, spAttack:48, spDefense:48, speed: 48, xp: 61, skills: []}," calcext:value-type="string">
            <text:p>DITTO: {name: 'Ditto', tile: new ut.Tile('d', 170, 0, 170), aggressive: true, type: Types.NORMAL, hp: 48, attack:48, defense: 48, spAttack:48, spDefense:48, speed: 48, xp: 61, skills: []},</text:p>
          </table:table-cell>
          <table:table-cell table:style-name="ce6" table:formula="of:=IF([.T133]&lt;&gt;&quot;&quot;;CONCATENATE(&quot;Races.&quot;;[.B133];&quot;.evolution = {minLevel: &quot;;[.U133];&quot;, race: Races.&quot;;[.T133];&quot;}&quot;); 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{name: '&quot;;[.C134];&quot;', tile: new ut.Tile('&quot;;[.D134];&quot;', &quot;;[.F134];&quot;, &quot;;[.G134];&quot;, &quot;;[.H134];&quot;)&quot;)" office:value-type="string" office:string-value="EEVEE: {name: 'Eevee', tile: new ut.Tile('e', 170, 85, 0)" calcext:value-type="string">
            <text:p>EEVEE: {name: 'Eevee', tile: new ut.Tile('e', 170, 85, 0)</text:p>
          </table:table-cell>
          <table:table-cell table:formula="of:=CONCATENATE(&quot;, aggressive: &quot;;[.J134];&quot;, type: Types.&quot;;[.K134]; &quot;, hp: &quot;;[.M134];&quot;, attack:&quot;;[.N134];&quot;, defense: &quot;;[.O134];&quot;, spAttack:&quot;;[.P134];&quot;, spDefense:&quot;; [.Q134])" office:value-type="string" office:string-value=", aggressive: true, type: Types.NORMAL, hp: 55, attack:55, defense: 50, spAttack:45, spDefense:65" calcext:value-type="string">
            <text:p>, aggressive: true, type: Types.NORMAL, hp: 55, attack:55, defense: 50, spAttack:45, spDefense:65</text:p>
          </table:table-cell>
          <table:table-cell table:formula="of:=CONCATENATE(&quot;, speed: &quot;;[.R134];&quot;, xp: &quot;;[.S134];&quot;, skills: []},&quot;)" office:value-type="string" office:string-value=", speed: 55, xp: 92, skills: []}," calcext:value-type="string">
            <text:p>, speed: 55, xp: 92, skills: []},</text:p>
          </table:table-cell>
          <table:table-cell table:style-name="ce3" table:formula="of:=COM.MICROSOFT.CONCAT([.V134:.X134])" office:value-type="string" office:string-value="EEVEE: {name: 'Eevee', tile: new ut.Tile('e', 170, 85, 0), aggressive: true, type: Types.NORMAL, hp: 55, attack:55, defense: 50, spAttack:45, spDefense:65, speed: 55, xp: 92, skills: []}," calcext:value-type="string">
            <text:p>EEVEE: {name: 'Eevee', tile: new ut.Tile('e', 170, 85, 0), aggressive: true, type: Types.NORMAL, hp: 55, attack:55, defense: 50, spAttack:45, spDefense:65, speed: 55, xp: 92, skills: []},</text:p>
          </table:table-cell>
          <table:table-cell table:style-name="ce6" table:formula="of:=IF([.T134]&lt;&gt;&quot;&quot;;CONCATENATE(&quot;Races.&quot;;[.B134];&quot;.evolution = {minLevel: &quot;;[.U134];&quot;, race: Races.&quot;;[.T134];&quot;}&quot;); 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{name: '&quot;;[.C135];&quot;', tile: new ut.Tile('&quot;;[.D135];&quot;', &quot;;[.F135];&quot;, &quot;;[.G135];&quot;, &quot;;[.H135];&quot;)&quot;)" office:value-type="string" office:string-value="VAPOREON: {name: 'Vaporeon', tile: new ut.Tile('v', 85, 85, 255)" calcext:value-type="string">
            <text:p>VAPOREON: {name: 'Vaporeon', tile: new ut.Tile('v', 85, 85, 255)</text:p>
          </table:table-cell>
          <table:table-cell table:formula="of:=CONCATENATE(&quot;, aggressive: &quot;;[.J135];&quot;, type: Types.&quot;;[.K135]; &quot;, hp: &quot;;[.M135];&quot;, attack:&quot;;[.N135];&quot;, defense: &quot;;[.O135];&quot;, spAttack:&quot;;[.P135];&quot;, spDefense:&quot;; [.Q135])" office:value-type="string" office:string-value=", aggressive: true, type: Types.WATER, hp: 130, attack:65, defense: 60, spAttack:110, spDefense:95" calcext:value-type="string">
            <text:p>, aggressive: true, type: Types.WATER, hp: 130, attack:65, defense: 60, spAttack:110, spDefense:95</text:p>
          </table:table-cell>
          <table:table-cell table:formula="of:=CONCATENATE(&quot;, speed: &quot;;[.R135];&quot;, xp: &quot;;[.S135];&quot;, skills: []},&quot;)" office:value-type="string" office:string-value=", speed: 65, xp: 196, skills: []}," calcext:value-type="string">
            <text:p>, speed: 65, xp: 196, skills: []},</text:p>
          </table:table-cell>
          <table:table-cell table:style-name="ce3" table:formula="of:=COM.MICROSOFT.CONCAT([.V135:.X135])" office:value-type="string" office:string-value="VAPOREON: {name: 'Vaporeon', tile: new ut.Tile('v', 85, 85, 255), aggressive: true, type: Types.WATER, hp: 130, attack:65, defense: 60, spAttack:110, spDefense:95, speed: 65, xp: 196, skills: []}," calcext:value-type="string">
            <text:p>VAPOREON: {name: 'Vaporeon', tile: new ut.Tile('v', 85, 85, 255), aggressive: true, type: Types.WATER, hp: 130, attack:65, defense: 60, spAttack:110, spDefense:95, speed: 65, xp: 196, skills: []},</text:p>
          </table:table-cell>
          <table:table-cell table:style-name="ce6" table:formula="of:=IF([.T135]&lt;&gt;&quot;&quot;;CONCATENATE(&quot;Races.&quot;;[.B135];&quot;.evolution = {minLevel: &quot;;[.U135];&quot;, race: Races.&quot;;[.T135];&quot;}&quot;); 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{name: '&quot;;[.C136];&quot;', tile: new ut.Tile('&quot;;[.D136];&quot;', &quot;;[.F136];&quot;, &quot;;[.G136];&quot;, &quot;;[.H136];&quot;)&quot;)" office:value-type="string" office:string-value="JOLTEON: {name: 'Jolteon', tile: new ut.Tile('j', 255, 255, 85)" calcext:value-type="string">
            <text:p>JOLTEON: {name: 'Jolteon', tile: new ut.Tile('j', 255, 255, 85)</text:p>
          </table:table-cell>
          <table:table-cell table:formula="of:=CONCATENATE(&quot;, aggressive: &quot;;[.J136];&quot;, type: Types.&quot;;[.K136]; &quot;, hp: &quot;;[.M136];&quot;, attack:&quot;;[.N136];&quot;, defense: &quot;;[.O136];&quot;, spAttack:&quot;;[.P136];&quot;, spDefense:&quot;; [.Q136])" office:value-type="string" office:string-value=", aggressive: true, type: Types.ELECTRIC, hp: 65, attack:65, defense: 60, spAttack:110, spDefense:95" calcext:value-type="string">
            <text:p>, aggressive: true, type: Types.ELECTRIC, hp: 65, attack:65, defense: 60, spAttack:110, spDefense:95</text:p>
          </table:table-cell>
          <table:table-cell table:formula="of:=CONCATENATE(&quot;, speed: &quot;;[.R136];&quot;, xp: &quot;;[.S136];&quot;, skills: []},&quot;)" office:value-type="string" office:string-value=", speed: 130, xp: 197, skills: []}," calcext:value-type="string">
            <text:p>, speed: 130, xp: 197, skills: []},</text:p>
          </table:table-cell>
          <table:table-cell table:style-name="ce3" table:formula="of:=COM.MICROSOFT.CONCAT([.V136:.X136])" office:value-type="string" office:string-value="JOLTEON: {name: 'Jolteon', tile: new ut.Tile('j', 255, 255, 85), aggressive: true, type: Types.ELECTRIC, hp: 65, attack:65, defense: 60, spAttack:110, spDefense:95, speed: 130, xp: 197, skills: []}," calcext:value-type="string">
            <text:p>JOLTEON: {name: 'Jolteon', tile: new ut.Tile('j', 255, 255, 85), aggressive: true, type: Types.ELECTRIC, hp: 65, attack:65, defense: 60, spAttack:110, spDefense:95, speed: 130, xp: 197, skills: []},</text:p>
          </table:table-cell>
          <table:table-cell table:style-name="ce6" table:formula="of:=IF([.T136]&lt;&gt;&quot;&quot;;CONCATENATE(&quot;Races.&quot;;[.B136];&quot;.evolution = {minLevel: &quot;;[.U136];&quot;, race: Races.&quot;;[.T136];&quot;}&quot;); 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{name: '&quot;;[.C137];&quot;', tile: new ut.Tile('&quot;;[.D137];&quot;', &quot;;[.F137];&quot;, &quot;;[.G137];&quot;, &quot;;[.H137];&quot;)&quot;)" office:value-type="string" office:string-value="FLAREON: {name: 'Flareon', tile: new ut.Tile('f', 255, 85, 85)" calcext:value-type="string">
            <text:p>FLAREON: {name: 'Flareon', tile: new ut.Tile('f', 255, 85, 85)</text:p>
          </table:table-cell>
          <table:table-cell table:formula="of:=CONCATENATE(&quot;, aggressive: &quot;;[.J137];&quot;, type: Types.&quot;;[.K137]; &quot;, hp: &quot;;[.M137];&quot;, attack:&quot;;[.N137];&quot;, defense: &quot;;[.O137];&quot;, spAttack:&quot;;[.P137];&quot;, spDefense:&quot;; [.Q137])" office:value-type="string" office:string-value=", aggressive: true, type: Types.FIRE, hp: 65, attack:130, defense: 60, spAttack:95, spDefense:110" calcext:value-type="string">
            <text:p>, aggressive: true, type: Types.FIRE, hp: 65, attack:130, defense: 60, spAttack:95, spDefense:110</text:p>
          </table:table-cell>
          <table:table-cell table:formula="of:=CONCATENATE(&quot;, speed: &quot;;[.R137];&quot;, xp: &quot;;[.S137];&quot;, skills: []},&quot;)" office:value-type="string" office:string-value=", speed: 65, xp: 198, skills: []}," calcext:value-type="string">
            <text:p>, speed: 65, xp: 198, skills: []},</text:p>
          </table:table-cell>
          <table:table-cell table:style-name="ce3" table:formula="of:=COM.MICROSOFT.CONCAT([.V137:.X137])" office:value-type="string" office:string-value="FLAREON: {name: 'Flareon', tile: new ut.Tile('f', 255, 85, 85), aggressive: true, type: Types.FIRE, hp: 65, attack:130, defense: 60, spAttack:95, spDefense:110, speed: 65, xp: 198, skills: []}," calcext:value-type="string">
            <text:p>FLAREON: {name: 'Flareon', tile: new ut.Tile('f', 255, 85, 85), aggressive: true, type: Types.FIRE, hp: 65, attack:130, defense: 60, spAttack:95, spDefense:110, speed: 65, xp: 198, skills: []},</text:p>
          </table:table-cell>
          <table:table-cell table:style-name="ce6" table:formula="of:=IF([.T137]&lt;&gt;&quot;&quot;;CONCATENATE(&quot;Races.&quot;;[.B137];&quot;.evolution = {minLevel: &quot;;[.U137];&quot;, race: Races.&quot;;[.T137];&quot;}&quot;); 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{name: '&quot;;[.C138];&quot;', tile: new ut.Tile('&quot;;[.D138];&quot;', &quot;;[.F138];&quot;, &quot;;[.G138];&quot;, &quot;;[.H138];&quot;)&quot;)" office:value-type="string" office:string-value="PORYGON: {name: 'Porygon', tile: new ut.Tile('p', 255, 85, 255)" calcext:value-type="string">
            <text:p>PORYGON: {name: 'Porygon', tile: new ut.Tile('p', 255, 85, 255)</text:p>
          </table:table-cell>
          <table:table-cell table:formula="of:=CONCATENATE(&quot;, aggressive: &quot;;[.J138];&quot;, type: Types.&quot;;[.K138]; &quot;, hp: &quot;;[.M138];&quot;, attack:&quot;;[.N138];&quot;, defense: &quot;;[.O138];&quot;, spAttack:&quot;;[.P138];&quot;, spDefense:&quot;; [.Q138])" office:value-type="string" office:string-value=", aggressive: true, type: Types.NORMAL, hp: 65, attack:60, defense: 70, spAttack:85, spDefense:75" calcext:value-type="string">
            <text:p>, aggressive: true, type: Types.NORMAL, hp: 65, attack:60, defense: 70, spAttack:85, spDefense:75</text:p>
          </table:table-cell>
          <table:table-cell table:formula="of:=CONCATENATE(&quot;, speed: &quot;;[.R138];&quot;, xp: &quot;;[.S138];&quot;, skills: []},&quot;)" office:value-type="string" office:string-value=", speed: 40, xp: 130, skills: []}," calcext:value-type="string">
            <text:p>, speed: 40, xp: 130, skills: []},</text:p>
          </table:table-cell>
          <table:table-cell table:style-name="ce3" table:formula="of:=COM.MICROSOFT.CONCAT([.V138:.X138])" office:value-type="string" office:string-value="PORYGON: {name: 'Porygon', tile: new ut.Tile('p', 255, 85, 255), aggressive: true, type: Types.NORMAL, hp: 65, attack:60, defense: 70, spAttack:85, spDefense:75, speed: 40, xp: 130, skills: []}," calcext:value-type="string">
            <text:p>PORYGON: {name: 'Porygon', tile: new ut.Tile('p', 255, 85, 255), aggressive: true, type: Types.NORMAL, hp: 65, attack:60, defense: 70, spAttack:85, spDefense:75, speed: 40, xp: 130, skills: []},</text:p>
          </table:table-cell>
          <table:table-cell table:style-name="ce6" table:formula="of:=IF([.T138]&lt;&gt;&quot;&quot;;CONCATENATE(&quot;Races.&quot;;[.B138];&quot;.evolution = {minLevel: &quot;;[.U138];&quot;, race: Races.&quot;;[.T138];&quot;}&quot;); 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{name: '&quot;;[.C139];&quot;', tile: new ut.Tile('&quot;;[.D139];&quot;', &quot;;[.F139];&quot;, &quot;;[.G139];&quot;, &quot;;[.H139];&quot;)&quot;)" office:value-type="string" office:string-value="OMANYTE: {name: 'Omanyte', tile: new ut.Tile('o', 85, 85, 255)" calcext:value-type="string">
            <text:p>OMANYTE: {name: 'Omanyte', tile: new ut.Tile('o', 85, 85, 255)</text:p>
          </table:table-cell>
          <table:table-cell table:formula="of:=CONCATENATE(&quot;, aggressive: &quot;;[.J139];&quot;, type: Types.&quot;;[.K139]; &quot;, hp: &quot;;[.M139];&quot;, attack:&quot;;[.N139];&quot;, defense: &quot;;[.O139];&quot;, spAttack:&quot;;[.P139];&quot;, spDefense:&quot;; [.Q139])" office:value-type="string" office:string-value=", aggressive: true, type: Types.ROCK, hp: 35, attack:40, defense: 100, spAttack:90, spDefense:55" calcext:value-type="string">
            <text:p>, aggressive: true, type: Types.ROCK, hp: 35, attack:40, defense: 100, spAttack:90, spDefense:55</text:p>
          </table:table-cell>
          <table:table-cell table:formula="of:=CONCATENATE(&quot;, speed: &quot;;[.R139];&quot;, xp: &quot;;[.S139];&quot;, skills: []},&quot;)" office:value-type="string" office:string-value=", speed: 35, xp: 120, skills: []}," calcext:value-type="string">
            <text:p>, speed: 35, xp: 120, skills: []},</text:p>
          </table:table-cell>
          <table:table-cell table:style-name="ce3" table:formula="of:=COM.MICROSOFT.CONCAT([.V139:.X139])" office:value-type="string" office:string-value="OMANYTE: {name: 'Omanyte', tile: new ut.Tile('o', 85, 85, 255), aggressive: true, type: Types.ROCK, hp: 35, attack:40, defense: 100, spAttack:90, spDefense:55, speed: 35, xp: 120, skills: []}," calcext:value-type="string">
            <text:p>OMANYTE: {name: 'Omanyte', tile: new ut.Tile('o', 85, 85, 255), aggressive: true, type: Types.ROCK, hp: 35, attack:40, defense: 100, spAttack:90, spDefense:55, speed: 35, xp: 120, skills: []},</text:p>
          </table:table-cell>
          <table:table-cell table:style-name="ce6" table:formula="of:=IF([.T139]&lt;&gt;&quot;&quot;;CONCATENATE(&quot;Races.&quot;;[.B139];&quot;.evolution = {minLevel: &quot;;[.U139];&quot;, race: Races.&quot;;[.T139];&quot;}&quot;); &quot;&quot;)" office:value-type="string" office:string-value="Races.OMANYTE.evolution = {minLevel: 40, race: Races.OMASTAR}" calcext:value-type="string">
            <text:p>Races.OMANYTE.evolution = {minLevel: 40, race: Races.OMASTAR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{name: '&quot;;[.C140];&quot;', tile: new ut.Tile('&quot;;[.D140];&quot;', &quot;;[.F140];&quot;, &quot;;[.G140];&quot;, &quot;;[.H140];&quot;)&quot;)" office:value-type="string" office:string-value="OMASTAR: {name: 'Omastar', tile: new ut.Tile('o', 85, 85, 255)" calcext:value-type="string">
            <text:p>OMASTAR: {name: 'Omastar', tile: new ut.Tile('o', 85, 85, 255)</text:p>
          </table:table-cell>
          <table:table-cell table:formula="of:=CONCATENATE(&quot;, aggressive: &quot;;[.J140];&quot;, type: Types.&quot;;[.K140]; &quot;, hp: &quot;;[.M140];&quot;, attack:&quot;;[.N140];&quot;, defense: &quot;;[.O140];&quot;, spAttack:&quot;;[.P140];&quot;, spDefense:&quot;; [.Q140])" office:value-type="string" office:string-value=", aggressive: true, type: Types.ROCK, hp: 70, attack:60, defense: 125, spAttack:115, spDefense:70" calcext:value-type="string">
            <text:p>, aggressive: true, type: Types.ROCK, hp: 70, attack:60, defense: 125, spAttack:115, spDefense:70</text:p>
          </table:table-cell>
          <table:table-cell table:formula="of:=CONCATENATE(&quot;, speed: &quot;;[.R140];&quot;, xp: &quot;;[.S140];&quot;, skills: []},&quot;)" office:value-type="string" office:string-value=", speed: 55, xp: 199, skills: []}," calcext:value-type="string">
            <text:p>, speed: 55, xp: 199, skills: []},</text:p>
          </table:table-cell>
          <table:table-cell table:style-name="ce3" table:formula="of:=COM.MICROSOFT.CONCAT([.V140:.X140])" office:value-type="string" office:string-value="OMASTAR: {name: 'Omastar', tile: new ut.Tile('o', 85, 85, 255), aggressive: true, type: Types.ROCK, hp: 70, attack:60, defense: 125, spAttack:115, spDefense:70, speed: 55, xp: 199, skills: []}," calcext:value-type="string">
            <text:p>OMASTAR: {name: 'Omastar', tile: new ut.Tile('o', 85, 85, 255), aggressive: true, type: Types.ROCK, hp: 70, attack:60, defense: 125, spAttack:115, spDefense:70, speed: 55, xp: 199, skills: []},</text:p>
          </table:table-cell>
          <table:table-cell table:style-name="ce6" table:formula="of:=IF([.T140]&lt;&gt;&quot;&quot;;CONCATENATE(&quot;Races.&quot;;[.B140];&quot;.evolution = {minLevel: &quot;;[.U140];&quot;, race: Races.&quot;;[.T140];&quot;}&quot;); 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{name: '&quot;;[.C141];&quot;', tile: new ut.Tile('&quot;;[.D141];&quot;', &quot;;[.F141];&quot;, &quot;;[.G141];&quot;, &quot;;[.H141];&quot;)&quot;)" office:value-type="string" office:string-value="KABUTO: {name: 'Kabuto', tile: new ut.Tile('k', 170, 85, 0)" calcext:value-type="string">
            <text:p>KABUTO: {name: 'Kabuto', tile: new ut.Tile('k', 170, 85, 0)</text:p>
          </table:table-cell>
          <table:table-cell table:formula="of:=CONCATENATE(&quot;, aggressive: &quot;;[.J141];&quot;, type: Types.&quot;;[.K141]; &quot;, hp: &quot;;[.M141];&quot;, attack:&quot;;[.N141];&quot;, defense: &quot;;[.O141];&quot;, spAttack:&quot;;[.P141];&quot;, spDefense:&quot;; [.Q141])" office:value-type="string" office:string-value=", aggressive: true, type: Types.ROCK, hp: 30, attack:80, defense: 90, spAttack:55, spDefense:45" calcext:value-type="string">
            <text:p>, aggressive: true, type: Types.ROCK, hp: 30, attack:80, defense: 90, spAttack:55, spDefense:45</text:p>
          </table:table-cell>
          <table:table-cell table:formula="of:=CONCATENATE(&quot;, speed: &quot;;[.R141];&quot;, xp: &quot;;[.S141];&quot;, skills: []},&quot;)" office:value-type="string" office:string-value=", speed: 55, xp: 119, skills: []}," calcext:value-type="string">
            <text:p>, speed: 55, xp: 119, skills: []},</text:p>
          </table:table-cell>
          <table:table-cell table:style-name="ce3" table:formula="of:=COM.MICROSOFT.CONCAT([.V141:.X141])" office:value-type="string" office:string-value="KABUTO: {name: 'Kabuto', tile: new ut.Tile('k', 170, 85, 0), aggressive: true, type: Types.ROCK, hp: 30, attack:80, defense: 90, spAttack:55, spDefense:45, speed: 55, xp: 119, skills: []}," calcext:value-type="string">
            <text:p>KABUTO: {name: 'Kabuto', tile: new ut.Tile('k', 170, 85, 0), aggressive: true, type: Types.ROCK, hp: 30, attack:80, defense: 90, spAttack:55, spDefense:45, speed: 55, xp: 119, skills: []},</text:p>
          </table:table-cell>
          <table:table-cell table:style-name="ce6" table:formula="of:=IF([.T141]&lt;&gt;&quot;&quot;;CONCATENATE(&quot;Races.&quot;;[.B141];&quot;.evolution = {minLevel: &quot;;[.U141];&quot;, race: Races.&quot;;[.T141];&quot;}&quot;); &quot;&quot;)" office:value-type="string" office:string-value="Races.KABUTO.evolution = {minLevel: 40, race: Races.KABUTOPS}" calcext:value-type="string">
            <text:p>Races.KABUTO.evolution = {minLevel: 40, race: Races.KABUTOPS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{name: '&quot;;[.C142];&quot;', tile: new ut.Tile('&quot;;[.D142];&quot;', &quot;;[.F142];&quot;, &quot;;[.G142];&quot;, &quot;;[.H142];&quot;)&quot;)" office:value-type="string" office:string-value="KABUTOPS: {name: 'Kabutops', tile: new ut.Tile('K', 170, 85, 0)" calcext:value-type="string">
            <text:p>KABUTOPS: {name: 'Kabutops', tile: new ut.Tile('K', 170, 85, 0)</text:p>
          </table:table-cell>
          <table:table-cell table:formula="of:=CONCATENATE(&quot;, aggressive: &quot;;[.J142];&quot;, type: Types.&quot;;[.K142]; &quot;, hp: &quot;;[.M142];&quot;, attack:&quot;;[.N142];&quot;, defense: &quot;;[.O142];&quot;, spAttack:&quot;;[.P142];&quot;, spDefense:&quot;; [.Q142])" office:value-type="string" office:string-value=", aggressive: true, type: Types.ROCK, hp: 60, attack:115, defense: 105, spAttack:65, spDefense:70" calcext:value-type="string">
            <text:p>, aggressive: true, type: Types.ROCK, hp: 60, attack:115, defense: 105, spAttack:65, spDefense:70</text:p>
          </table:table-cell>
          <table:table-cell table:formula="of:=CONCATENATE(&quot;, speed: &quot;;[.R142];&quot;, xp: &quot;;[.S142];&quot;, skills: []},&quot;)" office:value-type="string" office:string-value=", speed: 80, xp: 201, skills: []}," calcext:value-type="string">
            <text:p>, speed: 80, xp: 201, skills: []},</text:p>
          </table:table-cell>
          <table:table-cell table:style-name="ce3" table:formula="of:=COM.MICROSOFT.CONCAT([.V142:.X142])" office:value-type="string" office:string-value="KABUTOPS: {name: 'Kabutops', tile: new ut.Tile('K', 170, 85, 0), aggressive: true, type: Types.ROCK, hp: 60, attack:115, defense: 105, spAttack:65, spDefense:70, speed: 80, xp: 201, skills: []}," calcext:value-type="string">
            <text:p>KABUTOPS: {name: 'Kabutops', tile: new ut.Tile('K', 170, 85, 0), aggressive: true, type: Types.ROCK, hp: 60, attack:115, defense: 105, spAttack:65, spDefense:70, speed: 80, xp: 201, skills: []},</text:p>
          </table:table-cell>
          <table:table-cell table:style-name="ce6" table:formula="of:=IF([.T142]&lt;&gt;&quot;&quot;;CONCATENATE(&quot;Races.&quot;;[.B142];&quot;.evolution = {minLevel: &quot;;[.U142];&quot;, race: Races.&quot;;[.T142];&quot;}&quot;); 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{name: '&quot;;[.C143];&quot;', tile: new ut.Tile('&quot;;[.D143];&quot;', &quot;;[.F143];&quot;, &quot;;[.G143];&quot;, &quot;;[.H143];&quot;)&quot;)" office:value-type="string" office:string-value="AERODACTYL: {name: 'Aerodactyl', tile: new ut.Tile('A', 170, 0, 170)" calcext:value-type="string">
            <text:p>AERODACTYL: {name: 'Aerodactyl', tile: new ut.Tile('A', 170, 0, 170)</text:p>
          </table:table-cell>
          <table:table-cell table:formula="of:=CONCATENATE(&quot;, aggressive: &quot;;[.J143];&quot;, type: Types.&quot;;[.K143]; &quot;, hp: &quot;;[.M143];&quot;, attack:&quot;;[.N143];&quot;, defense: &quot;;[.O143];&quot;, spAttack:&quot;;[.P143];&quot;, spDefense:&quot;; [.Q143])" office:value-type="string" office:string-value=", aggressive: true, type: Types.ROCK, hp: 80, attack:105, defense: 65, spAttack:60, spDefense:75" calcext:value-type="string">
            <text:p>, aggressive: true, type: Types.ROCK, hp: 80, attack:105, defense: 65, spAttack:60, spDefense:75</text:p>
          </table:table-cell>
          <table:table-cell table:formula="of:=CONCATENATE(&quot;, speed: &quot;;[.R143];&quot;, xp: &quot;;[.S143];&quot;, skills: []},&quot;)" office:value-type="string" office:string-value=", speed: 130, xp: 202, skills: []}," calcext:value-type="string">
            <text:p>, speed: 130, xp: 202, skills: []},</text:p>
          </table:table-cell>
          <table:table-cell table:style-name="ce3" table:formula="of:=COM.MICROSOFT.CONCAT([.V143:.X143])" office:value-type="string" office:string-value="AERODACTYL: {name: 'Aerodactyl', tile: new ut.Tile('A', 170, 0, 170), aggressive: true, type: Types.ROCK, hp: 80, attack:105, defense: 65, spAttack:60, spDefense:75, speed: 130, xp: 202, skills: []}," calcext:value-type="string">
            <text:p>AERODACTYL: {name: 'Aerodactyl', tile: new ut.Tile('A', 170, 0, 170), aggressive: true, type: Types.ROCK, hp: 80, attack:105, defense: 65, spAttack:60, spDefense:75, speed: 130, xp: 202, skills: []},</text:p>
          </table:table-cell>
          <table:table-cell table:style-name="ce6" table:formula="of:=IF([.T143]&lt;&gt;&quot;&quot;;CONCATENATE(&quot;Races.&quot;;[.B143];&quot;.evolution = {minLevel: &quot;;[.U143];&quot;, race: Races.&quot;;[.T143];&quot;}&quot;); 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{name: '&quot;;[.C144];&quot;', tile: new ut.Tile('&quot;;[.D144];&quot;', &quot;;[.F144];&quot;, &quot;;[.G144];&quot;, &quot;;[.H144];&quot;)&quot;)" office:value-type="string" office:string-value="SNORLAX: {name: 'Snorlax', tile: new ut.Tile('S', 85, 85, 85)" calcext:value-type="string">
            <text:p>SNORLAX: {name: 'Snorlax', tile: new ut.Tile('S', 85, 85, 85)</text:p>
          </table:table-cell>
          <table:table-cell table:formula="of:=CONCATENATE(&quot;, aggressive: &quot;;[.J144];&quot;, type: Types.&quot;;[.K144]; &quot;, hp: &quot;;[.M144];&quot;, attack:&quot;;[.N144];&quot;, defense: &quot;;[.O144];&quot;, spAttack:&quot;;[.P144];&quot;, spDefense:&quot;; [.Q144])" office:value-type="string" office:string-value=", aggressive: false, type: Types.NORMAL, hp: 160, attack:110, defense: 65, spAttack:65, spDefense:110" calcext:value-type="string">
            <text:p>, aggressive: false, type: Types.NORMAL, hp: 160, attack:110, defense: 65, spAttack:65, spDefense:110</text:p>
          </table:table-cell>
          <table:table-cell table:formula="of:=CONCATENATE(&quot;, speed: &quot;;[.R144];&quot;, xp: &quot;;[.S144];&quot;, skills: []},&quot;)" office:value-type="string" office:string-value=", speed: 30, xp: 154, skills: []}," calcext:value-type="string">
            <text:p>, speed: 30, xp: 154, skills: []},</text:p>
          </table:table-cell>
          <table:table-cell table:style-name="ce3" table:formula="of:=COM.MICROSOFT.CONCAT([.V144:.X144])" office:value-type="string" office:string-value="SNORLAX: {name: 'Snorlax', tile: new ut.Tile('S', 85, 85, 85), aggressive: false, type: Types.NORMAL, hp: 160, attack:110, defense: 65, spAttack:65, spDefense:110, speed: 30, xp: 154, skills: []}," calcext:value-type="string">
            <text:p>SNORLAX: {name: 'Snorlax', tile: new ut.Tile('S', 85, 85, 85), aggressive: false, type: Types.NORMAL, hp: 160, attack:110, defense: 65, spAttack:65, spDefense:110, speed: 30, xp: 154, skills: []},</text:p>
          </table:table-cell>
          <table:table-cell table:style-name="ce6" table:formula="of:=IF([.T144]&lt;&gt;&quot;&quot;;CONCATENATE(&quot;Races.&quot;;[.B144];&quot;.evolution = {minLevel: &quot;;[.U144];&quot;, race: Races.&quot;;[.T144];&quot;}&quot;); 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{name: '&quot;;[.C145];&quot;', tile: new ut.Tile('&quot;;[.D145];&quot;', &quot;;[.F145];&quot;, &quot;;[.G145];&quot;, &quot;;[.H145];&quot;)&quot;)" office:value-type="string" office:string-value="ARTICUNO: {name: 'Articuno', tile: new ut.Tile('A', 85, 85, 255)" calcext:value-type="string">
            <text:p>ARTICUNO: {name: 'Articuno', tile: new ut.Tile('A', 85, 85, 255)</text:p>
          </table:table-cell>
          <table:table-cell table:formula="of:=CONCATENATE(&quot;, aggressive: &quot;;[.J145];&quot;, type: Types.&quot;;[.K145]; &quot;, hp: &quot;;[.M145];&quot;, attack:&quot;;[.N145];&quot;, defense: &quot;;[.O145];&quot;, spAttack:&quot;;[.P145];&quot;, spDefense:&quot;; [.Q145])" office:value-type="string" office:string-value=", aggressive: true, type: Types.ICE, hp: 90, attack:85, defense: 100, spAttack:95, spDefense:125" calcext:value-type="string">
            <text:p>, aggressive: true, type: Types.ICE, hp: 90, attack:85, defense: 100, spAttack:95, spDefense:125</text:p>
          </table:table-cell>
          <table:table-cell table:formula="of:=CONCATENATE(&quot;, speed: &quot;;[.R145];&quot;, xp: &quot;;[.S145];&quot;, skills: []},&quot;)" office:value-type="string" office:string-value=", speed: 85, xp: 215, skills: []}," calcext:value-type="string">
            <text:p>, speed: 85, xp: 215, skills: []},</text:p>
          </table:table-cell>
          <table:table-cell table:style-name="ce3" table:formula="of:=COM.MICROSOFT.CONCAT([.V145:.X145])" office:value-type="string" office:string-value="ARTICUNO: {name: 'Articuno', tile: new ut.Tile('A', 85, 85, 255), aggressive: true, type: Types.ICE, hp: 90, attack:85, defense: 100, spAttack:95, spDefense:125, speed: 85, xp: 215, skills: []}," calcext:value-type="string">
            <text:p>ARTICUNO: {name: 'Articuno', tile: new ut.Tile('A', 85, 85, 255), aggressive: true, type: Types.ICE, hp: 90, attack:85, defense: 100, spAttack:95, spDefense:125, speed: 85, xp: 215, skills: []},</text:p>
          </table:table-cell>
          <table:table-cell table:style-name="ce6" table:formula="of:=IF([.T145]&lt;&gt;&quot;&quot;;CONCATENATE(&quot;Races.&quot;;[.B145];&quot;.evolution = {minLevel: &quot;;[.U145];&quot;, race: Races.&quot;;[.T145];&quot;}&quot;); 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{name: '&quot;;[.C146];&quot;', tile: new ut.Tile('&quot;;[.D146];&quot;', &quot;;[.F146];&quot;, &quot;;[.G146];&quot;, &quot;;[.H146];&quot;)&quot;)" office:value-type="string" office:string-value="ZAPDOS: {name: 'Zapdos', tile: new ut.Tile('Z', 255, 255, 85)" calcext:value-type="string">
            <text:p>ZAPDOS: {name: 'Zapdos', tile: new ut.Tile('Z', 255, 255, 85)</text:p>
          </table:table-cell>
          <table:table-cell table:formula="of:=CONCATENATE(&quot;, aggressive: &quot;;[.J146];&quot;, type: Types.&quot;;[.K146]; &quot;, hp: &quot;;[.M146];&quot;, attack:&quot;;[.N146];&quot;, defense: &quot;;[.O146];&quot;, spAttack:&quot;;[.P146];&quot;, spDefense:&quot;; [.Q146])" office:value-type="string" office:string-value=", aggressive: true, type: Types.ELECTRIC, hp: 90, attack:90, defense: 85, spAttack:125, spDefense:90" calcext:value-type="string">
            <text:p>, aggressive: true, type: Types.ELECTRIC, hp: 90, attack:90, defense: 85, spAttack:125, spDefense:90</text:p>
          </table:table-cell>
          <table:table-cell table:formula="of:=CONCATENATE(&quot;, speed: &quot;;[.R146];&quot;, xp: &quot;;[.S146];&quot;, skills: []},&quot;)" office:value-type="string" office:string-value=", speed: 100, xp: 216, skills: []}," calcext:value-type="string">
            <text:p>, speed: 100, xp: 216, skills: []},</text:p>
          </table:table-cell>
          <table:table-cell table:style-name="ce3" table:formula="of:=COM.MICROSOFT.CONCAT([.V146:.X146])" office:value-type="string" office:string-value="ZAPDOS: {name: 'Zapdos', tile: new ut.Tile('Z', 255, 255, 85), aggressive: true, type: Types.ELECTRIC, hp: 90, attack:90, defense: 85, spAttack:125, spDefense:90, speed: 100, xp: 216, skills: []}," calcext:value-type="string">
            <text:p>ZAPDOS: {name: 'Zapdos', tile: new ut.Tile('Z', 255, 255, 85), aggressive: true, type: Types.ELECTRIC, hp: 90, attack:90, defense: 85, spAttack:125, spDefense:90, speed: 100, xp: 216, skills: []},</text:p>
          </table:table-cell>
          <table:table-cell table:style-name="ce6" table:formula="of:=IF([.T146]&lt;&gt;&quot;&quot;;CONCATENATE(&quot;Races.&quot;;[.B146];&quot;.evolution = {minLevel: &quot;;[.U146];&quot;, race: Races.&quot;;[.T146];&quot;}&quot;); 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{name: '&quot;;[.C147];&quot;', tile: new ut.Tile('&quot;;[.D147];&quot;', &quot;;[.F147];&quot;, &quot;;[.G147];&quot;, &quot;;[.H147];&quot;)&quot;)" office:value-type="string" office:string-value="MOLTRES: {name: 'Moltres', tile: new ut.Tile('M', 255, 255, 85)" calcext:value-type="string">
            <text:p>MOLTRES: {name: 'Moltres', tile: new ut.Tile('M', 255, 255, 85)</text:p>
          </table:table-cell>
          <table:table-cell table:formula="of:=CONCATENATE(&quot;, aggressive: &quot;;[.J147];&quot;, type: Types.&quot;;[.K147]; &quot;, hp: &quot;;[.M147];&quot;, attack:&quot;;[.N147];&quot;, defense: &quot;;[.O147];&quot;, spAttack:&quot;;[.P147];&quot;, spDefense:&quot;; [.Q147])" office:value-type="string" office:string-value=", aggressive: true, type: Types.FIRE, hp: 90, attack:100, defense: 90, spAttack:125, spDefense:85" calcext:value-type="string">
            <text:p>, aggressive: true, type: Types.FIRE, hp: 90, attack:100, defense: 90, spAttack:125, spDefense:85</text:p>
          </table:table-cell>
          <table:table-cell table:formula="of:=CONCATENATE(&quot;, speed: &quot;;[.R147];&quot;, xp: &quot;;[.S147];&quot;, skills: []},&quot;)" office:value-type="string" office:string-value=", speed: 90, xp: 217, skills: []}," calcext:value-type="string">
            <text:p>, speed: 90, xp: 217, skills: []},</text:p>
          </table:table-cell>
          <table:table-cell table:style-name="ce3" table:formula="of:=COM.MICROSOFT.CONCAT([.V147:.X147])" office:value-type="string" office:string-value="MOLTRES: {name: 'Moltres', tile: new ut.Tile('M', 255, 255, 85), aggressive: true, type: Types.FIRE, hp: 90, attack:100, defense: 90, spAttack:125, spDefense:85, speed: 90, xp: 217, skills: []}," calcext:value-type="string">
            <text:p>MOLTRES: {name: 'Moltres', tile: new ut.Tile('M', 255, 255, 85), aggressive: true, type: Types.FIRE, hp: 90, attack:100, defense: 90, spAttack:125, spDefense:85, speed: 90, xp: 217, skills: []},</text:p>
          </table:table-cell>
          <table:table-cell table:style-name="ce6" table:formula="of:=IF([.T147]&lt;&gt;&quot;&quot;;CONCATENATE(&quot;Races.&quot;;[.B147];&quot;.evolution = {minLevel: &quot;;[.U147];&quot;, race: Races.&quot;;[.T147];&quot;}&quot;); 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{name: '&quot;;[.C148];&quot;', tile: new ut.Tile('&quot;;[.D148];&quot;', &quot;;[.F148];&quot;, &quot;;[.G148];&quot;, &quot;;[.H148];&quot;)&quot;)" office:value-type="string" office:string-value="DRATINI: {name: 'Dratini', tile: new ut.Tile('d', 85, 85, 255)" calcext:value-type="string">
            <text:p>DRATINI: {name: 'Dratini', tile: new ut.Tile('d', 85, 85, 255)</text:p>
          </table:table-cell>
          <table:table-cell table:formula="of:=CONCATENATE(&quot;, aggressive: &quot;;[.J148];&quot;, type: Types.&quot;;[.K148]; &quot;, hp: &quot;;[.M148];&quot;, attack:&quot;;[.N148];&quot;, defense: &quot;;[.O148];&quot;, spAttack:&quot;;[.P148];&quot;, spDefense:&quot;; [.Q148])" office:value-type="string" office:string-value=", aggressive: true, type: Types.DRAGON, hp: 41, attack:64, defense: 45, spAttack:50, spDefense:50" calcext:value-type="string">
            <text:p>, aggressive: true, type: Types.DRAGON, hp: 41, attack:64, defense: 45, spAttack:50, spDefense:50</text:p>
          </table:table-cell>
          <table:table-cell table:formula="of:=CONCATENATE(&quot;, speed: &quot;;[.R148];&quot;, xp: &quot;;[.S148];&quot;, skills: []},&quot;)" office:value-type="string" office:string-value=", speed: 50, xp: 67, skills: []}," calcext:value-type="string">
            <text:p>, speed: 50, xp: 67, skills: []},</text:p>
          </table:table-cell>
          <table:table-cell table:style-name="ce3" table:formula="of:=COM.MICROSOFT.CONCAT([.V148:.X148])" office:value-type="string" office:string-value="DRATINI: {name: 'Dratini', tile: new ut.Tile('d', 85, 85, 255), aggressive: true, type: Types.DRAGON, hp: 41, attack:64, defense: 45, spAttack:50, spDefense:50, speed: 50, xp: 67, skills: []}," calcext:value-type="string">
            <text:p>DRATINI: {name: 'Dratini', tile: new ut.Tile('d', 85, 85, 255), aggressive: true, type: Types.DRAGON, hp: 41, attack:64, defense: 45, spAttack:50, spDefense:50, speed: 50, xp: 67, skills: []},</text:p>
          </table:table-cell>
          <table:table-cell table:style-name="ce6" table:formula="of:=IF([.T148]&lt;&gt;&quot;&quot;;CONCATENATE(&quot;Races.&quot;;[.B148];&quot;.evolution = {minLevel: &quot;;[.U148];&quot;, race: Races.&quot;;[.T148];&quot;}&quot;); &quot;&quot;)" office:value-type="string" office:string-value="Races.DRATINI.evolution = {minLevel: 30, race: Races.DRAGONAIR}" calcext:value-type="string">
            <text:p>Races.DRATINI.evolution = {minLevel: 30, race: Races.DRAGONAIR}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{name: '&quot;;[.C149];&quot;', tile: new ut.Tile('&quot;;[.D149];&quot;', &quot;;[.F149];&quot;, &quot;;[.G149];&quot;, &quot;;[.H149];&quot;)&quot;)" office:value-type="string" office:string-value="DRAGONAIR: {name: 'Dragonair', tile: new ut.Tile('d', 85, 85, 255)" calcext:value-type="string">
            <text:p>DRAGONAIR: {name: 'Dragonair', tile: new ut.Tile('d', 85, 85, 255)</text:p>
          </table:table-cell>
          <table:table-cell table:formula="of:=CONCATENATE(&quot;, aggressive: &quot;;[.J149];&quot;, type: Types.&quot;;[.K149]; &quot;, hp: &quot;;[.M149];&quot;, attack:&quot;;[.N149];&quot;, defense: &quot;;[.O149];&quot;, spAttack:&quot;;[.P149];&quot;, spDefense:&quot;; [.Q149])" office:value-type="string" office:string-value=", aggressive: true, type: Types.DRAGON, hp: 61, attack:84, defense: 65, spAttack:70, spDefense:70" calcext:value-type="string">
            <text:p>, aggressive: true, type: Types.DRAGON, hp: 61, attack:84, defense: 65, spAttack:70, spDefense:70</text:p>
          </table:table-cell>
          <table:table-cell table:formula="of:=CONCATENATE(&quot;, speed: &quot;;[.R149];&quot;, xp: &quot;;[.S149];&quot;, skills: []},&quot;)" office:value-type="string" office:string-value=", speed: 70, xp: 144, skills: []}," calcext:value-type="string">
            <text:p>, speed: 70, xp: 144, skills: []},</text:p>
          </table:table-cell>
          <table:table-cell table:style-name="ce3" table:formula="of:=COM.MICROSOFT.CONCAT([.V149:.X149])" office:value-type="string" office:string-value="DRAGONAIR: {name: 'Dragonair', tile: new ut.Tile('d', 85, 85, 255), aggressive: true, type: Types.DRAGON, hp: 61, attack:84, defense: 65, spAttack:70, spDefense:70, speed: 70, xp: 144, skills: []}," calcext:value-type="string">
            <text:p>DRAGONAIR: {name: 'Dragonair', tile: new ut.Tile('d', 85, 85, 255), aggressive: true, type: Types.DRAGON, hp: 61, attack:84, defense: 65, spAttack:70, spDefense:70, speed: 70, xp: 144, skills: []},</text:p>
          </table:table-cell>
          <table:table-cell table:style-name="ce6" table:formula="of:=IF([.T149]&lt;&gt;&quot;&quot;;CONCATENATE(&quot;Races.&quot;;[.B149];&quot;.evolution = {minLevel: &quot;;[.U149];&quot;, race: Races.&quot;;[.T149];&quot;}&quot;); &quot;&quot;)" office:value-type="string" office:string-value="Races.DRAGONAIR.evolution = {minLevel: 55, race: Races.DRAGONITE}" calcext:value-type="string">
            <text:p>Races.DRAGONAIR.evolution = {minLevel: 55, race: Races.DRAGONITE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{name: '&quot;;[.C150];&quot;', tile: new ut.Tile('&quot;;[.D150];&quot;', &quot;;[.F150];&quot;, &quot;;[.G150];&quot;, &quot;;[.H150];&quot;)&quot;)" office:value-type="string" office:string-value="DRAGONITE: {name: 'Dragonite', tile: new ut.Tile('D', 170, 85, 0)" calcext:value-type="string">
            <text:p>DRAGONITE: {name: 'Dragonite', tile: new ut.Tile('D', 170, 85, 0)</text:p>
          </table:table-cell>
          <table:table-cell table:formula="of:=CONCATENATE(&quot;, aggressive: &quot;;[.J150];&quot;, type: Types.&quot;;[.K150]; &quot;, hp: &quot;;[.M150];&quot;, attack:&quot;;[.N150];&quot;, defense: &quot;;[.O150];&quot;, spAttack:&quot;;[.P150];&quot;, spDefense:&quot;; [.Q150])" office:value-type="string" office:string-value=", aggressive: true, type: Types.DRAGON, hp: 91, attack:134, defense: 95, spAttack:100, spDefense:100" calcext:value-type="string">
            <text:p>, aggressive: true, type: Types.DRAGON, hp: 91, attack:134, defense: 95, spAttack:100, spDefense:100</text:p>
          </table:table-cell>
          <table:table-cell table:formula="of:=CONCATENATE(&quot;, speed: &quot;;[.R150];&quot;, xp: &quot;;[.S150];&quot;, skills: []},&quot;)" office:value-type="string" office:string-value=", speed: 80, xp: 218, skills: []}," calcext:value-type="string">
            <text:p>, speed: 80, xp: 218, skills: []},</text:p>
          </table:table-cell>
          <table:table-cell table:style-name="ce3" table:formula="of:=COM.MICROSOFT.CONCAT([.V150:.X150])" office:value-type="string" office:string-value="DRAGONITE: {name: 'Dragonite', tile: new ut.Tile('D', 170, 85, 0), aggressive: true, type: Types.DRAGON, hp: 91, attack:134, defense: 95, spAttack:100, spDefense:100, speed: 80, xp: 218, skills: []}," calcext:value-type="string">
            <text:p>DRAGONITE: {name: 'Dragonite', tile: new ut.Tile('D', 170, 85, 0), aggressive: true, type: Types.DRAGON, hp: 91, attack:134, defense: 95, spAttack:100, spDefense:100, speed: 80, xp: 218, skills: []},</text:p>
          </table:table-cell>
          <table:table-cell table:style-name="ce6" table:formula="of:=IF([.T150]&lt;&gt;&quot;&quot;;CONCATENATE(&quot;Races.&quot;;[.B150];&quot;.evolution = {minLevel: &quot;;[.U150];&quot;, race: Races.&quot;;[.T150];&quot;}&quot;); 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{name: '&quot;;[.C151];&quot;', tile: new ut.Tile('&quot;;[.D151];&quot;', &quot;;[.F151];&quot;, &quot;;[.G151];&quot;, &quot;;[.H151];&quot;)&quot;)" office:value-type="string" office:string-value="MEWTWO: {name: 'Mewtwo', tile: new ut.Tile('M', 170, 0, 170)" calcext:value-type="string">
            <text:p>MEWTWO: {name: 'Mewtwo', tile: new ut.Tile('M', 170, 0, 170)</text:p>
          </table:table-cell>
          <table:table-cell table:formula="of:=CONCATENATE(&quot;, aggressive: &quot;;[.J151];&quot;, type: Types.&quot;;[.K151]; &quot;, hp: &quot;;[.M151];&quot;, attack:&quot;;[.N151];&quot;, defense: &quot;;[.O151];&quot;, spAttack:&quot;;[.P151];&quot;, spDefense:&quot;; [.Q151])" office:value-type="string" office:string-value=", aggressive: true, type: Types.PSYCHIC, hp: 106, attack:110, defense: 90, spAttack:154, spDefense:90" calcext:value-type="string">
            <text:p>, aggressive: true, type: Types.PSYCHIC, hp: 106, attack:110, defense: 90, spAttack:154, spDefense:90</text:p>
          </table:table-cell>
          <table:table-cell table:formula="of:=CONCATENATE(&quot;, speed: &quot;;[.R151];&quot;, xp: &quot;;[.S151];&quot;, skills: []},&quot;)" office:value-type="string" office:string-value=", speed: 130, xp: 220, skills: []}," calcext:value-type="string">
            <text:p>, speed: 130, xp: 220, skills: []},</text:p>
          </table:table-cell>
          <table:table-cell table:style-name="ce3" table:formula="of:=COM.MICROSOFT.CONCAT([.V151:.X151])" office:value-type="string" office:string-value="MEWTWO: {name: 'Mewtwo', tile: new ut.Tile('M', 170, 0, 170), aggressive: true, type: Types.PSYCHIC, hp: 106, attack:110, defense: 90, spAttack:154, spDefense:90, speed: 130, xp: 220, skills: []}," calcext:value-type="string">
            <text:p>MEWTWO: {name: 'Mewtwo', tile: new ut.Tile('M', 170, 0, 170), aggressive: true, type: Types.PSYCHIC, hp: 106, attack:110, defense: 90, spAttack:154, spDefense:90, speed: 130, xp: 220, skills: []},</text:p>
          </table:table-cell>
          <table:table-cell table:style-name="ce6" table:formula="of:=IF([.T151]&lt;&gt;&quot;&quot;;CONCATENATE(&quot;Races.&quot;;[.B151];&quot;.evolution = {minLevel: &quot;;[.U151];&quot;, race: Races.&quot;;[.T151];&quot;}&quot;); 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{name: '&quot;;[.C152];&quot;', tile: new ut.Tile('&quot;;[.D152];&quot;', &quot;;[.F152];&quot;, &quot;;[.G152];&quot;, &quot;;[.H152];&quot;)&quot;)" office:value-type="string" office:string-value="MEW: {name: 'Mew', tile: new ut.Tile('m', 255, 85, 255)" calcext:value-type="string">
            <text:p>MEW: {name: 'Mew', tile: new ut.Tile('m', 255, 85, 255)</text:p>
          </table:table-cell>
          <table:table-cell table:formula="of:=CONCATENATE(&quot;, aggressive: &quot;;[.J152];&quot;, type: Types.&quot;;[.K152]; &quot;, hp: &quot;;[.M152];&quot;, attack:&quot;;[.N152];&quot;, defense: &quot;;[.O152];&quot;, spAttack:&quot;;[.P152];&quot;, spDefense:&quot;; [.Q152])" office:value-type="string" office:string-value=", aggressive: true, type: Types.PSYCHIC, hp: 100, attack:100, defense: 100, spAttack:100, spDefense:100" calcext:value-type="string">
            <text:p>, aggressive: true, type: Types.PSYCHIC, hp: 100, attack:100, defense: 100, spAttack:100, spDefense:100</text:p>
          </table:table-cell>
          <table:table-cell table:formula="of:=CONCATENATE(&quot;, speed: &quot;;[.R152];&quot;, xp: &quot;;[.S152];&quot;, skills: []},&quot;)" office:value-type="string" office:string-value=", speed: 100, xp: 64, skills: []}," calcext:value-type="string">
            <text:p>, speed: 100, xp: 64, skills: []},</text:p>
          </table:table-cell>
          <table:table-cell table:style-name="ce3" table:formula="of:=COM.MICROSOFT.CONCAT([.V152:.X152])" office:value-type="string" office:string-value="MEW: {name: 'Mew', tile: new ut.Tile('m', 255, 85, 255), aggressive: true, type: Types.PSYCHIC, hp: 100, attack:100, defense: 100, spAttack:100, spDefense:100, speed: 100, xp: 64, skills: []}," calcext:value-type="string">
            <text:p>MEW: {name: 'Mew', tile: new ut.Tile('m', 255, 85, 255), aggressive: true, type: Types.PSYCHIC, hp: 100, attack:100, defense: 100, spAttack:100, spDefense:100, speed: 100, xp: 64, skills: []},</text:p>
          </table:table-cell>
          <table:table-cell table:style-name="ce6" table:formula="of:=IF([.T152]&lt;&gt;&quot;&quot;;CONCATENATE(&quot;Races.&quot;;[.B152];&quot;.evolution = {minLevel: &quot;;[.U152];&quot;, race: Races.&quot;;[.T152];&quot;}&quot;); 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okemon Skills" table:style-name="ta1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ce7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6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6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69];&quot;.skills.push({skill: Skills.&quot;;[.C169];&quot;, level: &quot;;[.D169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69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0];&quot;.skills.push({skill: Skills.&quot;;[.C170];&quot;, level: &quot;;[.D170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0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1];&quot;.skills.push({skill: Skills.&quot;;[.C171];&quot;, level: &quot;;[.D171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2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72];&quot;.skills.push({skill: Skills.&quot;;[.C172];&quot;, level: &quot;;[.D172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72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3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73];&quot;.skills.push({skill: Skills.&quot;;[.C173];&quot;, level: &quot;;[.D173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73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4];&quot;.skills.push({skill: Skills.&quot;;[.C174];&quot;, level: &quot;;[.D174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7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75];&quot;.skills.push({skill: Skills.&quot;;[.C175];&quot;, level: &quot;;[.D175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75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76];&quot;.skills.push({skill: Skills.&quot;;[.C176];&quot;, level: &quot;;[.D176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77];&quot;.skills.push({skill: Skills.&quot;;[.C177];&quot;, level: &quot;;[.D177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77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8];&quot;.skills.push({skill: Skills.&quot;;[.C178];&quot;, level: &quot;;[.D178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78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79];&quot;.skills.push({skill: Skills.&quot;;[.C179];&quot;, level: &quot;;[.D179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79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0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0];&quot;.skills.push({skill: Skills.&quot;;[.C180];&quot;, level: &quot;;[.D180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1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1];&quot;.skills.push({skill: Skills.&quot;;[.C181];&quot;, level: &quot;;[.D181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1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8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83];&quot;.skills.push({skill: Skills.&quot;;[.C183];&quot;, level: &quot;;[.D183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83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84];&quot;.skills.push({skill: Skills.&quot;;[.C184];&quot;, level: &quot;;[.D184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8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85];&quot;.skills.push({skill: Skills.&quot;;[.C185];&quot;, level: &quot;;[.D185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8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6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86];&quot;.skills.push({skill: Skills.&quot;;[.C186];&quot;, level: &quot;;[.D186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8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7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87];&quot;.skills.push({skill: Skills.&quot;;[.C187];&quot;, level: &quot;;[.D187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8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8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88];&quot;.skills.push({skill: Skills.&quot;;[.C188];&quot;, level: &quot;;[.D188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88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9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89];&quot;.skills.push({skill: Skills.&quot;;[.C189];&quot;, level: &quot;;[.D189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89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0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1];&quot;.skills.push({skill: Skills.&quot;;[.C191];&quot;, level: &quot;;[.D191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92];&quot;.skills.push({skill: Skills.&quot;;[.C192];&quot;, level: &quot;;[.D192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192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93];&quot;.skills.push({skill: Skills.&quot;;[.C193];&quot;, level: &quot;;[.D193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19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94];&quot;.skills.push({skill: Skills.&quot;;[.C194];&quot;, level: &quot;;[.D194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19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5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95];&quot;.skills.push({skill: Skills.&quot;;[.C195];&quot;, level: &quot;;[.D195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195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6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96];&quot;.skills.push({skill: Skills.&quot;;[.C196];&quot;, level: &quot;;[.D196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19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7];&quot;.skills.push({skill: Skills.&quot;;[.C197];&quot;, level: &quot;;[.D197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197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8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98];&quot;.skills.push({skill: Skills.&quot;;[.C198];&quot;, level: &quot;;[.D198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198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9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199];&quot;.skills.push({skill: Skills.&quot;;[.C199];&quot;, level: &quot;;[.D199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19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0];&quot;.skills.push({skill: Skills.&quot;;[.C200];&quot;, level: &quot;;[.D200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1];&quot;.skills.push({skill: Skills.&quot;;[.C201];&quot;, level: &quot;;[.D201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02];&quot;.skills.push({skill: Skills.&quot;;[.C202];&quot;, level: &quot;;[.D202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0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03];&quot;.skills.push({skill: Skills.&quot;;[.C203];&quot;, level: &quot;;[.D203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03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4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04];&quot;.skills.push({skill: Skills.&quot;;[.C204];&quot;, level: &quot;;[.D204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0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5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05];&quot;.skills.push({skill: Skills.&quot;;[.C205];&quot;, level: &quot;;[.D205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05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06];&quot;.skills.push({skill: Skills.&quot;;[.C206];&quot;, level: &quot;;[.D206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06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7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07];&quot;.skills.push({skill: Skills.&quot;;[.C207];&quot;, level: &quot;;[.D207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8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0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0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9];&quot;.skills.push({skill: Skills.&quot;;[.C209];&quot;, level: &quot;;[.D209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0];&quot;.skills.push({skill: Skills.&quot;;[.C210];&quot;, level: &quot;;[.D210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1];&quot;.skills.push({skill: Skills.&quot;;[.C211];&quot;, level: &quot;;[.D211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2];&quot;.skills.push({skill: Skills.&quot;;[.C212];&quot;, level: &quot;;[.D212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1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3];&quot;.skills.push({skill: Skills.&quot;;[.C213];&quot;, level: &quot;;[.D213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1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14];&quot;.skills.push({skill: Skills.&quot;;[.C214];&quot;, level: &quot;;[.D214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1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5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5];&quot;.skills.push({skill: Skills.&quot;;[.C215];&quot;, level: &quot;;[.D215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6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6];&quot;.skills.push({skill: Skills.&quot;;[.C216];&quot;, level: &quot;;[.D216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16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1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8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9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1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0];&quot;.skills.push({skill: Skills.&quot;;[.C220];&quot;, level: &quot;;[.D220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1];&quot;.skills.push({skill: Skills.&quot;;[.C221];&quot;, level: &quot;;[.D221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22];&quot;.skills.push({skill: Skills.&quot;;[.C222];&quot;, level: &quot;;[.D222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22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23];&quot;.skills.push({skill: Skills.&quot;;[.C223];&quot;, level: &quot;;[.D223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4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24];&quot;.skills.push({skill: Skills.&quot;;[.C224];&quot;, level: &quot;;[.D224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5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25];&quot;.skills.push({skill: Skills.&quot;;[.C225];&quot;, level: &quot;;[.D225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2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6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6];&quot;.skills.push({skill: Skills.&quot;;[.C226];&quot;, level: &quot;;[.D226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2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7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27];&quot;.skills.push({skill: Skills.&quot;;[.C227];&quot;, level: &quot;;[.D227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27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9];&quot;.skills.push({skill: Skills.&quot;;[.C229];&quot;, level: &quot;;[.D229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0];&quot;.skills.push({skill: Skills.&quot;;[.C230];&quot;, level: &quot;;[.D230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1];&quot;.skills.push({skill: Skills.&quot;;[.C231];&quot;, level: &quot;;[.D231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1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2];&quot;.skills.push({skill: Skills.&quot;;[.C232];&quot;, level: &quot;;[.D232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32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3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33];&quot;.skills.push({skill: Skills.&quot;;[.C233];&quot;, level: &quot;;[.D233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3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4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34];&quot;.skills.push({skill: Skills.&quot;;[.C234];&quot;, level: &quot;;[.D234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5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35];&quot;.skills.push({skill: Skills.&quot;;[.C235];&quot;, level: &quot;;[.D235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35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6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36];&quot;.skills.push({skill: Skills.&quot;;[.C236];&quot;, level: &quot;;[.D236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3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37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38];&quot;.skills.push({skill: Skills.&quot;;[.C238];&quot;, level: &quot;;[.D238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3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9];&quot;.skills.push({skill: Skills.&quot;;[.C239];&quot;, level: &quot;;[.D239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3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0];&quot;.skills.push({skill: Skills.&quot;;[.C240];&quot;, level: &quot;;[.D240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0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1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1];&quot;.skills.push({skill: Skills.&quot;;[.C241];&quot;, level: &quot;;[.D241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2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42];&quot;.skills.push({skill: Skills.&quot;;[.C242];&quot;, level: &quot;;[.D242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4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43];&quot;.skills.push({skill: Skills.&quot;;[.C243];&quot;, level: &quot;;[.D243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4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4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44];&quot;.skills.push({skill: Skills.&quot;;[.C244];&quot;, level: &quot;;[.D244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44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5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45];&quot;.skills.push({skill: Skills.&quot;;[.C245];&quot;, level: &quot;;[.D245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4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6];&quot;.skills.push({skill: Skills.&quot;;[.C246];&quot;, level: &quot;;[.D246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4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7];&quot;.skills.push({skill: Skills.&quot;;[.C247];&quot;, level: &quot;;[.D247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48];&quot;.skills.push({skill: Skills.&quot;;[.C248];&quot;, level: &quot;;[.D248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48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49];&quot;.skills.push({skill: Skills.&quot;;[.C249];&quot;, level: &quot;;[.D249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4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0];&quot;.skills.push({skill: Skills.&quot;;[.C250];&quot;, level: &quot;;[.D250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1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1];&quot;.skills.push({skill: Skills.&quot;;[.C251];&quot;, level: &quot;;[.D251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2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2];&quot;.skills.push({skill: Skills.&quot;;[.C252];&quot;, level: &quot;;[.D252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5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3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53];&quot;.skills.push({skill: Skills.&quot;;[.C253];&quot;, level: &quot;;[.D253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5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4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54];&quot;.skills.push({skill: Skills.&quot;;[.C254];&quot;, level: &quot;;[.D254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54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5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6];&quot;.skills.push({skill: Skills.&quot;;[.C256];&quot;, level: &quot;;[.D256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56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57];&quot;.skills.push({skill: Skills.&quot;;[.C257];&quot;, level: &quot;;[.D257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5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58];&quot;.skills.push({skill: Skills.&quot;;[.C258];&quot;, level: &quot;;[.D258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5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9];&quot;.skills.push({skill: Skills.&quot;;[.C259];&quot;, level: &quot;;[.D259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5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0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1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1];&quot;.skills.push({skill: Skills.&quot;;[.C261];&quot;, level: &quot;;[.D261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2];&quot;.skills.push({skill: Skills.&quot;;[.C262];&quot;, level: &quot;;[.D262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62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63];&quot;.skills.push({skill: Skills.&quot;;[.C263];&quot;, level: &quot;;[.D263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6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64];&quot;.skills.push({skill: Skills.&quot;;[.C264];&quot;, level: &quot;;[.D264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6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65];&quot;.skills.push({skill: Skills.&quot;;[.C265];&quot;, level: &quot;;[.D265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65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66];&quot;.skills.push({skill: Skills.&quot;;[.C266];&quot;, level: &quot;;[.D266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6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7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7];&quot;.skills.push({skill: Skills.&quot;;[.C267];&quot;, level: &quot;;[.D267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67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8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68];&quot;.skills.push({skill: Skills.&quot;;[.C268];&quot;, level: &quot;;[.D268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6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6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69];&quot;.skills.push({skill: Skills.&quot;;[.C269];&quot;, level: &quot;;[.D269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6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1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2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7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73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3];&quot;.skills.push({skill: Skills.&quot;;[.C273];&quot;, level: &quot;;[.D273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3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4];&quot;.skills.push({skill: Skills.&quot;;[.C274];&quot;, level: &quot;;[.D274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4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5];&quot;.skills.push({skill: Skills.&quot;;[.C275];&quot;, level: &quot;;[.D275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7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76];&quot;.skills.push({skill: Skills.&quot;;[.C276];&quot;, level: &quot;;[.D276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77];&quot;.skills.push({skill: Skills.&quot;;[.C277];&quot;, level: &quot;;[.D277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7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8];&quot;.skills.push({skill: Skills.&quot;;[.C278];&quot;, level: &quot;;[.D278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7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9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9];&quot;.skills.push({skill: Skills.&quot;;[.C279];&quot;, level: &quot;;[.D279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7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0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0];&quot;.skills.push({skill: Skills.&quot;;[.C280];&quot;, level: &quot;;[.D280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0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1];&quot;.skills.push({skill: Skills.&quot;;[.C281];&quot;, level: &quot;;[.D281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2];&quot;.skills.push({skill: Skills.&quot;;[.C282];&quot;, level: &quot;;[.D282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3];&quot;.skills.push({skill: Skills.&quot;;[.C283];&quot;, level: &quot;;[.D283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4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4];&quot;.skills.push({skill: Skills.&quot;;[.C284];&quot;, level: &quot;;[.D284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5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5];&quot;.skills.push({skill: Skills.&quot;;[.C285];&quot;, level: &quot;;[.D285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5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6];&quot;.skills.push({skill: Skills.&quot;;[.C286];&quot;, level: &quot;;[.D286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8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7];&quot;.skills.push({skill: Skills.&quot;;[.C287];&quot;, level: &quot;;[.D287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87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88];&quot;.skills.push({skill: Skills.&quot;;[.C288];&quot;, level: &quot;;[.D288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89];&quot;.skills.push({skill: Skills.&quot;;[.C289];&quot;, level: &quot;;[.D289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0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0];&quot;.skills.push({skill: Skills.&quot;;[.C290];&quot;, level: &quot;;[.D290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0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1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1];&quot;.skills.push({skill: Skills.&quot;;[.C291];&quot;, level: &quot;;[.D291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1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2];&quot;.skills.push({skill: Skills.&quot;;[.C292];&quot;, level: &quot;;[.D292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3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3];&quot;.skills.push({skill: Skills.&quot;;[.C293];&quot;, level: &quot;;[.D293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4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4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6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6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7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7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8];&quot;.skills.push({skill: Skills.&quot;;[.C298];&quot;, level: &quot;;[.D298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298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9];&quot;.skills.push({skill: Skills.&quot;;[.C299];&quot;, level: &quot;;[.D299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299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0];&quot;.skills.push({skill: Skills.&quot;;[.C300];&quot;, level: &quot;;[.D300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1];&quot;.skills.push({skill: Skills.&quot;;[.C301];&quot;, level: &quot;;[.D301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02];&quot;.skills.push({skill: Skills.&quot;;[.C302];&quot;, level: &quot;;[.D302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02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03];&quot;.skills.push({skill: Skills.&quot;;[.C303];&quot;, level: &quot;;[.D303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0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04];&quot;.skills.push({skill: Skills.&quot;;[.C304];&quot;, level: &quot;;[.D304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0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5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5];&quot;.skills.push({skill: Skills.&quot;;[.C305];&quot;, level: &quot;;[.D305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05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0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07];&quot;.skills.push({skill: Skills.&quot;;[.C307];&quot;, level: &quot;;[.D307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07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08];&quot;.skills.push({skill: Skills.&quot;;[.C308];&quot;, level: &quot;;[.D308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08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9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09];&quot;.skills.push({skill: Skills.&quot;;[.C309];&quot;, level: &quot;;[.D309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09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0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0];&quot;.skills.push({skill: Skills.&quot;;[.C310];&quot;, level: &quot;;[.D310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1];&quot;.skills.push({skill: Skills.&quot;;[.C311];&quot;, level: &quot;;[.D311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1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12];&quot;.skills.push({skill: Skills.&quot;;[.C312];&quot;, level: &quot;;[.D312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13];&quot;.skills.push({skill: Skills.&quot;;[.C313];&quot;, level: &quot;;[.D313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13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4];&quot;.skills.push({skill: Skills.&quot;;[.C314];&quot;, level: &quot;;[.D314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1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15];&quot;.skills.push({skill: Skills.&quot;;[.C315];&quot;, level: &quot;;[.D315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15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16];&quot;.skills.push({skill: Skills.&quot;;[.C316];&quot;, level: &quot;;[.D316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1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7];&quot;.skills.push({skill: Skills.&quot;;[.C317];&quot;, level: &quot;;[.D317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1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8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18];&quot;.skills.push({skill: Skills.&quot;;[.C318];&quot;, level: &quot;;[.D318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1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1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0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1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2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2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23];&quot;.skills.push({skill: Skills.&quot;;[.C323];&quot;, level: &quot;;[.D323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2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24];&quot;.skills.push({skill: Skills.&quot;;[.C324];&quot;, level: &quot;;[.D324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2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25];&quot;.skills.push({skill: Skills.&quot;;[.C325];&quot;, level: &quot;;[.D325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25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26];&quot;.skills.push({skill: Skills.&quot;;[.C326];&quot;, level: &quot;;[.D326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26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27];&quot;.skills.push({skill: Skills.&quot;;[.C327];&quot;, level: &quot;;[.D327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2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8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28];&quot;.skills.push({skill: Skills.&quot;;[.C328];&quot;, level: &quot;;[.D328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28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9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29];&quot;.skills.push({skill: Skills.&quot;;[.C329];&quot;, level: &quot;;[.D329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29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0];&quot;.skills.push({skill: Skills.&quot;;[.C330];&quot;, level: &quot;;[.D330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1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1];&quot;.skills.push({skill: Skills.&quot;;[.C331];&quot;, level: &quot;;[.D331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1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2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2];&quot;.skills.push({skill: Skills.&quot;;[.C332];&quot;, level: &quot;;[.D332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2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3];&quot;.skills.push({skill: Skills.&quot;;[.C333];&quot;, level: &quot;;[.D333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4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4];&quot;.skills.push({skill: Skills.&quot;;[.C334];&quot;, level: &quot;;[.D334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4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5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5];&quot;.skills.push({skill: Skills.&quot;;[.C335];&quot;, level: &quot;;[.D335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6];&quot;.skills.push({skill: Skills.&quot;;[.C336];&quot;, level: &quot;;[.D336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36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37];&quot;.skills.push({skill: Skills.&quot;;[.C337];&quot;, level: &quot;;[.D337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38];&quot;.skills.push({skill: Skills.&quot;;[.C338];&quot;, level: &quot;;[.D338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3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39];&quot;.skills.push({skill: Skills.&quot;;[.C339];&quot;, level: &quot;;[.D339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3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0];&quot;.skills.push({skill: Skills.&quot;;[.C340];&quot;, level: &quot;;[.D340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0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1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1];&quot;.skills.push({skill: Skills.&quot;;[.C341];&quot;, level: &quot;;[.D341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2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42];&quot;.skills.push({skill: Skills.&quot;;[.C342];&quot;, level: &quot;;[.D342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4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3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43];&quot;.skills.push({skill: Skills.&quot;;[.C343];&quot;, level: &quot;;[.D343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4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4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44];&quot;.skills.push({skill: Skills.&quot;;[.C344];&quot;, level: &quot;;[.D344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4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5];&quot;.skills.push({skill: Skills.&quot;;[.C345];&quot;, level: &quot;;[.D345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4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46];&quot;.skills.push({skill: Skills.&quot;;[.C346];&quot;, level: &quot;;[.D346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4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47];&quot;.skills.push({skill: Skills.&quot;;[.C347];&quot;, level: &quot;;[.D347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47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48];&quot;.skills.push({skill: Skills.&quot;;[.C348];&quot;, level: &quot;;[.D348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48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49];&quot;.skills.push({skill: Skills.&quot;;[.C349];&quot;, level: &quot;;[.D349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4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0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0];&quot;.skills.push({skill: Skills.&quot;;[.C350];&quot;, level: &quot;;[.D350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1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1];&quot;.skills.push({skill: Skills.&quot;;[.C351];&quot;, level: &quot;;[.D351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2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52];&quot;.skills.push({skill: Skills.&quot;;[.C352];&quot;, level: &quot;;[.D352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52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3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5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4];&quot;.skills.push({skill: Skills.&quot;;[.C354];&quot;, level: &quot;;[.D354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5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55];&quot;.skills.push({skill: Skills.&quot;;[.C355];&quot;, level: &quot;;[.D355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55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56];&quot;.skills.push({skill: Skills.&quot;;[.C356];&quot;, level: &quot;;[.D356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5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57];&quot;.skills.push({skill: Skills.&quot;;[.C357];&quot;, level: &quot;;[.D357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57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58];&quot;.skills.push({skill: Skills.&quot;;[.C358];&quot;, level: &quot;;[.D358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5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9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59];&quot;.skills.push({skill: Skills.&quot;;[.C359];&quot;, level: &quot;;[.D359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5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0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0];&quot;.skills.push({skill: Skills.&quot;;[.C360];&quot;, level: &quot;;[.D360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1];&quot;.skills.push({skill: Skills.&quot;;[.C361];&quot;, level: &quot;;[.D361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1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2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3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6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4];&quot;.skills.push({skill: Skills.&quot;;[.C364];&quot;, level: &quot;;[.D364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6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5];&quot;.skills.push({skill: Skills.&quot;;[.C365];&quot;, level: &quot;;[.D365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65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66];&quot;.skills.push({skill: Skills.&quot;;[.C366];&quot;, level: &quot;;[.D366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67];&quot;.skills.push({skill: Skills.&quot;;[.C367];&quot;, level: &quot;;[.D367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6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68];&quot;.skills.push({skill: Skills.&quot;;[.C368];&quot;, level: &quot;;[.D368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6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9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69];&quot;.skills.push({skill: Skills.&quot;;[.C369];&quot;, level: &quot;;[.D369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6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0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0];&quot;.skills.push({skill: Skills.&quot;;[.C370];&quot;, level: &quot;;[.D370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1];&quot;.skills.push({skill: Skills.&quot;;[.C371];&quot;, level: &quot;;[.D371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1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72];&quot;.skills.push({skill: Skills.&quot;;[.C372];&quot;, level: &quot;;[.D372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7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73];&quot;.skills.push({skill: Skills.&quot;;[.C373];&quot;, level: &quot;;[.D373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7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74];&quot;.skills.push({skill: Skills.&quot;;[.C374];&quot;, level: &quot;;[.D374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74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75];&quot;.skills.push({skill: Skills.&quot;;[.C375];&quot;, level: &quot;;[.D375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6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76];&quot;.skills.push({skill: Skills.&quot;;[.C376];&quot;, level: &quot;;[.D376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76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7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77];&quot;.skills.push({skill: Skills.&quot;;[.C377];&quot;, level: &quot;;[.D377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78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9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79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0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1];&quot;.skills.push({skill: Skills.&quot;;[.C381];&quot;, level: &quot;;[.D381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1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8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3];&quot;.skills.push({skill: Skills.&quot;;[.C383];&quot;, level: &quot;;[.D383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83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84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5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5];&quot;.skills.push({skill: Skills.&quot;;[.C385];&quot;, level: &quot;;[.D385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8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6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6];&quot;.skills.push({skill: Skills.&quot;;[.C386];&quot;, level: &quot;;[.D386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8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7];&quot;.skills.push({skill: Skills.&quot;;[.C387];&quot;, level: &quot;;[.D387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87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8];&quot;.skills.push({skill: Skills.&quot;;[.C388];&quot;, level: &quot;;[.D388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88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9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9];&quot;.skills.push({skill: Skills.&quot;;[.C389];&quot;, level: &quot;;[.D389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8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0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0];&quot;.skills.push({skill: Skills.&quot;;[.C390];&quot;, level: &quot;;[.D390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0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1];&quot;.skills.push({skill: Skills.&quot;;[.C391];&quot;, level: &quot;;[.D391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2];&quot;.skills.push({skill: Skills.&quot;;[.C392];&quot;, level: &quot;;[.D392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39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3];&quot;.skills.push({skill: Skills.&quot;;[.C393];&quot;, level: &quot;;[.D393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393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94];&quot;.skills.push({skill: Skills.&quot;;[.C394];&quot;, level: &quot;;[.D394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394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395];&quot;.skills.push({skill: Skills.&quot;;[.C395];&quot;, level: &quot;;[.D395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395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96];&quot;.skills.push({skill: Skills.&quot;;[.C396];&quot;, level: &quot;;[.D396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39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7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97];&quot;.skills.push({skill: Skills.&quot;;[.C397];&quot;, level: &quot;;[.D397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397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8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98];&quot;.skills.push({skill: Skills.&quot;;[.C398];&quot;, level: &quot;;[.D398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398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399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9];&quot;.skills.push({skill: Skills.&quot;;[.C399];&quot;, level: &quot;;[.D399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399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0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0];&quot;.skills.push({skill: Skills.&quot;;[.C400];&quot;, level: &quot;;[.D400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1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1];&quot;.skills.push({skill: Skills.&quot;;[.C401];&quot;, level: &quot;;[.D401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2];&quot;.skills.push({skill: Skills.&quot;;[.C402];&quot;, level: &quot;;[.D402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0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3];&quot;.skills.push({skill: Skills.&quot;;[.C403];&quot;, level: &quot;;[.D403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03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04];&quot;.skills.push({skill: Skills.&quot;;[.C404];&quot;, level: &quot;;[.D404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0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05];&quot;.skills.push({skill: Skills.&quot;;[.C405];&quot;, level: &quot;;[.D405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05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6];&quot;.skills.push({skill: Skills.&quot;;[.C406];&quot;, level: &quot;;[.D406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06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7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07];&quot;.skills.push({skill: Skills.&quot;;[.C407];&quot;, level: &quot;;[.D407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0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8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8];&quot;.skills.push({skill: Skills.&quot;;[.C408];&quot;, level: &quot;;[.D408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0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09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9];&quot;.skills.push({skill: Skills.&quot;;[.C409];&quot;, level: &quot;;[.D409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09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0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2];&quot;.skills.push({skill: Skills.&quot;;[.C412];&quot;, level: &quot;;[.D412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12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3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13];&quot;.skills.push({skill: Skills.&quot;;[.C413];&quot;, level: &quot;;[.D413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1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4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14];&quot;.skills.push({skill: Skills.&quot;;[.C414];&quot;, level: &quot;;[.D414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1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5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5];&quot;.skills.push({skill: Skills.&quot;;[.C415];&quot;, level: &quot;;[.D415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6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6];&quot;.skills.push({skill: Skills.&quot;;[.C416];&quot;, level: &quot;;[.D416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7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7];&quot;.skills.push({skill: Skills.&quot;;[.C417];&quot;, level: &quot;;[.D417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8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8];&quot;.skills.push({skill: Skills.&quot;;[.C418];&quot;, level: &quot;;[.D418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8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1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1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1];&quot;.skills.push({skill: Skills.&quot;;[.C421];&quot;, level: &quot;;[.D421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1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22];&quot;.skills.push({skill: Skills.&quot;;[.C422];&quot;, level: &quot;;[.D422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22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23];&quot;.skills.push({skill: Skills.&quot;;[.C423];&quot;, level: &quot;;[.D423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2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4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24];&quot;.skills.push({skill: Skills.&quot;;[.C424];&quot;, level: &quot;;[.D424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5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25];&quot;.skills.push({skill: Skills.&quot;;[.C425];&quot;, level: &quot;;[.D425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2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6];&quot;.skills.push({skill: Skills.&quot;;[.C426];&quot;, level: &quot;;[.D426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2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28];&quot;.skills.push({skill: Skills.&quot;;[.C428];&quot;, level: &quot;;[.D428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2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29];&quot;.skills.push({skill: Skills.&quot;;[.C429];&quot;, level: &quot;;[.D429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29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0];&quot;.skills.push({skill: Skills.&quot;;[.C430];&quot;, level: &quot;;[.D430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1];&quot;.skills.push({skill: Skills.&quot;;[.C431];&quot;, level: &quot;;[.D431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2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32];&quot;.skills.push({skill: Skills.&quot;;[.C432];&quot;, level: &quot;;[.D432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3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3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3];&quot;.skills.push({skill: Skills.&quot;;[.C433];&quot;, level: &quot;;[.D433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33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4];&quot;.skills.push({skill: Skills.&quot;;[.C434];&quot;, level: &quot;;[.D434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34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5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5];&quot;.skills.push({skill: Skills.&quot;;[.C435];&quot;, level: &quot;;[.D435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6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6];&quot;.skills.push({skill: Skills.&quot;;[.C436];&quot;, level: &quot;;[.D436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3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7];&quot;.skills.push({skill: Skills.&quot;;[.C437];&quot;, level: &quot;;[.D437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37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8];&quot;.skills.push({skill: Skills.&quot;;[.C438];&quot;, level: &quot;;[.D438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3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39];&quot;.skills.push({skill: Skills.&quot;;[.C439];&quot;, level: &quot;;[.D439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39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0];&quot;.skills.push({skill: Skills.&quot;;[.C440];&quot;, level: &quot;;[.D440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0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1];&quot;.skills.push({skill: Skills.&quot;;[.C441];&quot;, level: &quot;;[.D441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1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2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42];&quot;.skills.push({skill: Skills.&quot;;[.C442];&quot;, level: &quot;;[.D442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42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3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43];&quot;.skills.push({skill: Skills.&quot;;[.C443];&quot;, level: &quot;;[.D443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4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44];&quot;.skills.push({skill: Skills.&quot;;[.C444];&quot;, level: &quot;;[.D444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4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5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45];&quot;.skills.push({skill: Skills.&quot;;[.C445];&quot;, level: &quot;;[.D445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45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6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46];&quot;.skills.push({skill: Skills.&quot;;[.C446];&quot;, level: &quot;;[.D446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4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7];&quot;.skills.push({skill: Skills.&quot;;[.C447];&quot;, level: &quot;;[.D447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8];&quot;.skills.push({skill: Skills.&quot;;[.C448];&quot;, level: &quot;;[.D448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4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49];&quot;.skills.push({skill: Skills.&quot;;[.C449];&quot;, level: &quot;;[.D449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49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0];&quot;.skills.push({skill: Skills.&quot;;[.C450];&quot;, level: &quot;;[.D450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0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1];&quot;.skills.push({skill: Skills.&quot;;[.C451];&quot;, level: &quot;;[.D451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2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52];&quot;.skills.push({skill: Skills.&quot;;[.C452];&quot;, level: &quot;;[.D452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5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3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53];&quot;.skills.push({skill: Skills.&quot;;[.C453];&quot;, level: &quot;;[.D453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5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4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4];&quot;.skills.push({skill: Skills.&quot;;[.C454];&quot;, level: &quot;;[.D454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5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5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55];&quot;.skills.push({skill: Skills.&quot;;[.C455];&quot;, level: &quot;;[.D455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5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56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7];&quot;.skills.push({skill: Skills.&quot;;[.C457];&quot;, level: &quot;;[.D457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5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58];&quot;.skills.push({skill: Skills.&quot;;[.C458];&quot;, level: &quot;;[.D458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5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59];&quot;.skills.push({skill: Skills.&quot;;[.C459];&quot;, level: &quot;;[.D459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59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0];&quot;.skills.push({skill: Skills.&quot;;[.C460];&quot;, level: &quot;;[.D460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1];&quot;.skills.push({skill: Skills.&quot;;[.C461];&quot;, level: &quot;;[.D461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2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62];&quot;.skills.push({skill: Skills.&quot;;[.C462];&quot;, level: &quot;;[.D462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62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3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63];&quot;.skills.push({skill: Skills.&quot;;[.C463];&quot;, level: &quot;;[.D463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6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64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6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65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6];&quot;.skills.push({skill: Skills.&quot;;[.C466];&quot;, level: &quot;;[.D466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6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7];&quot;.skills.push({skill: Skills.&quot;;[.C467];&quot;, level: &quot;;[.D467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6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8];&quot;.skills.push({skill: Skills.&quot;;[.C468];&quot;, level: &quot;;[.D468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6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69];&quot;.skills.push({skill: Skills.&quot;;[.C469];&quot;, level: &quot;;[.D469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69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0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0];&quot;.skills.push({skill: Skills.&quot;;[.C470];&quot;, level: &quot;;[.D470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0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1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1];&quot;.skills.push({skill: Skills.&quot;;[.C471];&quot;, level: &quot;;[.D471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2];&quot;.skills.push({skill: Skills.&quot;;[.C472];&quot;, level: &quot;;[.D472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7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73];&quot;.skills.push({skill: Skills.&quot;;[.C473];&quot;, level: &quot;;[.D473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73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4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4];&quot;.skills.push({skill: Skills.&quot;;[.C474];&quot;, level: &quot;;[.D474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74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5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75];&quot;.skills.push({skill: Skills.&quot;;[.C475];&quot;, level: &quot;;[.D475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6];&quot;.skills.push({skill: Skills.&quot;;[.C476];&quot;, level: &quot;;[.D476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76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7];&quot;.skills.push({skill: Skills.&quot;;[.C477];&quot;, level: &quot;;[.D477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77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8];&quot;.skills.push({skill: Skills.&quot;;[.C478];&quot;, level: &quot;;[.D478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78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9];&quot;.skills.push({skill: Skills.&quot;;[.C479];&quot;, level: &quot;;[.D479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79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0];&quot;.skills.push({skill: Skills.&quot;;[.C480];&quot;, level: &quot;;[.D480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1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1];&quot;.skills.push({skill: Skills.&quot;;[.C481];&quot;, level: &quot;;[.D481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1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2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2];&quot;.skills.push({skill: Skills.&quot;;[.C482];&quot;, level: &quot;;[.D482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82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3];&quot;.skills.push({skill: Skills.&quot;;[.C483];&quot;, level: &quot;;[.D483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83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8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85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86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87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8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8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9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89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0];&quot;.skills.push({skill: Skills.&quot;;[.C490];&quot;, level: &quot;;[.D490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92];&quot;.skills.push({skill: Skills.&quot;;[.C492];&quot;, level: &quot;;[.D492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49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93];&quot;.skills.push({skill: Skills.&quot;;[.C493];&quot;, level: &quot;;[.D493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493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94];&quot;.skills.push({skill: Skills.&quot;;[.C494];&quot;, level: &quot;;[.D494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49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5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95];&quot;.skills.push({skill: Skills.&quot;;[.C495];&quot;, level: &quot;;[.D495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495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6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96];&quot;.skills.push({skill: Skills.&quot;;[.C496];&quot;, level: &quot;;[.D496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49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7];&quot;.skills.push({skill: Skills.&quot;;[.C497];&quot;, level: &quot;;[.D497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49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49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99];&quot;.skills.push({skill: Skills.&quot;;[.C499];&quot;, level: &quot;;[.D499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499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0];&quot;.skills.push({skill: Skills.&quot;;[.C500];&quot;, level: &quot;;[.D500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1];&quot;.skills.push({skill: Skills.&quot;;[.C501];&quot;, level: &quot;;[.D501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1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2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02];&quot;.skills.push({skill: Skills.&quot;;[.C502];&quot;, level: &quot;;[.D502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0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3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03];&quot;.skills.push({skill: Skills.&quot;;[.C503];&quot;, level: &quot;;[.D503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0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04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05];&quot;.skills.push({skill: Skills.&quot;;[.C505];&quot;, level: &quot;;[.D505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05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6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06];&quot;.skills.push({skill: Skills.&quot;;[.C506];&quot;, level: &quot;;[.D506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06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7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07];&quot;.skills.push({skill: Skills.&quot;;[.C507];&quot;, level: &quot;;[.D507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0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8];&quot;.skills.push({skill: Skills.&quot;;[.C508];&quot;, level: &quot;;[.D508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0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09];&quot;.skills.push({skill: Skills.&quot;;[.C509];&quot;, level: &quot;;[.D509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0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0];&quot;.skills.push({skill: Skills.&quot;;[.C510];&quot;, level: &quot;;[.D510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1];&quot;.skills.push({skill: Skills.&quot;;[.C511];&quot;, level: &quot;;[.D511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2];&quot;.skills.push({skill: Skills.&quot;;[.C512];&quot;, level: &quot;;[.D512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1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3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13];&quot;.skills.push({skill: Skills.&quot;;[.C513];&quot;, level: &quot;;[.D513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4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4];&quot;.skills.push({skill: Skills.&quot;;[.C514];&quot;, level: &quot;;[.D514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5];&quot;.skills.push({skill: Skills.&quot;;[.C515];&quot;, level: &quot;;[.D515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1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6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1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7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1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8];&quot;.skills.push({skill: Skills.&quot;;[.C518];&quot;, level: &quot;;[.D518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18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9];&quot;.skills.push({skill: Skills.&quot;;[.C519];&quot;, level: &quot;;[.D519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1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0];&quot;.skills.push({skill: Skills.&quot;;[.C520];&quot;, level: &quot;;[.D520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0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1];&quot;.skills.push({skill: Skills.&quot;;[.C521];&quot;, level: &quot;;[.D521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22];&quot;.skills.push({skill: Skills.&quot;;[.C522];&quot;, level: &quot;;[.D522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2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23];&quot;.skills.push({skill: Skills.&quot;;[.C523];&quot;, level: &quot;;[.D523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23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4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4];&quot;.skills.push({skill: Skills.&quot;;[.C524];&quot;, level: &quot;;[.D524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2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5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25];&quot;.skills.push({skill: Skills.&quot;;[.C525];&quot;, level: &quot;;[.D525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2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2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27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28];&quot;.skills.push({skill: Skills.&quot;;[.C528];&quot;, level: &quot;;[.D528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2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29];&quot;.skills.push({skill: Skills.&quot;;[.C529];&quot;, level: &quot;;[.D529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2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0];&quot;.skills.push({skill: Skills.&quot;;[.C530];&quot;, level: &quot;;[.D530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1];&quot;.skills.push({skill: Skills.&quot;;[.C531];&quot;, level: &quot;;[.D531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2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32];&quot;.skills.push({skill: Skills.&quot;;[.C532];&quot;, level: &quot;;[.D532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3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33];&quot;.skills.push({skill: Skills.&quot;;[.C533];&quot;, level: &quot;;[.D533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3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34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3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36];&quot;.skills.push({skill: Skills.&quot;;[.C536];&quot;, level: &quot;;[.D536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37];&quot;.skills.push({skill: Skills.&quot;;[.C537];&quot;, level: &quot;;[.D537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3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9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39];&quot;.skills.push({skill: Skills.&quot;;[.C539];&quot;, level: &quot;;[.D539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3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0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0];&quot;.skills.push({skill: Skills.&quot;;[.C540];&quot;, level: &quot;;[.D540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0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1];&quot;.skills.push({skill: Skills.&quot;;[.C541];&quot;, level: &quot;;[.D541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1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42];&quot;.skills.push({skill: Skills.&quot;;[.C542];&quot;, level: &quot;;[.D542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4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43];&quot;.skills.push({skill: Skills.&quot;;[.C543];&quot;, level: &quot;;[.D543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4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44];&quot;.skills.push({skill: Skills.&quot;;[.C544];&quot;, level: &quot;;[.D544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5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45];&quot;.skills.push({skill: Skills.&quot;;[.C545];&quot;, level: &quot;;[.D545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4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6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6];&quot;.skills.push({skill: Skills.&quot;;[.C546];&quot;, level: &quot;;[.D546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4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7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4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8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48];&quot;.skills.push({skill: Skills.&quot;;[.C548];&quot;, level: &quot;;[.D548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4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4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0];&quot;.skills.push({skill: Skills.&quot;;[.C550];&quot;, level: &quot;;[.D550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1];&quot;.skills.push({skill: Skills.&quot;;[.C551];&quot;, level: &quot;;[.D551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2];&quot;.skills.push({skill: Skills.&quot;;[.C552];&quot;, level: &quot;;[.D552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52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3];&quot;.skills.push({skill: Skills.&quot;;[.C553];&quot;, level: &quot;;[.D553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5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4];&quot;.skills.push({skill: Skills.&quot;;[.C554];&quot;, level: &quot;;[.D554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54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5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5];&quot;.skills.push({skill: Skills.&quot;;[.C555];&quot;, level: &quot;;[.D555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5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6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6];&quot;.skills.push({skill: Skills.&quot;;[.C556];&quot;, level: &quot;;[.D556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57];&quot;.skills.push({skill: Skills.&quot;;[.C557];&quot;, level: &quot;;[.D557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57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8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58];&quot;.skills.push({skill: Skills.&quot;;[.C558];&quot;, level: &quot;;[.D558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58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9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9];&quot;.skills.push({skill: Skills.&quot;;[.C559];&quot;, level: &quot;;[.D559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0];&quot;.skills.push({skill: Skills.&quot;;[.C560];&quot;, level: &quot;;[.D560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1];&quot;.skills.push({skill: Skills.&quot;;[.C561];&quot;, level: &quot;;[.D561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1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62];&quot;.skills.push({skill: Skills.&quot;;[.C562];&quot;, level: &quot;;[.D562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6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63];&quot;.skills.push({skill: Skills.&quot;;[.C563];&quot;, level: &quot;;[.D563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6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64];&quot;.skills.push({skill: Skills.&quot;;[.C564];&quot;, level: &quot;;[.D564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6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5];&quot;.skills.push({skill: Skills.&quot;;[.C565];&quot;, level: &quot;;[.D565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65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6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66];&quot;.skills.push({skill: Skills.&quot;;[.C566];&quot;, level: &quot;;[.D566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6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7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67];&quot;.skills.push({skill: Skills.&quot;;[.C567];&quot;, level: &quot;;[.D567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6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6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9];&quot;.skills.push({skill: Skills.&quot;;[.C569];&quot;, level: &quot;;[.D569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69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0];&quot;.skills.push({skill: Skills.&quot;;[.C570];&quot;, level: &quot;;[.D570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0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1];&quot;.skills.push({skill: Skills.&quot;;[.C571];&quot;, level: &quot;;[.D571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1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2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72];&quot;.skills.push({skill: Skills.&quot;;[.C572];&quot;, level: &quot;;[.D572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72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3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3];&quot;.skills.push({skill: Skills.&quot;;[.C573];&quot;, level: &quot;;[.D573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73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4];&quot;.skills.push({skill: Skills.&quot;;[.C574];&quot;, level: &quot;;[.D574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75];&quot;.skills.push({skill: Skills.&quot;;[.C575];&quot;, level: &quot;;[.D575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76];&quot;.skills.push({skill: Skills.&quot;;[.C576];&quot;, level: &quot;;[.D576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77];&quot;.skills.push({skill: Skills.&quot;;[.C577];&quot;, level: &quot;;[.D577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77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78];&quot;.skills.push({skill: Skills.&quot;;[.C578];&quot;, level: &quot;;[.D578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9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79];&quot;.skills.push({skill: Skills.&quot;;[.C579];&quot;, level: &quot;;[.D579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79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0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0];&quot;.skills.push({skill: Skills.&quot;;[.C580];&quot;, level: &quot;;[.D580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1];&quot;.skills.push({skill: Skills.&quot;;[.C581];&quot;, level: &quot;;[.D581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82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83];&quot;.skills.push({skill: Skills.&quot;;[.C583];&quot;, level: &quot;;[.D583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83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84];&quot;.skills.push({skill: Skills.&quot;;[.C584];&quot;, level: &quot;;[.D584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84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85];&quot;.skills.push({skill: Skills.&quot;;[.C585];&quot;, level: &quot;;[.D585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85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6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6];&quot;.skills.push({skill: Skills.&quot;;[.C586];&quot;, level: &quot;;[.D586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8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7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7];&quot;.skills.push({skill: Skills.&quot;;[.C587];&quot;, level: &quot;;[.D587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8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8];&quot;.skills.push({skill: Skills.&quot;;[.C588];&quot;, level: &quot;;[.D588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8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8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0];&quot;.skills.push({skill: Skills.&quot;;[.C590];&quot;, level: &quot;;[.D590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1];&quot;.skills.push({skill: Skills.&quot;;[.C591];&quot;, level: &quot;;[.D591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92];&quot;.skills.push({skill: Skills.&quot;;[.C592];&quot;, level: &quot;;[.D592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592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3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93];&quot;.skills.push({skill: Skills.&quot;;[.C593];&quot;, level: &quot;;[.D593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593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4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94];&quot;.skills.push({skill: Skills.&quot;;[.C594];&quot;, level: &quot;;[.D594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59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5];&quot;.skills.push({skill: Skills.&quot;;[.C595];&quot;, level: &quot;;[.D595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59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96];&quot;.skills.push({skill: Skills.&quot;;[.C596];&quot;, level: &quot;;[.D596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5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7];&quot;.skills.push({skill: Skills.&quot;;[.C597];&quot;, level: &quot;;[.D597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59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98];&quot;.skills.push({skill: Skills.&quot;;[.C598];&quot;, level: &quot;;[.D598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598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99];&quot;.skills.push({skill: Skills.&quot;;[.C599];&quot;, level: &quot;;[.D599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599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0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0];&quot;.skills.push({skill: Skills.&quot;;[.C600];&quot;, level: &quot;;[.D600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0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1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1];&quot;.skills.push({skill: Skills.&quot;;[.C601];&quot;, level: &quot;;[.D601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2];&quot;.skills.push({skill: Skills.&quot;;[.C602];&quot;, level: &quot;;[.D602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02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03];&quot;.skills.push({skill: Skills.&quot;;[.C603];&quot;, level: &quot;;[.D603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0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04];&quot;.skills.push({skill: Skills.&quot;;[.C604];&quot;, level: &quot;;[.D604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04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5];&quot;.skills.push({skill: Skills.&quot;;[.C605];&quot;, level: &quot;;[.D605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0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0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7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7];&quot;.skills.push({skill: Skills.&quot;;[.C607];&quot;, level: &quot;;[.D607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8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8];&quot;.skills.push({skill: Skills.&quot;;[.C608];&quot;, level: &quot;;[.D608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0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0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9];&quot;.skills.push({skill: Skills.&quot;;[.C609];&quot;, level: &quot;;[.D609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0];&quot;.skills.push({skill: Skills.&quot;;[.C610];&quot;, level: &quot;;[.D610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1];&quot;.skills.push({skill: Skills.&quot;;[.C611];&quot;, level: &quot;;[.D611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1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12];&quot;.skills.push({skill: Skills.&quot;;[.C612];&quot;, level: &quot;;[.D612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1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3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13];&quot;.skills.push({skill: Skills.&quot;;[.C613];&quot;, level: &quot;;[.D613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1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4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14];&quot;.skills.push({skill: Skills.&quot;;[.C614];&quot;, level: &quot;;[.D614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5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5];&quot;.skills.push({skill: Skills.&quot;;[.C615];&quot;, level: &quot;;[.D615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15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6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16];&quot;.skills.push({skill: Skills.&quot;;[.C616];&quot;, level: &quot;;[.D616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1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17];&quot;.skills.push({skill: Skills.&quot;;[.C617];&quot;, level: &quot;;[.D617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1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8];&quot;.skills.push({skill: Skills.&quot;;[.C618];&quot;, level: &quot;;[.D618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1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19];&quot;.skills.push({skill: Skills.&quot;;[.C619];&quot;, level: &quot;;[.D619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1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0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0];&quot;.skills.push({skill: Skills.&quot;;[.C620];&quot;, level: &quot;;[.D620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1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1];&quot;.skills.push({skill: Skills.&quot;;[.C621];&quot;, level: &quot;;[.D621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2];&quot;.skills.push({skill: Skills.&quot;;[.C622];&quot;, level: &quot;;[.D622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2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2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24];&quot;.skills.push({skill: Skills.&quot;;[.C624];&quot;, level: &quot;;[.D624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2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25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2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27];&quot;.skills.push({skill: Skills.&quot;;[.C627];&quot;, level: &quot;;[.D627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2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8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28];&quot;.skills.push({skill: Skills.&quot;;[.C628];&quot;, level: &quot;;[.D628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2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9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29];&quot;.skills.push({skill: Skills.&quot;;[.C629];&quot;, level: &quot;;[.D629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2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0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2];&quot;.skills.push({skill: Skills.&quot;;[.C632];&quot;, level: &quot;;[.D632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32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3];&quot;.skills.push({skill: Skills.&quot;;[.C633];&quot;, level: &quot;;[.D633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3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4];&quot;.skills.push({skill: Skills.&quot;;[.C634];&quot;, level: &quot;;[.D634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34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5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5];&quot;.skills.push({skill: Skills.&quot;;[.C635];&quot;, level: &quot;;[.D635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3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6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36];&quot;.skills.push({skill: Skills.&quot;;[.C636];&quot;, level: &quot;;[.D636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3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7];&quot;.skills.push({skill: Skills.&quot;;[.C637];&quot;, level: &quot;;[.D637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3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8];&quot;.skills.push({skill: Skills.&quot;;[.C638];&quot;, level: &quot;;[.D638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3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9];&quot;.skills.push({skill: Skills.&quot;;[.C639];&quot;, level: &quot;;[.D639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3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0];&quot;.skills.push({skill: Skills.&quot;;[.C640];&quot;, level: &quot;;[.D640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1];&quot;.skills.push({skill: Skills.&quot;;[.C641];&quot;, level: &quot;;[.D641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42];&quot;.skills.push({skill: Skills.&quot;;[.C642];&quot;, level: &quot;;[.D642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4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3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43];&quot;.skills.push({skill: Skills.&quot;;[.C643];&quot;, level: &quot;;[.D643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4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4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44];&quot;.skills.push({skill: Skills.&quot;;[.C644];&quot;, level: &quot;;[.D644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4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4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4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49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1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1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2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5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5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5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5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5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9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5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0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1];&quot;.skills.push({skill: Skills.&quot;;[.C661];&quot;, level: &quot;;[.D661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2];&quot;.skills.push({skill: Skills.&quot;;[.C662];&quot;, level: &quot;;[.D662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62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3];&quot;.skills.push({skill: Skills.&quot;;[.C663];&quot;, level: &quot;;[.D663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63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64];&quot;.skills.push({skill: Skills.&quot;;[.C664];&quot;, level: &quot;;[.D664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6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65];&quot;.skills.push({skill: Skills.&quot;;[.C665];&quot;, level: &quot;;[.D665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65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6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66];&quot;.skills.push({skill: Skills.&quot;;[.C666];&quot;, level: &quot;;[.D666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6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7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7];&quot;.skills.push({skill: Skills.&quot;;[.C667];&quot;, level: &quot;;[.D667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6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8];&quot;.skills.push({skill: Skills.&quot;;[.C668];&quot;, level: &quot;;[.D668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6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69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0];&quot;.skills.push({skill: Skills.&quot;;[.C670];&quot;, level: &quot;;[.D670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1];&quot;.skills.push({skill: Skills.&quot;;[.C671];&quot;, level: &quot;;[.D671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2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72];&quot;.skills.push({skill: Skills.&quot;;[.C672];&quot;, level: &quot;;[.D672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7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3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73];&quot;.skills.push({skill: Skills.&quot;;[.C673];&quot;, level: &quot;;[.D673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7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4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74];&quot;.skills.push({skill: Skills.&quot;;[.C674];&quot;, level: &quot;;[.D674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74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5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75];&quot;.skills.push({skill: Skills.&quot;;[.C675];&quot;, level: &quot;;[.D675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7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7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7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79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0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0];&quot;.skills.push({skill: Skills.&quot;;[.C680];&quot;, level: &quot;;[.D680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1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1];&quot;.skills.push({skill: Skills.&quot;;[.C681];&quot;, level: &quot;;[.D681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2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2];&quot;.skills.push({skill: Skills.&quot;;[.C682];&quot;, level: &quot;;[.D682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8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3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3];&quot;.skills.push({skill: Skills.&quot;;[.C683];&quot;, level: &quot;;[.D683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8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86];&quot;.skills.push({skill: Skills.&quot;;[.C686];&quot;, level: &quot;;[.D686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86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87];&quot;.skills.push({skill: Skills.&quot;;[.C687];&quot;, level: &quot;;[.D687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8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8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88];&quot;.skills.push({skill: Skills.&quot;;[.C688];&quot;, level: &quot;;[.D688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88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9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89];&quot;.skills.push({skill: Skills.&quot;;[.C689];&quot;, level: &quot;;[.D689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8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0];&quot;.skills.push({skill: Skills.&quot;;[.C690];&quot;, level: &quot;;[.D690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1];&quot;.skills.push({skill: Skills.&quot;;[.C691];&quot;, level: &quot;;[.D691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6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93];&quot;.skills.push({skill: Skills.&quot;;[.C693];&quot;, level: &quot;;[.D693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693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94];&quot;.skills.push({skill: Skills.&quot;;[.C694];&quot;, level: &quot;;[.D694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69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5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95];&quot;.skills.push({skill: Skills.&quot;;[.C695];&quot;, level: &quot;;[.D695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69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6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696];&quot;.skills.push({skill: Skills.&quot;;[.C696];&quot;, level: &quot;;[.D696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69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7];&quot;.skills.push({skill: Skills.&quot;;[.C697];&quot;, level: &quot;;[.D697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69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6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99];&quot;.skills.push({skill: Skills.&quot;;[.C699];&quot;, level: &quot;;[.D699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699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0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0];&quot;.skills.push({skill: Skills.&quot;;[.C700];&quot;, level: &quot;;[.D700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1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1];&quot;.skills.push({skill: Skills.&quot;;[.C701];&quot;, level: &quot;;[.D701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2];&quot;.skills.push({skill: Skills.&quot;;[.C702];&quot;, level: &quot;;[.D702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02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3];&quot;.skills.push({skill: Skills.&quot;;[.C703];&quot;, level: &quot;;[.D703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03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4];&quot;.skills.push({skill: Skills.&quot;;[.C704];&quot;, level: &quot;;[.D704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0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5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5];&quot;.skills.push({skill: Skills.&quot;;[.C705];&quot;, level: &quot;;[.D705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6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6];&quot;.skills.push({skill: Skills.&quot;;[.C706];&quot;, level: &quot;;[.D706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0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7];&quot;.skills.push({skill: Skills.&quot;;[.C707];&quot;, level: &quot;;[.D707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0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8];&quot;.skills.push({skill: Skills.&quot;;[.C708];&quot;, level: &quot;;[.D708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0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9];&quot;.skills.push({skill: Skills.&quot;;[.C709];&quot;, level: &quot;;[.D709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0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0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0];&quot;.skills.push({skill: Skills.&quot;;[.C710];&quot;, level: &quot;;[.D710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1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1];&quot;.skills.push({skill: Skills.&quot;;[.C711];&quot;, level: &quot;;[.D711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1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2];&quot;.skills.push({skill: Skills.&quot;;[.C712];&quot;, level: &quot;;[.D712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12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3];&quot;.skills.push({skill: Skills.&quot;;[.C713];&quot;, level: &quot;;[.D713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14];&quot;.skills.push({skill: Skills.&quot;;[.C714];&quot;, level: &quot;;[.D714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14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15];&quot;.skills.push({skill: Skills.&quot;;[.C715];&quot;, level: &quot;;[.D715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1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16];&quot;.skills.push({skill: Skills.&quot;;[.C716];&quot;, level: &quot;;[.D716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1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7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17];&quot;.skills.push({skill: Skills.&quot;;[.C717];&quot;, level: &quot;;[.D717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17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8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18];&quot;.skills.push({skill: Skills.&quot;;[.C718];&quot;, level: &quot;;[.D718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18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1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9];&quot;.skills.push({skill: Skills.&quot;;[.C719];&quot;, level: &quot;;[.D719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19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0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0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1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22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22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3];&quot;.skills.push({skill: Skills.&quot;;[.C723];&quot;, level: &quot;;[.D723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2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4];&quot;.skills.push({skill: Skills.&quot;;[.C724];&quot;, level: &quot;;[.D724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2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5];&quot;.skills.push({skill: Skills.&quot;;[.C725];&quot;, level: &quot;;[.D725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25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26];&quot;.skills.push({skill: Skills.&quot;;[.C726];&quot;, level: &quot;;[.D726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26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27];&quot;.skills.push({skill: Skills.&quot;;[.C727];&quot;, level: &quot;;[.D727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28];&quot;.skills.push({skill: Skills.&quot;;[.C728];&quot;, level: &quot;;[.D728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2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9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29];&quot;.skills.push({skill: Skills.&quot;;[.C729];&quot;, level: &quot;;[.D729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2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0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0];&quot;.skills.push({skill: Skills.&quot;;[.C730];&quot;, level: &quot;;[.D730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1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2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32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3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33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4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34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5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35">
            <calcext:condition calcext:apply-style-name="Default" calcext:value="=#N/A" calcext:base-cell-address="'Pokemon Skills'.H2"/>
          </calcext:conditional-format>
        </calcext:conditional-formats>
      </table:table>
      <table:table table:name="Move Params" table:style-name="ta1"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4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ills.A1:Skills.Q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Pokemon Skills'.A1:'Pokemon Skills'.H735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3:24:00.4098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18T21:21:04.453715000</dc:date>
    <meta:editing-duration>PT9H10M35S</meta:editing-duration>
    <meta:editing-cycles>50</meta:editing-cycles>
    <meta:generator>LibreOffice/5.2.3.3$MacOSX_X86_64 LibreOffice_project/d54a8868f08a7b39642414cf2c8ef2f228f780cf</meta:generator>
    <meta:document-statistic meta:table-count="5" meta:cell-count="12288" meta:object-count="0"/>
    <meta:user-defined meta:name=""/>
  </office:meta>
</office:document-meta>
</file>